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4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2.77mm"/>
    </style:style>
    <style:style style:name="co17" style:family="table-column">
      <style:table-column-properties fo:break-before="auto" style:column-width="74.15mm"/>
    </style:style>
    <style:style style:name="co18" style:family="table-column">
      <style:table-column-properties fo:break-before="auto" style:column-width="12.98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8.64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20mm"/>
    </style:style>
    <style:style style:name="co24" style:family="table-column">
      <style:table-column-properties fo:break-before="auto" style:column-width="57.61mm"/>
    </style:style>
    <style:style style:name="co25" style:family="table-column">
      <style:table-column-properties fo:break-before="auto" style:column-width="20.83mm"/>
    </style:style>
    <style:style style:name="co26" style:family="table-column">
      <style:table-column-properties fo:break-before="auto" style:column-width="19.37mm"/>
    </style:style>
    <style:style style:name="co27" style:family="table-column">
      <style:table-column-properties fo:break-before="auto" style:column-width="18.12mm"/>
    </style:style>
    <style:style style:name="co28" style:family="table-column">
      <style:table-column-properties fo:break-before="auto" style:column-width="20.13mm"/>
    </style:style>
    <style:style style:name="co29" style:family="table-column">
      <style:table-column-properties fo:break-before="auto" style:column-width="46.94mm"/>
    </style:style>
    <style:style style:name="co30" style:family="table-column">
      <style:table-column-properties fo:break-before="auto" style:column-width="13.95mm"/>
    </style:style>
    <style:style style:name="co31" style:family="table-column">
      <style:table-column-properties fo:break-before="auto" style:column-width="42.32mm"/>
    </style:style>
    <style:style style:name="co32" style:family="table-column">
      <style:table-column-properties fo:break-before="auto" style:column-width="14.64mm"/>
    </style:style>
    <style:style style:name="co33" style:family="table-column">
      <style:table-column-properties fo:break-before="auto" style:column-width="19.1mm"/>
    </style:style>
    <style:style style:name="co34" style:family="table-column">
      <style:table-column-properties fo:break-before="auto" style:column-width="18.87mm"/>
    </style:style>
    <style:style style:name="co35" style:family="table-column">
      <style:table-column-properties fo:break-before="auto" style:column-width="21.1mm"/>
    </style:style>
    <style:style style:name="co36" style:family="table-column">
      <style:table-column-properties fo:break-before="auto" style:column-width="75.41mm"/>
    </style:style>
    <style:style style:name="co37" style:family="table-column">
      <style:table-column-properties fo:break-before="auto" style:column-width="22.19mm"/>
    </style:style>
    <style:style style:name="co38" style:family="table-column">
      <style:table-column-properties fo:break-before="auto" style:column-width="22mm"/>
    </style:style>
    <style:style style:name="co39" style:family="table-column">
      <style:table-column-properties fo:break-before="auto" style:column-width="2.08mm"/>
    </style:style>
    <style:style style:name="co40" style:family="table-column">
      <style:table-column-properties fo:break-before="auto" style:column-width="23.35mm"/>
    </style:style>
    <style:style style:name="co41" style:family="table-column">
      <style:table-column-properties fo:break-before="auto" style:column-width="19.58mm"/>
    </style:style>
    <style:style style:name="co42" style:family="table-column">
      <style:table-column-properties fo:break-before="auto" style:column-width="101.67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24.68mm"/>
    </style:style>
    <style:style style:name="co45" style:family="table-column">
      <style:table-column-properties fo:break-before="auto" style:column-width="27.13mm"/>
    </style:style>
    <style:style style:name="co46" style:family="table-column">
      <style:table-column-properties fo:break-before="auto" style:column-width="23mm"/>
    </style:style>
    <style:style style:name="co47" style:family="table-column">
      <style:table-column-properties fo:break-before="auto" style:column-width="46.23mm"/>
    </style:style>
    <style:style style:name="co48" style:family="table-column">
      <style:table-column-properties fo:break-before="auto" style:column-width="13.76mm"/>
    </style:style>
    <style:style style:name="co49" style:family="table-column">
      <style:table-column-properties fo:break-before="auto" style:column-width="12.88mm"/>
    </style:style>
    <style:style style:name="co50" style:family="table-column">
      <style:table-column-properties fo:break-before="auto" style:column-width="70.7mm"/>
    </style:style>
    <style:style style:name="co51" style:family="table-column">
      <style:table-column-properties fo:break-before="auto" style:column-width="24.15mm"/>
    </style:style>
    <style:style style:name="co52" style:family="table-column">
      <style:table-column-properties fo:break-before="auto" style:column-width="30.69mm"/>
    </style:style>
    <style:style style:name="co53" style:family="table-column">
      <style:table-column-properties fo:break-before="auto" style:column-width="28.56mm"/>
    </style:style>
    <style:style style:name="co54" style:family="table-column">
      <style:table-column-properties fo:break-before="auto" style:column-width="39.67mm"/>
    </style:style>
    <style:style style:name="co55" style:family="table-column">
      <style:table-column-properties fo:break-before="auto" style:column-width="52.83mm"/>
    </style:style>
    <style:style style:name="co56" style:family="table-column">
      <style:table-column-properties fo:break-before="auto" style:column-width="45.1mm"/>
    </style:style>
    <style:style style:name="co57" style:family="table-column">
      <style:table-column-properties fo:break-before="auto" style:column-width="10.05mm"/>
    </style:style>
    <style:style style:name="co58" style:family="table-column">
      <style:table-column-properties fo:break-before="auto" style:column-width="89.45mm"/>
    </style:style>
    <style:style style:name="co59" style:family="table-column">
      <style:table-column-properties fo:break-before="auto" style:column-width="27.59mm"/>
    </style:style>
    <style:style style:name="co60" style:family="table-column">
      <style:table-column-properties fo:break-before="auto" style:column-width="3.18mm"/>
    </style:style>
    <style:style style:name="co61" style:family="table-column">
      <style:table-column-properties fo:break-before="auto" style:column-width="28.13mm"/>
    </style:style>
    <style:style style:name="co62" style:family="table-column">
      <style:table-column-properties fo:break-before="auto" style:column-width="15.33mm"/>
    </style:style>
    <style:style style:name="co63" style:family="table-column">
      <style:table-column-properties fo:break-before="auto" style:column-width="80.12mm"/>
    </style:style>
    <style:style style:name="co64" style:family="table-column">
      <style:table-column-properties fo:break-before="auto" style:column-width="7.53mm"/>
    </style:style>
    <style:style style:name="co65" style:family="table-column">
      <style:table-column-properties fo:break-before="auto" style:column-width="13.41mm"/>
    </style:style>
    <style:style style:name="co66" style:family="table-column">
      <style:table-column-properties fo:break-before="auto" style:column-width="14.45mm"/>
    </style:style>
    <style:style style:name="co67" style:family="table-column">
      <style:table-column-properties fo:break-before="auto" style:column-width="2.93mm"/>
    </style:style>
    <style:style style:name="co68" style:family="table-column">
      <style:table-column-properties fo:break-before="auto" style:column-width="16.23mm"/>
    </style:style>
    <style:style style:name="co69" style:family="table-column">
      <style:table-column-properties fo:break-before="auto" style:column-width="1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623" style:family="table-cell" style:parent-style-name="Default" style:data-style-name="N79"/>
    <style:style style:name="ce624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fo:font-size="14pt" fo:font-weight="bold" style:font-size-asian="14pt" style:font-weight-asian="bold" style:font-size-complex="14pt" style:font-weight-complex="bold"/>
    </style:style>
    <style:style style:name="ce625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</style:style>
    <style:style style:name="ce626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fo:font-weight="bold" style:font-weight-asian="bold" style:font-weight-complex="bold"/>
    </style:style>
    <style:style style:name="ce627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</style:style>
    <style:style style:name="ce62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fo:font-size="12pt" style:font-size-asian="12pt" style:font-size-complex="12pt"/>
    </style:style>
    <style:style style:name="ce629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</style:style>
    <style:style style:name="ce630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fo:font-size="12pt" style:font-size-asian="12pt" style:font-size-complex="12pt"/>
    </style:style>
    <style:style style:name="ce631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fo:font-size="12pt" fo:font-weight="bold" style:font-size-asian="12pt" style:font-weight-asian="bold" style:font-size-complex="12pt" style:font-weight-complex="bold"/>
    </style:style>
    <style:style style:name="ce632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fo:font-weight="bold" style:font-weight-asian="bold" style:font-weight-complex="bold"/>
    </style:style>
    <style:style style:name="ce633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fo:font-size="14pt" fo:font-weight="bold" style:font-size-asian="14pt" style:font-weight-asian="bold" style:font-size-complex="14pt" style:font-weight-complex="bold"/>
    </style:style>
    <style:style style:name="ce635" style:family="table-cell" style:parent-style-name="Default">
      <style:table-cell-properties fo:border-bottom="none" fo:border-left="2.35pt double #000000" style:border-line-width-left="0.26mm 0.04mm 0.53mm" fo:border-right="none" fo:border-top="none"/>
    </style:style>
    <style:style style:name="ce636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637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fo:font-size="12pt" style:font-size-asian="12pt" style:font-size-complex="12pt"/>
    </style:style>
    <style:style style:name="ce638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fo:font-size="12pt" style:font-size-asian="12pt" style:font-size-complex="12pt"/>
    </style:style>
    <style:style style:name="ce639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fo:font-size="12pt" style:font-size-asian="12pt" style:font-size-complex="12pt"/>
    </style:style>
    <style:style style:name="ce640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 style:data-style-name="N4">
      <style:table-cell-properties fo:border-bottom="none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642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643" style:family="table-cell" style:parent-style-name="Excel_20_Built-in_20_Normal" style:data-style-name="N10004">
      <style:table-cell-properties fo:border-bottom="2.35pt double #000000" style:border-line-width-bottom="0.26mm 0.04mm 0.53mm" style:diagonal-bl-tr="none" style:diagonal-tl-br="none" fo:border-left="2.35pt double #000000" style:border-line-width-left="0.26mm 0.04mm 0.53mm" fo:border-right="none" style:rotation-align="none" fo:border-top="none"/>
      <style:text-properties fo:font-size="12pt" style:font-size-asian="12pt" style:font-size-complex="12pt"/>
    </style:style>
    <style:style style:name="ce644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645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46" style:family="table-cell" style:parent-style-name="Default" style:data-style-name="N4"/>
    <style:style style:name="ce64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48" style:family="table-cell" style:parent-style-name="Default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649" style:family="table-cell" style:parent-style-name="Default">
      <style:table-cell-properties fo:border-bottom="none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650" style:family="table-cell" style:parent-style-name="Default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651" style:family="table-cell" style:parent-style-name="Default">
      <style:table-cell-properties fo:background-color="transparent"/>
    </style:style>
    <style:style style:name="ce652" style:family="table-cell" style:parent-style-name="Default">
      <style:table-cell-properties fo:border-bottom="none" fo:border-left="none" fo:border-right="none" fo:border-top="0.99pt double #000000" style:border-line-width-top="0.09mm 0.09mm 0.18mm"/>
    </style:style>
    <style:style style:name="ce653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654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text-underline-style="solid" style:text-underline-width="auto" style:text-underline-color="font-color"/>
    </style:style>
    <style:style style:name="ce655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656" style:family="table-cell" style:parent-style-name="Default" style:data-style-name="N4">
      <style:table-cell-properties fo:border="none"/>
    </style:style>
    <style:style style:name="ce657" style:family="table-cell" style:parent-style-name="Default">
      <style:table-cell-properties fo:border-bottom="0.99pt double #000000" style:border-line-width-bottom="0.09mm 0.09mm 0.18mm" fo:border-left="none" fo:border-right="none" fo:border-top="none"/>
    </style:style>
    <style:style style:name="ce658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659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66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</style:style>
    <style:style style:name="ce661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</style:style>
    <style:style style:name="ce662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663" style:family="table-cell" style:parent-style-name="Default">
      <style:table-cell-properties fo:border-bottom="none" fo:border-left="none" fo:border-right="none" fo:border-top="2.35pt double #000000" style:border-line-width-top="0.26mm 0.04mm 0.53mm"/>
    </style:style>
    <style:style style:name="ce664" style:family="table-cell" style:parent-style-name="Default">
      <style:table-cell-properties fo:border-bottom="2.35pt double #000000" style:border-line-width-bottom="0.26mm 0.04mm 0.53mm" fo:border-left="none" fo:border-right="none" fo:border-top="none"/>
    </style:style>
    <style:style style:name="ce665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</style:style>
    <style:style style:name="ce666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667" style:family="table-cell" style:parent-style-name="Default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668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</style:style>
    <style:style style:name="ce669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670" style:family="table-cell" style:parent-style-name="Default" style:data-style-name="N4">
      <style:text-properties fo:font-size="12pt" style:font-size-asian="12pt" style:font-size-complex="12pt"/>
    </style:style>
    <style:style style:name="ce671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text-underline-style="solid" style:text-underline-width="auto" style:text-underline-color="font-color"/>
    </style:style>
    <style:style style:name="ce672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fo:font-size="12pt" style:font-size-asian="12pt" style:font-size-complex="12pt"/>
    </style:style>
    <style:style style:name="ce673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674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</style:style>
    <style:style style:name="ce675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676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677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678" style:family="table-cell" style:parent-style-name="Default" style:data-style-name="N120">
      <style:text-properties fo:font-size="12pt" style:font-size-asian="12pt" style:font-size-complex="12pt"/>
    </style:style>
    <style:style style:name="ce679" style:family="table-cell" style:parent-style-name="Default" style:data-style-name="N120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680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681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682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83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</style:style>
    <style:style style:name="ce684" style:family="table-cell" style:parent-style-name="Default" style:data-style-name="N4">
      <style:table-cell-properties fo:background-color="transparent"/>
    </style:style>
    <style:style style:name="ce685" style:family="table-cell" style:parent-style-name="Default">
      <style:text-properties fo:font-size="12pt" style:font-size-asian="12pt" style:font-size-complex="12pt"/>
    </style:style>
    <style:style style:name="ce686" style:family="table-cell" style:parent-style-name="Default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687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688" style:family="table-cell" style:parent-style-name="Excel_20_Built-in_20_Normal" style:data-style-name="N122">
      <style:table-cell-properties style:diagonal-bl-tr="none" style:diagonal-tl-br="none" fo:border="none" style:rotation-align="none"/>
      <style:text-properties fo:font-size="12pt" style:font-size-asian="12pt" style:font-size-complex="12pt"/>
    </style:style>
    <style:style style:name="ce689" style:family="table-cell" style:parent-style-name="Default" style:data-style-name="N122">
      <style:text-properties fo:font-size="12pt" style:font-size-asian="12pt" style:font-size-complex="12pt"/>
    </style:style>
    <style:style style:name="ce690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691" style:family="table-cell" style:parent-style-name="Default" style:data-style-name="N122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692" style:family="table-cell" style:parent-style-name="Default" style:data-style-name="N122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693" style:family="table-cell" style:parent-style-name="Excel_20_Built-in_20_Normal" style:data-style-name="N122">
      <style:table-cell-properties fo:border-bottom="2.35pt double #000000" style:border-line-width-bottom="0.26mm 0.04mm 0.53mm" style:diagonal-bl-tr="none" style:diagonal-tl-br="none" fo:border-left="none" fo:border-right="none" style:rotation-align="none" fo:border-top="none"/>
      <style:text-properties fo:font-size="12pt" style:font-size-asian="12pt" style:font-size-complex="12pt"/>
    </style:style>
    <style:style style:name="ce694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695" style:family="table-cell" style:parent-style-name="Default" style:data-style-name="N121">
      <style:table-cell-properties fo:border-bottom="2.35pt double #000000" style:border-line-width-bottom="0.26mm 0.04mm 0.53mm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96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fo:font-size="15pt" fo:font-weight="bold" style:font-size-asian="15pt" style:font-weight-asian="bold" style:font-size-complex="15pt" style:font-weight-complex="bold"/>
    </style:style>
    <style:style style:name="ce697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698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9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transparent"/>
      <style:text-properties fo:color="#ce181e" fo:font-weight="bold" style:font-weight-asian="bold" style:font-weight-complex="bold"/>
    </style:style>
    <style:style style:name="ce702" style:family="table-cell" style:parent-style-name="Default">
      <style:table-cell-properties fo:background-color="transparent"/>
      <style:text-properties fo:color="#ce181e"/>
    </style:style>
    <style:style style:name="ce703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704" style:family="table-cell" style:parent-style-name="Default">
      <style:table-cell-properties fo:border-bottom="none" fo:border-left="none" fo:border-right="0.99pt double #000000" style:border-line-width-right="0.09mm 0.09mm 0.18mm" fo:border-top="none"/>
    </style:style>
    <style:style style:name="ce705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fo:font-weight="bold" style:font-weight-asian="bold" style:font-weight-complex="bold"/>
    </style:style>
    <style:style style:name="ce706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</style:style>
    <style:style style:name="ce707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text-underline-style="solid" style:text-underline-width="auto" style:text-underline-color="font-color"/>
    </style:style>
    <style:style style:name="ce708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709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text-underline-style="solid" style:text-underline-width="auto" style:text-underline-color="font-color"/>
    </style:style>
    <style:style style:name="ce710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711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text-underline-style="solid" style:text-underline-width="auto" style:text-underline-color="font-color"/>
    </style:style>
    <style:style style:name="ce712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fo:font-size="12pt" style:font-size-asian="12pt" style:font-size-complex="12pt"/>
    </style:style>
    <style:style style:name="ce713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714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</style:style>
    <style:style style:name="ce715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716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717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fo:font-size="15pt" fo:font-weight="bold" style:font-size-asian="15pt" style:font-weight-asian="bold" style:font-size-complex="15pt" style:font-weight-complex="bold"/>
    </style:style>
    <style:style style:name="ce718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fo:font-size="12pt" style:font-size-asian="12pt" style:font-size-complex="12pt"/>
    </style:style>
    <style:style style:name="ce719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720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fo:font-weight="bold" style:font-size-asian="12pt" style:font-weight-asian="bold" style:font-size-complex="12pt" style:font-weight-complex="bold"/>
    </style:style>
    <style:style style:name="ce721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722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723" style:family="table-cell" style:parent-style-name="Default" style:data-style-name="N4">
      <style:table-cell-properties fo:border-bottom="2.35pt double #000000" style:border-line-width-bottom="0.26mm 0.04mm 0.53mm" fo:background-color="transparent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724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725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726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727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728" style:family="table-cell" style:parent-style-name="Default" style:data-style-name="N4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29" style:family="table-cell" style:parent-style-name="Default" style:data-style-name="N4">
      <style:table-cell-properties fo:border-bottom="2.35pt double #000000" style:border-line-width-bottom="0.26mm 0.04mm 0.53mm" fo:background-color="#dddddd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730" style:family="table-cell" style:parent-style-name="Default">
      <style:table-cell-properties fo:border-bottom="none" fo:border-left="none" fo:border-right="2.35pt double #000000" style:border-line-width-right="0.26mm 0.04mm 0.53mm" fo:border-top="2.35pt double #000000" style:border-line-width-top="0.26mm 0.04mm 0.53mm"/>
    </style:style>
    <style:style style:name="ce731" style:family="table-cell" style:parent-style-name="Default">
      <style:table-cell-properties fo:border-bottom="none" fo:border-left="none" fo:border-right="2.35pt double #000000" style:border-line-width-right="0.26mm 0.04mm 0.53mm" fo:border-top="none"/>
    </style:style>
    <style:style style:name="ce732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fo:font-size="12pt" style:font-size-asian="12pt" style:font-size-complex="12pt"/>
    </style:style>
    <style:style style:name="ce733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none"/>
      <style:text-properties fo:font-size="12pt" style:font-size-asian="12pt" style:font-size-complex="12pt"/>
    </style:style>
    <style:style style:name="ce73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3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36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37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738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739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740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1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742" style:family="table-cell" style:parent-style-name="Default">
      <style:text-properties style:font-name="Liberation Serif" fo:font-size="12pt" style:font-size-asian="12pt" style:font-size-complex="12pt"/>
    </style:style>
    <style:style style:name="ce743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744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745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6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747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748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749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750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751" style:family="table-cell" style:parent-style-name="Default" style:data-style-name="N11">
      <style:text-properties fo:font-size="9pt" style:font-size-asian="9pt" style:font-size-complex="9pt"/>
    </style:style>
    <style:style style:name="ce752" style:family="table-cell" style:parent-style-name="Default" style:data-style-name="N11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753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754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755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756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757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758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59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60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761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762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7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64" style:family="table-cell" style:parent-style-name="Default" style:data-style-name="N3"/>
    <style:style style:name="ce765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6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67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68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769" style:family="table-cell" style:parent-style-name="Default" style:data-style-name="N3">
      <style:text-properties fo:font-size="12pt" style:font-size-asian="12pt" style:font-size-complex="12pt"/>
    </style:style>
    <style:style style:name="ce770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771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772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773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774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775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776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777" style:family="table-cell" style:parent-style-name="Default" style:data-style-name="N36"/>
    <style:style style:name="ce778" style:family="table-cell" style:parent-style-name="Default" style:data-style-name="N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79" style:family="table-cell" style:parent-style-name="Default" style:data-style-name="N0">
      <style:text-properties fo:font-size="12pt" style:font-size-asian="12pt" style:font-size-complex="12pt"/>
    </style:style>
    <style:style style:name="ce780" style:family="table-cell" style:parent-style-name="Default" style:data-style-name="N36">
      <style:text-properties fo:font-size="12pt" style:font-size-asian="12pt" style:font-size-complex="12pt"/>
    </style:style>
    <style:style style:name="ce781" style:family="table-cell" style:parent-style-name="Default" style:data-style-name="N0"/>
    <style:style style:name="ce782" style:family="table-cell" style:parent-style-name="Default" style:data-style-name="N1"/>
    <style:style style:name="ce783" style:family="table-cell" style:parent-style-name="Default" style:data-style-name="N4">
      <style:text-properties fo:font-size="15pt" style:font-size-asian="15pt" style:font-size-complex="15pt"/>
    </style:style>
    <style:style style:name="ce784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85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786" style:family="table-cell" style:parent-style-name="Excel_20_Built-in_20_Normal" style:data-style-name="N10004">
      <style:table-cell-properties style:rotation-align="none"/>
    </style:style>
    <style:style style:name="ce787" style:family="table-cell" style:parent-style-name="Default" style:data-style-name="N4">
      <style:text-properties fo:font-weight="bold" style:font-weight-asian="bold" style:font-weight-complex="bold"/>
    </style:style>
    <style:style style:name="ce78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89" style:family="table-cell" style:parent-style-name="Excel_20_Built-in_20_Normal" style:data-style-name="N10004">
      <style:table-cell-properties fo:background-color="transparent" style:rotation-align="none"/>
    </style:style>
    <style:style style:name="ce790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791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792" style:family="table-cell" style:parent-style-name="Default">
      <style:text-properties fo:font-size="15pt" style:font-size-asian="15pt" style:font-size-complex="15pt"/>
    </style:style>
    <style:style style:name="ce793" style:family="table-cell" style:parent-style-name="Default">
      <style:text-properties fo:font-weight="bold" style:font-weight-asian="bold" style:font-weight-complex="bold"/>
    </style:style>
    <style:style style:name="ce794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9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96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9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98" style:family="table-cell" style:parent-style-name="Default" style:data-style-name="N36">
      <style:text-properties fo:font-weight="bold" style:font-weight-asian="bold" style:font-weight-complex="bold"/>
    </style:style>
    <style:style style:name="ce799" style:family="table-cell" style:parent-style-name="Default">
      <style:table-cell-properties fo:border="none"/>
    </style:style>
    <style:style style:name="ce800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801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802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80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804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style:font-name-asian="Calibri1" style:font-name-complex="Calibri1"/>
    </style:style>
    <style:style style:name="ce805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806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807" style:family="table-cell" style:parent-style-name="Default" style:data-style-name="N0">
      <style:table-cell-properties fo:border="none"/>
    </style:style>
    <style:style style:name="ce808" style:family="table-cell" style:parent-style-name="Default" style:data-style-name="N36">
      <style:table-cell-properties fo:border="none"/>
    </style:style>
    <style:style style:name="ce809" style:family="table-cell" style:parent-style-name="Default" style:data-style-name="N36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810" style:family="table-cell" style:parent-style-name="Default" style:data-style-name="N30">
      <style:table-cell-properties fo:border="none"/>
    </style:style>
    <style:style style:name="ce811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812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813" style:family="table-cell" style:parent-style-name="Excel_20_Built-in_20_Normal" style:data-style-name="N10036">
      <style:table-cell-properties fo:border="none" style:rotation-align="none"/>
    </style:style>
    <style:style style:name="ce814" style:family="table-cell" style:parent-style-name="Excel_20_Built-in_20_Normal" style:data-style-name="N10030">
      <style:table-cell-properties fo:border="none" style:rotation-align="none"/>
    </style:style>
    <style:style style:name="ce815" style:family="table-cell" style:parent-style-name="Default" style:data-style-name="N30">
      <style:table-cell-properties fo:border="none" style:rotation-align="none"/>
    </style:style>
    <style:style style:name="ce816" style:family="table-cell" style:parent-style-name="Default" style:data-style-name="N10033">
      <style:table-cell-properties fo:border="none" style:rotation-align="none"/>
    </style:style>
    <style:style style:name="ce817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8" style:family="table-cell" style:parent-style-name="Excel_20_Built-in_20_Normal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19" style:family="table-cell" style:parent-style-name="Excel_20_Built-in_20_Normal" style:data-style-name="N10036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820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1" style:family="table-cell" style:parent-style-name="Excel_20_Built-in_20_Normal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822" style:family="table-cell" style:parent-style-name="Excel_20_Built-in_20_Normal" style:data-style-name="N10004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23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24" style:family="table-cell" style:parent-style-name="Default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25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82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82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ff0000" style:font-name="Liberation Serif" fo:font-size="12pt" style:font-name-asian="Calibri1" style:font-size-asian="12pt" style:font-name-complex="Calibri1" style:font-size-complex="12pt"/>
    </style:style>
    <style:style style:name="ce828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829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830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831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832" style:family="table-cell" style:parent-style-name="Default" style:data-style-name="N0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3" style:family="table-cell" style:parent-style-name="Default" style:data-style-name="N0">
      <style:table-cell-properties fo:border="none"/>
      <style:text-properties style:font-name="Liberation Serif" fo:font-size="12pt" style:font-size-asian="12pt" style:font-size-complex="12pt"/>
    </style:style>
    <style:style style:name="ce83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83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3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837" style:family="table-cell" style:parent-style-name="Excel_20_Built-in_20_Normal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838" style:family="table-cell" style:parent-style-name="Default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839" style:family="table-cell" style:parent-style-name="Excel_20_Built-in_20_Normal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40" style:family="table-cell" style:parent-style-name="Excel_20_Built-in_20_Normal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1" style:family="table-cell" style:parent-style-name="Default" style:data-style-name="N4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842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843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844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845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2pt" style:font-size-asian="12pt" style:font-size-complex="12pt"/>
    </style:style>
    <style:style style:name="ce846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847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48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849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50" style:family="table-cell" style:parent-style-name="Excel_20_Built-in_20_Normal" style:data-style-name="N1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1" style:family="table-cell" style:parent-style-name="Default" style:data-style-name="N4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52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85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854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855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856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857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8" style:family="table-cell" style:parent-style-name="Default" style:data-style-name="N4">
      <style:table-cell-properties fo:border-bottom="none" fo:border-left="none" fo:border-right="none" fo:border-top="0.99pt solid #000000"/>
    </style:style>
    <style:style style:name="ce859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860" style:family="table-cell" style:parent-style-name="Default" style:data-style-name="N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86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86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863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864" style:family="table-cell" style:parent-style-name="Excel_20_Built-in_20_Normal" style:data-style-name="N10004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65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8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9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70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2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73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8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5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76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4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88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9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3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5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4" style:family="table-cell" style:parent-style-name="Excel_20_Built-in_20_Normal" style:data-style-name="N10150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0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2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5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6" style:family="table-cell" style:parent-style-name="Default" style:data-style-name="N1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90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8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0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2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14" style:family="table-cell" style:parent-style-name="Default">
      <style:table-cell-properties fo:border-bottom="2.35pt double #000000" style:border-line-width-bottom="0.26mm 0.04mm 0.53mm" style:text-align-source="fix" style:repeat-content="false" fo:border-left="2.35pt double #000000" style:border-line-width-left="0.26mm 0.04mm 0.53mm" fo:border-right="none" fo:border-top="2.35pt double #000000" style:border-line-width-top="0.26mm 0.04mm 0.53mm"/>
      <style:paragraph-properties fo:text-align="center" fo:margin-left="0mm"/>
    </style:style>
    <style:style style:name="ce915" style:family="table-cell" style:parent-style-name="Default" style:data-style-name="N4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1.05pt double #000000" style:border-line-width-top="0.12mm 0.12mm 0.12mm"/>
      <style:paragraph-properties fo:text-align="end" fo:margin-left="0mm"/>
    </style:style>
    <style:style style:name="ce916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917" style:family="table-cell" style:parent-style-name="Default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</style:style>
    <style:style style:name="ce918" style:family="table-cell" style:parent-style-name="Default" style:data-style-name="N4">
      <style:table-cell-properties fo:border-bottom="1.05pt double #000000" style:border-line-width-bottom="0.12mm 0.12mm 0.12mm" style:text-align-source="fix" style:repeat-content="false" fo:border-left="none" fo:border-right="none" fo:border-top="1.05pt double #000000" style:border-line-width-top="0.12mm 0.12mm 0.12mm"/>
      <style:paragraph-properties fo:text-align="end" fo:margin-left="0mm"/>
    </style:style>
    <style:style style:name="ce919" style:family="table-cell" style:parent-style-name="Default">
      <style:table-cell-properties fo:border-bottom="2.35pt double #000000" style:border-line-width-bottom="0.26mm 0.04mm 0.53mm" style:text-align-source="fix" style:repeat-content="false" fo:border-left="none" fo:border-right="2.35pt double #000000" style:border-line-width-right="0.26mm 0.04mm 0.53mm" fo:border-top="2.35pt double #000000" style:border-line-width-top="0.26mm 0.04mm 0.53mm"/>
      <style:paragraph-properties fo:text-align="center" fo:margin-left="0mm"/>
    </style:style>
    <style:style style:name="ce920" style:family="table-cell" style:parent-style-name="Default">
      <style:table-cell-properties fo:border-bottom="none" style:text-align-source="fix" style:repeat-content="false" fo:border-left="2.35pt double #000000" style:border-line-width-left="0.26mm 0.04mm 0.53mm" fo:border-right="2.35pt double #000000" style:border-line-width-right="0.26mm 0.04mm 0.53mm" fo:border-top="2.35pt double #000000" style:border-line-width-top="0.26mm 0.04mm 0.53mm"/>
      <style:paragraph-properties fo:text-align="end" fo:margin-left="0mm"/>
    </style:style>
    <style:style style:name="ce921" style:family="table-cell" style:parent-style-name="Default" style:data-style-name="N4">
      <style:table-cell-properties style:text-align-source="fix" style:repeat-content="false" fo:border="1.05pt double #000000" style:border-line-width="0.12mm 0.12mm 0.12mm"/>
      <style:paragraph-properties fo:text-align="end" fo:margin-left="0mm"/>
    </style:style>
    <style:style style:name="ce922" style:family="table-cell" style:parent-style-name="Default" style:data-style-name="N4">
      <style:table-cell-properties fo:border-bottom="none" fo:border-left="2.35pt double #000000" style:border-line-width-left="0.26mm 0.04mm 0.53mm" fo:border-right="2.35pt double #000000" style:border-line-width-right="0.26mm 0.04mm 0.53mm" fo:border-top="none"/>
    </style:style>
    <style:style style:name="ce923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2.35pt double #000000" style:border-line-width-right="0.26mm 0.04mm 0.53mm" fo:border-top="none"/>
    </style:style>
    <style:style style:name="ce925" style:family="table-cell" style:parent-style-name="Default">
      <style:table-cell-properties style:text-align-source="fix" style:repeat-content="false" fo:border="2.35pt double #000000" style:border-line-width="0.26mm 0.04mm 0.53mm"/>
      <style:paragraph-properties fo:text-align="center" fo:margin-left="0mm"/>
    </style:style>
    <style:style style:name="ce924" style:family="table-cell" style:parent-style-name="Default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</style:style>
    <style:style style:name="ce926" style:family="table-cell" style:parent-style-name="Default" style:data-style-name="N4">
      <style:table-cell-properties fo:border="2.35pt double #000000" style:border-line-width="0.26mm 0.04mm 0.53mm"/>
    </style:style>
    <style:style style:name="ce927" style:family="table-cell" style:parent-style-name="Default">
      <style:table-cell-properties fo:border-bottom="none" style:text-align-source="fix" style:repeat-content="fals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paragraph-properties fo:text-align="center" fo:margin-left="0mm"/>
    </style:style>
    <style:style style:name="ce928" style:family="table-cell" style:parent-style-name="Default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</style:style>
    <style:style style:name="ce929" style:family="table-cell" style:parent-style-name="Default" style:data-style-name="N4">
      <style:table-cell-properties fo:border-bottom="0.99pt double #000000" style:border-line-width-bottom="0.09mm 0.09mm 0.18mm" style:text-align-source="fix" style:repeat-content="false" fo:border-left="0.99pt double #000000" style:border-line-width-left="0.09mm 0.09mm 0.18mm" fo:border-right="none" fo:border-top="none"/>
      <style:paragraph-properties fo:text-align="end" fo:margin-left="0mm"/>
    </style:style>
    <style:style style:name="ce930" style:family="table-cell" style:parent-style-name="Default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</style:style>
    <style:style style:name="ce931" style:family="table-cell" style:parent-style-name="Default" style:data-style-name="N4">
      <style:table-cell-properties fo:border-bottom="0.99pt double #000000" style:border-line-width-bottom="0.09mm 0.09mm 0.18mm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646"/>
        <table:table-column table:style-name="co2" table:default-cell-style-name="ce646"/>
        <table:table-column table:style-name="co3" table:default-cell-style-name="ce646"/>
        <table:table-column table:style-name="co4" table:number-columns-repeated="3" table:default-cell-style-name="ce646"/>
        <table:table-column table:style-name="co5" table:default-cell-style-name="ce646"/>
        <table:table-column table:style-name="co6" table:default-cell-style-name="ce646"/>
        <table:table-column table:style-name="co7" table:default-cell-style-name="ce646"/>
        <table:table-column table:style-name="co8" table:default-cell-style-name="ce646"/>
        <table:table-column table:style-name="co9" table:default-cell-style-name="ce646"/>
        <table:table-column table:style-name="co10" table:default-cell-style-name="ce646"/>
        <table:table-column table:style-name="co11" table:default-cell-style-name="ce646"/>
        <table:table-column table:style-name="co12" table:default-cell-style-name="ce646"/>
        <table:table-column table:style-name="co13" table:default-cell-style-name="ce646"/>
        <table:table-column table:style-name="co12" table:default-cell-style-name="ce646"/>
        <table:table-column table:style-name="co14" table:default-cell-style-name="ce646"/>
        <table:table-column table:style-name="co15" table:number-columns-repeated="1007" table:default-cell-style-name="ce646"/>
        <table:table-row table:style-name="ro1">
          <table:table-cell table:style-name="ce623" office:value-type="date" office:date-value="2019-10-11" calcext:value-type="date">
            <text:p>Cuma 11.Ekim.2019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624" office:value-type="string" calcext:value-type="string">
            <text:p>2011-2019 YILLARI TOPLAM KİRA GELİRLERİNİN HİSSE ORANLARI</text:p>
          </table:table-cell>
          <table:table-cell table:style-name="ce652"/>
          <table:table-cell table:style-name="ce668" table:number-columns-repeated="3"/>
          <table:table-cell table:style-name="ce703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25" office:value-type="date" office:date-value="2018-12-11" calcext:value-type="date">
            <text:p>Salı 11.Aralık.2018</text:p>
          </table:table-cell>
          <table:table-cell table:style-name="Default" table:number-columns-repeated="4"/>
          <table:table-cell table:style-name="ce70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26" office:value-type="string" calcext:value-type="string">
            <text:p>2011-2018</text:p>
          </table:table-cell>
          <table:table-cell table:style-name="ce653" office:value-type="string" calcext:value-type="string">
            <text:p>Ayşe</text:p>
          </table:table-cell>
          <table:table-cell table:style-name="ce653" office:value-type="string" calcext:value-type="string">
            <text:p>Ali </text:p>
          </table:table-cell>
          <table:table-cell table:style-name="ce653" office:value-type="string" calcext:value-type="string">
            <text:p>Atila</text:p>
          </table:table-cell>
          <table:table-cell table:style-name="ce653" office:value-type="string" calcext:value-type="string">
            <text:p>Hacı </text:p>
          </table:table-cell>
          <table:table-cell table:style-name="ce705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27" office:value-type="string" calcext:value-type="string">
            <text:p>Lise kira geliri</text:p>
          </table:table-cell>
          <table:table-cell table:number-columns-repeated="4" table:style-name="ce654" office:value-type="percentage" office:value="0.25" calcext:value-type="percentage">
            <text:p>%25,00</text:p>
          </table:table-cell>
          <table:table-cell table:style-name="ce70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628" table:formula="of:=[Lise.G1]" office:value-type="float" office:value="181628.8" calcext:value-type="float">
            <text:p>181.628,80</text:p>
          </table:table-cell>
          <table:table-cell table:style-name="ce655" table:formula="of:=[.A6]*[.B5]" office:value-type="float" office:value="45407.2" calcext:value-type="float">
            <text:p>45.407,20</text:p>
          </table:table-cell>
          <table:table-cell table:style-name="ce655" table:formula="of:=[.C5]*[.A6]" office:value-type="float" office:value="45407.2" calcext:value-type="float">
            <text:p>45.407,20</text:p>
          </table:table-cell>
          <table:table-cell table:style-name="ce655" table:formula="of:=[.D5]*[.A6]" office:value-type="float" office:value="45407.2" calcext:value-type="float">
            <text:p>45.407,20</text:p>
          </table:table-cell>
          <table:table-cell table:style-name="ce655" table:formula="of:=[.E5]*[.A6]" office:value-type="float" office:value="45407.2" calcext:value-type="float">
            <text:p>45.407,20</text:p>
          </table:table-cell>
          <table:table-cell table:style-name="ce706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29" office:value-type="string" calcext:value-type="string">
            <text:p>Aygaz Kira Geliri</text:p>
          </table:table-cell>
          <table:table-cell table:style-name="Default"/>
          <table:table-cell table:style-name="ce669"/>
          <table:table-cell table:style-name="ce669" office:value-type="percentage" office:value="0.44" calcext:value-type="percentage">
            <text:p>%44,00</text:p>
          </table:table-cell>
          <table:table-cell table:style-name="ce669" office:value-type="percentage" office:value="0.22" calcext:value-type="percentage">
            <text:p>%22,00</text:p>
          </table:table-cell>
          <table:table-cell table:style-name="ce707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630" table:formula="of:=[Aygaz.G1]" office:value-type="float" office:value="18900" calcext:value-type="float">
            <text:p>18.900,00</text:p>
          </table:table-cell>
          <table:table-cell table:style-name="ce656"/>
          <table:table-cell table:style-name="ce670"/>
          <table:table-cell table:style-name="ce670" table:formula="of:=[.D7]*[.A8]" office:value-type="float" office:value="8316" calcext:value-type="float">
            <text:p>8.316,00</text:p>
          </table:table-cell>
          <table:table-cell table:style-name="ce673" table:formula="of:=[.E7]*[.A8]" office:value-type="float" office:value="4158" calcext:value-type="float">
            <text:p>4.158,00</text:p>
          </table:table-cell>
          <table:table-cell table:style-name="ce708" table:formula="of:=[.F7]*[.A8]" office:value-type="float" office:value="6426" calcext:value-type="float">
            <text:p>6.4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27" office:value-type="string" calcext:value-type="string">
            <text:p>AP Yıkama</text:p>
          </table:table-cell>
          <table:table-cell table:style-name="ce652"/>
          <table:table-cell table:style-name="ce654"/>
          <table:table-cell table:style-name="ce654" office:value-type="percentage" office:value="0.44" calcext:value-type="percentage">
            <text:p>%44,00</text:p>
          </table:table-cell>
          <table:table-cell table:style-name="ce654" office:value-type="percentage" office:value="0.22" calcext:value-type="percentage">
            <text:p>%22,00</text:p>
          </table:table-cell>
          <table:table-cell table:style-name="ce709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628" table:formula="of:=['AP Ykm'.G1]" office:value-type="float" office:value="133900" calcext:value-type="float">
            <text:p>133.900,00</text:p>
          </table:table-cell>
          <table:table-cell table:style-name="ce657"/>
          <table:table-cell table:style-name="ce670"/>
          <table:table-cell table:style-name="ce655" table:formula="of:=[.D9]*[.A10]" office:value-type="float" office:value="58916" calcext:value-type="float">
            <text:p>58.916,00</text:p>
          </table:table-cell>
          <table:table-cell table:style-name="ce655" table:formula="of:=[.E9]*[.A10]" office:value-type="float" office:value="29458" calcext:value-type="float">
            <text:p>29.458,00</text:p>
          </table:table-cell>
          <table:table-cell table:style-name="ce710" table:formula="of:=[.F9]*[.A10]" office:value-type="float" office:value="45526" calcext:value-type="float">
            <text:p>45.5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29" office:value-type="string" calcext:value-type="string">
            <text:p>AP Milangaz</text:p>
          </table:table-cell>
          <table:table-cell table:style-name="ce658"/>
          <table:table-cell table:style-name="ce671"/>
          <table:table-cell table:style-name="ce671" office:value-type="percentage" office:value="0.44" calcext:value-type="percentage">
            <text:p>%44,00</text:p>
          </table:table-cell>
          <table:table-cell table:style-name="ce671" office:value-type="percentage" office:value="0.22" calcext:value-type="percentage">
            <text:p>%22,00</text:p>
          </table:table-cell>
          <table:table-cell table:style-name="ce711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630" table:formula="of:=[Mlngaz.G1]" office:value-type="float" office:value="29720" calcext:value-type="float">
            <text:p>29.720,00</text:p>
          </table:table-cell>
          <table:table-cell table:style-name="ce659"/>
          <table:table-cell table:style-name="ce672"/>
          <table:table-cell table:style-name="ce672" table:formula="of:=[.D11]*[.A12]" office:value-type="float" office:value="13076.8" calcext:value-type="float">
            <text:p>13.076,80</text:p>
          </table:table-cell>
          <table:table-cell table:style-name="ce672" table:formula="of:=[.E11]*[.A12]" office:value-type="float" office:value="6538.4" calcext:value-type="float">
            <text:p>6.538,40</text:p>
          </table:table-cell>
          <table:table-cell table:style-name="ce712" table:formula="of:=[.F11]*[.A12]" office:value-type="float" office:value="10104.8" calcext:value-type="float">
            <text:p>10.104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27" office:value-type="string" calcext:value-type="string">
            <text:p>Hz Depo</text:p>
          </table:table-cell>
          <table:table-cell table:style-name="ce652"/>
          <table:table-cell table:number-columns-repeated="2" table:style-name="ce654" office:value-type="percentage" office:value="0.5" calcext:value-type="percentage">
            <text:p>%50,00</text:p>
          </table:table-cell>
          <table:table-cell table:style-name="ce652"/>
          <table:table-cell table:style-name="ce71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628" table:formula="of:=['Hzr - Snyi'.G1]" office:value-type="float" office:value="21000" calcext:value-type="float">
            <text:p>21.000,00</text:p>
          </table:table-cell>
          <table:table-cell table:style-name="ce660"/>
          <table:table-cell table:style-name="ce655" table:formula="of:=[.C13]*[.A14]" office:value-type="float" office:value="10500" calcext:value-type="float">
            <text:p>10.500,00</text:p>
          </table:table-cell>
          <table:table-cell table:style-name="ce655" table:formula="of:=[.D13]*[.A14]" office:value-type="float" office:value="10500" calcext:value-type="float">
            <text:p>10.500,00</text:p>
          </table:table-cell>
          <table:table-cell table:style-name="ce655"/>
          <table:table-cell table:style-name="ce706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29" office:value-type="string" calcext:value-type="string">
            <text:p>Hz Yıkama</text:p>
          </table:table-cell>
          <table:table-cell table:style-name="Default"/>
          <table:table-cell table:number-columns-repeated="2" table:style-name="ce669" office:value-type="percentage" office:value="0.5" calcext:value-type="percentage">
            <text:p>%50,00</text:p>
          </table:table-cell>
          <table:table-cell table:style-name="Default"/>
          <table:table-cell table:style-name="ce70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630" table:formula="of:=[$'Hzr - Snyi'.G24]" office:value-type="float" office:value="62850" calcext:value-type="float">
            <text:p>62.850,00</text:p>
          </table:table-cell>
          <table:table-cell table:style-name="ce656"/>
          <table:table-cell table:style-name="ce673" table:formula="of:=[.C15]*[.A16]" office:value-type="float" office:value="31425" calcext:value-type="float">
            <text:p>31.425,00</text:p>
          </table:table-cell>
          <table:table-cell table:style-name="ce670" table:formula="of:=[.D15]*[.A16]" office:value-type="float" office:value="31425" calcext:value-type="float">
            <text:p>31.425,00</text:p>
          </table:table-cell>
          <table:table-cell table:style-name="ce656"/>
          <table:table-cell table:style-name="ce71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27" office:value-type="string" calcext:value-type="string">
            <text:p>Sanayi Acentalar</text:p>
          </table:table-cell>
          <table:table-cell table:style-name="ce652"/>
          <table:table-cell table:number-columns-repeated="2" table:style-name="ce654" office:value-type="percentage" office:value="0.5" calcext:value-type="percentage">
            <text:p>%50,00</text:p>
          </table:table-cell>
          <table:table-cell table:style-name="ce652"/>
          <table:table-cell table:style-name="ce71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628" table:formula="of:=[$'Hzr - Snyi'.G14]" office:value-type="float" office:value="34000" calcext:value-type="float">
            <text:p>34.000,00</text:p>
          </table:table-cell>
          <table:table-cell table:style-name="ce660"/>
          <table:table-cell table:style-name="ce655" table:formula="of:=[.C17]*[.A18]" office:value-type="float" office:value="17000" calcext:value-type="float">
            <text:p>17.000,00</text:p>
          </table:table-cell>
          <table:table-cell table:style-name="ce655" table:formula="of:=[.D17]*[.A18]" office:value-type="float" office:value="17000" calcext:value-type="float">
            <text:p>17.000,00</text:p>
          </table:table-cell>
          <table:table-cell table:style-name="ce660"/>
          <table:table-cell table:style-name="ce706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631" table:formula="of:=[.A16]+[.A14]+[.A12]+[.A10]+[.A8]+[.A6]+[.A18]" office:value-type="float" office:value="481998.8" calcext:value-type="float">
            <text:p>481.998,80</text:p>
          </table:table-cell>
          <table:table-cell table:style-name="ce661" table:formula="of:=[.B21]/[.$A$21]" office:value-type="percentage" office:value="0.0942060436664987" calcext:value-type="percentage">
            <text:p>%9,42</text:p>
          </table:table-cell>
          <table:table-cell table:style-name="ce674" table:formula="of:=[.C21]/[.$A$21]" office:value-type="percentage" office:value="0.216457385371084" calcext:value-type="percentage">
            <text:p>%21,65</text:p>
          </table:table-cell>
          <table:table-cell table:style-name="ce674" table:formula="of:=[.D21]/[.$A$21]" office:value-type="percentage" office:value="0.383073567818011" calcext:value-type="percentage">
            <text:p>%38,31</text:p>
          </table:table-cell>
          <table:table-cell table:style-name="ce674" table:formula="of:=[.E21]/[.$A$21]" office:value-type="percentage" office:value="0.177514134889962" calcext:value-type="percentage">
            <text:p>%17,75</text:p>
          </table:table-cell>
          <table:table-cell table:style-name="ce715" table:formula="of:=[.F21]/[.$A$21]" office:value-type="percentage" office:value="0.128748868254444" calcext:value-type="percentage">
            <text:p>%12,8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32" office:value-type="string" calcext:value-type="string">
            <text:p>TOPLAM</text:p>
          </table:table-cell>
          <table:table-cell table:style-name="ce662" office:value-type="string" calcext:value-type="string">
            <text:p>Ayşe</text:p>
          </table:table-cell>
          <table:table-cell table:style-name="ce653" office:value-type="string" calcext:value-type="string">
            <text:p>Ali </text:p>
          </table:table-cell>
          <table:table-cell table:style-name="ce653" office:value-type="string" calcext:value-type="string">
            <text:p>Atila</text:p>
          </table:table-cell>
          <table:table-cell table:style-name="ce653" office:value-type="string" calcext:value-type="string">
            <text:p>Hacı </text:p>
          </table:table-cell>
          <table:table-cell table:style-name="ce705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633" table:formula="of:=SUM([.B21:.F21])" office:value-type="float" office:value="481998.8" calcext:value-type="float">
            <text:p>481.998,80</text:p>
          </table:table-cell>
          <table:table-cell table:style-name="ce633" table:formula="of:=[.B18]+[.B16]+[.B14]+[.B12]+[.B10]+[.B8]+[.B6]" office:value-type="float" office:value="45407.2" calcext:value-type="float">
            <text:p>45.407,20</text:p>
          </table:table-cell>
          <table:table-cell table:style-name="ce675" table:formula="of:=[.C18]+[.C16]+[.C14]+[.C12]+[.C10]+[.C8]+[.C6]" office:value-type="float" office:value="104332.2" calcext:value-type="float">
            <text:p>104.332,20</text:p>
          </table:table-cell>
          <table:table-cell table:style-name="ce675" table:formula="of:=[.D18]+[.D16]+[.D14]+[.D12]+[.D10]+[.D8]+[.D6]" office:value-type="float" office:value="184641" calcext:value-type="float">
            <text:p>184.641,00</text:p>
          </table:table-cell>
          <table:table-cell table:style-name="ce675" table:formula="of:=[.E18]+[.E16]+[.E14]+[.E12]+[.E10]+[.E8]+[.E6]" office:value-type="float" office:value="85561.6" calcext:value-type="float">
            <text:p>85.561,60</text:p>
          </table:table-cell>
          <table:table-cell table:style-name="ce716" table:formula="of:=[.F18]+[.F16]+[.F14]+[.F12]+[.F10]+[.F8]+[.F6]" office:value-type="float" office:value="62056.8" calcext:value-type="float">
            <text:p>62.056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634" office:value-type="string" calcext:value-type="string">
            <text:p>2011-2019 YILLARI KİRA GELİRLERİ VE DÜŞÜLEN HARCAMALAR</text:p>
          </table:table-cell>
          <table:table-cell table:style-name="ce663" table:number-columns-repeated="2"/>
          <table:table-cell table:style-name="ce683"/>
          <table:table-cell table:style-name="ce696"/>
          <table:table-cell table:style-name="ce717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635"/>
          <table:table-cell table:style-name="Default"/>
          <table:table-cell table:style-name="ce676" office:value-type="string" calcext:value-type="string">
            <text:p>GELİR</text:p>
          </table:table-cell>
          <table:table-cell table:style-name="ce676" office:value-type="string" calcext:value-type="string">
            <text:p>GİDER</text:p>
          </table:table-cell>
          <table:table-cell table:style-name="ce676" office:value-type="string" calcext:value-type="string">
            <text:p>BAKİYE</text:p>
          </table:table-cell>
          <table:table-cell table:style-name="ce718"/>
          <table:table-cell table:style-name="Default" table:number-columns-repeated="10"/>
          <table:table-cell table:number-columns-repeated="1008"/>
        </table:table-row>
        <table:table-row table:style-name="ro3">
          <table:table-cell table:style-name="ce636" office:value-type="string" calcext:value-type="string">
            <text:p>Ayşe kira gelirleri</text:p>
          </table:table-cell>
          <table:table-cell table:style-name="ce652"/>
          <table:table-cell table:style-name="ce677" table:formula="of:=[.B21]" office:value-type="float" office:value="45407.2" calcext:value-type="float">
            <text:p>+45.407,20</text:p>
          </table:table-cell>
          <table:table-cell table:style-name="ce687"/>
          <table:table-cell table:style-name="ce687" table:formula="of:=[.C25]-[.D25]" office:value-type="float" office:value="45407.2" calcext:value-type="float">
            <text:p>45.407,20</text:p>
          </table:table-cell>
          <table:table-cell table:style-name="ce719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637" office:value-type="string" calcext:value-type="string">
            <text:p>babamın banka hesabından</text:p>
          </table:table-cell>
          <table:table-cell table:style-name="Default"/>
          <table:table-cell table:style-name="ce678" office:value-type="float" office:value="4375" calcext:value-type="float">
            <text:p>+4.375,00</text:p>
          </table:table-cell>
          <table:table-cell table:style-name="ce670"/>
          <table:table-cell table:style-name="ce670" table:formula="of:=[.E25]+[.C26]-[.D26]" office:value-type="float" office:value="49782.2" calcext:value-type="float">
            <text:p>49.782,20</text:p>
          </table:table-cell>
          <table:table-cell table:style-name="ce708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638" office:value-type="string" calcext:value-type="string">
            <text:p>AYŞE KİRA VERGİSİ</text:p>
          </table:table-cell>
          <table:table-cell table:style-name="Default"/>
          <table:table-cell table:style-name="ce670"/>
          <table:table-cell table:style-name="ce688" office:value-type="float" office:value="949.9" calcext:value-type="float">
            <text:p>-949,90</text:p>
          </table:table-cell>
          <table:table-cell table:style-name="ce670" table:formula="of:=[.E26]+[.C27]-[.D27]" office:value-type="float" office:value="48832.3" calcext:value-type="float">
            <text:p>48.832,30</text:p>
          </table:table-cell>
          <table:table-cell table:style-name="ce708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637" office:value-type="string" calcext:value-type="string">
            <text:p>kombi</text:p>
          </table:table-cell>
          <table:table-cell table:style-name="Default"/>
          <table:table-cell table:style-name="ce670"/>
          <table:table-cell table:style-name="ce689" office:value-type="float" office:value="5720" calcext:value-type="float">
            <text:p>-5.720,00</text:p>
          </table:table-cell>
          <table:table-cell table:style-name="ce670" table:formula="of:=[.E27]+[.C28]-[.D28]" office:value-type="float" office:value="43112.3" calcext:value-type="float">
            <text:p>43.112,30</text:p>
          </table:table-cell>
          <table:table-cell table:style-name="ce704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637" office:value-type="string" calcext:value-type="string">
            <text:p>2019 kirası havale</text:p>
          </table:table-cell>
          <table:table-cell table:style-name="Default"/>
          <table:table-cell table:style-name="ce670"/>
          <table:table-cell table:style-name="ce689" office:value-type="float" office:value="9750" calcext:value-type="float">
            <text:p>-9.750,00</text:p>
          </table:table-cell>
          <table:table-cell table:style-name="ce670" table:formula="of:=[.E28]+[.C29]-[.D29]" office:value-type="float" office:value="33362.3" calcext:value-type="float">
            <text:p>33.362,30</text:p>
          </table:table-cell>
          <table:table-cell table:style-name="ce704"/>
          <table:table-cell/>
          <table:table-cell table:style-name="Default" table:number-columns-repeated="10"/>
          <table:table-cell table:number-columns-repeated="1007"/>
        </table:table-row>
        <table:table-row table:style-name="ro3">
          <table:table-cell table:style-name="ce639" office:value-type="string" calcext:value-type="string">
            <text:p>2019 hacıdan havale</text:p>
          </table:table-cell>
          <table:table-cell table:style-name="ce657"/>
          <table:table-cell table:style-name="ce655"/>
          <table:table-cell table:style-name="ce690" office:value-type="float" office:value="5250" calcext:value-type="float">
            <text:p>-5.250,00</text:p>
          </table:table-cell>
          <table:table-cell table:style-name="ce655" table:formula="of:=[.E29]+[.C30]-[.D30]" office:value-type="float" office:value="28112.3" calcext:value-type="float">
            <text:p>28.112,30</text:p>
          </table:table-cell>
          <table:table-cell table:style-name="ce720" table:formula="of:=[.E30]" office:value-type="float" office:value="28112.3" calcext:value-type="float">
            <text:p>28.112,3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640" office:value-type="string" calcext:value-type="string">
            <text:p>Ali kira gelirleri</text:p>
          </table:table-cell>
          <table:table-cell table:style-name="ce663"/>
          <table:table-cell table:style-name="ce679" table:formula="of:=[.C21]" office:value-type="float" office:value="104332.2" calcext:value-type="float">
            <text:p>+104.332,20</text:p>
          </table:table-cell>
          <table:table-cell table:style-name="ce691"/>
          <table:table-cell table:style-name="ce697" table:formula="of:=[.C31]-[.D31]" office:value-type="float" office:value="104332.2" calcext:value-type="float">
            <text:p>104.332,20</text:p>
          </table:table-cell>
          <table:table-cell table:style-name="ce721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641" office:value-type="string" calcext:value-type="string">
            <text:p>babamın banka hesabından</text:p>
          </table:table-cell>
          <table:table-cell table:style-name="Default"/>
          <table:table-cell table:style-name="ce678" office:value-type="float" office:value="4375" calcext:value-type="float">
            <text:p>+4.375,00</text:p>
          </table:table-cell>
          <table:table-cell table:style-name="ce689"/>
          <table:table-cell table:style-name="ce670" table:formula="of:=[.E31]+[.C32]-[.D32]" office:value-type="float" office:value="108707.2" calcext:value-type="float">
            <text:p>108.707,20</text:p>
          </table:table-cell>
          <table:table-cell table:style-name="ce72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642" office:value-type="string" calcext:value-type="string">
            <text:p>kombi</text:p>
          </table:table-cell>
          <table:table-cell table:style-name="ce664"/>
          <table:table-cell table:style-name="ce666"/>
          <table:table-cell table:style-name="ce692" office:value-type="float" office:value="3000" calcext:value-type="float">
            <text:p>-3.000,00</text:p>
          </table:table-cell>
          <table:table-cell table:style-name="ce666" table:formula="of:=[.E32]+[.C33]-[.D33]" office:value-type="float" office:value="105707.2" calcext:value-type="float">
            <text:p>105.707,20</text:p>
          </table:table-cell>
          <table:table-cell table:style-name="ce723" table:formula="of:=[.E33]" office:value-type="float" office:value="105707.2" calcext:value-type="float">
            <text:p>105.707,2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640" office:value-type="string" calcext:value-type="string">
            <text:p>Atila kira geliri</text:p>
          </table:table-cell>
          <table:table-cell table:style-name="ce663"/>
          <table:table-cell table:style-name="ce679" table:formula="of:=[.D21]" office:value-type="float" office:value="184641" calcext:value-type="float">
            <text:p>+184.641,00</text:p>
          </table:table-cell>
          <table:table-cell table:style-name="ce691"/>
          <table:table-cell table:style-name="ce697" table:formula="of:=[.C34]-[.D34]" office:value-type="float" office:value="184641" calcext:value-type="float">
            <text:p>184.641,00</text:p>
          </table:table-cell>
          <table:table-cell table:style-name="ce721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642" office:value-type="string" calcext:value-type="string">
            <text:p>babamın banka hesabından</text:p>
          </table:table-cell>
          <table:table-cell table:style-name="ce664"/>
          <table:table-cell table:style-name="ce680" office:value-type="float" office:value="4375" calcext:value-type="float">
            <text:p>+4.375,00</text:p>
          </table:table-cell>
          <table:table-cell table:style-name="ce692"/>
          <table:table-cell table:style-name="ce666" table:formula="of:=[.E34]+[.C35]-[.D35]" office:value-type="float" office:value="189016" calcext:value-type="float">
            <text:p>189.016,00</text:p>
          </table:table-cell>
          <table:table-cell table:style-name="ce723" table:formula="of:=[.E35]" office:value-type="float" office:value="189016" calcext:value-type="float">
            <text:p>189.016,0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640" office:value-type="string" calcext:value-type="string">
            <text:p>hacı kira geliri</text:p>
          </table:table-cell>
          <table:table-cell table:style-name="ce663"/>
          <table:table-cell table:style-name="ce679" table:formula="of:=[.E21]" office:value-type="float" office:value="85561.6" calcext:value-type="float">
            <text:p>+85.561,60</text:p>
          </table:table-cell>
          <table:table-cell table:style-name="ce691"/>
          <table:table-cell table:style-name="ce697" table:formula="of:=[.C36]-[.D36]" office:value-type="float" office:value="85561.6" calcext:value-type="float">
            <text:p>85.561,60</text:p>
          </table:table-cell>
          <table:table-cell table:style-name="ce72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641" office:value-type="string" calcext:value-type="string">
            <text:p>babamın banka hesabından</text:p>
          </table:table-cell>
          <table:table-cell table:style-name="Default"/>
          <table:table-cell table:style-name="ce678" office:value-type="float" office:value="4375" calcext:value-type="float">
            <text:p>+4.375,00</text:p>
          </table:table-cell>
          <table:table-cell table:style-name="ce689"/>
          <table:table-cell table:style-name="ce670" table:formula="of:=[.E36]+[.C37]-[.D37]" office:value-type="float" office:value="89936.6" calcext:value-type="float">
            <text:p>89.936,60</text:p>
          </table:table-cell>
          <table:table-cell table:style-name="ce725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643" office:value-type="string" calcext:value-type="string">
            <text:p>kombi</text:p>
          </table:table-cell>
          <table:table-cell table:style-name="ce664"/>
          <table:table-cell table:style-name="ce680"/>
          <table:table-cell table:style-name="ce693" office:value-type="float" office:value="3000" calcext:value-type="float">
            <text:p>-3.000,00</text:p>
          </table:table-cell>
          <table:table-cell table:style-name="ce666" table:formula="of:=[.E37]+[.C38]-[.D38]" office:value-type="float" office:value="86936.6" calcext:value-type="float">
            <text:p>86.936,60</text:p>
          </table:table-cell>
          <table:table-cell table:style-name="ce726" table:formula="of:=[.E38]" office:value-type="float" office:value="86936.6" calcext:value-type="float">
            <text:p>86.936,6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644" office:value-type="string" calcext:value-type="string">
            <text:p>İsmail Balcı kira geliri</text:p>
          </table:table-cell>
          <table:table-cell table:style-name="ce665"/>
          <table:table-cell table:style-name="ce681" table:formula="of:=[.F21]" office:value-type="float" office:value="62056.8" calcext:value-type="float">
            <text:p>+62.056,80</text:p>
          </table:table-cell>
          <table:table-cell table:style-name="ce694"/>
          <table:table-cell table:style-name="ce694" table:formula="of:=[.C39]-[.D39]" office:value-type="float" office:value="62056.8" calcext:value-type="float">
            <text:p>62.056,80</text:p>
          </table:table-cell>
          <table:table-cell table:style-name="ce727" table:formula="of:=[.E39]" office:value-type="float" office:value="62056.8" calcext:value-type="float">
            <text:p>62.056,8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641"/>
          <table:table-cell table:style-name="Default"/>
          <table:table-cell table:style-name="ce678"/>
          <table:table-cell table:style-name="ce670"/>
          <table:table-cell table:style-name="ce698" office:value-type="string" calcext:value-type="string">
            <text:p>KASA</text:p>
          </table:table-cell>
          <table:table-cell table:style-name="ce728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645" office:value-type="string" calcext:value-type="string">
            <text:p>TOPLAMLAR</text:p>
          </table:table-cell>
          <table:table-cell table:style-name="ce664"/>
          <table:table-cell table:style-name="ce682" table:formula="of:=SUM([.C25:.C39])" office:value-type="float" office:value="499498.8" calcext:value-type="float">
            <text:p>+499.498,80</text:p>
          </table:table-cell>
          <table:table-cell table:style-name="ce695" table:formula="of:=SUM([.D25:.D39])" office:value-type="float" office:value="27669.9" calcext:value-type="float">
            <text:p>-27.669,90</text:p>
          </table:table-cell>
          <table:table-cell table:style-name="ce699" table:formula="of:=[.C41]-[.D41]" office:value-type="float" office:value="471828.9" calcext:value-type="float">
            <text:p>471.828,90</text:p>
          </table:table-cell>
          <table:table-cell table:style-name="ce729" table:formula="of:=SUM([.F25:.F39])" office:value-type="float" office:value="471828.9" calcext:value-type="float">
            <text:p>471.828,90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1009"/>
        </table:table-row>
        <table:table-row table:style-name="ro3">
          <table:table-cell table:style-name="ce640" office:value-type="string" calcext:value-type="string">
            <text:p>DOĞUŞ -KİRA HESABI</text:p>
          </table:table-cell>
          <table:table-cell table:style-name="ce663"/>
          <table:table-cell table:style-name="ce683" table:number-columns-repeated="2"/>
          <table:table-cell table:style-name="ce700" office:value-type="string" calcext:value-type="string">
            <text:p>DOĞUŞ KASA</text:p>
          </table:table-cell>
          <table:table-cell table:style-name="ce730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641" office:value-type="string" calcext:value-type="string">
            <text:p>Doğuşa kiralardan gelen</text:p>
          </table:table-cell>
          <table:table-cell table:style-name="Default"/>
          <table:table-cell table:style-name="ce670" table:formula="of:=[.E41]" office:value-type="float" office:value="471828.9" calcext:value-type="float">
            <text:p>471.828,90</text:p>
          </table:table-cell>
          <table:table-cell/>
          <table:table-cell table:style-name="ce699" table:formula="of:=[.C44]" office:value-type="float" office:value="471828.9" calcext:value-type="float">
            <text:p>471.828,90</text:p>
          </table:table-cell>
          <table:table-cell table:style-name="ce731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641" office:value-type="string" calcext:value-type="string">
            <text:p>Selanik ödenen</text:p>
          </table:table-cell>
          <table:table-cell/>
          <table:table-cell table:style-name="Default"/>
          <table:table-cell table:style-name="ce670" table:formula="of:=[$SELANİK.F954]" office:value-type="float" office:value="220145.06" calcext:value-type="float">
            <text:p>220.145,06</text:p>
          </table:table-cell>
          <table:table-cell table:style-name="ce670" table:formula="of:=[.E44]+[.C45]-[.D45]" office:value-type="float" office:value="251683.84" calcext:value-type="float">
            <text:p>251.683,84</text:p>
          </table:table-cell>
          <table:table-cell table:style-name="ce731"/>
          <table:table-cell table:number-columns-repeated="1018"/>
        </table:table-row>
        <table:table-row table:style-name="ro3">
          <table:table-cell table:style-name="ce642" office:value-type="string" calcext:value-type="string">
            <text:p>Doğuş 2017 kapanış borcu</text:p>
          </table:table-cell>
          <table:table-cell table:style-name="ce666" table:number-columns-repeated="2"/>
          <table:table-cell table:style-name="ce666" table:formula="of:=[$DOĞUŞ.E25]*-1" office:value-type="float" office:value="251683.84" calcext:value-type="float">
            <text:p>251.683,84</text:p>
          </table:table-cell>
          <table:table-cell table:style-name="ce666" table:formula="of:=[.E45]+[.C46]-[.D46]" office:value-type="float" office:value="0" calcext:value-type="float">
            <text:p>0,00</text:p>
          </table:table-cell>
          <table:table-cell table:style-name="ce726" table:formula="of:=[.E4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table:style-name="ce647"/>
          <table:table-cell table:style-name="ce651"/>
          <table:table-cell table:style-name="ce684" table:number-columns-repeated="2"/>
          <table:table-cell table:style-name="ce670"/>
          <table:table-cell table:style-name="ce651"/>
          <table:table-cell table:number-columns-repeated="1018"/>
        </table:table-row>
        <table:table-row table:style-name="ro3">
          <table:table-cell table:style-name="ce648" office:value-type="string" calcext:value-type="string">
            <text:p>2019 YILI SONU HACI MURAT TOPLAM BORÇ HESABI</text:p>
          </table:table-cell>
          <table:table-cell table:style-name="ce667" table:number-columns-repeated="3"/>
          <table:table-cell table:style-name="ce697"/>
          <table:table-cell table:style-name="ce732"/>
          <table:table-cell table:number-columns-repeated="1018"/>
        </table:table-row>
        <table:table-row table:style-name="ro3">
          <table:table-cell table:style-name="ce649" office:value-type="string" calcext:value-type="string">
            <text:p>Selaniğe DOĞUŞTAN KALAN BORÇ</text:p>
          </table:table-cell>
          <table:table-cell table:style-name="Default"/>
          <table:table-cell table:style-name="ce685"/>
          <table:table-cell table:style-name="ce670" table:formula="of:=[$SELANİK.F960]" office:value-type="float" office:value="-94578.14" calcext:value-type="float">
            <text:p>-94.578,14</text:p>
          </table:table-cell>
          <table:table-cell table:style-name="ce666" table:formula="of:=[.E48]+[.D49]+[.C49]" office:value-type="float" office:value="-94578.14" calcext:value-type="float">
            <text:p>-94.578,14</text:p>
          </table:table-cell>
          <table:table-cell table:style-name="ce733"/>
          <table:table-cell table:number-columns-repeated="1018"/>
        </table:table-row>
        <table:table-row table:style-name="ro3">
          <table:table-cell table:style-name="ce650" office:value-type="string" calcext:value-type="string">
            <text:p>Ayşe BALCI ya 2011-2019 kira borcu</text:p>
          </table:table-cell>
          <table:table-cell table:style-name="ce664"/>
          <table:table-cell table:style-name="ce686"/>
          <table:table-cell table:style-name="ce666" table:formula="of:=[$TPLM.F30]*-1" office:value-type="float" office:value="-28112.3" calcext:value-type="float">
            <text:p>-28.112,30</text:p>
          </table:table-cell>
          <table:table-cell table:style-name="ce666" table:formula="of:=[.E49]+[.D50]+[.C50]" office:value-type="float" office:value="-122690.44" calcext:value-type="float">
            <text:p>-122.690,44</text:p>
          </table:table-cell>
          <table:table-cell table:style-name="ce726" table:formula="of:=[.E50]" office:value-type="float" office:value="-122690.44" calcext:value-type="float">
            <text:p>-122.690,44</text:p>
          </table:table-cell>
          <table:table-cell table:number-columns-repeated="1018"/>
        </table:table-row>
        <table:table-row table:style-name="ro1" table:number-rows-repeated="3">
          <table:table-cell table:style-name="ce651" table:number-columns-repeated="2"/>
          <table:table-cell table:style-name="ce684"/>
          <table:table-cell table:style-name="ce651"/>
          <table:table-cell table:style-name="ce701"/>
          <table:table-cell table:style-name="ce651"/>
          <table:table-cell table:number-columns-repeated="1018"/>
        </table:table-row>
        <table:table-row table:style-name="ro1">
          <table:table-cell table:style-name="ce651" table:number-columns-repeated="6"/>
          <table:table-cell table:number-columns-repeated="1018"/>
        </table:table-row>
        <table:table-row table:style-name="ro1">
          <table:table-cell table:style-name="ce651" table:number-columns-repeated="3"/>
          <table:table-cell table:style-name="ce684"/>
          <table:table-cell table:style-name="ce651" table:number-columns-repeated="2"/>
          <table:table-cell table:number-columns-repeated="1018"/>
        </table:table-row>
        <table:table-row table:style-name="ro1">
          <table:table-cell table:style-name="ce651" table:number-columns-repeated="3"/>
          <table:table-cell table:style-name="ce684"/>
          <table:table-cell table:style-name="ce702"/>
          <table:table-cell table:style-name="ce651"/>
          <table:table-cell table:number-columns-repeated="1018"/>
        </table:table-row>
        <table:table-row table:style-name="ro1">
          <table:table-cell table:style-name="ce651" table:number-columns-repeated="4"/>
          <table:table-cell table:style-name="ce702"/>
          <table:table-cell table:style-name="ce651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702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701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Çizelge14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751"/>
        <table:table-column table:style-name="co19" table:default-cell-style-name="ce764"/>
        <table:table-column table:style-name="co20" table:default-cell-style-name="ce764"/>
        <table:table-column table:style-name="co21" table:default-cell-style-name="ce769"/>
        <table:table-column table:style-name="co22" table:default-cell-style-name="ce685"/>
        <table:table-row table:style-name="ro2">
          <table:table-cell table:style-name="ce734" office:value-type="string" calcext:value-type="string">
            <text:p>2011-2019 Kira Bedelleri ve Ödemeleri-TL</text:p>
          </table:table-cell>
          <table:table-cell table:number-columns-repeated="2"/>
          <table:table-cell table:style-name="ce758" table:formula="of:=SUM([.D4:.D49])" office:value-type="float" office:value="526161" calcext:value-type="float">
            <text:p>526.161</text:p>
          </table:table-cell>
          <table:table-cell table:style-name="ce758" table:formula="of:=SUM([.E4:.E49])" office:value-type="float" office:value="518931" calcext:value-type="float">
            <text:p>518.931</text:p>
          </table:table-cell>
          <table:table-cell table:style-name="ce758" table:formula="of:=SUM([.F4:.F49])" office:value-type="float" office:value="7230" calcext:value-type="float">
            <text:p>7.230</text:p>
          </table:table-cell>
          <table:table-cell/>
        </table:table-row>
        <table:table-row table:style-name="ro2">
          <table:table-cell table:style-name="ce734"/>
          <table:table-cell table:number-columns-repeated="2"/>
          <table:table-cell table:style-name="ce758"/>
          <table:table-cell table:style-name="ce765" office:value-type="string" calcext:value-type="string">
            <text:p>Alınan</text:p>
          </table:table-cell>
          <table:table-cell table:style-name="ce758"/>
          <table:table-cell/>
        </table:table-row>
        <table:table-row table:style-name="ro3">
          <table:table-cell table:style-name="ce735" office:value-type="string" calcext:value-type="string">
            <text:p>Tarih</text:p>
          </table:table-cell>
          <table:table-cell table:style-name="ce735" office:value-type="string" calcext:value-type="string">
            <text:p>Açıklama</text:p>
          </table:table-cell>
          <table:table-cell table:style-name="ce752"/>
          <table:table-cell table:style-name="ce759" office:value-type="string" calcext:value-type="string">
            <text:p>Kira Bedeli</text:p>
          </table:table-cell>
          <table:table-cell table:style-name="ce766" office:value-type="string" calcext:value-type="string">
            <text:p>Ödeme</text:p>
          </table:table-cell>
          <table:table-cell table:style-name="ce767" office:value-type="string" calcext:value-type="string">
            <text:p>Ödnmyn</text:p>
          </table:table-cell>
          <table:table-cell/>
        </table:table-row>
        <table:table-row table:style-name="ro3">
          <table:table-cell table:style-name="ce736" office:value-type="float" office:value="2011" calcext:value-type="float">
            <text:p>2011</text:p>
          </table:table-cell>
          <table:table-cell table:style-name="ce747" office:value-type="string" calcext:value-type="string">
            <text:p>Sanayi Acenta kira bedeli</text:p>
          </table:table-cell>
          <table:table-cell table:style-name="ce753"/>
          <table:table-cell table:number-columns-repeated="2" table:style-name="ce760" office:value-type="float" office:value="7500" calcext:value-type="float">
            <text:p>7.500</text:p>
          </table:table-cell>
          <table:table-cell table:style-name="ce768"/>
          <table:table-cell table:style-name="ce771" table:formula="of:=[.E4]" office:value-type="float" office:value="7500" calcext:value-type="float">
            <text:p>7.500</text:p>
          </table:table-cell>
        </table:table-row>
        <table:table-row table:style-name="ro3">
          <table:table-cell table:style-name="ce737" office:value-type="float" office:value="2011" calcext:value-type="float">
            <text:p>2011</text:p>
          </table:table-cell>
          <table:table-cell table:style-name="ce742" office:value-type="string" calcext:value-type="string">
            <text:p>Taha İnşaat Kira Bedeli</text:p>
          </table:table-cell>
          <table:table-cell table:style-name="ce754"/>
          <table:table-cell table:number-columns-repeated="2" table:style-name="ce761" office:value-type="float" office:value="4500" calcext:value-type="float">
            <text:p>4.500</text:p>
          </table:table-cell>
          <table:table-cell/>
          <table:table-cell table:style-name="ce772" table:formula="of:=[.G4]+[.E5]" office:value-type="float" office:value="12000" calcext:value-type="float">
            <text:p>12000</text:p>
          </table:table-cell>
        </table:table-row>
        <table:table-row table:style-name="ro3">
          <table:table-cell table:style-name="ce737" office:value-type="float" office:value="2011" calcext:value-type="float">
            <text:p>2011</text:p>
          </table:table-cell>
          <table:table-cell table:style-name="ce742" office:value-type="string" calcext:value-type="string">
            <text:p>Hızarhane Yıkama </text:p>
          </table:table-cell>
          <table:table-cell table:style-name="ce754"/>
          <table:table-cell table:number-columns-repeated="2" table:style-name="ce761" office:value-type="float" office:value="7200" calcext:value-type="float">
            <text:p>7.200</text:p>
          </table:table-cell>
          <table:table-cell/>
          <table:table-cell table:style-name="ce772" table:formula="of:=[.G5]+[.E6]" office:value-type="float" office:value="19200" calcext:value-type="float">
            <text:p>19200</text:p>
          </table:table-cell>
        </table:table-row>
        <table:table-row table:style-name="ro3">
          <table:table-cell table:style-name="ce737" office:value-type="float" office:value="2011" calcext:value-type="float">
            <text:p>2011</text:p>
          </table:table-cell>
          <table:table-cell table:style-name="ce742" office:value-type="string" calcext:value-type="string">
            <text:p>Ali Paşa Yıkama Adem Kesici </text:p>
          </table:table-cell>
          <table:table-cell table:style-name="ce754"/>
          <table:table-cell table:number-columns-repeated="2" table:style-name="ce761" office:value-type="float" office:value="9500" calcext:value-type="float">
            <text:p>9.500</text:p>
          </table:table-cell>
          <table:table-cell/>
          <table:table-cell table:style-name="ce772" table:formula="of:=[.G6]+[.E7]" office:value-type="float" office:value="28700" calcext:value-type="float">
            <text:p>28700</text:p>
          </table:table-cell>
        </table:table-row>
        <table:table-row table:style-name="ro3">
          <table:table-cell table:style-name="ce738" office:value-type="float" office:value="2011" calcext:value-type="float">
            <text:p>2011</text:p>
          </table:table-cell>
          <table:table-cell table:style-name="ce742" office:value-type="string" calcext:value-type="string">
            <text:p><text:span text:style-name="T1">Ali Paşa Aygaz </text:span>kira bedeli</text:p>
          </table:table-cell>
          <table:table-cell table:style-name="ce754"/>
          <table:table-cell table:number-columns-repeated="2" table:style-name="ce761" office:value-type="float" office:value="1000" calcext:value-type="float">
            <text:p>1.000</text:p>
          </table:table-cell>
          <table:table-cell/>
          <table:table-cell table:style-name="ce772" table:formula="of:=[.G7]+[.E8]" office:value-type="float" office:value="29700" calcext:value-type="float">
            <text:p>29700</text:p>
          </table:table-cell>
        </table:table-row>
        <table:table-row table:style-name="ro3">
          <table:table-cell table:style-name="ce739" office:value-type="float" office:value="2011" calcext:value-type="float">
            <text:p>2011</text:p>
          </table:table-cell>
          <table:table-cell table:style-name="ce748" office:value-type="string" calcext:value-type="string">
            <text:p>Lise Arkası Dursun Çalışkan </text:p>
          </table:table-cell>
          <table:table-cell table:style-name="ce755" table:formula="of:=SUM([.E4:.E9])" office:value-type="float" office:value="38500" calcext:value-type="float">
            <text:p>38.500</text:p>
          </table:table-cell>
          <table:table-cell table:number-columns-repeated="2" table:style-name="ce762" office:value-type="float" office:value="8800" calcext:value-type="float">
            <text:p>8.800</text:p>
          </table:table-cell>
          <table:table-cell table:style-name="ce770"/>
          <table:table-cell table:style-name="ce773" table:formula="of:=[.G8]+[.E9]" office:value-type="float" office:value="38500" calcext:value-type="float">
            <text:p>38500</text:p>
          </table:table-cell>
        </table:table-row>
        <table:table-row table:style-name="ro3">
          <table:table-cell table:style-name="ce740" office:value-type="float" office:value="2012" calcext:value-type="float">
            <text:p>2012</text:p>
          </table:table-cell>
          <table:table-cell table:style-name="ce747" office:value-type="string" calcext:value-type="string">
            <text:p>Sanayi Acenta kira bedeli</text:p>
          </table:table-cell>
          <table:table-cell table:style-name="ce753"/>
          <table:table-cell table:number-columns-repeated="2" table:style-name="ce760" office:value-type="float" office:value="8000" calcext:value-type="float">
            <text:p>8.000</text:p>
          </table:table-cell>
          <table:table-cell table:style-name="ce768"/>
          <table:table-cell table:style-name="ce774" table:formula="of:=[.G9]+[.E10]" office:value-type="float" office:value="46500" calcext:value-type="float">
            <text:p>46500</text:p>
          </table:table-cell>
        </table:table-row>
        <table:table-row table:style-name="ro3">
          <table:table-cell table:style-name="ce741" office:value-type="float" office:value="2012" calcext:value-type="float">
            <text:p>2012</text:p>
          </table:table-cell>
          <table:table-cell table:style-name="ce742" office:value-type="string" calcext:value-type="string">
            <text:p>Taha İnşaat Kira Bedeli</text:p>
          </table:table-cell>
          <table:table-cell table:style-name="ce754"/>
          <table:table-cell table:number-columns-repeated="2" table:style-name="ce761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3">
          <table:table-cell table:style-name="ce741" office:value-type="float" office:value="2012" calcext:value-type="float">
            <text:p>2012</text:p>
          </table:table-cell>
          <table:table-cell table:style-name="ce742" office:value-type="string" calcext:value-type="string">
            <text:p>Hızarhane Yıkama </text:p>
          </table:table-cell>
          <table:table-cell table:style-name="ce754"/>
          <table:table-cell table:number-columns-repeated="2" table:style-name="ce761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3">
          <table:table-cell table:style-name="ce741" office:value-type="float" office:value="2012" calcext:value-type="float">
            <text:p>2012</text:p>
          </table:table-cell>
          <table:table-cell table:style-name="ce742" office:value-type="string" calcext:value-type="string">
            <text:p>Ali Paşa Yıkama Adem Kesici </text:p>
          </table:table-cell>
          <table:table-cell table:style-name="ce754"/>
          <table:table-cell table:number-columns-repeated="2" table:style-name="ce761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3">
          <table:table-cell table:style-name="ce742" office:value-type="float" office:value="2012" calcext:value-type="float">
            <text:p>2012</text:p>
          </table:table-cell>
          <table:table-cell table:style-name="ce742" office:value-type="string" calcext:value-type="string">
            <text:p>Ali Paşa Aygaz kira bedeli</text:p>
          </table:table-cell>
          <table:table-cell table:style-name="ce754"/>
          <table:table-cell table:number-columns-repeated="2" table:style-name="ce761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3">
          <table:table-cell table:style-name="ce743" office:value-type="float" office:value="2012" calcext:value-type="float">
            <text:p>2012</text:p>
          </table:table-cell>
          <table:table-cell table:style-name="ce748" office:value-type="string" calcext:value-type="string">
            <text:p>Lise Arkası Ahmet Çalışkan </text:p>
          </table:table-cell>
          <table:table-cell table:style-name="ce755" table:formula="of:=SUM([.E10:.E15])" office:value-type="float" office:value="54950" calcext:value-type="float">
            <text:p>54.950</text:p>
          </table:table-cell>
          <table:table-cell table:number-columns-repeated="2" table:style-name="ce762" office:value-type="float" office:value="23600" calcext:value-type="float">
            <text:p>23.600</text:p>
          </table:table-cell>
          <table:table-cell table:style-name="ce770"/>
          <table:table-cell table:style-name="ce775" table:formula="of:=[.G14]+[.E15]" office:value-type="float" office:value="93450" calcext:value-type="float">
            <text:p>93450</text:p>
          </table:table-cell>
        </table:table-row>
        <table:table-row table:style-name="ro3">
          <table:table-cell table:style-name="ce736" office:value-type="float" office:value="2013" calcext:value-type="float">
            <text:p>2013</text:p>
          </table:table-cell>
          <table:table-cell table:style-name="ce747" office:value-type="string" calcext:value-type="string">
            <text:p>Sanayi Acenta kira bedeli</text:p>
          </table:table-cell>
          <table:table-cell table:style-name="ce753"/>
          <table:table-cell table:number-columns-repeated="2" table:style-name="ce760" office:value-type="float" office:value="8500" calcext:value-type="float">
            <text:p>8.500</text:p>
          </table:table-cell>
          <table:table-cell table:style-name="ce768"/>
          <table:table-cell table:style-name="ce776" table:formula="of:=[.G15]+[.E16]" office:value-type="float" office:value="101950" calcext:value-type="float">
            <text:p>101950</text:p>
          </table:table-cell>
        </table:table-row>
        <table:table-row table:style-name="ro3">
          <table:table-cell table:style-name="ce737" office:value-type="float" office:value="2013" calcext:value-type="float">
            <text:p>2013</text:p>
          </table:table-cell>
          <table:table-cell table:style-name="ce742" office:value-type="string" calcext:value-type="string">
            <text:p>Taha İnşaat Kira Bedeli</text:p>
          </table:table-cell>
          <table:table-cell table:style-name="ce756"/>
          <table:table-cell table:number-columns-repeated="2" table:style-name="ce761" office:value-type="float" office:value="5500" calcext:value-type="float">
            <text:p>5.500</text:p>
          </table:table-cell>
          <table:table-cell/>
          <table:table-cell table:style-name="ce772" table:formula="of:=[.G16]+[.E17]" office:value-type="float" office:value="107450" calcext:value-type="float">
            <text:p>107450</text:p>
          </table:table-cell>
        </table:table-row>
        <table:table-row table:style-name="ro3">
          <table:table-cell table:style-name="ce737" office:value-type="float" office:value="2013" calcext:value-type="float">
            <text:p>2013</text:p>
          </table:table-cell>
          <table:table-cell table:style-name="ce742" office:value-type="string" calcext:value-type="string">
            <text:p>Hızarhane Yıkama </text:p>
          </table:table-cell>
          <table:table-cell table:style-name="ce754"/>
          <table:table-cell table:number-columns-repeated="2" table:style-name="ce761" office:value-type="float" office:value="8500" calcext:value-type="float">
            <text:p>8.500</text:p>
          </table:table-cell>
          <table:table-cell/>
          <table:table-cell table:style-name="ce772" table:formula="of:=[.G17]+[.E18]" office:value-type="float" office:value="115950" calcext:value-type="float">
            <text:p>115950</text:p>
          </table:table-cell>
        </table:table-row>
        <table:table-row table:style-name="ro3">
          <table:table-cell table:style-name="ce737" office:value-type="float" office:value="2013" calcext:value-type="float">
            <text:p>2013</text:p>
          </table:table-cell>
          <table:table-cell table:style-name="ce742" office:value-type="string" calcext:value-type="string">
            <text:p>Ali Paşa Yıkama Adem Kesici </text:p>
          </table:table-cell>
          <table:table-cell table:style-name="ce754"/>
          <table:table-cell table:number-columns-repeated="2" table:style-name="ce761" office:value-type="float" office:value="9000" calcext:value-type="float">
            <text:p>9.000</text:p>
          </table:table-cell>
          <table:table-cell/>
          <table:table-cell table:style-name="ce772" table:formula="of:=[.G18]+[.E19]" office:value-type="float" office:value="124950" calcext:value-type="float">
            <text:p>124950</text:p>
          </table:table-cell>
        </table:table-row>
        <table:table-row table:style-name="ro3">
          <table:table-cell table:style-name="ce744" office:value-type="float" office:value="2013" calcext:value-type="float">
            <text:p>2013</text:p>
          </table:table-cell>
          <table:table-cell table:style-name="ce748" office:value-type="string" calcext:value-type="string">
            <text:p>Lise Arkası Ahmet Çalışkan </text:p>
          </table:table-cell>
          <table:table-cell table:style-name="ce755" table:formula="of:=SUM([.E16:.E20])" office:value-type="float" office:value="50200" calcext:value-type="float">
            <text:p>50.200</text:p>
          </table:table-cell>
          <table:table-cell table:number-columns-repeated="2" table:style-name="ce762" office:value-type="float" office:value="18700" calcext:value-type="float">
            <text:p>18.700</text:p>
          </table:table-cell>
          <table:table-cell table:style-name="ce770"/>
          <table:table-cell table:style-name="ce773" table:formula="of:=[.G19]+[.E20]" office:value-type="float" office:value="143650" calcext:value-type="float">
            <text:p>143650</text:p>
          </table:table-cell>
        </table:table-row>
        <table:table-row table:style-name="ro3">
          <table:table-cell table:style-name="ce736" office:value-type="float" office:value="2014" calcext:value-type="float">
            <text:p>2014</text:p>
          </table:table-cell>
          <table:table-cell table:style-name="ce749" office:value-type="string" calcext:value-type="string">
            <text:p>Sanayi Acenta kira bedeli</text:p>
          </table:table-cell>
          <table:table-cell table:style-name="ce757"/>
          <table:table-cell table:number-columns-repeated="2" table:style-name="ce760" office:value-type="float" office:value="10000" calcext:value-type="float">
            <text:p>10.000</text:p>
          </table:table-cell>
          <table:table-cell table:style-name="ce768"/>
          <table:table-cell table:style-name="ce776" table:formula="of:=[.G20]+[.E21]" office:value-type="float" office:value="153650" calcext:value-type="float">
            <text:p>153650</text:p>
          </table:table-cell>
        </table:table-row>
        <table:table-row table:style-name="ro3">
          <table:table-cell table:style-name="ce737" office:value-type="float" office:value="2014" calcext:value-type="float">
            <text:p>2014</text:p>
          </table:table-cell>
          <table:table-cell table:style-name="ce750" office:value-type="string" calcext:value-type="string">
            <text:p>Taha İnşaat Kira Bedeli</text:p>
          </table:table-cell>
          <table:table-cell table:style-name="ce754"/>
          <table:table-cell table:number-columns-repeated="2" table:style-name="ce761" office:value-type="float" office:value="6000" calcext:value-type="float">
            <text:p>6.000</text:p>
          </table:table-cell>
          <table:table-cell/>
          <table:table-cell table:style-name="ce772" table:formula="of:=[.G21]+[.E22]" office:value-type="float" office:value="159650" calcext:value-type="float">
            <text:p>159650</text:p>
          </table:table-cell>
        </table:table-row>
        <table:table-row table:style-name="ro3">
          <table:table-cell table:style-name="ce737" office:value-type="float" office:value="2014" calcext:value-type="float">
            <text:p>2014</text:p>
          </table:table-cell>
          <table:table-cell table:style-name="ce750" office:value-type="string" calcext:value-type="string">
            <text:p>Hızarhane Yıkama </text:p>
          </table:table-cell>
          <table:table-cell table:style-name="ce754"/>
          <table:table-cell table:number-columns-repeated="2" table:style-name="ce761" office:value-type="float" office:value="9350" calcext:value-type="float">
            <text:p>9.350</text:p>
          </table:table-cell>
          <table:table-cell/>
          <table:table-cell table:style-name="ce772" table:formula="of:=[.G22]+[.E23]" office:value-type="float" office:value="169000" calcext:value-type="float">
            <text:p>169000</text:p>
          </table:table-cell>
        </table:table-row>
        <table:table-row table:style-name="ro3">
          <table:table-cell table:style-name="ce737" office:value-type="float" office:value="2014" calcext:value-type="float">
            <text:p>2014</text:p>
          </table:table-cell>
          <table:table-cell table:style-name="ce742" office:value-type="string" calcext:value-type="string">
            <text:p>Ali Paşa Yıkama Adem Kesici </text:p>
          </table:table-cell>
          <table:table-cell table:style-name="ce754"/>
          <table:table-cell table:number-columns-repeated="2" table:style-name="ce761" office:value-type="float" office:value="12500" calcext:value-type="float">
            <text:p>12.500</text:p>
          </table:table-cell>
          <table:table-cell/>
          <table:table-cell table:style-name="ce772" table:formula="of:=[.G23]+[.E24]" office:value-type="float" office:value="181500" calcext:value-type="float">
            <text:p>181500</text:p>
          </table:table-cell>
        </table:table-row>
        <table:table-row table:style-name="ro3">
          <table:table-cell table:style-name="ce739" office:value-type="float" office:value="2014" calcext:value-type="float">
            <text:p>2014</text:p>
          </table:table-cell>
          <table:table-cell table:style-name="ce748" office:value-type="string" calcext:value-type="string">
            <text:p>Lise Arkası Ahmet Çalışkan </text:p>
          </table:table-cell>
          <table:table-cell table:style-name="ce755" table:formula="of:=SUM([.E21:.E25])" office:value-type="float" office:value="58350" calcext:value-type="float">
            <text:p>58.350</text:p>
          </table:table-cell>
          <table:table-cell table:number-columns-repeated="2" table:style-name="ce762" office:value-type="float" office:value="20500" calcext:value-type="float">
            <text:p>20.500</text:p>
          </table:table-cell>
          <table:table-cell table:style-name="ce770"/>
          <table:table-cell table:style-name="ce773" table:formula="of:=[.G24]+[.E25]" office:value-type="float" office:value="202000" calcext:value-type="float">
            <text:p>202000</text:p>
          </table:table-cell>
        </table:table-row>
        <table:table-row table:style-name="ro3">
          <table:table-cell table:style-name="ce736" office:value-type="float" office:value="2015" calcext:value-type="float">
            <text:p>2015</text:p>
          </table:table-cell>
          <table:table-cell table:style-name="ce747" office:value-type="string" calcext:value-type="string">
            <text:p><text:span text:style-name="T2">Ali Paşa Milangaz </text:span>kira bedeli</text:p>
          </table:table-cell>
          <table:table-cell table:style-name="ce757"/>
          <table:table-cell table:number-columns-repeated="2" table:style-name="ce760" office:value-type="float" office:value="4000" calcext:value-type="float">
            <text:p>4.000</text:p>
          </table:table-cell>
          <table:table-cell table:style-name="ce768"/>
          <table:table-cell table:style-name="ce776" table:formula="of:=[.G25]+[.E26]" office:value-type="float" office:value="206000" calcext:value-type="float">
            <text:p>206000</text:p>
          </table:table-cell>
        </table:table-row>
        <table:table-row table:style-name="ro3">
          <table:table-cell table:style-name="ce737" office:value-type="float" office:value="2015" calcext:value-type="float">
            <text:p>2015</text:p>
          </table:table-cell>
          <table:table-cell table:style-name="ce742" office:value-type="string" calcext:value-type="string">
            <text:p>Adem Kesici kira bedeli</text:p>
          </table:table-cell>
          <table:table-cell table:style-name="ce754" office:value-type="percentage" office:value="0.1" calcext:value-type="percentage">
            <text:p>%10,00</text:p>
          </table:table-cell>
          <table:table-cell table:number-columns-repeated="2" table:style-name="ce761" office:value-type="float" office:value="13750" calcext:value-type="float">
            <text:p>13.750</text:p>
          </table:table-cell>
          <table:table-cell/>
          <table:table-cell table:style-name="ce772" table:formula="of:=[.G26]+[.E27]" office:value-type="float" office:value="219750" calcext:value-type="float">
            <text:p>219750</text:p>
          </table:table-cell>
        </table:table-row>
        <table:table-row table:style-name="ro3">
          <table:table-cell table:style-name="ce738" office:value-type="float" office:value="2015" calcext:value-type="float">
            <text:p>2015</text:p>
          </table:table-cell>
          <table:table-cell table:style-name="ce742" office:value-type="string" calcext:value-type="string">
            <text:p><text:span text:style-name="T2">Ali Paşa Aygaz </text:span>İsmail Tağaç Kira Bedeli</text:p>
          </table:table-cell>
          <table:table-cell table:style-name="ce754"/>
          <table:table-cell table:number-columns-repeated="2" table:style-name="ce761" office:value-type="float" office:value="4200" calcext:value-type="float">
            <text:p>4.200</text:p>
          </table:table-cell>
          <table:table-cell/>
          <table:table-cell table:style-name="ce772" table:formula="of:=[.G27]+[.E28]" office:value-type="float" office:value="223950" calcext:value-type="float">
            <text:p>223950</text:p>
          </table:table-cell>
        </table:table-row>
        <table:table-row table:style-name="ro3">
          <table:table-cell table:style-name="ce739" office:value-type="float" office:value="2015" calcext:value-type="float">
            <text:p>2015</text:p>
          </table:table-cell>
          <table:table-cell table:style-name="ce748" office:value-type="string" calcext:value-type="string">
            <text:p>Lise Arkası Ahmet Çalışkan </text:p>
          </table:table-cell>
          <table:table-cell table:style-name="ce755" table:formula="of:=SUM([.E26:.E29])" office:value-type="float" office:value="44500" calcext:value-type="float">
            <text:p>44.500</text:p>
          </table:table-cell>
          <table:table-cell table:number-columns-repeated="2" table:style-name="ce762" office:value-type="float" office:value="22550" calcext:value-type="float">
            <text:p>22.550</text:p>
          </table:table-cell>
          <table:table-cell table:style-name="ce770"/>
          <table:table-cell table:style-name="ce773" table:formula="of:=[.G28]+[.E29]" office:value-type="float" office:value="246500" calcext:value-type="float">
            <text:p>246500</text:p>
          </table:table-cell>
        </table:table-row>
        <table:table-row table:style-name="ro3">
          <table:table-cell table:style-name="ce736" office:value-type="float" office:value="2016" calcext:value-type="float">
            <text:p>2016</text:p>
          </table:table-cell>
          <table:table-cell table:style-name="ce747" office:value-type="string" calcext:value-type="string">
            <text:p><text:span text:style-name="T2">Hızarhane Yıkama </text:span>Mehmet Geyraslı kira bedeli</text:p>
          </table:table-cell>
          <table:table-cell table:style-name="ce757"/>
          <table:table-cell table:number-columns-repeated="2" table:style-name="ce760" office:value-type="float" office:value="13000" calcext:value-type="float">
            <text:p>13.000</text:p>
          </table:table-cell>
          <table:table-cell table:style-name="ce768"/>
          <table:table-cell table:style-name="ce776" table:formula="of:=[.G29]+[.E30]" office:value-type="float" office:value="259500" calcext:value-type="float">
            <text:p>259500</text:p>
          </table:table-cell>
        </table:table-row>
        <table:table-row table:style-name="ro3">
          <table:table-cell table:style-name="ce737" office:value-type="float" office:value="2016" calcext:value-type="float">
            <text:p>2016</text:p>
          </table:table-cell>
          <table:table-cell table:style-name="ce742" office:value-type="string" calcext:value-type="string">
            <text:p><text:span text:style-name="T2">Ali Paşa Milangaz </text:span>kira bedeli</text:p>
          </table:table-cell>
          <table:table-cell table:style-name="ce754"/>
          <table:table-cell table:number-columns-repeated="2" table:style-name="ce761" office:value-type="float" office:value="5600" calcext:value-type="float">
            <text:p>5.600</text:p>
          </table:table-cell>
          <table:table-cell/>
          <table:table-cell table:style-name="ce772" table:formula="of:=[.G30]+[.E31]" office:value-type="float" office:value="265100" calcext:value-type="float">
            <text:p>265100</text:p>
          </table:table-cell>
        </table:table-row>
        <table:table-row table:style-name="ro3">
          <table:table-cell table:style-name="ce737" office:value-type="float" office:value="2016" calcext:value-type="float">
            <text:p>2016</text:p>
          </table:table-cell>
          <table:table-cell table:style-name="ce742" office:value-type="string" calcext:value-type="string">
            <text:p><text:span text:style-name="T2">Ali Paşa Yıkama </text:span>Adem Kesici kira bedeli</text:p>
          </table:table-cell>
          <table:table-cell table:style-name="ce754" office:value-type="percentage" office:value="0.1" calcext:value-type="percentage">
            <text:p>%10,00</text:p>
          </table:table-cell>
          <table:table-cell table:number-columns-repeated="2" table:style-name="ce761" office:value-type="float" office:value="15125" calcext:value-type="float">
            <text:p>15.125</text:p>
          </table:table-cell>
          <table:table-cell/>
          <table:table-cell table:style-name="ce772" table:formula="of:=[.G31]+[.E32]" office:value-type="float" office:value="280225" calcext:value-type="float">
            <text:p>280225</text:p>
          </table:table-cell>
        </table:table-row>
        <table:table-row table:style-name="ro3">
          <table:table-cell table:style-name="ce737" office:value-type="float" office:value="2016" calcext:value-type="float">
            <text:p>2016</text:p>
          </table:table-cell>
          <table:table-cell table:style-name="ce742" office:value-type="string" calcext:value-type="string">
            <text:p><text:span text:style-name="T2">Ali Paşa Aygaz </text:span>İsmail Tağaç Kira Bedeli</text:p>
          </table:table-cell>
          <table:table-cell table:style-name="ce754"/>
          <table:table-cell table:style-name="ce761" office:value-type="float" office:value="4200" calcext:value-type="float">
            <text:p>4.200</text:p>
          </table:table-cell>
          <table:table-cell table:style-name="ce761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772" table:formula="of:=[.G32]+[.E33]" office:value-type="float" office:value="283175" calcext:value-type="float">
            <text:p>283175</text:p>
          </table:table-cell>
        </table:table-row>
        <table:table-row table:style-name="ro3">
          <table:table-cell table:style-name="ce739" office:value-type="float" office:value="2016" calcext:value-type="float">
            <text:p>2016</text:p>
          </table:table-cell>
          <table:table-cell table:style-name="ce748" office:value-type="string" calcext:value-type="string">
            <text:p>Lise Arkası Ahmet Çalışkan </text:p>
          </table:table-cell>
          <table:table-cell table:style-name="ce755" table:formula="of:=SUM([.E30:.E34])" office:value-type="float" office:value="61675" calcext:value-type="float">
            <text:p>61.675</text:p>
          </table:table-cell>
          <table:table-cell table:number-columns-repeated="2" table:style-name="ce762" office:value-type="float" office:value="25000" calcext:value-type="float">
            <text:p>25.000</text:p>
          </table:table-cell>
          <table:table-cell table:style-name="ce770"/>
          <table:table-cell table:style-name="ce773" table:formula="of:=[.G33]+[.E34]" office:value-type="float" office:value="308175" calcext:value-type="float">
            <text:p>308175</text:p>
          </table:table-cell>
        </table:table-row>
        <table:table-row table:style-name="ro3">
          <table:table-cell table:style-name="ce745" office:value-type="float" office:value="2017" calcext:value-type="float">
            <text:p>2017</text:p>
          </table:table-cell>
          <table:table-cell table:style-name="ce747" office:value-type="string" calcext:value-type="string">
            <text:p><text:span text:style-name="T2">Hızarhane Yıkama </text:span>Mehmet Geyraslı kira bedeli</text:p>
          </table:table-cell>
          <table:table-cell table:style-name="ce757"/>
          <table:table-cell table:number-columns-repeated="2" table:style-name="ce760" office:value-type="float" office:value="15400" calcext:value-type="float">
            <text:p>15.400</text:p>
          </table:table-cell>
          <table:table-cell table:style-name="ce768"/>
          <table:table-cell table:style-name="ce776" table:formula="of:=[.G34]+[.E35]" office:value-type="float" office:value="323575" calcext:value-type="float">
            <text:p>323575</text:p>
          </table:table-cell>
        </table:table-row>
        <table:table-row table:style-name="ro3">
          <table:table-cell table:style-name="ce738" office:value-type="float" office:value="2017" calcext:value-type="float">
            <text:p>2017</text:p>
          </table:table-cell>
          <table:table-cell table:style-name="ce742" office:value-type="string" calcext:value-type="string">
            <text:p><text:span text:style-name="T2">Ali Paşa Milangaz </text:span>Gökhan Öner Kira Bedeli</text:p>
          </table:table-cell>
          <table:table-cell table:style-name="ce754"/>
          <table:table-cell table:number-columns-repeated="2" table:style-name="ce761" office:value-type="float" office:value="4400" calcext:value-type="float">
            <text:p>4.400</text:p>
          </table:table-cell>
          <table:table-cell/>
          <table:table-cell table:style-name="ce772" table:formula="of:=[.G35]+[.E36]" office:value-type="float" office:value="327975" calcext:value-type="float">
            <text:p>327975</text:p>
          </table:table-cell>
        </table:table-row>
        <table:table-row table:style-name="ro3">
          <table:table-cell table:style-name="ce738" office:value-type="float" office:value="2017" calcext:value-type="float">
            <text:p>2017</text:p>
          </table:table-cell>
          <table:table-cell table:style-name="ce742" office:value-type="string" calcext:value-type="string">
            <text:p><text:span text:style-name="T2">Ali Paşa Yıkama </text:span>Adem Kesici kira bedeli</text:p>
          </table:table-cell>
          <table:table-cell table:style-name="ce754" office:value-type="percentage" office:value="0.1245" calcext:value-type="percentage">
            <text:p>%12,45</text:p>
          </table:table-cell>
          <table:table-cell table:number-columns-repeated="2" table:style-name="ce761" office:value-type="float" office:value="17050" calcext:value-type="float">
            <text:p>17.050</text:p>
          </table:table-cell>
          <table:table-cell/>
          <table:table-cell table:style-name="ce772" table:formula="of:=[.G36]+[.E37]" office:value-type="float" office:value="345025" calcext:value-type="float">
            <text:p>345025</text:p>
          </table:table-cell>
        </table:table-row>
        <table:table-row table:style-name="ro3">
          <table:table-cell table:style-name="ce738" office:value-type="float" office:value="2017" calcext:value-type="float">
            <text:p>2017</text:p>
          </table:table-cell>
          <table:table-cell table:style-name="ce742" office:value-type="string" calcext:value-type="string">
            <text:p><text:span text:style-name="T2">Ali Paşa Yıkama </text:span>Adem Kesici kira bedeli</text:p>
          </table:table-cell>
          <table:table-cell table:style-name="ce754"/>
          <table:table-cell table:number-columns-repeated="2" table:style-name="ce761" office:value-type="float" office:value="3000" calcext:value-type="float">
            <text:p>3.000</text:p>
          </table:table-cell>
          <table:table-cell/>
          <table:table-cell table:style-name="ce772" table:formula="of:=[.G37]+[.E38]" office:value-type="float" office:value="348025" calcext:value-type="float">
            <text:p>348025</text:p>
          </table:table-cell>
        </table:table-row>
        <table:table-row table:style-name="ro3">
          <table:table-cell table:style-name="ce738" office:value-type="float" office:value="2017" calcext:value-type="float">
            <text:p>2017</text:p>
          </table:table-cell>
          <table:table-cell table:style-name="ce742" office:value-type="string" calcext:value-type="string">
            <text:p><text:span text:style-name="T2">Ali Paşa Aygaz </text:span>İsmail Tağaç Kira Bedeli</text:p>
          </table:table-cell>
          <table:table-cell table:style-name="ce754"/>
          <table:table-cell table:style-name="ce761" office:value-type="float" office:value="2400" calcext:value-type="float">
            <text:p>2.400</text:p>
          </table:table-cell>
          <table:table-cell table:style-name="ce761"/>
          <table:table-cell table:formula="of:=[.D39]-[.E39]" office:value-type="float" office:value="2400" calcext:value-type="float">
            <text:p>2.400</text:p>
          </table:table-cell>
          <table:table-cell table:style-name="ce772" table:formula="of:=[.G38]+[.E39]" office:value-type="float" office:value="348025" calcext:value-type="float">
            <text:p>348025</text:p>
          </table:table-cell>
        </table:table-row>
        <table:table-row table:style-name="ro3">
          <table:table-cell table:style-name="ce738" office:value-type="float" office:value="2017" calcext:value-type="float">
            <text:p>2017</text:p>
          </table:table-cell>
          <table:table-cell table:style-name="ce742" office:value-type="string" calcext:value-type="string">
            <text:p><text:span text:style-name="T2">Ali Paşa Aygaz </text:span>Samet Mine kira bedeli</text:p>
          </table:table-cell>
          <table:table-cell table:style-name="ce754"/>
          <table:table-cell table:style-name="ce761" office:value-type="float" office:value="5000" calcext:value-type="float">
            <text:p>5.000</text:p>
          </table:table-cell>
          <table:table-cell table:style-name="ce761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772" table:formula="of:=[.G39]+[.E40]" office:value-type="float" office:value="351325" calcext:value-type="float">
            <text:p>351325</text:p>
          </table:table-cell>
        </table:table-row>
        <table:table-row table:style-name="ro3">
          <table:table-cell table:style-name="ce744" office:value-type="float" office:value="2017" calcext:value-type="float">
            <text:p>2017</text:p>
          </table:table-cell>
          <table:table-cell table:style-name="ce748" office:value-type="string" calcext:value-type="string">
            <text:p>Lise Arkası Ahmet Çalışkan </text:p>
          </table:table-cell>
          <table:table-cell table:style-name="ce755" table:formula="of:=SUM([.E35:.E41])" office:value-type="float" office:value="70650" calcext:value-type="float">
            <text:p>70.650</text:p>
          </table:table-cell>
          <table:table-cell table:number-columns-repeated="2" table:style-name="ce762" office:value-type="float" office:value="27500" calcext:value-type="float">
            <text:p>27.500</text:p>
          </table:table-cell>
          <table:table-cell table:style-name="ce770"/>
          <table:table-cell table:style-name="ce773" table:formula="of:=[.G40]+[.E41]" office:value-type="float" office:value="378825" calcext:value-type="float">
            <text:p>378825</text:p>
          </table:table-cell>
        </table:table-row>
        <table:table-row table:style-name="ro3">
          <table:table-cell table:style-name="ce736" office:value-type="float" office:value="2018" calcext:value-type="float">
            <text:p>2018</text:p>
          </table:table-cell>
          <table:table-cell table:style-name="ce749" office:value-type="string" calcext:value-type="string">
            <text:p><text:span text:style-name="T2">Hızarhane Yıkama </text:span>Mehmet Geyraslı kira bedeli</text:p>
          </table:table-cell>
          <table:table-cell table:style-name="ce757"/>
          <table:table-cell table:number-columns-repeated="2" table:style-name="ce760" office:value-type="float" office:value="1500" calcext:value-type="float">
            <text:p>1.500</text:p>
          </table:table-cell>
          <table:table-cell table:style-name="ce768"/>
          <table:table-cell table:style-name="ce776" table:formula="of:=[.G41]+[.E42]" office:value-type="float" office:value="380325" calcext:value-type="float">
            <text:p>380325</text:p>
          </table:table-cell>
        </table:table-row>
        <table:table-row table:style-name="ro3">
          <table:table-cell table:style-name="ce737" office:value-type="float" office:value="2018" calcext:value-type="float">
            <text:p>2018</text:p>
          </table:table-cell>
          <table:table-cell table:style-name="ce742" office:value-type="string" calcext:value-type="string">
            <text:p><text:span text:style-name="T2">Ali Paşa Milangaz </text:span>özge kahraman kira bedeli</text:p>
          </table:table-cell>
          <table:table-cell table:style-name="ce754"/>
          <table:table-cell table:number-columns-repeated="2" table:style-name="ce761" office:value-type="float" office:value="7200" calcext:value-type="float">
            <text:p>7.200</text:p>
          </table:table-cell>
          <table:table-cell/>
          <table:table-cell table:style-name="ce772" table:formula="of:=[.G42]+[.E43]" office:value-type="float" office:value="387525" calcext:value-type="float">
            <text:p>387525</text:p>
          </table:table-cell>
        </table:table-row>
        <table:table-row table:style-name="ro3">
          <table:table-cell table:style-name="ce737" office:value-type="float" office:value="2018" calcext:value-type="float">
            <text:p>2018</text:p>
          </table:table-cell>
          <table:table-cell table:style-name="ce742" office:value-type="string" calcext:value-type="string">
            <text:p>Ali Paşa Yıkama Adem Kesici kira bedeli</text:p>
          </table:table-cell>
          <table:table-cell table:style-name="ce754" office:value-type="percentage" office:value="0.158" calcext:value-type="percentage">
            <text:p>%15,80</text:p>
          </table:table-cell>
          <table:table-cell table:number-columns-repeated="2" table:style-name="ce761" office:value-type="float" office:value="19686" calcext:value-type="float">
            <text:p>19.686</text:p>
          </table:table-cell>
          <table:table-cell/>
          <table:table-cell table:style-name="ce772" table:formula="of:=[.G43]+[.E44]" office:value-type="float" office:value="407211" calcext:value-type="float">
            <text:p>407211</text:p>
          </table:table-cell>
        </table:table-row>
        <table:table-row table:style-name="ro3">
          <table:table-cell table:style-name="ce737" office:value-type="float" office:value="2018" calcext:value-type="float">
            <text:p>2018</text:p>
          </table:table-cell>
          <table:table-cell table:style-name="ce742" office:value-type="string" calcext:value-type="string">
            <text:p><text:span text:style-name="T2">Ali Paşa Aygaz </text:span>Asena Dursun Kira Bedeli</text:p>
          </table:table-cell>
          <table:table-cell table:style-name="ce754"/>
          <table:table-cell table:number-columns-repeated="2" table:style-name="ce761" office:value-type="float" office:value="7200" calcext:value-type="float">
            <text:p>7.200</text:p>
          </table:table-cell>
          <table:table-cell/>
          <table:table-cell table:style-name="ce772" table:formula="of:=[.G44]+[.E45]" office:value-type="float" office:value="414411" calcext:value-type="float">
            <text:p>414411</text:p>
          </table:table-cell>
        </table:table-row>
        <table:table-row table:style-name="ro3">
          <table:table-cell table:style-name="ce739" office:value-type="float" office:value="2018" calcext:value-type="float">
            <text:p>2018</text:p>
          </table:table-cell>
          <table:table-cell table:style-name="ce748" office:value-type="string" calcext:value-type="string">
            <text:p>Lise Arkası Ahmet Çalışkan </text:p>
          </table:table-cell>
          <table:table-cell table:style-name="ce755" table:formula="of:=SUM([.E42:.E46])" office:value-type="float" office:value="68086" calcext:value-type="float">
            <text:p>68.086</text:p>
          </table:table-cell>
          <table:table-cell table:number-columns-repeated="2" table:style-name="ce762" office:value-type="float" office:value="32500" calcext:value-type="float">
            <text:p>32.500</text:p>
          </table:table-cell>
          <table:table-cell table:style-name="ce770"/>
          <table:table-cell table:style-name="ce773" table:formula="of:=[.G45]+[.E46]" office:value-type="float" office:value="446911" calcext:value-type="float">
            <text:p>446911</text:p>
          </table:table-cell>
        </table:table-row>
        <table:table-row table:style-name="ro3">
          <table:table-cell table:style-name="ce736" office:value-type="float" office:value="2019" calcext:value-type="float">
            <text:p>2019</text:p>
          </table:table-cell>
          <table:table-cell table:style-name="ce747" office:value-type="string" calcext:value-type="string">
            <text:p><text:span text:style-name="T2">Ali Paşa Milangaz </text:span>özge kahraman kira bedeli</text:p>
          </table:table-cell>
          <table:table-cell table:style-name="ce757"/>
          <table:table-cell table:number-columns-repeated="2" table:style-name="ce760" office:value-type="float" office:value="8520" calcext:value-type="float">
            <text:p>8.520</text:p>
          </table:table-cell>
          <table:table-cell table:style-name="ce768"/>
          <table:table-cell table:style-name="ce776" table:formula="of:=[.G46]+[.E47]" office:value-type="float" office:value="455431" calcext:value-type="float">
            <text:p>455431</text:p>
          </table:table-cell>
        </table:table-row>
        <table:table-row table:style-name="ro3">
          <table:table-cell table:style-name="ce737" office:value-type="float" office:value="2019" calcext:value-type="float">
            <text:p>2019</text:p>
          </table:table-cell>
          <table:table-cell table:style-name="ce742" office:value-type="string" calcext:value-type="string">
            <text:p><text:span text:style-name="T2">Al Paşa Yıkama </text:span>19-20 kira bedeli</text:p>
          </table:table-cell>
          <table:table-cell table:style-name="ce754" office:value-type="percentage" office:value="0.34" calcext:value-type="percentage">
            <text:p>%34,00</text:p>
          </table:table-cell>
          <table:table-cell table:style-name="ce761" office:value-type="float" office:value="26380" calcext:value-type="float">
            <text:p>26.380</text:p>
          </table:table-cell>
          <table:table-cell table:style-name="ce761" office:value-type="float" office:value="24500" calcext:value-type="float">
            <text:p>24.500</text:p>
          </table:table-cell>
          <table:table-cell table:formula="of:=[.D48]-[.E48]" office:value-type="float" office:value="1880" calcext:value-type="float">
            <text:p>1.880</text:p>
          </table:table-cell>
          <table:table-cell table:style-name="ce772" table:formula="of:=[.G47]+[.E48]" office:value-type="float" office:value="479931" calcext:value-type="float">
            <text:p>479931</text:p>
          </table:table-cell>
        </table:table-row>
        <table:table-row table:style-name="ro3">
          <table:table-cell table:style-name="ce739" office:value-type="float" office:value="2019" calcext:value-type="float">
            <text:p>2019</text:p>
          </table:table-cell>
          <table:table-cell table:style-name="ce748" office:value-type="string" calcext:value-type="string">
            <text:p>Lise Arkası Ahmet Çalışkan </text:p>
          </table:table-cell>
          <table:table-cell table:style-name="ce755" table:formula="of:=SUM([.E47:.E49])" office:value-type="float" office:value="72020" calcext:value-type="float">
            <text:p>72.020</text:p>
          </table:table-cell>
          <table:table-cell table:number-columns-repeated="2" table:style-name="ce762" office:value-type="float" office:value="39000" calcext:value-type="float">
            <text:p>39.000</text:p>
          </table:table-cell>
          <table:table-cell table:style-name="ce770"/>
          <table:table-cell table:style-name="ce773" table:formula="of:=[.G48]+[.E49]" office:value-type="float" office:value="518931" calcext:value-type="float">
            <text:p>518931</text:p>
          </table:table-cell>
        </table:table-row>
        <table:table-row table:style-name="ro3">
          <table:table-cell table:style-name="ce746" table:number-columns-repeated="2"/>
          <table:table-cell table:style-name="ce754"/>
          <table:table-cell table:style-name="ce763" table:formula="of:=SUM([.D4:.D49])" office:value-type="float" office:value="526161" calcext:value-type="float">
            <text:p>526161</text:p>
          </table:table-cell>
          <table:table-cell table:style-name="ce763" table:formula="of:=SUM([.E4:.E49])" office:value-type="float" office:value="518931" calcext:value-type="float">
            <text:p>518931</text:p>
          </table:table-cell>
          <table:table-cell table:style-name="ce763" table:formula="of:=SUM([.F4:.F49])" office:value-type="float" office:value="7230" calcext:value-type="float">
            <text:p>7230</text:p>
          </table:table-cell>
          <table:table-cell table:style-name="ce763" table:formula="of:=[.G49]" office:value-type="float" office:value="518931" calcext:value-type="float">
            <text:p>518931</text:p>
          </table:table-cell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Lise" table:style-name="ta1">
        <table:table-column table:style-name="co23" table:default-cell-style-name="ce777"/>
        <table:table-column table:style-name="co24" table:default-cell-style-name="ce646"/>
        <table:table-column table:style-name="co25" table:default-cell-style-name="ce646"/>
        <table:table-column table:style-name="co23" table:default-cell-style-name="ce646"/>
        <table:table-column table:style-name="co26" table:default-cell-style-name="ce646"/>
        <table:table-column table:style-name="co27" table:default-cell-style-name="ce646"/>
        <table:table-column table:style-name="co23" table:default-cell-style-name="ce646"/>
        <table:table-column table:style-name="co15" table:number-columns-repeated="1017" table:default-cell-style-name="ce646"/>
        <table:table-row table:style-name="ro4">
          <table:table-cell/>
          <table:table-cell table:style-name="ce783" office:value-type="string" calcext:value-type="string">
            <text:p>Lise arkası Kira </text:p>
          </table:table-cell>
          <table:table-cell table:style-name="ce787" table:formula="of:=SUM([.C2:.C31])" office:value-type="float" office:value="220019.94" calcext:value-type="float">
            <text:p>220.019,94</text:p>
          </table:table-cell>
          <table:table-cell table:style-name="ce787" table:formula="of:=SUM([.D2:.D35])" office:value-type="float" office:value="220019.94" calcext:value-type="float">
            <text:p>220.019,94</text:p>
          </table:table-cell>
          <table:table-cell table:style-name="ce787"/>
          <table:table-cell table:style-name="ce787" table:formula="of:=SUM([.F2:.F36])" office:value-type="float" office:value="38391.14" calcext:value-type="float">
            <text:p>38.391,14</text:p>
          </table:table-cell>
          <table:table-cell table:style-name="ce787" table:formula="of:=[.D1]-[.F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1">
          <table:table-cell table:style-name="ce778" office:value-type="string" calcext:value-type="string">
            <text:p>Tarih</text:p>
          </table:table-cell>
          <table:table-cell table:style-name="ce784" office:value-type="string" calcext:value-type="string">
            <text:p>Açıklama</text:p>
          </table:table-cell>
          <table:table-cell table:style-name="ce788" office:value-type="string" calcext:value-type="string">
            <text:p>Kira bedeli</text:p>
          </table:table-cell>
          <table:table-cell table:style-name="ce788" office:value-type="string" calcext:value-type="string">
            <text:p>Gelir</text:p>
          </table:table-cell>
          <table:table-cell table:style-name="ce788" office:value-type="string" calcext:value-type="string">
            <text:p>Bakiye</text:p>
          </table:table-cell>
          <table:table-cell table:style-name="ce788" office:value-type="string" calcext:value-type="string">
            <text:p>Gider</text:p>
          </table:table-cell>
          <table:table-cell table:style-name="ce788" office:value-type="string" calcext:value-type="string">
            <text:p>Kas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8800" calcext:value-type="float">
            <text:p>8.800,00</text:p>
          </table:table-cell>
          <table:table-cell table:formula="of:=[.E3]+[.C4]-[.D4]" office:value-type="float" office:value="0" calcext:value-type="float">
            <text:p>0,00</text:p>
          </table:table-cell>
          <table:table-cell/>
          <table:table-cell table:formula="of:=[.G3]+[.D4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1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23600" calcext:value-type="float">
            <text:p>23.600,00</text:p>
          </table:table-cell>
          <table:table-cell table:formula="of:=[.E4]+[.C5]-[.D5]" office:value-type="float" office:value="0" calcext:value-type="float">
            <text:p>0,00</text:p>
          </table:table-cell>
          <table:table-cell/>
          <table:table-cell table:formula="of:=[.G4]+[.D5]" office:value-type="float" office:value="32400" calcext:value-type="float">
            <text:p>32.400,00</text:p>
          </table:table-cell>
          <table:table-cell table:number-columns-repeated="1017"/>
        </table:table-row>
        <table:table-row table:style-name="ro1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" office:value-type="float" office:value="51100" calcext:value-type="float">
            <text:p>51.100,00</text:p>
          </table:table-cell>
          <table:table-cell table:number-columns-repeated="1017"/>
        </table:table-row>
        <table:table-row table:style-name="ro1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 table:formula="of:=[.E6]+[.C7]-[.D7]" office:value-type="float" office:value="0" calcext:value-type="float">
            <text:p>0,00</text:p>
          </table:table-cell>
          <table:table-cell/>
          <table:table-cell table:formula="of:=[.G6]+[.D7]" office:value-type="float" office:value="71600" calcext:value-type="float">
            <text:p>71.600,00</text:p>
          </table:table-cell>
          <table:table-cell table:number-columns-repeated="1017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" office:value-type="float" office:value="94150" calcext:value-type="float">
            <text:p>94.150,00</text:p>
          </table:table-cell>
          <table:table-cell table:number-columns-repeated="1017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formula="of:=[.E8]+[.C9]-[.D9]" office:value-type="float" office:value="0" calcext:value-type="float">
            <text:p>0,00</text:p>
          </table:table-cell>
          <table:table-cell/>
          <table:table-cell table:formula="of:=[.G8]+[.D9]" office:value-type="float" office:value="119150" calcext:value-type="float">
            <text:p>119.150,00</text:p>
          </table:table-cell>
          <table:table-cell table:number-columns-repeated="1017"/>
        </table:table-row>
        <table:table-row table:style-name="ro1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formula="of:=[.E9]+[.C10]-[.D10]" office:value-type="float" office:value="0" calcext:value-type="float">
            <text:p>0,00</text:p>
          </table:table-cell>
          <table:table-cell/>
          <table:table-cell table:formula="of:=[.G9]+[.D10]" office:value-type="float" office:value="146650" calcext:value-type="float">
            <text:p>146.650,00</text:p>
          </table:table-cell>
          <table:table-cell table:number-columns-repeated="1017"/>
        </table:table-row>
        <table:table-row table:style-name="ro1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2500" calcext:value-type="float">
            <text:p>32.500,00</text:p>
          </table:table-cell>
          <table:table-cell table:formula="of:=[.E10]+[.C11]-[.D11]" office:value-type="float" office:value="0" calcext:value-type="float">
            <text:p>0,00</text:p>
          </table:table-cell>
          <table:table-cell/>
          <table:table-cell table:formula="of:=[.G10]+[.D11]" office:value-type="float" office:value="179150" calcext:value-type="float">
            <text:p>179.150,00</text:p>
          </table:table-cell>
          <table:table-cell table:number-columns-repeated="1017"/>
        </table:table-row>
        <table:table-row table:style-name="ro1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formula="of:=[.E11]+[.C12]-[.D12]" office:value-type="float" office:value="0" calcext:value-type="float">
            <text:p>0,00</text:p>
          </table:table-cell>
          <table:table-cell/>
          <table:table-cell table:formula="of:=[.G11]+[.D12]" office:value-type="float" office:value="218150" calcext:value-type="float">
            <text:p>218.150,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 table:formula="of:=[.E12]+[.C13]-[.D13]" office:value-type="float" office:value="0" calcext:value-type="float">
            <text:p>0,00</text:p>
          </table:table-cell>
          <table:table-cell/>
          <table:table-cell table:formula="of:=[.G12]+[.D13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3]+[.D14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4]+[.D15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5]+[.D16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6]+[.D17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7]+[.D18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3">
          <table:table-cell table:style-name="ce779" office:value-type="float" office:value="2011" calcext:value-type="float">
            <text:p>2011</text:p>
          </table:table-cell>
          <table:table-cell table:style-name="ce785" office:value-type="string" calcext:value-type="string">
            <text:p>Hasibe Balcı</text:p>
          </table:table-cell>
          <table:table-cell table:style-name="Default"/>
          <table:table-cell/>
          <table:table-cell table:formula="of:=[.E18]+[.F19]-[.D19]" office:value-type="float" office:value="10060.59" calcext:value-type="float">
            <text:p>10.060,59</text:p>
          </table:table-cell>
          <table:table-cell office:value-type="float" office:value="10060.59" calcext:value-type="float">
            <text:p>10.060,59</text:p>
          </table:table-cell>
          <table:table-cell table:formula="of:=[.G18]+[.D19]-[.F19]" office:value-type="float" office:value="209959.35" calcext:value-type="float">
            <text:p>209.959,35</text:p>
          </table:table-cell>
          <table:table-cell table:number-columns-repeated="1017"/>
        </table:table-row>
        <table:table-row table:style-name="ro3">
          <table:table-cell table:style-name="ce780"/>
          <table:table-cell table:style-name="ce785" office:value-type="string" calcext:value-type="string">
            <text:p>eski 4 kömür parası</text:p>
          </table:table-cell>
          <table:table-cell table:style-name="Default"/>
          <table:table-cell/>
          <table:table-cell table:formula="of:=[.E19]+[.F20]-[.D20]" office:value-type="float" office:value="10270.59" calcext:value-type="float">
            <text:p>10.270,59</text:p>
          </table:table-cell>
          <table:table-cell office:value-type="float" office:value="210" calcext:value-type="float">
            <text:p>210,00</text:p>
          </table:table-cell>
          <table:table-cell table:formula="of:=[.G19]+[.D20]-[.F20]" office:value-type="float" office:value="209749.35" calcext:value-type="float">
            <text:p>209.749,35</text:p>
          </table:table-cell>
          <table:table-cell table:number-columns-repeated="1017"/>
        </table:table-row>
        <table:table-row table:style-name="ro3">
          <table:table-cell table:style-name="ce780"/>
          <table:table-cell table:style-name="ce670" office:value-type="string" calcext:value-type="string">
            <text:p>su vergi bldy <text:s text:c="3"/>5020-1862=3158</text:p>
          </table:table-cell>
          <table:table-cell table:style-name="Default"/>
          <table:table-cell table:style-name="ce670"/>
          <table:table-cell table:formula="of:=[.E20]+[.F21]-[.D21]" office:value-type="float" office:value="14560.59" calcext:value-type="float">
            <text:p>14.560,59</text:p>
          </table:table-cell>
          <table:table-cell office:value-type="float" office:value="4290" calcext:value-type="float">
            <text:p>4.290,00</text:p>
          </table:table-cell>
          <table:table-cell table:formula="of:=[.G20]+[.D21]-[.F21]" office:value-type="float" office:value="205459.35" calcext:value-type="float">
            <text:p>205.459,35</text:p>
          </table:table-cell>
          <table:table-cell table:number-columns-repeated="1017"/>
        </table:table-row>
        <table:table-row table:style-name="ro3">
          <table:table-cell table:style-name="ce780"/>
          <table:table-cell table:style-name="ce670" office:value-type="string" calcext:value-type="string">
            <text:p>emlak vergisi <text:s text:c="2"/>1862 amcamın hesabına yazıldı</text:p>
          </table:table-cell>
          <table:table-cell table:style-name="Default"/>
          <table:table-cell table:style-name="ce670"/>
          <table:table-cell table:formula="of:=[.E21]+[.F22]-[.D22]" office:value-type="float" office:value="17718.59" calcext:value-type="float">
            <text:p>17.718,59</text:p>
          </table:table-cell>
          <table:table-cell office:value-type="float" office:value="3158" calcext:value-type="float">
            <text:p>3.158,00</text:p>
          </table:table-cell>
          <table:table-cell table:formula="of:=[.G21]+[.D22]-[.F22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22]+[.F23]-[.D23]" office:value-type="float" office:value="17718.59" calcext:value-type="float">
            <text:p>17.718,59</text:p>
          </table:table-cell>
          <table:table-cell/>
          <table:table-cell table:formula="of:=[.G22]+[.D23]-[.F23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3">
          <table:table-cell table:style-name="ce779" office:value-type="float" office:value="2012" calcext:value-type="float">
            <text:p>2012</text:p>
          </table:table-cell>
          <table:table-cell table:style-name="ce785" office:value-type="string" calcext:value-type="string">
            <text:p>Hasibe Balcı</text:p>
          </table:table-cell>
          <table:table-cell table:style-name="Default"/>
          <table:table-cell/>
          <table:table-cell table:formula="of:=[.E23]+[.F24]-[.D24]" office:value-type="float" office:value="20588.55" calcext:value-type="float">
            <text:p>20.588,55</text:p>
          </table:table-cell>
          <table:table-cell office:value-type="float" office:value="2869.96" calcext:value-type="float">
            <text:p>2.869,96</text:p>
          </table:table-cell>
          <table:table-cell table:formula="of:=[.G23]+[.D24]-[.F24]" office:value-type="float" office:value="199431.39" calcext:value-type="float">
            <text:p>199.431,39</text:p>
          </table:table-cell>
          <table:table-cell table:number-columns-repeated="1017"/>
        </table:table-row>
        <table:table-row table:style-name="ro3">
          <table:table-cell table:style-name="ce780"/>
          <table:table-cell table:style-name="ce785" office:value-type="string" calcext:value-type="string">
            <text:p>avukat sözleşme</text:p>
          </table:table-cell>
          <table:table-cell table:style-name="Default"/>
          <table:table-cell/>
          <table:table-cell table:formula="of:=[.E24]+[.F25]-[.D25]" office:value-type="float" office:value="20788.55" calcext:value-type="float">
            <text:p>20.788,55</text:p>
          </table:table-cell>
          <table:table-cell office:value-type="float" office:value="200" calcext:value-type="float">
            <text:p>200,00</text:p>
          </table:table-cell>
          <table:table-cell table:formula="of:=[.G24]+[.D25]-[.F25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25]+[.F26]-[.D26]" office:value-type="float" office:value="20788.55" calcext:value-type="float">
            <text:p>20.788,55</text:p>
          </table:table-cell>
          <table:table-cell/>
          <table:table-cell table:formula="of:=[.G25]+[.D26]-[.F26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3">
          <table:table-cell table:style-name="ce779" office:value-type="float" office:value="2013" calcext:value-type="float">
            <text:p>2013</text:p>
          </table:table-cell>
          <table:table-cell table:style-name="ce785" office:value-type="string" calcext:value-type="string">
            <text:p>Hasibe Balcı</text:p>
          </table:table-cell>
          <table:table-cell table:style-name="Default"/>
          <table:table-cell/>
          <table:table-cell table:formula="of:=[.E26]+[.F27]-[.D27]" office:value-type="float" office:value="23770.43" calcext:value-type="float">
            <text:p>23.770,43</text:p>
          </table:table-cell>
          <table:table-cell office:value-type="float" office:value="2981.88" calcext:value-type="float">
            <text:p>2.981,88</text:p>
          </table:table-cell>
          <table:table-cell table:formula="of:=[.G26]+[.D27]-[.F27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27]+[.F28]-[.D28]" office:value-type="float" office:value="23770.43" calcext:value-type="float">
            <text:p>23.770,43</text:p>
          </table:table-cell>
          <table:table-cell/>
          <table:table-cell table:formula="of:=[.G27]+[.D28]-[.F28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3">
          <table:table-cell table:style-name="ce779" office:value-type="float" office:value="2014" calcext:value-type="float">
            <text:p>2014</text:p>
          </table:table-cell>
          <table:table-cell table:style-name="ce785" office:value-type="string" calcext:value-type="string">
            <text:p>Hasibe Balcı</text:p>
          </table:table-cell>
          <table:table-cell table:style-name="Default"/>
          <table:table-cell/>
          <table:table-cell table:formula="of:=[.E28]+[.F29]-[.D29]" office:value-type="float" office:value="26266.14" calcext:value-type="float">
            <text:p>26.266,14</text:p>
          </table:table-cell>
          <table:table-cell office:value-type="float" office:value="2495.71" calcext:value-type="float">
            <text:p>2.495,71</text:p>
          </table:table-cell>
          <table:table-cell table:formula="of:=[.G28]+[.D29]-[.F29]" office:value-type="float" office:value="193753.8" calcext:value-type="float">
            <text:p>193.753,80</text:p>
          </table:table-cell>
          <table:table-cell table:number-columns-repeated="1017"/>
        </table:table-row>
        <table:table-row table:style-name="ro3">
          <table:table-cell table:style-name="ce780"/>
          <table:table-cell table:style-name="ce670" office:value-type="string" calcext:value-type="string">
            <text:p>naciye annemin hesabı</text:p>
          </table:table-cell>
          <table:table-cell table:style-name="Default"/>
          <table:table-cell/>
          <table:table-cell table:formula="of:=[.E29]+[.F30]-[.D30]" office:value-type="float" office:value="32266.14" calcext:value-type="float">
            <text:p>32.266,14</text:p>
          </table:table-cell>
          <table:table-cell office:value-type="float" office:value="6000" calcext:value-type="float">
            <text:p>6.000,00</text:p>
          </table:table-cell>
          <table:table-cell table:formula="of:=[.G29]+[.D30]-[.F30]" office:value-type="float" office:value="187753.8" calcext:value-type="float">
            <text:p>187.753,80</text:p>
          </table:table-cell>
          <table:table-cell table:number-columns-repeated="1017"/>
        </table:table-row>
        <table:table-row table:style-name="ro3">
          <table:table-cell table:style-name="ce780"/>
          <table:table-cell table:style-name="ce785" office:value-type="string" calcext:value-type="string">
            <text:p>tapu masrafı ali balcı</text:p>
          </table:table-cell>
          <table:table-cell table:style-name="Default"/>
          <table:table-cell/>
          <table:table-cell table:formula="of:=[.E30]+[.F31]-[.D31]" office:value-type="float" office:value="33266.14" calcext:value-type="float">
            <text:p>33.266,14</text:p>
          </table:table-cell>
          <table:table-cell office:value-type="float" office:value="1000" calcext:value-type="float">
            <text:p>1.000,00</text:p>
          </table:table-cell>
          <table:table-cell table:formula="of:=[.G30]+[.D31]-[.F31]" office:value-type="float" office:value="186753.8" calcext:value-type="float">
            <text:p>186.753,80</text:p>
          </table:table-cell>
          <table:table-cell table:number-columns-repeated="1017"/>
        </table:table-row>
        <table:table-row table:style-name="ro3">
          <table:table-cell table:style-name="ce780"/>
          <table:table-cell table:style-name="ce785" office:value-type="string" calcext:value-type="string">
            <text:p>tapu masrafı ali balcı</text:p>
          </table:table-cell>
          <table:table-cell table:style-name="Default"/>
          <table:table-cell/>
          <table:table-cell table:formula="of:=[.E31]+[.F32]-[.D32]" office:value-type="float" office:value="38266.14" calcext:value-type="float">
            <text:p>38.266,14</text:p>
          </table:table-cell>
          <table:table-cell office:value-type="float" office:value="5000" calcext:value-type="float">
            <text:p>5.000,00</text:p>
          </table:table-cell>
          <table:table-cell table:formula="of:=[.G31]+[.D32]-[.F32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32]+[.F33]-[.D33]" office:value-type="float" office:value="38266.14" calcext:value-type="float">
            <text:p>38.266,14</text:p>
          </table:table-cell>
          <table:table-cell table:style-name="Default"/>
          <table:table-cell table:formula="of:=[.G32]+[.D33]-[.C33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>
          <table:table-cell table:style-name="ce781" office:value-type="float" office:value="2019" calcext:value-type="float">
            <text:p>2019</text:p>
          </table:table-cell>
          <table:table-cell office:value-type="string" calcext:value-type="string">
            <text:p>maliye <text:s/>damga vergisi vs <text:s/>125</text:p>
          </table:table-cell>
          <table:table-cell table:style-name="Default" table:number-columns-repeated="2"/>
          <table:table-cell table:formula="of:=[.E33]+[.F34]-[.D34]" office:value-type="float" office:value="38391.14" calcext:value-type="float">
            <text:p>38.391,14</text:p>
          </table:table-cell>
          <table:table-cell table:style-name="Default" office:value-type="float" office:value="125" calcext:value-type="float">
            <text:p>125</text:p>
          </table:table-cell>
          <table:table-cell table:formula="of:=[.G33]+[.D34]-[.C34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formula="of:=[.E34]+[.F35]-[.D35]" office:value-type="float" office:value="38391.14" calcext:value-type="float">
            <text:p>38.391,14</text:p>
          </table:table-cell>
          <table:table-cell table:style-name="Default"/>
          <table:table-cell table:style-name="ce787" table:formula="of:=[.G34]+[.D35]-[.C35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5" table:number-rows-repeated="3">
          <table:table-cell table:style-name="ce782"/>
          <table:table-cell table:style-name="ce786"/>
          <table:table-cell/>
          <table:table-cell table:style-name="ce789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782"/>
          <table:table-cell table:style-name="ce786"/>
          <table:table-cell/>
          <table:table-cell table:style-name="ce786"/>
          <table:table-cell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ce782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 table:number-rows-repeated="2">
          <table:table-cell table:style-name="ce782"/>
          <table:table-cell table:style-name="ce786"/>
          <table:table-cell/>
          <table:table-cell table:style-name="ce786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ce782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782"/>
          <table:table-cell table:style-name="ce786"/>
          <table:table-cell/>
          <table:table-cell table:style-name="ce786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782"/>
          <table:table-cell table:style-name="ce786"/>
          <table:table-cell/>
          <table:table-cell table:style-name="ce786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782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gaz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646"/>
        <table:table-column table:style-name="co28" table:number-columns-repeated="2" table:default-cell-style-name="Default"/>
        <table:table-column table:style-name="co28" table:number-columns-repeated="3" table:default-cell-style-name="ce646"/>
        <table:table-row table:style-name="ro4">
          <table:table-cell/>
          <table:table-cell table:style-name="ce792" office:value-type="string" calcext:value-type="string">
            <text:p>Ali Paşa Aygaz</text:p>
          </table:table-cell>
          <table:table-cell table:number-columns-repeated="2"/>
          <table:table-cell table:style-name="ce795" office:value-type="string" calcext:value-type="string">
            <text:p>Toplam</text:p>
          </table:table-cell>
          <table:table-cell table:style-name="ce796" table:formula="of:=SUM([.F4:.F50])" office:value-type="float" office:value="24250" calcext:value-type="float">
            <text:p>24.250,00</text:p>
          </table:table-cell>
          <table:table-cell table:style-name="ce796" table:formula="of:=SUM([.G4:.G50])" office:value-type="float" office:value="18900" calcext:value-type="float">
            <text:p>18.900,00</text:p>
          </table:table-cell>
          <table:table-cell table:style-name="ce796" table:formula="of:=[.F1]-[.G1]" office:value-type="float" office:value="5350" calcext:value-type="float">
            <text:p>5.35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35" office:value-type="string" calcext:value-type="string">
            <text:p>Tarih</text:p>
          </table:table-cell>
          <table:table-cell table:style-name="ce735" office:value-type="string" calcext:value-type="string">
            <text:p>Açıklama</text:p>
          </table:table-cell>
          <table:table-cell table:style-name="ce784" office:value-type="string" calcext:value-type="string">
            <text:p>Artış %</text:p>
          </table:table-cell>
          <table:table-cell table:style-name="ce735" office:value-type="string" calcext:value-type="string">
            <text:p>Başlangıç</text:p>
          </table:table-cell>
          <table:table-cell table:style-name="ce735" office:value-type="string" calcext:value-type="string">
            <text:p>Bitiş</text:p>
          </table:table-cell>
          <table:table-cell table:style-name="ce784" office:value-type="string" calcext:value-type="string">
            <text:p>Kira bedeli</text:p>
          </table:table-cell>
          <table:table-cell table:style-name="ce784" office:value-type="string" calcext:value-type="string">
            <text:p>Ödeme</text:p>
          </table:table-cell>
          <table:table-cell table:style-name="ce784" office:value-type="string" calcext:value-type="string">
            <text:p>Bakiye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777"/>
          <table:table-cell table:number-columns-repeated="7"/>
        </table:table-row>
        <table:table-row table:style-name="ro1">
          <table:table-cell table:style-name="ce777"/>
          <table:table-cell office:value-type="string" calcext:value-type="string">
            <text:p>2019 toplam ödeme</text:p>
          </table:table-cell>
          <table:table-cell table:style-name="Default" table:formula="of:=SUM([.G10:.G12])" office:value-type="float" office:value="7000" calcext:value-type="float">
            <text:p>7000</text:p>
          </table:table-cell>
          <table:table-cell table:number-columns-repeated="5"/>
        </table:table-row>
        <table:table-row table:style-name="ro1">
          <table:table-cell table:style-name="ce777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10]+[.F9]-[.G9]" office:value-type="float" office:value="0" calcext:value-type="float">
            <text:p>0,00</text:p>
          </table:table-cell>
        </table:table-row>
        <table:table-row table:style-name="ro1">
          <table:table-cell table:style-name="ce777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1">
          <table:table-cell table:style-name="ce777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600" calcext:value-type="float">
            <text:p>4.600,00</text:p>
          </table:table-cell>
        </table:table-row>
        <table:table-row table:style-name="ro1">
          <table:table-cell table:style-name="ce777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777" office:value-type="date" office:date-value="2018-10-05" calcext:value-type="date">
            <text:p>05.10.2018</text:p>
          </table:table-cell>
          <table:table-cell table:style-name="ce777" office:value-type="date" office:date-value="2019-10-04" calcext:value-type="date">
            <text:p>04.10.2019</text:p>
          </table:table-cell>
          <table:table-cell office:value-type="float" office:value="7000" calcext:value-type="float">
            <text:p>7.000,00</text:p>
          </table:table-cell>
          <table:table-cell/>
          <table:table-cell table:formula="of:=[.H13]+[.F12]-[.G12]" office:value-type="float" office:value="7000" calcext:value-type="float">
            <text:p>7.000,00</text:p>
          </table:table-cell>
        </table:table-row>
        <table:table-row table:style-name="ro1">
          <table:table-cell table:style-name="ce790"/>
          <table:table-cell table:style-name="ce791"/>
          <table:table-cell table:style-name="ce794"/>
          <table:table-cell table:style-name="ce791" table:number-columns-repeated="2"/>
          <table:table-cell table:style-name="ce794" table:number-columns-repeated="3"/>
        </table:table-row>
        <table:table-row table:style-name="ro1">
          <table:table-cell table:style-name="ce777"/>
          <table:table-cell office:value-type="string" calcext:value-type="string">
            <text:p>2400 TL lik senedi var</text:p>
          </table:table-cell>
          <table:table-cell/>
          <table:table-cell table:style-name="ce777" table:number-columns-repeated="2"/>
          <table:table-cell table:number-columns-repeated="3"/>
        </table:table-row>
        <table:table-row table:style-name="ro1">
          <table:table-cell table:style-name="ce777"/>
          <table:table-cell office:value-type="string" calcext:value-type="string">
            <text:p>1700 tl borcu kaldı </text:p>
          </table:table-cell>
          <table:table-cell/>
          <table:table-cell table:style-name="ce777" table:number-columns-repeated="2"/>
          <table:table-cell table:number-columns-repeated="3"/>
        </table:table-row>
        <table:table-row table:style-name="ro1">
          <table:table-cell table:style-name="ce777"/>
          <table:table-cell office:value-type="string" calcext:value-type="string">
            <text:p>aygaza ait çelik kasayıda giderken çaldılar</text:p>
          </table:table-cell>
          <table:table-cell/>
          <table:table-cell table:style-name="ce777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1">
          <table:table-cell table:style-name="ce777"/>
          <table:table-cell office:value-type="string" calcext:value-type="string">
            <text:p>2018 toplam ödeme</text:p>
          </table:table-cell>
          <table:table-cell table:style-name="Default" table:formula="of:=SUM([.G18:.G21])" office:value-type="float" office:value="3300" calcext:value-type="float">
            <text:p>3300</text:p>
          </table:table-cell>
          <table:table-cell table:style-name="ce777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1">
          <table:table-cell table:style-name="ce777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777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1">
          <table:table-cell table:style-name="ce777"/>
          <table:table-cell office:value-type="string" calcext:value-type="string">
            <text:p>kk </text:p>
          </table:table-cell>
          <table:table-cell/>
          <table:table-cell table:style-name="ce777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1">
          <table:table-cell table:style-name="ce777"/>
          <table:table-cell office:value-type="string" calcext:value-type="string">
            <text:p>kk </text:p>
          </table:table-cell>
          <table:table-cell/>
          <table:table-cell table:style-name="ce777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1">
          <table:table-cell table:style-name="ce777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777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1">
          <table:table-cell table:style-name="ce777"/>
          <table:table-cell office:value-type="string" calcext:value-type="string">
            <text:p>Samet Mine kira bedeli</text:p>
          </table:table-cell>
          <table:table-cell/>
          <table:table-cell table:style-name="ce777" office:value-type="date" office:date-value="2017-08-04" calcext:value-type="date">
            <text:p>04.08.2017</text:p>
          </table:table-cell>
          <table:table-cell table:style-name="ce777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1">
          <table:table-cell table:style-name="ce790"/>
          <table:table-cell table:style-name="ce791"/>
          <table:table-cell table:style-name="ce794"/>
          <table:table-cell table:style-name="ce790" table:number-columns-repeated="2"/>
          <table:table-cell table:style-name="ce794" table:number-columns-repeated="3"/>
        </table:table-row>
        <table:table-row table:style-name="ro1">
          <table:table-cell table:style-name="ce777"/>
          <table:table-cell office:value-type="string" calcext:value-type="string">
            <text:p>3500 TL senet yapıldı ödemedi</text:p>
          </table:table-cell>
          <table:table-cell/>
          <table:table-cell table:style-name="ce777" table:number-columns-repeated="2"/>
          <table:table-cell table:number-columns-repeated="3"/>
        </table:table-row>
        <table:table-row table:style-name="ro1">
          <table:table-cell table:style-name="ce777"/>
          <table:table-cell table:style-name="ce793" office:value-type="string" calcext:value-type="string">
            <text:p>senet icrada</text:p>
          </table:table-cell>
          <table:table-cell table:style-name="ce787"/>
          <table:table-cell table:style-name="ce777" table:number-columns-repeated="2"/>
          <table:table-cell table:number-columns-repeated="3"/>
        </table:table-row>
        <table:table-row table:style-name="ro1">
          <table:table-cell table:style-name="ce777"/>
          <table:table-cell table:number-columns-repeated="2"/>
          <table:table-cell table:style-name="ce777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1">
          <table:table-cell table:style-name="ce777"/>
          <table:table-cell office:value-type="string" calcext:value-type="string">
            <text:p>İsmail Tağaç Kira Bedeli</text:p>
          </table:table-cell>
          <table:table-cell/>
          <table:table-cell table:style-name="ce777" office:value-type="date" office:date-value="2017-01-20" calcext:value-type="date">
            <text:p>20.01.2017</text:p>
          </table:table-cell>
          <table:table-cell table:style-name="ce777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1">
          <table:table-cell table:style-name="ce777"/>
          <table:table-cell table:number-columns-repeated="2"/>
          <table:table-cell table:style-name="ce777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1">
          <table:table-cell table:style-name="ce777" office:value-type="date" office:date-value="2016-10-20" calcext:value-type="date">
            <text:p>20.10.2016</text:p>
          </table:table-cell>
          <table:table-cell table:number-columns-repeated="2"/>
          <table:table-cell table:style-name="ce777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1">
          <table:table-cell table:style-name="ce777" office:value-type="date" office:date-value="2016-07-20" calcext:value-type="date">
            <text:p>20.07.2016</text:p>
          </table:table-cell>
          <table:table-cell table:number-columns-repeated="2"/>
          <table:table-cell table:style-name="ce777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1">
          <table:table-cell table:style-name="ce777" office:value-type="date" office:date-value="2016-06-20" calcext:value-type="date">
            <text:p>20.06.2016</text:p>
          </table:table-cell>
          <table:table-cell table:number-columns-repeated="2"/>
          <table:table-cell table:style-name="ce777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1">
          <table:table-cell table:style-name="ce777" office:value-type="date" office:date-value="2016-05-20" calcext:value-type="date">
            <text:p>20.05.2016</text:p>
          </table:table-cell>
          <table:table-cell table:number-columns-repeated="2"/>
          <table:table-cell table:style-name="ce777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1">
          <table:table-cell table:style-name="ce777" office:value-type="date" office:date-value="2016-04-20" calcext:value-type="date">
            <text:p>20.04.2016</text:p>
          </table:table-cell>
          <table:table-cell office:value-type="string" calcext:value-type="string">
            <text:p>2016 toplam ödeme</text:p>
          </table:table-cell>
          <table:table-cell table:style-name="Default" table:formula="of:=SUM([.G29:.G36])" office:value-type="float" office:value="2950" calcext:value-type="float">
            <text:p>2950</text:p>
          </table:table-cell>
          <table:table-cell table:style-name="ce777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1">
          <table:table-cell table:style-name="ce777" office:value-type="date" office:date-value="2016-03-20" calcext:value-type="date">
            <text:p>20.03.2016</text:p>
          </table:table-cell>
          <table:table-cell table:number-columns-repeated="2"/>
          <table:table-cell table:style-name="ce777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1">
          <table:table-cell table:style-name="ce777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1">
          <table:table-cell table:style-name="ce777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777" office:value-type="date" office:date-value="2016-01-20" calcext:value-type="date">
            <text:p>20.01.2016</text:p>
          </table:table-cell>
          <table:table-cell table:style-name="ce777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" office:value-type="float" office:value="4200" calcext:value-type="float">
            <text:p>4.200,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777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1">
          <table:table-cell table:style-name="ce777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1">
          <table:table-cell table:style-name="ce777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1">
          <table:table-cell table:style-name="ce777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1">
          <table:table-cell table:style-name="ce777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777" office:value-type="date" office:date-value="2015-01-20" calcext:value-type="date">
            <text:p>20.01.2015</text:p>
          </table:table-cell>
          <table:table-cell table:style-name="ce777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1">
          <table:table-cell table:style-name="ce791" table:number-columns-repeated="2"/>
          <table:table-cell table:style-name="ce794"/>
          <table:table-cell table:style-name="ce791" table:number-columns-repeated="2"/>
          <table:table-cell table:style-name="ce794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 Ykm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646"/>
        <table:table-column table:style-name="co28" table:number-columns-repeated="2" table:default-cell-style-name="Default"/>
        <table:table-column table:style-name="co28" table:number-columns-repeated="3" table:default-cell-style-name="ce646"/>
        <table:table-row table:style-name="ro4">
          <table:table-cell/>
          <table:table-cell table:style-name="ce792" office:value-type="string" calcext:value-type="string">
            <text:p>Ali Paşa Yıkama</text:p>
          </table:table-cell>
          <table:table-cell table:number-columns-repeated="2"/>
          <table:table-cell table:style-name="ce795" office:value-type="string" calcext:value-type="string">
            <text:p>Toplam</text:p>
          </table:table-cell>
          <table:table-cell table:style-name="ce796" table:formula="of:=SUM([.F4:.F44])" office:value-type="float" office:value="135780" calcext:value-type="float">
            <text:p>135.780,00</text:p>
          </table:table-cell>
          <table:table-cell table:style-name="ce796" table:formula="of:=SUM([.G4:.G44])" office:value-type="float" office:value="133900" calcext:value-type="float">
            <text:p>133.900,00</text:p>
          </table:table-cell>
          <table:table-cell table:style-name="ce796" table:formula="of:=[.F1]-[.G1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35" office:value-type="string" calcext:value-type="string">
            <text:p>Tarih</text:p>
          </table:table-cell>
          <table:table-cell table:style-name="ce735" office:value-type="string" calcext:value-type="string">
            <text:p>Açıklama</text:p>
          </table:table-cell>
          <table:table-cell table:style-name="ce784" office:value-type="string" calcext:value-type="string">
            <text:p>Artış %</text:p>
          </table:table-cell>
          <table:table-cell table:style-name="ce735" office:value-type="string" calcext:value-type="string">
            <text:p>Başlangıç</text:p>
          </table:table-cell>
          <table:table-cell table:style-name="ce735" office:value-type="string" calcext:value-type="string">
            <text:p>Bitiş</text:p>
          </table:table-cell>
          <table:table-cell table:style-name="ce784" office:value-type="string" calcext:value-type="string">
            <text:p>Kira bedeli</text:p>
          </table:table-cell>
          <table:table-cell table:style-name="ce784" office:value-type="string" calcext:value-type="string">
            <text:p>Ödeme</text:p>
          </table:table-cell>
          <table:table-cell table:style-name="ce784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5]+[.F4]-[.G4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6]+[.F5]-[.G5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7]+[.F6]-[.G6]" office:value-type="float" office:value="1880" calcext:value-type="float">
            <text:p>1.880,00</text:p>
          </table:table-cell>
        </table:table-row>
        <table:table-row table:style-name="ro1">
          <table:table-cell table:style-name="ce777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880" calcext:value-type="float">
            <text:p>1.880,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380" calcext:value-type="float">
            <text:p>6.380,00</text:p>
          </table:table-cell>
        </table:table-row>
        <table:table-row table:style-name="ro1">
          <table:table-cell table:style-name="ce777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380" calcext:value-type="float">
            <text:p>6.380,00</text:p>
          </table:table-cell>
        </table:table-row>
        <table:table-row table:style-name="ro1">
          <table:table-cell table:style-name="ce777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777" office:value-type="date" office:date-value="2018-07-01" calcext:value-type="date">
            <text:p>01.07.2018</text:p>
          </table:table-cell>
          <table:table-cell table:style-name="ce777" office:value-type="date" office:date-value="2019-06-30" calcext:value-type="date">
            <text:p>30.06.2019</text:p>
          </table:table-cell>
          <table:table-cell office:value-type="float" office:value="26380" calcext:value-type="float">
            <text:p>26.380,00</text:p>
          </table:table-cell>
          <table:table-cell/>
          <table:table-cell table:formula="of:=[.H11]+[.F10]-[.G10]" office:value-type="float" office:value="26380" calcext:value-type="float">
            <text:p>26.380,00</text:p>
          </table:table-cell>
        </table:table-row>
        <table:table-row table:style-name="ro1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777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1">
          <table:table-cell table:style-name="ce777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1">
          <table:table-cell table:style-name="ce777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1">
          <table:table-cell table:style-name="ce777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1">
          <table:table-cell table:style-name="ce777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777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1">
          <table:table-cell table:style-name="ce777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777" office:value-type="date" office:date-value="2018-07-01" calcext:value-type="date">
            <text:p>01.07.2018</text:p>
          </table:table-cell>
          <table:table-cell table:style-name="ce777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1">
          <table:table-cell table:style-name="ce777"/>
          <table:table-cell office:value-type="string" calcext:value-type="string">
            <text:p>2017 kaln borç farkı % 15,80</text:p>
          </table:table-cell>
          <table:table-cell/>
          <table:table-cell table:style-name="ce777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1">
          <table:table-cell table:style-name="ce777"/>
          <table:table-cell table:style-name="ce793" office:value-type="string" calcext:value-type="string">
            <text:p>2017 yılından kalan borç</text:p>
          </table:table-cell>
          <table:table-cell table:style-name="ce787"/>
          <table:table-cell table:style-name="ce777" table:number-columns-repeated="2"/>
          <table:table-cell table:number-columns-repeated="2"/>
          <table:table-cell table:style-name="ce787" table:formula="of:=[.H21]+[.F20]-[.G20]" office:value-type="float" office:value="2525" calcext:value-type="float">
            <text:p>2.525,00</text:p>
          </table:table-cell>
        </table:table-row>
        <table:table-row table:style-name="ro1">
          <table:table-cell table:style-name="ce777"/>
          <table:table-cell office:value-type="string" calcext:value-type="string">
            <text:p>ödeme</text:p>
          </table:table-cell>
          <table:table-cell/>
          <table:table-cell table:style-name="ce777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1">
          <table:table-cell table:style-name="ce777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777" office:value-type="date" office:date-value="2017-07-01" calcext:value-type="date">
            <text:p>01.07.2017</text:p>
          </table:table-cell>
          <table:table-cell table:style-name="ce777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1">
          <table:table-cell table:style-name="ce777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777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1">
          <table:table-cell table:style-name="ce777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777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1">
          <table:table-cell table:style-name="ce777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77" office:value-type="date" office:date-value="2017-05-01" calcext:value-type="date">
            <text:p>01.05.2017</text:p>
          </table:table-cell>
          <table:table-cell table:style-name="ce777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1">
          <table:table-cell table:style-name="ce777"/>
          <table:table-cell table:style-name="ce793" office:value-type="string" calcext:value-type="string">
            <text:p>2016 yılından kalan borç</text:p>
          </table:table-cell>
          <table:table-cell table:style-name="ce787"/>
          <table:table-cell table:style-name="ce777" table:number-columns-repeated="2"/>
          <table:table-cell table:number-columns-repeated="2"/>
          <table:table-cell table:style-name="ce787" table:formula="of:=[.H27]+[.F26]-[.G26]" office:value-type="float" office:value="1875" calcext:value-type="float">
            <text:p>1.875,00</text:p>
          </table:table-cell>
        </table:table-row>
        <table:table-row table:style-name="ro1">
          <table:table-cell table:style-name="ce777" office:value-type="date" office:date-value="2016-08-01" calcext:value-type="date">
            <text:p>01.08.2016</text:p>
          </table:table-cell>
          <table:table-cell table:number-columns-repeated="2"/>
          <table:table-cell table:style-name="ce777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1">
          <table:table-cell table:style-name="ce777" office:value-type="date" office:date-value="2016-07-19" calcext:value-type="date">
            <text:p>19.07.2016</text:p>
          </table:table-cell>
          <table:table-cell table:number-columns-repeated="2"/>
          <table:table-cell table:style-name="ce777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1">
          <table:table-cell table:style-name="ce777" office:value-type="date" office:date-value="2016-04-03" calcext:value-type="date">
            <text:p>03.04.2016</text:p>
          </table:table-cell>
          <table:table-cell table:number-columns-repeated="2"/>
          <table:table-cell table:style-name="ce777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1">
          <table:table-cell table:style-name="ce777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777" office:value-type="date" office:date-value="2016-05-01" calcext:value-type="date">
            <text:p>01.05.2016</text:p>
          </table:table-cell>
          <table:table-cell table:style-name="ce777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1">
          <table:table-cell table:style-name="ce777"/>
          <table:table-cell table:style-name="ce793" office:value-type="string" calcext:value-type="string">
            <text:p>2015 yılından kalan borç</text:p>
          </table:table-cell>
          <table:table-cell table:style-name="ce787"/>
          <table:table-cell table:style-name="ce777" table:number-columns-repeated="2"/>
          <table:table-cell table:number-columns-repeated="2"/>
          <table:table-cell table:style-name="ce787" table:formula="of:=[.H32]+[.F31]-[.G31]" office:value-type="float" office:value="1250" calcext:value-type="float">
            <text:p>1.250,00</text:p>
          </table:table-cell>
        </table:table-row>
        <table:table-row table:style-name="ro1">
          <table:table-cell table:style-name="ce777"/>
          <table:table-cell table:number-columns-repeated="2"/>
          <table:table-cell table:style-name="ce777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1">
          <table:table-cell table:style-name="ce777" office:value-type="date" office:date-value="2017-09-02" calcext:value-type="date">
            <text:p>02.09.2017</text:p>
          </table:table-cell>
          <table:table-cell table:number-columns-repeated="2"/>
          <table:table-cell table:style-name="ce777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1">
          <table:table-cell table:style-name="ce777" office:value-type="date" office:date-value="2015-07-27" calcext:value-type="date">
            <text:p>27.07.2015</text:p>
          </table:table-cell>
          <table:table-cell table:number-columns-repeated="2"/>
          <table:table-cell table:style-name="ce777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1">
          <table:table-cell table:style-name="ce777" office:value-type="date" office:date-value="2015-07-20" calcext:value-type="date">
            <text:p>20.07.2015</text:p>
          </table:table-cell>
          <table:table-cell table:number-columns-repeated="2"/>
          <table:table-cell table:style-name="ce777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1">
          <table:table-cell table:style-name="ce777"/>
          <table:table-cell table:number-columns-repeated="2"/>
          <table:table-cell table:style-name="ce777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1">
          <table:table-cell table:style-name="ce777"/>
          <table:table-cell office:value-type="string" calcext:value-type="string">
            <text:p>ödeme</text:p>
          </table:table-cell>
          <table:table-cell/>
          <table:table-cell table:style-name="ce777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1">
          <table:table-cell table:style-name="ce777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777" office:value-type="date" office:date-value="2015-05-01" calcext:value-type="date">
            <text:p>01.05.2015</text:p>
          </table:table-cell>
          <table:table-cell table:style-name="ce777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1">
          <table:table-cell table:style-name="ce777"/>
          <table:table-cell table:style-name="ce793" office:value-type="string" calcext:value-type="string">
            <text:p>2014 yılından kalan borç</text:p>
          </table:table-cell>
          <table:table-cell table:style-name="ce787"/>
          <table:table-cell table:style-name="ce777" table:number-columns-repeated="2"/>
          <table:table-cell table:number-columns-repeated="2"/>
          <table:table-cell table:style-name="ce787" table:formula="of:=[.H40]+[.F39]-[.G39]" office:value-type="float" office:value="1500" calcext:value-type="float">
            <text:p>1.500,00</text:p>
          </table:table-cell>
        </table:table-row>
        <table:table-row table:style-name="ro1">
          <table:table-cell table:style-name="ce777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777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1">
          <table:table-cell table:style-name="ce777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77" office:value-type="date" office:date-value="2014-05-01" calcext:value-type="date">
            <text:p>01.05.2014</text:p>
          </table:table-cell>
          <table:table-cell table:style-name="ce777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1">
          <table:table-cell table:style-name="ce777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77" office:value-type="date" office:date-value="2013-05-01" calcext:value-type="date">
            <text:p>01.05.2013</text:p>
          </table:table-cell>
          <table:table-cell table:style-name="ce777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1">
          <table:table-cell table:style-name="ce777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77" office:value-type="date" office:date-value="2012-05-01" calcext:value-type="date">
            <text:p>01.05.2012</text:p>
          </table:table-cell>
          <table:table-cell table:style-name="ce777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1">
          <table:table-cell table:style-name="ce777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77" office:value-type="date" office:date-value="2011-05-01" calcext:value-type="date">
            <text:p>01.05.2011</text:p>
          </table:table-cell>
          <table:table-cell table:style-name="ce777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lngaz" table:style-name="ta1">
        <table:table-column table:style-name="co9" table:default-cell-style-name="Default"/>
        <table:table-column table:style-name="co31" table:default-cell-style-name="Default"/>
        <table:table-column table:style-name="co32" table:default-cell-style-name="ce646"/>
        <table:table-column table:style-name="co33" table:default-cell-style-name="Default"/>
        <table:table-column table:style-name="co34" table:default-cell-style-name="Default"/>
        <table:table-column table:style-name="co35" table:default-cell-style-name="ce646"/>
        <table:table-column table:style-name="co15" table:number-columns-repeated="2" table:default-cell-style-name="ce646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95" office:value-type="string" calcext:value-type="string">
            <text:p>Toplam</text:p>
          </table:table-cell>
          <table:table-cell table:style-name="ce796" table:formula="of:=SUM([.F4:.F57])" office:value-type="float" office:value="29720" calcext:value-type="float">
            <text:p>29.720,00</text:p>
          </table:table-cell>
          <table:table-cell table:style-name="ce796" table:formula="of:=SUM([.G4:.G57])" office:value-type="float" office:value="29720" calcext:value-type="float">
            <text:p>29.720,00</text:p>
          </table:table-cell>
          <table:table-cell table:style-name="ce796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35" office:value-type="string" calcext:value-type="string">
            <text:p>Tarih</text:p>
          </table:table-cell>
          <table:table-cell table:style-name="ce735" office:value-type="string" calcext:value-type="string">
            <text:p>Açıklama</text:p>
          </table:table-cell>
          <table:table-cell table:style-name="ce784" office:value-type="string" calcext:value-type="string">
            <text:p>Artış %</text:p>
          </table:table-cell>
          <table:table-cell table:style-name="ce735" office:value-type="string" calcext:value-type="string">
            <text:p>Başlangıç</text:p>
          </table:table-cell>
          <table:table-cell table:style-name="ce735" office:value-type="string" calcext:value-type="string">
            <text:p>Bitiş</text:p>
          </table:table-cell>
          <table:table-cell table:style-name="ce784" office:value-type="string" calcext:value-type="string">
            <text:p>Kira bedeli</text:p>
          </table:table-cell>
          <table:table-cell table:style-name="ce784" office:value-type="string" calcext:value-type="string">
            <text:p>Ödeme</text:p>
          </table:table-cell>
          <table:table-cell table:style-name="ce784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1">
          <table:table-cell table:style-name="ce777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1">
          <table:table-cell table:style-name="ce777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1">
          <table:table-cell table:style-name="ce777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777" office:value-type="date" office:date-value="2019-06-30" calcext:value-type="date">
            <text:p>30.06.2019</text:p>
          </table:table-cell>
          <table:table-cell table:style-name="ce777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77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style-name="ce777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1">
          <table:table-cell table:style-name="ce777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1">
          <table:table-cell table:style-name="ce777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1">
          <table:table-cell table:style-name="ce777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777"/>
          <table:table-cell table:style-name="ce777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1">
          <table:table-cell table:style-name="ce777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777" office:value-type="date" office:date-value="2018-06-30" calcext:value-type="date">
            <text:p>30.06.2018</text:p>
          </table:table-cell>
          <table:table-cell table:style-name="ce777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1">
          <table:table-cell table:style-name="ce777"/>
          <table:table-cell table:number-columns-repeated="2"/>
          <table:table-cell table:style-name="ce777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777" office:value-type="date" office:date-value="2017-06-10" calcext:value-type="date">
            <text:p>10.06.2017</text:p>
          </table:table-cell>
          <table:table-cell table:style-name="ce793" office:value-type="string" calcext:value-type="string">
            <text:p>nakit</text:p>
          </table:table-cell>
          <table:table-cell table:style-name="ce787"/>
          <table:table-cell table:style-name="ce777"/>
          <table:table-cell table:style-name="ce777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777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777" office:value-type="date" office:date-value="2017-06-10" calcext:value-type="date">
            <text:p>10.06.2017</text:p>
          </table:table-cell>
          <table:table-cell table:style-name="ce777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1">
          <table:table-cell table:style-name="ce777"/>
          <table:table-cell table:number-columns-repeated="2"/>
          <table:table-cell table:style-name="ce777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>
          <table:table-cell table:style-name="ce777"/>
          <table:table-cell table:number-columns-repeated="2"/>
          <table:table-cell table:style-name="ce777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1">
          <table:table-cell table:style-name="ce777"/>
          <table:table-cell office:value-type="string" calcext:value-type="string">
            <text:p>bakit</text:p>
          </table:table-cell>
          <table:table-cell/>
          <table:table-cell table:style-name="ce777"/>
          <table:table-cell table:style-name="ce777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1">
          <table:table-cell table:style-name="ce781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777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1">
          <table:table-cell table:style-name="ce777"/>
          <table:table-cell table:number-columns-repeated="2"/>
          <table:table-cell table:style-name="ce777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1">
          <table:table-cell table:style-name="ce777"/>
          <table:table-cell office:value-type="string" calcext:value-type="string">
            <text:p>nakit</text:p>
          </table:table-cell>
          <table:table-cell/>
          <table:table-cell table:style-name="ce777"/>
          <table:table-cell table:style-name="ce777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1">
          <table:table-cell table:style-name="ce781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777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1">
          <table:table-cell table:style-name="ce781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777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1">
          <table:table-cell table:style-name="ce781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777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1">
          <table:table-cell table:style-name="ce781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777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1">
          <table:table-cell table:style-name="ce781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777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1">
          <table:table-cell table:style-name="ce777"/>
          <table:table-cell table:number-columns-repeated="2"/>
          <table:table-cell table:style-name="ce777" table:number-columns-repeated="2"/>
          <table:table-cell table:number-columns-repeated="3"/>
        </table:table-row>
        <table:table-row table:style-name="ro1">
          <table:table-cell table:style-name="ce777"/>
          <table:table-cell table:style-name="ce793"/>
          <table:table-cell table:style-name="ce787"/>
          <table:table-cell table:style-name="ce777" table:number-columns-repeated="2"/>
          <table:table-cell table:number-columns-repeated="3"/>
        </table:table-row>
        <table:table-row table:style-name="ro1" table:number-rows-repeated="4">
          <table:table-cell table:style-name="ce777"/>
          <table:table-cell table:number-columns-repeated="2"/>
          <table:table-cell table:style-name="ce777" table:number-columns-repeated="2"/>
          <table:table-cell table:number-columns-repeated="3"/>
        </table:table-row>
        <table:table-row table:style-name="ro1">
          <table:table-cell table:style-name="ce777"/>
          <table:table-cell table:style-name="ce793"/>
          <table:table-cell table:style-name="ce787"/>
          <table:table-cell table:style-name="ce777" table:number-columns-repeated="2"/>
          <table:table-cell table:number-columns-repeated="3"/>
        </table:table-row>
        <table:table-row table:style-name="ro1">
          <table:table-cell table:style-name="ce777"/>
          <table:table-cell table:number-columns-repeated="2"/>
          <table:table-cell table:style-name="ce781" table:number-columns-repeated="2"/>
          <table:table-cell table:number-columns-repeated="3"/>
        </table:table-row>
        <table:table-row table:style-name="ro1" table:number-rows-repeated="2">
          <table:table-cell table:style-name="ce777"/>
          <table:table-cell table:number-columns-repeated="2"/>
          <table:table-cell table:style-name="ce777" table:number-columns-repeated="2"/>
          <table:table-cell table:number-columns-repeated="3"/>
        </table:table-row>
        <table:table-row table:style-name="ro1">
          <table:table-cell table:style-name="ce777"/>
          <table:table-cell table:number-columns-repeated="2"/>
          <table:table-cell table:style-name="ce781" table:number-columns-repeated="2"/>
          <table:table-cell table:number-columns-repeated="3"/>
        </table:table-row>
        <table:table-row table:style-name="ro1" table:number-rows-repeated="7">
          <table:table-cell table:style-name="ce777"/>
          <table:table-cell table:number-columns-repeated="2"/>
          <table:table-cell table:style-name="ce646"/>
          <table:table-cell table:style-name="ce781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46"/>
          <table:table-cell table:style-name="ce781"/>
          <table:table-cell table:number-columns-repeated="3"/>
        </table:table-row>
        <table:table-row table:style-name="ro1" table:number-rows-repeated="2">
          <table:table-cell table:style-name="ce777"/>
          <table:table-cell/>
          <table:table-cell table:style-name="Default"/>
          <table:table-cell table:style-name="ce646"/>
          <table:table-cell table:style-name="ce781"/>
          <table:table-cell table:number-columns-repeated="3"/>
        </table:table-row>
        <table:table-row table:style-name="ro1" table:number-rows-repeated="3">
          <table:table-cell table:style-name="ce777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777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 - Snyi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646"/>
        <table:table-column table:style-name="co28" table:number-columns-repeated="2" table:default-cell-style-name="Default"/>
        <table:table-column table:style-name="co28" table:number-columns-repeated="3" table:default-cell-style-name="ce646"/>
        <table:table-row table:style-name="ro4">
          <table:table-cell/>
          <table:table-cell table:style-name="ce797" office:value-type="string" calcext:value-type="string">
            <text:p>Hızarhane Depo</text:p>
          </table:table-cell>
          <table:table-cell table:number-columns-repeated="2"/>
          <table:table-cell table:style-name="ce795" office:value-type="string" calcext:value-type="string">
            <text:p>Toplam</text:p>
          </table:table-cell>
          <table:table-cell table:style-name="ce796" table:formula="of:=SUM([.F4:.F12])" office:value-type="float" office:value="21000" calcext:value-type="float">
            <text:p>21.000,00</text:p>
          </table:table-cell>
          <table:table-cell table:style-name="ce796" table:formula="of:=SUM([.G4:.G12])" office:value-type="float" office:value="21000" calcext:value-type="float">
            <text:p>21.000,00</text:p>
          </table:table-cell>
          <table:table-cell table:style-name="ce796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35" office:value-type="string" calcext:value-type="string">
            <text:p>Tarih</text:p>
          </table:table-cell>
          <table:table-cell table:style-name="ce735" office:value-type="string" calcext:value-type="string">
            <text:p>Açıklama</text:p>
          </table:table-cell>
          <table:table-cell table:style-name="ce784" office:value-type="string" calcext:value-type="string">
            <text:p>Artış %</text:p>
          </table:table-cell>
          <table:table-cell table:style-name="ce735" office:value-type="string" calcext:value-type="string">
            <text:p>Başlangıç</text:p>
          </table:table-cell>
          <table:table-cell table:style-name="ce735" office:value-type="string" calcext:value-type="string">
            <text:p>Bitiş</text:p>
          </table:table-cell>
          <table:table-cell table:style-name="ce784" office:value-type="string" calcext:value-type="string">
            <text:p>Kira bedeli</text:p>
          </table:table-cell>
          <table:table-cell table:style-name="ce784" office:value-type="string" calcext:value-type="string">
            <text:p>Ödeme</text:p>
          </table:table-cell>
          <table:table-cell table:style-name="ce784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77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777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1">
          <table:table-cell table:style-name="ce777"/>
          <table:table-cell table:number-columns-repeated="2"/>
          <table:table-cell table:style-name="ce777"/>
          <table:table-cell table:style-name="ce798" office:value-type="string" calcext:value-type="string">
            <text:p>arsa satıldı</text:p>
          </table:table-cell>
          <table:table-cell table:number-columns-repeated="3"/>
        </table:table-row>
        <table:table-row table:style-name="ro1">
          <table:table-cell table:style-name="ce777"/>
          <table:table-cell table:number-columns-repeated="2"/>
          <table:table-cell table:style-name="ce777"/>
          <table:table-cell table:style-name="ce798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1">
          <table:table-cell table:style-name="ce777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77" office:value-type="date" office:date-value="2014-10-15" calcext:value-type="date">
            <text:p>15.10.2014</text:p>
          </table:table-cell>
          <table:table-cell table:style-name="ce777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1">
          <table:table-cell table:style-name="ce777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787"/>
          <table:table-cell table:style-name="ce777" office:value-type="date" office:date-value="2013-10-15" calcext:value-type="date">
            <text:p>15.10.2013</text:p>
          </table:table-cell>
          <table:table-cell table:style-name="ce777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1">
          <table:table-cell table:style-name="ce777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77" office:value-type="date" office:date-value="2012-11-06" calcext:value-type="date">
            <text:p>06.11.2012</text:p>
          </table:table-cell>
          <table:table-cell table:style-name="ce777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777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77" office:value-type="date" office:date-value="2011-10-15" calcext:value-type="date">
            <text:p>15.10.2011</text:p>
          </table:table-cell>
          <table:table-cell table:style-name="ce777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1">
          <table:table-cell table:style-name="ce777"/>
          <table:table-cell table:number-columns-repeated="2"/>
          <table:table-cell table:style-name="ce777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734" office:value-type="string" calcext:value-type="string">
            <text:p>Sanayi Acenta</text:p>
          </table:table-cell>
          <table:table-cell table:number-columns-repeated="2"/>
          <table:table-cell table:style-name="ce795" office:value-type="string" calcext:value-type="string">
            <text:p>Toplam</text:p>
          </table:table-cell>
          <table:table-cell table:style-name="ce796" table:formula="of:=SUM([.F17:.F20])" office:value-type="float" office:value="34000" calcext:value-type="float">
            <text:p>34.000,00</text:p>
          </table:table-cell>
          <table:table-cell table:style-name="ce796" table:formula="of:=SUM([.G17:.G20])" office:value-type="float" office:value="34000" calcext:value-type="float">
            <text:p>34.000,00</text:p>
          </table:table-cell>
          <table:table-cell table:style-name="ce796" table:formula="of:=[.F14]-[.G14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35" office:value-type="string" calcext:value-type="string">
            <text:p>Tarih</text:p>
          </table:table-cell>
          <table:table-cell table:style-name="ce735" office:value-type="string" calcext:value-type="string">
            <text:p>Açıklama</text:p>
          </table:table-cell>
          <table:table-cell table:style-name="ce784" office:value-type="string" calcext:value-type="string">
            <text:p>Artış %</text:p>
          </table:table-cell>
          <table:table-cell table:style-name="ce735" office:value-type="string" calcext:value-type="string">
            <text:p>Başlangıç</text:p>
          </table:table-cell>
          <table:table-cell table:style-name="ce735" office:value-type="string" calcext:value-type="string">
            <text:p>Bitiş</text:p>
          </table:table-cell>
          <table:table-cell table:style-name="ce784" office:value-type="string" calcext:value-type="string">
            <text:p>Kira bedeli</text:p>
          </table:table-cell>
          <table:table-cell table:style-name="ce784" office:value-type="string" calcext:value-type="string">
            <text:p>Ödeme</text:p>
          </table:table-cell>
          <table:table-cell table:style-name="ce784" office:value-type="string" calcext:value-type="string">
            <text:p>Bakiye</text:p>
          </table:table-cell>
        </table:table-row>
        <table:table-row table:style-name="ro1">
          <table:table-cell table:style-name="ce781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777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1">
          <table:table-cell table:style-name="ce781" office:value-type="float" office:value="2013" calcext:value-type="float">
            <text:p>2013</text:p>
          </table:table-cell>
          <table:table-cell table:number-columns-repeated="2"/>
          <table:table-cell table:style-name="ce777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781" office:value-type="float" office:value="2012" calcext:value-type="float">
            <text:p>2012</text:p>
          </table:table-cell>
          <table:table-cell table:number-columns-repeated="2"/>
          <table:table-cell table:style-name="ce777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781" office:value-type="float" office:value="2011" calcext:value-type="float">
            <text:p>2011</text:p>
          </table:table-cell>
          <table:table-cell table:number-columns-repeated="2"/>
          <table:table-cell table:style-name="ce777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1">
          <table:table-cell table:style-name="ce777"/>
          <table:table-cell table:number-columns-repeated="2"/>
          <table:table-cell table:style-name="ce777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795"/>
          <table:table-cell table:style-name="ce796" table:number-columns-repeated="3"/>
        </table:table-row>
        <table:table-row table:style-name="ro4">
          <table:table-cell/>
          <table:table-cell table:style-name="ce797" office:value-type="string" calcext:value-type="string">
            <text:p>Hızarhane Yıkama</text:p>
          </table:table-cell>
          <table:table-cell table:number-columns-repeated="2"/>
          <table:table-cell table:style-name="ce795" office:value-type="string" calcext:value-type="string">
            <text:p>Toplam</text:p>
          </table:table-cell>
          <table:table-cell table:style-name="ce796" table:formula="of:=SUM([.F27:.F43])" office:value-type="float" office:value="62850" calcext:value-type="float">
            <text:p>62.850,00</text:p>
          </table:table-cell>
          <table:table-cell table:style-name="ce796" table:formula="of:=SUM([.G27:.G44])" office:value-type="float" office:value="62850" calcext:value-type="float">
            <text:p>62.850,00</text:p>
          </table:table-cell>
          <table:table-cell table:style-name="ce796" table:formula="of:=[.F24]-[.G24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35" office:value-type="string" calcext:value-type="string">
            <text:p>Tarih</text:p>
          </table:table-cell>
          <table:table-cell table:style-name="ce735" office:value-type="string" calcext:value-type="string">
            <text:p>Açıklama</text:p>
          </table:table-cell>
          <table:table-cell table:style-name="ce784" office:value-type="string" calcext:value-type="string">
            <text:p>Artış %</text:p>
          </table:table-cell>
          <table:table-cell table:style-name="ce735" office:value-type="string" calcext:value-type="string">
            <text:p>Başlangıç</text:p>
          </table:table-cell>
          <table:table-cell table:style-name="ce735" office:value-type="string" calcext:value-type="string">
            <text:p>Bitiş</text:p>
          </table:table-cell>
          <table:table-cell table:style-name="ce784" office:value-type="string" calcext:value-type="string">
            <text:p>Kira bedeli</text:p>
          </table:table-cell>
          <table:table-cell table:style-name="ce784" office:value-type="string" calcext:value-type="string">
            <text:p>Ödeme</text:p>
          </table:table-cell>
          <table:table-cell table:style-name="ce784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77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777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1">
          <table:table-cell table:style-name="ce777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1">
          <table:table-cell table:style-name="ce777"/>
          <table:table-cell office:value-type="string" calcext:value-type="string">
            <text:p>Kalan 1500 TL arsayı alan yeşilyurtluyla</text:p>
          </table:table-cell>
          <table:table-cell/>
          <table:table-cell table:style-name="ce777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1">
          <table:table-cell table:style-name="ce777"/>
          <table:table-cell office:value-type="string" calcext:value-type="string">
            <text:p><text:s/>hesaplaşıldı</text:p>
          </table:table-cell>
          <table:table-cell/>
          <table:table-cell table:style-name="ce777"/>
          <table:table-cell table:style-name="ce798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1">
          <table:table-cell table:style-name="ce781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77" office:value-type="date" office:date-value="2018-03-02" calcext:value-type="date">
            <text:p>02.03.2018</text:p>
          </table:table-cell>
          <table:table-cell table:style-name="ce798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1">
          <table:table-cell table:style-name="ce781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77" office:value-type="date" office:date-value="2017-03-02" calcext:value-type="date">
            <text:p>02.03.2017</text:p>
          </table:table-cell>
          <table:table-cell table:style-name="ce777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1">
          <table:table-cell table:style-name="ce777"/>
          <table:table-cell office:value-type="string" calcext:value-type="string">
            <text:p>Mehmet Geyraslı kira bedeli</text:p>
          </table:table-cell>
          <table:table-cell/>
          <table:table-cell table:style-name="ce777" office:value-type="date" office:date-value="2016-03-02" calcext:value-type="date">
            <text:p>02.03.2016</text:p>
          </table:table-cell>
          <table:table-cell table:style-name="ce777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1">
          <table:table-cell table:style-name="ce781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777" table:number-columns-repeated="2"/>
          <table:table-cell table:number-columns-repeated="3"/>
        </table:table-row>
        <table:table-row table:style-name="ro1">
          <table:table-cell table:style-name="ce781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777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1">
          <table:table-cell table:style-name="ce781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777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781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777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1">
          <table:table-cell table:style-name="ce781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777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1" table:number-rows-repeated="3">
          <table:table-cell table:style-name="ce777"/>
          <table:table-cell table:number-columns-repeated="2"/>
          <table:table-cell table:style-name="ce777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ELANİK" table:style-name="ta1">
        <table:table-column table:style-name="co4" table:default-cell-style-name="ce742"/>
        <table:table-column table:style-name="co36" table:default-cell-style-name="ce742"/>
        <table:table-column table:style-name="co37" table:default-cell-style-name="ce742"/>
        <table:table-column table:style-name="co38" table:default-cell-style-name="ce742"/>
        <table:table-column table:style-name="co39" table:default-cell-style-name="ce742"/>
        <table:table-column table:style-name="co40" table:default-cell-style-name="ce742"/>
        <table:table-column table:style-name="co15" table:number-columns-repeated="977" table:default-cell-style-name="ce742"/>
        <table:table-row table:style-name="ro2">
          <table:table-cell table:style-name="ce799"/>
          <table:table-cell table:style-name="ce824" office:value-type="string" calcext:value-type="string">
            <text:p>SELANİK DOĞUŞ 2007-2019 HESAPLARI</text:p>
          </table:table-cell>
          <table:table-cell table:style-name="ce834" table:number-columns-repeated="4"/>
          <table:table-cell table:style-name="ce799"/>
          <table:table-cell table:number-columns-repeated="976"/>
        </table:table-row>
        <table:table-row table:style-name="ro3">
          <table:table-cell table:style-name="ce799"/>
          <table:table-cell table:style-name="ce825"/>
          <table:table-cell table:style-name="ce834" table:number-columns-repeated="4"/>
          <table:table-cell table:style-name="ce799"/>
          <table:table-cell table:number-columns-repeated="976"/>
        </table:table-row>
        <table:table-row table:style-name="ro3">
          <table:table-cell table:style-name="ce799"/>
          <table:table-cell table:style-name="ce825"/>
          <table:table-cell table:style-name="ce834" office:value-type="string" calcext:value-type="string">
            <text:p>SELANİK </text:p>
          </table:table-cell>
          <table:table-cell table:style-name="ce834" table:number-columns-repeated="3"/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/>
          <table:table-cell table:style-name="ce842" office:value-type="string" calcext:value-type="string">
            <text:p>SAN-Ö</text:p>
          </table:table-cell>
          <table:table-cell table:style-name="ce842" office:value-type="string" calcext:value-type="string">
            <text:p>DĞŞ-Ö</text:p>
          </table:table-cell>
          <table:table-cell table:style-name="ce842"/>
          <table:table-cell table:style-name="ce842" office:value-type="string" calcext:value-type="string">
            <text:p>BAKİYE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float" office:value="2007" calcext:value-type="float">
            <text:p>2007</text:p>
          </table:table-cell>
          <table:table-cell table:style-name="ce826" office:value-type="string" calcext:value-type="string">
            <text:p>DEVİR DOĞUŞ ALACAKLI</text:p>
          </table:table-cell>
          <table:table-cell table:style-name="ce843"/>
          <table:table-cell table:style-name="ce843" office:value-type="float" office:value="39929" calcext:value-type="float">
            <text:p>39.929,00</text:p>
          </table:table-cell>
          <table:table-cell table:style-name="ce843"/>
          <table:table-cell table:style-name="ce843" table:formula="of:=[.D5]" office:value-type="float" office:value="39929" calcext:value-type="float">
            <text:p>39.92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7 AY</text:p>
          </table:table-cell>
          <table:table-cell table:style-name="ce826" office:value-type="string" calcext:value-type="string">
            <text:p>STPŞ-KDV</text:p>
          </table:table-cell>
          <table:table-cell table:style-name="ce843" office:value-type="float" office:value="211" calcext:value-type="float">
            <text:p>211,00</text:p>
          </table:table-cell>
          <table:table-cell table:style-name="ce843" table:number-columns-repeated="2"/>
          <table:table-cell table:style-name="ce843" table:formula="of:=[.F5]-[.C6]+[.D6]" office:value-type="float" office:value="39718" calcext:value-type="float">
            <text:p>39.71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ALİ <text:s/>ELDEN</text:p>
          </table:table-cell>
          <table:table-cell table:style-name="ce843" office:value-type="float" office:value="3750" calcext:value-type="float">
            <text:p>3.750,00</text:p>
          </table:table-cell>
          <table:table-cell table:style-name="ce843" table:number-columns-repeated="2"/>
          <table:table-cell table:style-name="ce843" table:formula="of:=[.F6]-[.C7]+[.D7]" office:value-type="float" office:value="35968" calcext:value-type="float">
            <text:p>35.96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NAKLİYE</text:p>
          </table:table-cell>
          <table:table-cell table:style-name="ce843"/>
          <table:table-cell table:style-name="ce843" office:value-type="float" office:value="25" calcext:value-type="float">
            <text:p>25,00</text:p>
          </table:table-cell>
          <table:table-cell table:style-name="ce843"/>
          <table:table-cell table:style-name="ce843" table:formula="of:=[.F7]-[.C8]+[.D8]" office:value-type="float" office:value="35993" calcext:value-type="float">
            <text:p>35.99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8 AY</text:p>
          </table:table-cell>
          <table:table-cell table:style-name="ce826" office:value-type="string" calcext:value-type="string">
            <text:p>İŞ KREDİ</text:p>
          </table:table-cell>
          <table:table-cell table:style-name="ce843"/>
          <table:table-cell table:style-name="ce843" office:value-type="float" office:value="4303" calcext:value-type="float">
            <text:p>4.303,00</text:p>
          </table:table-cell>
          <table:table-cell table:style-name="ce843"/>
          <table:table-cell table:style-name="ce843" table:formula="of:=[.F8]-[.C9]+[.D9]" office:value-type="float" office:value="40296" calcext:value-type="float">
            <text:p>40.29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ALİ <text:s/>ELDEN</text:p>
          </table:table-cell>
          <table:table-cell table:style-name="ce843" office:value-type="float" office:value="1900" calcext:value-type="float">
            <text:p>1.900,00</text:p>
          </table:table-cell>
          <table:table-cell table:style-name="ce843" table:number-columns-repeated="2"/>
          <table:table-cell table:style-name="ce843" table:formula="of:=[.F9]-[.C10]+[.D10]" office:value-type="float" office:value="38396" calcext:value-type="float">
            <text:p>38.39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ALZEME</text:p>
          </table:table-cell>
          <table:table-cell table:style-name="ce843"/>
          <table:table-cell table:style-name="ce843" office:value-type="float" office:value="1139" calcext:value-type="float">
            <text:p>1.139,00</text:p>
          </table:table-cell>
          <table:table-cell table:style-name="ce843"/>
          <table:table-cell table:style-name="ce843" table:formula="of:=[.F10]-[.C11]+[.D11]" office:value-type="float" office:value="39535" calcext:value-type="float">
            <text:p>39.53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ALİ BANKAMATİK</text:p>
          </table:table-cell>
          <table:table-cell table:style-name="ce843" office:value-type="float" office:value="200" calcext:value-type="float">
            <text:p>200,00</text:p>
          </table:table-cell>
          <table:table-cell table:style-name="ce843" table:number-columns-repeated="2"/>
          <table:table-cell table:style-name="ce843" table:formula="of:=[.F11]-[.C12]+[.D12]" office:value-type="float" office:value="39335" calcext:value-type="float">
            <text:p>39.33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EL SU</text:p>
          </table:table-cell>
          <table:table-cell table:style-name="ce843" office:value-type="float" office:value="955" calcext:value-type="float">
            <text:p>955,00</text:p>
          </table:table-cell>
          <table:table-cell table:style-name="ce843" table:number-columns-repeated="2"/>
          <table:table-cell table:style-name="ce843" table:formula="of:=[.F12]-[.C13]+[.D13]" office:value-type="float" office:value="38380" calcext:value-type="float">
            <text:p>38.38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ALZEME</text:p>
          </table:table-cell>
          <table:table-cell table:style-name="ce843"/>
          <table:table-cell table:style-name="ce843" office:value-type="float" office:value="136" calcext:value-type="float">
            <text:p>136,00</text:p>
          </table:table-cell>
          <table:table-cell table:style-name="ce843"/>
          <table:table-cell table:style-name="ce843" table:formula="of:=[.F13]-[.C14]+[.D14]" office:value-type="float" office:value="38516" calcext:value-type="float">
            <text:p>38.51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ATİLA EL</text:p>
          </table:table-cell>
          <table:table-cell table:style-name="ce843" office:value-type="float" office:value="4500" calcext:value-type="float">
            <text:p>4.500,00</text:p>
          </table:table-cell>
          <table:table-cell table:style-name="ce843" table:number-columns-repeated="2"/>
          <table:table-cell table:style-name="ce843" table:formula="of:=[.F14]-[.C15]+[.D15]" office:value-type="float" office:value="34016" calcext:value-type="float">
            <text:p>34.01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USTAF GÜNEŞ</text:p>
          </table:table-cell>
          <table:table-cell table:style-name="ce843"/>
          <table:table-cell table:style-name="ce843" office:value-type="float" office:value="50" calcext:value-type="float">
            <text:p>50,00</text:p>
          </table:table-cell>
          <table:table-cell table:style-name="ce843"/>
          <table:table-cell table:style-name="ce843" table:formula="of:=[.F15]-[.C16]+[.D16]" office:value-type="float" office:value="34066" calcext:value-type="float">
            <text:p>34.06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İŞ KREDİ</text:p>
          </table:table-cell>
          <table:table-cell table:style-name="ce843"/>
          <table:table-cell table:style-name="ce843" office:value-type="float" office:value="4301" calcext:value-type="float">
            <text:p>4.301,00</text:p>
          </table:table-cell>
          <table:table-cell table:style-name="ce843"/>
          <table:table-cell table:style-name="ce843" table:formula="of:=[.F16]-[.C17]+[.D17]" office:value-type="float" office:value="38367" calcext:value-type="float">
            <text:p>38.36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TPŞ-KDV</text:p>
          </table:table-cell>
          <table:table-cell table:style-name="ce843" office:value-type="float" office:value="68" calcext:value-type="float">
            <text:p>68,00</text:p>
          </table:table-cell>
          <table:table-cell table:style-name="ce843" table:number-columns-repeated="2"/>
          <table:table-cell table:style-name="ce843" table:formula="of:=[.F17]-[.C18]+[.D18]" office:value-type="float" office:value="38299" calcext:value-type="float">
            <text:p>38.29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TPŞ-KDV</text:p>
          </table:table-cell>
          <table:table-cell table:style-name="ce843" office:value-type="float" office:value="168" calcext:value-type="float">
            <text:p>168,00</text:p>
          </table:table-cell>
          <table:table-cell table:style-name="ce843" table:number-columns-repeated="2"/>
          <table:table-cell table:style-name="ce843" table:formula="of:=[.F18]-[.C19]+[.D19]" office:value-type="float" office:value="38131" calcext:value-type="float">
            <text:p>38.13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9 AY</text:p>
          </table:table-cell>
          <table:table-cell table:style-name="ce826" office:value-type="string" calcext:value-type="string">
            <text:p>MALZEME</text:p>
          </table:table-cell>
          <table:table-cell table:style-name="ce843"/>
          <table:table-cell table:style-name="ce843" office:value-type="float" office:value="1720" calcext:value-type="float">
            <text:p>1.720,00</text:p>
          </table:table-cell>
          <table:table-cell table:style-name="ce843"/>
          <table:table-cell table:style-name="ce843" table:formula="of:=[.F19]-[.C20]+[.D20]" office:value-type="float" office:value="39851" calcext:value-type="float">
            <text:p>39.85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USTAF GÜNEŞ</text:p>
          </table:table-cell>
          <table:table-cell table:style-name="ce843"/>
          <table:table-cell table:style-name="ce843" office:value-type="float" office:value="100" calcext:value-type="float">
            <text:p>100,00</text:p>
          </table:table-cell>
          <table:table-cell table:style-name="ce843"/>
          <table:table-cell table:style-name="ce843" table:formula="of:=[.F20]-[.C21]+[.D21]" office:value-type="float" office:value="39951" calcext:value-type="float">
            <text:p>39.95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DURSUN AĞCA</text:p>
          </table:table-cell>
          <table:table-cell table:style-name="ce843" office:value-type="float" office:value="120" calcext:value-type="float">
            <text:p>120,00</text:p>
          </table:table-cell>
          <table:table-cell table:style-name="ce843" table:number-columns-repeated="2"/>
          <table:table-cell table:style-name="ce843" table:formula="of:=[.F21]-[.C22]+[.D22]" office:value-type="float" office:value="39831" calcext:value-type="float">
            <text:p>39.83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EDESTE KK</text:p>
          </table:table-cell>
          <table:table-cell table:style-name="ce843" office:value-type="float" office:value="350" calcext:value-type="float">
            <text:p>350,00</text:p>
          </table:table-cell>
          <table:table-cell table:style-name="ce843" table:number-columns-repeated="2"/>
          <table:table-cell table:style-name="ce843" table:formula="of:=[.F22]-[.C23]+[.D23]" office:value-type="float" office:value="39481" calcext:value-type="float">
            <text:p>39.48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İZOCAM</text:p>
          </table:table-cell>
          <table:table-cell table:style-name="ce843" office:value-type="float" office:value="1050" calcext:value-type="float">
            <text:p>1.050,00</text:p>
          </table:table-cell>
          <table:table-cell table:style-name="ce843" table:number-columns-repeated="2"/>
          <table:table-cell table:style-name="ce843" table:formula="of:=[.F23]-[.C24]+[.D24]" office:value-type="float" office:value="38431" calcext:value-type="float">
            <text:p>38.43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. BALCI</text:p>
          </table:table-cell>
          <table:table-cell table:style-name="ce843" office:value-type="float" office:value="1000" calcext:value-type="float">
            <text:p>1.000,00</text:p>
          </table:table-cell>
          <table:table-cell table:style-name="ce843" table:number-columns-repeated="2"/>
          <table:table-cell table:style-name="ce843" table:formula="of:=[.F24]-[.C25]+[.D25]" office:value-type="float" office:value="37431" calcext:value-type="float">
            <text:p>37.43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LATİFOĞLU</text:p>
          </table:table-cell>
          <table:table-cell table:style-name="ce843" office:value-type="float" office:value="100" calcext:value-type="float">
            <text:p>100,00</text:p>
          </table:table-cell>
          <table:table-cell table:style-name="ce843" table:number-columns-repeated="2"/>
          <table:table-cell table:style-name="ce843" table:formula="of:=[.F25]-[.C26]+[.D26]" office:value-type="float" office:value="37331" calcext:value-type="float">
            <text:p>37.33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ESUT ERYİĞİYT</text:p>
          </table:table-cell>
          <table:table-cell table:style-name="ce843" office:value-type="float" office:value="5" calcext:value-type="float">
            <text:p>5,00</text:p>
          </table:table-cell>
          <table:table-cell table:style-name="ce843" table:number-columns-repeated="2"/>
          <table:table-cell table:style-name="ce843" table:formula="of:=[.F26]-[.C27]+[.D27]" office:value-type="float" office:value="37326" calcext:value-type="float">
            <text:p>37.32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0 AY</text:p>
          </table:table-cell>
          <table:table-cell table:style-name="ce826" office:value-type="string" calcext:value-type="string">
            <text:p>MLZ</text:p>
          </table:table-cell>
          <table:table-cell table:style-name="ce843"/>
          <table:table-cell table:style-name="ce843" office:value-type="float" office:value="309" calcext:value-type="float">
            <text:p>309,00</text:p>
          </table:table-cell>
          <table:table-cell table:style-name="ce843"/>
          <table:table-cell table:style-name="ce843" table:formula="of:=[.F27]-[.C28]+[.D28]" office:value-type="float" office:value="37635" calcext:value-type="float">
            <text:p>37.63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TPŞ-KDV</text:p>
          </table:table-cell>
          <table:table-cell table:style-name="ce843" office:value-type="float" office:value="67" calcext:value-type="float">
            <text:p>67,00</text:p>
          </table:table-cell>
          <table:table-cell table:style-name="ce843" table:number-columns-repeated="2"/>
          <table:table-cell table:style-name="ce843" table:formula="of:=[.F28]-[.C29]+[.D29]" office:value-type="float" office:value="37568" calcext:value-type="float">
            <text:p>37.56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5 AY</text:p>
          </table:table-cell>
          <table:table-cell table:style-name="ce826" office:value-type="string" calcext:value-type="string">
            <text:p>HAKAN CEK</text:p>
          </table:table-cell>
          <table:table-cell table:style-name="ce843" office:value-type="float" office:value="3000" calcext:value-type="float">
            <text:p>3.000,00</text:p>
          </table:table-cell>
          <table:table-cell table:style-name="ce843" table:number-columns-repeated="2"/>
          <table:table-cell table:style-name="ce843" table:formula="of:=[.F29]-[.C30]+[.D30]" office:value-type="float" office:value="34568" calcext:value-type="float">
            <text:p>34.56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6 AY</text:p>
          </table:table-cell>
          <table:table-cell table:style-name="ce826" office:value-type="string" calcext:value-type="string">
            <text:p>HAKAN CEK</text:p>
          </table:table-cell>
          <table:table-cell table:style-name="ce843" office:value-type="float" office:value="4000" calcext:value-type="float">
            <text:p>4.000,00</text:p>
          </table:table-cell>
          <table:table-cell table:style-name="ce843" table:number-columns-repeated="2"/>
          <table:table-cell table:style-name="ce843" table:formula="of:=[.F30]-[.C31]+[.D31]" office:value-type="float" office:value="30568" calcext:value-type="float">
            <text:p>30.56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7 AY</text:p>
          </table:table-cell>
          <table:table-cell table:style-name="ce826" office:value-type="string" calcext:value-type="string">
            <text:p>HAKAN CEK</text:p>
          </table:table-cell>
          <table:table-cell table:style-name="ce843" office:value-type="float" office:value="4000" calcext:value-type="float">
            <text:p>4.000,00</text:p>
          </table:table-cell>
          <table:table-cell table:style-name="ce843" table:number-columns-repeated="2"/>
          <table:table-cell table:style-name="ce843" table:formula="of:=[.F31]-[.C32]+[.D32]" office:value-type="float" office:value="26568" calcext:value-type="float">
            <text:p>26.56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8 AY</text:p>
          </table:table-cell>
          <table:table-cell table:style-name="ce826" office:value-type="string" calcext:value-type="string">
            <text:p>HAKAN CEK</text:p>
          </table:table-cell>
          <table:table-cell table:style-name="ce843" office:value-type="float" office:value="4000" calcext:value-type="float">
            <text:p>4.000,00</text:p>
          </table:table-cell>
          <table:table-cell table:style-name="ce843" table:number-columns-repeated="2"/>
          <table:table-cell table:style-name="ce843" table:formula="of:=[.F32]-[.C33]+[.D33]" office:value-type="float" office:value="22568" calcext:value-type="float">
            <text:p>22.56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KÖMEC MUZAFER</text:p>
          </table:table-cell>
          <table:table-cell table:style-name="ce843" office:value-type="float" office:value="400" calcext:value-type="float">
            <text:p>400,00</text:p>
          </table:table-cell>
          <table:table-cell table:style-name="ce843" table:number-columns-repeated="2"/>
          <table:table-cell table:style-name="ce843" table:formula="of:=[.F33]-[.C34]+[.D34]" office:value-type="float" office:value="22168" calcext:value-type="float">
            <text:p>22.16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EDESTE KK</text:p>
          </table:table-cell>
          <table:table-cell table:style-name="ce843" office:value-type="float" office:value="350" calcext:value-type="float">
            <text:p>350,00</text:p>
          </table:table-cell>
          <table:table-cell table:style-name="ce843" table:number-columns-repeated="2"/>
          <table:table-cell table:style-name="ce843" table:formula="of:=[.F34]-[.C35]+[.D35]" office:value-type="float" office:value="21818" calcext:value-type="float">
            <text:p>21.81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EDESTE KK</text:p>
          </table:table-cell>
          <table:table-cell table:style-name="ce843" office:value-type="float" office:value="250" calcext:value-type="float">
            <text:p>250,00</text:p>
          </table:table-cell>
          <table:table-cell table:style-name="ce843" table:number-columns-repeated="2"/>
          <table:table-cell table:style-name="ce843" table:formula="of:=[.F35]-[.C36]+[.D36]" office:value-type="float" office:value="21568" calcext:value-type="float">
            <text:p>21.56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SK</text:p>
          </table:table-cell>
          <table:table-cell table:style-name="ce843" office:value-type="float" office:value="224" calcext:value-type="float">
            <text:p>224,00</text:p>
          </table:table-cell>
          <table:table-cell table:style-name="ce843" table:number-columns-repeated="2"/>
          <table:table-cell table:style-name="ce843" table:formula="of:=[.F36]-[.C37]+[.D37]" office:value-type="float" office:value="21344" calcext:value-type="float">
            <text:p>21.344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1 AY</text:p>
          </table:table-cell>
          <table:table-cell table:style-name="ce826" office:value-type="string" calcext:value-type="string">
            <text:p>STPŞ-KDV</text:p>
          </table:table-cell>
          <table:table-cell table:style-name="ce843" office:value-type="float" office:value="137" calcext:value-type="float">
            <text:p>137,00</text:p>
          </table:table-cell>
          <table:table-cell table:style-name="ce843" table:number-columns-repeated="2"/>
          <table:table-cell table:style-name="ce843" table:formula="of:=[.F37]-[.C38]+[.D38]" office:value-type="float" office:value="21207" calcext:value-type="float">
            <text:p>21.20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CİVATA</text:p>
          </table:table-cell>
          <table:table-cell table:style-name="ce843" office:value-type="float" office:value="70" calcext:value-type="float">
            <text:p>70,00</text:p>
          </table:table-cell>
          <table:table-cell table:style-name="ce843" table:number-columns-repeated="2"/>
          <table:table-cell table:style-name="ce843" table:formula="of:=[.F38]-[.C39]+[.D39]" office:value-type="float" office:value="21137" calcext:value-type="float">
            <text:p>21.13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EDESTE KK</text:p>
          </table:table-cell>
          <table:table-cell table:style-name="ce843" office:value-type="float" office:value="150" calcext:value-type="float">
            <text:p>150,00</text:p>
          </table:table-cell>
          <table:table-cell table:style-name="ce843" table:number-columns-repeated="2"/>
          <table:table-cell table:style-name="ce843" table:formula="of:=[.F39]-[.C40]+[.D40]" office:value-type="float" office:value="20987" calcext:value-type="float">
            <text:p>20.98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ALZ</text:p>
          </table:table-cell>
          <table:table-cell table:style-name="ce843"/>
          <table:table-cell table:style-name="ce843" office:value-type="float" office:value="112" calcext:value-type="float">
            <text:p>112,00</text:p>
          </table:table-cell>
          <table:table-cell table:style-name="ce843"/>
          <table:table-cell table:style-name="ce843" table:formula="of:=[.F40]-[.C41]+[.D41]" office:value-type="float" office:value="21099" calcext:value-type="float">
            <text:p>21.09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float" office:value="2008" calcext:value-type="float">
            <text:p>2008</text:p>
          </table:table-cell>
          <table:table-cell table:style-name="ce826" office:value-type="string" calcext:value-type="string">
            <text:p>MURAT</text:p>
          </table:table-cell>
          <table:table-cell table:style-name="ce843"/>
          <table:table-cell table:style-name="ce843" office:value-type="float" office:value="26" calcext:value-type="float">
            <text:p>26,00</text:p>
          </table:table-cell>
          <table:table-cell table:style-name="ce843"/>
          <table:table-cell table:style-name="ce843" table:formula="of:=[.F41]-[.C42]+[.D42]" office:value-type="float" office:value="21125" calcext:value-type="float">
            <text:p>21.12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NECMİ HOCA</text:p>
          </table:table-cell>
          <table:table-cell table:style-name="ce843" office:value-type="float" office:value="230" calcext:value-type="float">
            <text:p>230,00</text:p>
          </table:table-cell>
          <table:table-cell table:style-name="ce843" table:number-columns-repeated="2"/>
          <table:table-cell table:style-name="ce843" table:formula="of:=[.F42]-[.C43]+[.D43]" office:value-type="float" office:value="20895" calcext:value-type="float">
            <text:p>20.89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ALZ</text:p>
          </table:table-cell>
          <table:table-cell table:style-name="ce843"/>
          <table:table-cell table:style-name="ce843" office:value-type="float" office:value="127" calcext:value-type="float">
            <text:p>127,00</text:p>
          </table:table-cell>
          <table:table-cell table:style-name="ce843"/>
          <table:table-cell table:style-name="ce843" table:formula="of:=[.F43]-[.C44]+[.D44]" office:value-type="float" office:value="21022" calcext:value-type="float">
            <text:p>21.02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 AY</text:p>
          </table:table-cell>
          <table:table-cell table:style-name="ce826" office:value-type="string" calcext:value-type="string">
            <text:p>STPŞ-KDV</text:p>
          </table:table-cell>
          <table:table-cell table:style-name="ce843" office:value-type="float" office:value="874" calcext:value-type="float">
            <text:p>874,00</text:p>
          </table:table-cell>
          <table:table-cell table:style-name="ce843" table:number-columns-repeated="2"/>
          <table:table-cell table:style-name="ce843" table:formula="of:=[.F44]-[.C45]+[.D45]" office:value-type="float" office:value="20148" calcext:value-type="float">
            <text:p>20.14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TPŞ-KDV</text:p>
          </table:table-cell>
          <table:table-cell table:style-name="ce843" office:value-type="float" office:value="270" calcext:value-type="float">
            <text:p>270,00</text:p>
          </table:table-cell>
          <table:table-cell table:style-name="ce843" table:number-columns-repeated="2"/>
          <table:table-cell table:style-name="ce843" table:formula="of:=[.F45]-[.C46]+[.D46]" office:value-type="float" office:value="19878" calcext:value-type="float">
            <text:p>19.87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İZOCAM</text:p>
          </table:table-cell>
          <table:table-cell table:style-name="ce843"/>
          <table:table-cell table:style-name="ce843" office:value-type="float" office:value="50" calcext:value-type="float">
            <text:p>50,00</text:p>
          </table:table-cell>
          <table:table-cell table:style-name="ce843"/>
          <table:table-cell table:style-name="ce843" table:formula="of:=[.F46]-[.C47]+[.D47]" office:value-type="float" office:value="19928" calcext:value-type="float">
            <text:p>19.92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TPŞ-KDV</text:p>
          </table:table-cell>
          <table:table-cell table:style-name="ce843" office:value-type="float" office:value="70" calcext:value-type="float">
            <text:p>70,00</text:p>
          </table:table-cell>
          <table:table-cell table:style-name="ce843" table:number-columns-repeated="2"/>
          <table:table-cell table:style-name="ce843" table:formula="of:=[.F47]-[.C48]+[.D48]" office:value-type="float" office:value="19858" calcext:value-type="float">
            <text:p>19.85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2 AY</text:p>
          </table:table-cell>
          <table:table-cell table:style-name="ce826" office:value-type="string" calcext:value-type="string">
            <text:p>STPŞ-KDV</text:p>
          </table:table-cell>
          <table:table-cell table:style-name="ce843" office:value-type="float" office:value="149" calcext:value-type="float">
            <text:p>149,00</text:p>
          </table:table-cell>
          <table:table-cell table:style-name="ce843" table:number-columns-repeated="2"/>
          <table:table-cell table:style-name="ce843" table:formula="of:=[.F48]-[.C49]+[.D49]" office:value-type="float" office:value="19709" calcext:value-type="float">
            <text:p>19.70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ELEK ŞÜKRÜ</text:p>
          </table:table-cell>
          <table:table-cell table:style-name="ce843"/>
          <table:table-cell table:style-name="ce843" office:value-type="float" office:value="130" calcext:value-type="float">
            <text:p>130,00</text:p>
          </table:table-cell>
          <table:table-cell table:style-name="ce843"/>
          <table:table-cell table:style-name="ce843" table:formula="of:=[.F49]-[.C50]+[.D50]" office:value-type="float" office:value="19839" calcext:value-type="float">
            <text:p>19.83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TÜRKİYELİ</text:p>
          </table:table-cell>
          <table:table-cell table:style-name="ce843"/>
          <table:table-cell table:style-name="ce843" office:value-type="float" office:value="231" calcext:value-type="float">
            <text:p>231,00</text:p>
          </table:table-cell>
          <table:table-cell table:style-name="ce843"/>
          <table:table-cell table:style-name="ce843" table:formula="of:=[.F50]-[.C51]+[.D51]" office:value-type="float" office:value="20070" calcext:value-type="float">
            <text:p>20.07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ECZ ÖZLEM</text:p>
          </table:table-cell>
          <table:table-cell table:style-name="ce843" office:value-type="float" office:value="528" calcext:value-type="float">
            <text:p>528,00</text:p>
          </table:table-cell>
          <table:table-cell table:style-name="ce843" table:number-columns-repeated="2"/>
          <table:table-cell table:style-name="ce843" table:formula="of:=[.F51]-[.C52]+[.D52]" office:value-type="float" office:value="19542" calcext:value-type="float">
            <text:p>19.54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ALCI NAK</text:p>
          </table:table-cell>
          <table:table-cell table:style-name="ce843" office:value-type="float" office:value="450" calcext:value-type="float">
            <text:p>450,00</text:p>
          </table:table-cell>
          <table:table-cell table:style-name="ce843" table:number-columns-repeated="2"/>
          <table:table-cell table:style-name="ce843" table:formula="of:=[.F52]-[.C53]+[.D53]" office:value-type="float" office:value="19092" calcext:value-type="float">
            <text:p>19.09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3 AY</text:p>
          </table:table-cell>
          <table:table-cell table:style-name="ce826" office:value-type="string" calcext:value-type="string">
            <text:p>STPŞ-KDV</text:p>
          </table:table-cell>
          <table:table-cell table:style-name="ce843" office:value-type="float" office:value="153" calcext:value-type="float">
            <text:p>153,00</text:p>
          </table:table-cell>
          <table:table-cell table:style-name="ce843" table:number-columns-repeated="2"/>
          <table:table-cell table:style-name="ce843" table:formula="of:=[.F53]-[.C54]+[.D54]" office:value-type="float" office:value="18939" calcext:value-type="float">
            <text:p>18.93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OYACI FİKRİ</text:p>
          </table:table-cell>
          <table:table-cell table:style-name="ce843" office:value-type="float" office:value="250" calcext:value-type="float">
            <text:p>250,00</text:p>
          </table:table-cell>
          <table:table-cell table:style-name="ce843" table:number-columns-repeated="2"/>
          <table:table-cell table:style-name="ce843" table:formula="of:=[.F54]-[.C55]+[.D55]" office:value-type="float" office:value="18689" calcext:value-type="float">
            <text:p>18.68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4 AY</text:p>
          </table:table-cell>
          <table:table-cell table:style-name="ce826" office:value-type="string" calcext:value-type="string">
            <text:p>PER SSK</text:p>
          </table:table-cell>
          <table:table-cell table:style-name="ce843" office:value-type="float" office:value="233" calcext:value-type="float">
            <text:p>233,00</text:p>
          </table:table-cell>
          <table:table-cell table:style-name="ce843" table:number-columns-repeated="2"/>
          <table:table-cell table:style-name="ce843" table:formula="of:=[.F55]-[.C56]+[.D56]" office:value-type="float" office:value="18456" calcext:value-type="float">
            <text:p>18.45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ART MALZEME</text:p>
          </table:table-cell>
          <table:table-cell table:style-name="ce843"/>
          <table:table-cell table:style-name="ce843" office:value-type="float" office:value="236" calcext:value-type="float">
            <text:p>236,00</text:p>
          </table:table-cell>
          <table:table-cell table:style-name="ce843"/>
          <table:table-cell table:style-name="ce843" table:formula="of:=[.F56]-[.C57]+[.D57]" office:value-type="float" office:value="18692" calcext:value-type="float">
            <text:p>18.69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NİSAN MALZZEME</text:p>
          </table:table-cell>
          <table:table-cell table:style-name="ce843"/>
          <table:table-cell table:style-name="ce843" office:value-type="float" office:value="339" calcext:value-type="float">
            <text:p>339,00</text:p>
          </table:table-cell>
          <table:table-cell table:style-name="ce843"/>
          <table:table-cell table:style-name="ce843" table:formula="of:=[.F57]-[.C58]+[.D58]" office:value-type="float" office:value="19031" calcext:value-type="float">
            <text:p>19.03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İŞ KREDİ</text:p>
          </table:table-cell>
          <table:table-cell table:style-name="ce843"/>
          <table:table-cell table:style-name="ce843" office:value-type="float" office:value="1103" calcext:value-type="float">
            <text:p>1.103,00</text:p>
          </table:table-cell>
          <table:table-cell table:style-name="ce843"/>
          <table:table-cell table:style-name="ce843" table:formula="of:=[.F58]-[.C59]+[.D59]" office:value-type="float" office:value="20134" calcext:value-type="float">
            <text:p>20.134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ZİRAT</text:p>
          </table:table-cell>
          <table:table-cell table:style-name="ce843"/>
          <table:table-cell table:style-name="ce843" office:value-type="float" office:value="306" calcext:value-type="float">
            <text:p>306,00</text:p>
          </table:table-cell>
          <table:table-cell table:style-name="ce843"/>
          <table:table-cell table:style-name="ce843" table:formula="of:=[.F59]-[.C60]+[.D60]" office:value-type="float" office:value="20440" calcext:value-type="float">
            <text:p>20.44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YAKUP HOCA</text:p>
          </table:table-cell>
          <table:table-cell table:style-name="ce843" office:value-type="float" office:value="200" calcext:value-type="float">
            <text:p>200,00</text:p>
          </table:table-cell>
          <table:table-cell table:style-name="ce843" table:number-columns-repeated="2"/>
          <table:table-cell table:style-name="ce843" table:formula="of:=[.F60]-[.C61]+[.D61]" office:value-type="float" office:value="20240" calcext:value-type="float">
            <text:p>20.24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6 AY</text:p>
          </table:table-cell>
          <table:table-cell table:style-name="ce826" office:value-type="string" calcext:value-type="string">
            <text:p>YEŞİLYURT KK</text:p>
          </table:table-cell>
          <table:table-cell table:style-name="ce843" office:value-type="float" office:value="2000" calcext:value-type="float">
            <text:p>2.000,00</text:p>
          </table:table-cell>
          <table:table-cell table:style-name="ce843" table:number-columns-repeated="2"/>
          <table:table-cell table:style-name="ce843" table:formula="of:=[.F61]-[.C62]+[.D62]" office:value-type="float" office:value="18240" calcext:value-type="float">
            <text:p>18.24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EBE</text:p>
          </table:table-cell>
          <table:table-cell table:style-name="ce843" office:value-type="float" office:value="1000" calcext:value-type="float">
            <text:p>1.000,00</text:p>
          </table:table-cell>
          <table:table-cell table:style-name="ce843" table:number-columns-repeated="2"/>
          <table:table-cell table:style-name="ce843" table:formula="of:=[.F62]-[.C63]+[.D63]" office:value-type="float" office:value="17240" calcext:value-type="float">
            <text:p>17.24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CETİN KK</text:p>
          </table:table-cell>
          <table:table-cell table:style-name="ce843"/>
          <table:table-cell table:style-name="ce843" office:value-type="float" office:value="150" calcext:value-type="float">
            <text:p>150,00</text:p>
          </table:table-cell>
          <table:table-cell table:style-name="ce843"/>
          <table:table-cell table:style-name="ce843" table:formula="of:=[.F63]-[.C64]+[.D64]" office:value-type="float" office:value="17390" calcext:value-type="float">
            <text:p>17.39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KEMAL KK</text:p>
          </table:table-cell>
          <table:table-cell table:style-name="ce843"/>
          <table:table-cell table:style-name="ce843" office:value-type="float" office:value="100" calcext:value-type="float">
            <text:p>100,00</text:p>
          </table:table-cell>
          <table:table-cell table:style-name="ce843"/>
          <table:table-cell table:style-name="ce843" table:formula="of:=[.F64]-[.C65]+[.D65]" office:value-type="float" office:value="17490" calcext:value-type="float">
            <text:p>17.49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6 AY</text:p>
          </table:table-cell>
          <table:table-cell table:style-name="ce826" office:value-type="string" calcext:value-type="string">
            <text:p>DİŞCİ KK</text:p>
          </table:table-cell>
          <table:table-cell table:style-name="ce843" office:value-type="float" office:value="500" calcext:value-type="float">
            <text:p>500,00</text:p>
          </table:table-cell>
          <table:table-cell table:style-name="ce843" table:number-columns-repeated="2"/>
          <table:table-cell table:style-name="ce843" table:formula="of:=[.F65]-[.C66]+[.D66]" office:value-type="float" office:value="16990" calcext:value-type="float">
            <text:p>16.99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NURULLAH MERMER</text:p>
          </table:table-cell>
          <table:table-cell table:style-name="ce843" office:value-type="float" office:value="100" calcext:value-type="float">
            <text:p>100,00</text:p>
          </table:table-cell>
          <table:table-cell table:style-name="ce843" table:number-columns-repeated="2"/>
          <table:table-cell table:style-name="ce843" table:formula="of:=[.F66]-[.C67]+[.D67]" office:value-type="float" office:value="16890" calcext:value-type="float">
            <text:p>16.89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HURDACI</text:p>
          </table:table-cell>
          <table:table-cell table:style-name="ce843" office:value-type="float" office:value="1400" calcext:value-type="float">
            <text:p>1.400,00</text:p>
          </table:table-cell>
          <table:table-cell table:style-name="ce843" table:number-columns-repeated="2"/>
          <table:table-cell table:style-name="ce843" table:formula="of:=[.F67]-[.C68]+[.D68]" office:value-type="float" office:value="15490" calcext:value-type="float">
            <text:p>15.49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ELDİVEN</text:p>
          </table:table-cell>
          <table:table-cell table:style-name="ce843"/>
          <table:table-cell table:style-name="ce843" office:value-type="float" office:value="40" calcext:value-type="float">
            <text:p>40,00</text:p>
          </table:table-cell>
          <table:table-cell table:style-name="ce843"/>
          <table:table-cell table:style-name="ce843" table:formula="of:=[.F68]-[.C69]+[.D69]" office:value-type="float" office:value="15530" calcext:value-type="float">
            <text:p>15.53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ELDİVEN</text:p>
          </table:table-cell>
          <table:table-cell table:style-name="ce843"/>
          <table:table-cell table:style-name="ce843" office:value-type="float" office:value="50" calcext:value-type="float">
            <text:p>50,00</text:p>
          </table:table-cell>
          <table:table-cell table:style-name="ce843"/>
          <table:table-cell table:style-name="ce843" table:formula="of:=[.F69]-[.C70]+[.D70]" office:value-type="float" office:value="15580" calcext:value-type="float">
            <text:p>15.58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URAT BATARYA</text:p>
          </table:table-cell>
          <table:table-cell table:style-name="ce843"/>
          <table:table-cell table:style-name="ce843" office:value-type="float" office:value="35" calcext:value-type="float">
            <text:p>35,00</text:p>
          </table:table-cell>
          <table:table-cell table:style-name="ce843"/>
          <table:table-cell table:style-name="ce843" table:formula="of:=[.F70]-[.C71]+[.D71]" office:value-type="float" office:value="15615" calcext:value-type="float">
            <text:p>15.61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8 AY</text:p>
          </table:table-cell>
          <table:table-cell table:style-name="ce826" office:value-type="string" calcext:value-type="string">
            <text:p>İŞ KREDİ</text:p>
          </table:table-cell>
          <table:table-cell table:style-name="ce843"/>
          <table:table-cell table:style-name="ce843" office:value-type="float" office:value="4301" calcext:value-type="float">
            <text:p>4.301,00</text:p>
          </table:table-cell>
          <table:table-cell table:style-name="ce843"/>
          <table:table-cell table:style-name="ce843" table:formula="of:=[.F71]-[.C72]+[.D72]" office:value-type="float" office:value="19916" calcext:value-type="float">
            <text:p>19.91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ELDEN</text:p>
          </table:table-cell>
          <table:table-cell table:style-name="ce843"/>
          <table:table-cell table:style-name="ce843" office:value-type="float" office:value="1000" calcext:value-type="float">
            <text:p>1.000,00</text:p>
          </table:table-cell>
          <table:table-cell table:style-name="ce843"/>
          <table:table-cell table:style-name="ce843" table:formula="of:=[.F72]-[.C73]+[.D73]" office:value-type="float" office:value="20916" calcext:value-type="float">
            <text:p>20.91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ALZEME</text:p>
          </table:table-cell>
          <table:table-cell table:style-name="ce843"/>
          <table:table-cell table:style-name="ce843" office:value-type="float" office:value="27" calcext:value-type="float">
            <text:p>27,00</text:p>
          </table:table-cell>
          <table:table-cell table:style-name="ce843"/>
          <table:table-cell table:style-name="ce843" table:formula="of:=[.F73]-[.C74]+[.D74]" office:value-type="float" office:value="20943" calcext:value-type="float">
            <text:p>20.94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7 AY</text:p>
          </table:table-cell>
          <table:table-cell table:style-name="ce826" office:value-type="string" calcext:value-type="string">
            <text:p>STPŞ-KDV</text:p>
          </table:table-cell>
          <table:table-cell table:style-name="ce843" office:value-type="float" office:value="358" calcext:value-type="float">
            <text:p>358,00</text:p>
          </table:table-cell>
          <table:table-cell table:style-name="ce843" table:number-columns-repeated="2"/>
          <table:table-cell table:style-name="ce843" table:formula="of:=[.F74]-[.C75]+[.D75]" office:value-type="float" office:value="20585" calcext:value-type="float">
            <text:p>20.58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ALİ ELDEN</text:p>
          </table:table-cell>
          <table:table-cell table:style-name="ce843"/>
          <table:table-cell table:style-name="ce843" office:value-type="float" office:value="2000" calcext:value-type="float">
            <text:p>2.000,00</text:p>
          </table:table-cell>
          <table:table-cell table:style-name="ce843"/>
          <table:table-cell table:style-name="ce843" table:formula="of:=[.F75]-[.C76]+[.D76]" office:value-type="float" office:value="22585" calcext:value-type="float">
            <text:p>22.58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8 AY</text:p>
          </table:table-cell>
          <table:table-cell table:style-name="ce826" office:value-type="string" calcext:value-type="string">
            <text:p>ALİ ELDEN</text:p>
          </table:table-cell>
          <table:table-cell table:style-name="ce843" office:value-type="float" office:value="7300" calcext:value-type="float">
            <text:p>7.300,00</text:p>
          </table:table-cell>
          <table:table-cell table:style-name="ce843" table:number-columns-repeated="2"/>
          <table:table-cell table:style-name="ce843" table:formula="of:=[.F76]-[.C77]+[.D77]" office:value-type="float" office:value="15285" calcext:value-type="float">
            <text:p>15.28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HURDACI</text:p>
          </table:table-cell>
          <table:table-cell table:style-name="ce843"/>
          <table:table-cell table:style-name="ce843" office:value-type="float" office:value="55" calcext:value-type="float">
            <text:p>55,00</text:p>
          </table:table-cell>
          <table:table-cell table:style-name="ce843"/>
          <table:table-cell table:style-name="ce843" table:formula="of:=[.F77]-[.C78]+[.D78]" office:value-type="float" office:value="15340" calcext:value-type="float">
            <text:p>15.34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AH DOĞU BOYACI</text:p>
          </table:table-cell>
          <table:table-cell table:style-name="ce843"/>
          <table:table-cell table:style-name="ce843" office:value-type="float" office:value="300" calcext:value-type="float">
            <text:p>300,00</text:p>
          </table:table-cell>
          <table:table-cell table:style-name="ce843"/>
          <table:table-cell table:style-name="ce843" table:formula="of:=[.F78]-[.C79]+[.D79]" office:value-type="float" office:value="15640" calcext:value-type="float">
            <text:p>15.64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KK</text:p>
          </table:table-cell>
          <table:table-cell table:style-name="ce843" office:value-type="float" office:value="750" calcext:value-type="float">
            <text:p>750,00</text:p>
          </table:table-cell>
          <table:table-cell table:style-name="ce843" table:number-columns-repeated="2"/>
          <table:table-cell table:style-name="ce843" table:formula="of:=[.F79]-[.C80]+[.D80]" office:value-type="float" office:value="14890" calcext:value-type="float">
            <text:p>14.89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AHATTİN DOĞU</text:p>
          </table:table-cell>
          <table:table-cell table:style-name="ce843"/>
          <table:table-cell table:style-name="ce843" office:value-type="float" office:value="871" calcext:value-type="float">
            <text:p>871,00</text:p>
          </table:table-cell>
          <table:table-cell table:style-name="ce843"/>
          <table:table-cell table:style-name="ce843" table:formula="of:=[.F80]-[.C81]+[.D81]" office:value-type="float" office:value="15761" calcext:value-type="float">
            <text:p>15.76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0 AY</text:p>
          </table:table-cell>
          <table:table-cell table:style-name="ce826" office:value-type="string" calcext:value-type="string">
            <text:p>STPŞ-KDV</text:p>
          </table:table-cell>
          <table:table-cell table:style-name="ce843"/>
          <table:table-cell table:style-name="ce843" office:value-type="float" office:value="122" calcext:value-type="float">
            <text:p>122,00</text:p>
          </table:table-cell>
          <table:table-cell table:style-name="ce843"/>
          <table:table-cell table:style-name="ce843" table:formula="of:=[.F81]-[.C82]+[.D82]" office:value-type="float" office:value="15883" calcext:value-type="float">
            <text:p>15.88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HÜSEYİN COBANOĞ</text:p>
          </table:table-cell>
          <table:table-cell table:style-name="ce843"/>
          <table:table-cell table:style-name="ce843" office:value-type="float" office:value="300" calcext:value-type="float">
            <text:p>300,00</text:p>
          </table:table-cell>
          <table:table-cell table:style-name="ce843"/>
          <table:table-cell table:style-name="ce843" table:formula="of:=[.F82]-[.C83]+[.D83]" office:value-type="float" office:value="16183" calcext:value-type="float">
            <text:p>16.18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NUH MALZ</text:p>
          </table:table-cell>
          <table:table-cell table:style-name="ce843"/>
          <table:table-cell table:style-name="ce843" office:value-type="float" office:value="1080" calcext:value-type="float">
            <text:p>1.080,00</text:p>
          </table:table-cell>
          <table:table-cell table:style-name="ce843"/>
          <table:table-cell table:style-name="ce843" table:formula="of:=[.F83]-[.C84]+[.D84]" office:value-type="float" office:value="17263" calcext:value-type="float">
            <text:p>17.26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NACİ</text:p>
          </table:table-cell>
          <table:table-cell table:style-name="ce843"/>
          <table:table-cell table:style-name="ce843" office:value-type="float" office:value="40" calcext:value-type="float">
            <text:p>40,00</text:p>
          </table:table-cell>
          <table:table-cell table:style-name="ce843"/>
          <table:table-cell table:style-name="ce843" table:formula="of:=[.F84]-[.C85]+[.D85]" office:value-type="float" office:value="17303" calcext:value-type="float">
            <text:p>17.30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ALİ İŞ</text:p>
          </table:table-cell>
          <table:table-cell table:style-name="ce843"/>
          <table:table-cell table:style-name="ce843" office:value-type="float" office:value="600" calcext:value-type="float">
            <text:p>600,00</text:p>
          </table:table-cell>
          <table:table-cell table:style-name="ce843"/>
          <table:table-cell table:style-name="ce843" table:formula="of:=[.F85]-[.C86]+[.D86]" office:value-type="float" office:value="17903" calcext:value-type="float">
            <text:p>17.90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7"/>
          <table:table-cell table:style-name="ce843"/>
          <table:table-cell table:style-name="ce843" office:value-type="float" office:value="67" calcext:value-type="float">
            <text:p>67,00</text:p>
          </table:table-cell>
          <table:table-cell table:style-name="ce843"/>
          <table:table-cell table:style-name="ce843" table:formula="of:=[.F86]-[.C87]+[.D87]" office:value-type="float" office:value="17970" calcext:value-type="float">
            <text:p>17.97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ALZEME</text:p>
          </table:table-cell>
          <table:table-cell table:style-name="ce843"/>
          <table:table-cell table:style-name="ce843" office:value-type="float" office:value="848" calcext:value-type="float">
            <text:p>848,00</text:p>
          </table:table-cell>
          <table:table-cell table:style-name="ce843"/>
          <table:table-cell table:style-name="ce843" table:formula="of:=[.F87]-[.C88]+[.D88]" office:value-type="float" office:value="18818" calcext:value-type="float">
            <text:p>18.81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2 AY</text:p>
          </table:table-cell>
          <table:table-cell table:style-name="ce826" office:value-type="string" calcext:value-type="string">
            <text:p>İŞ ALINAN</text:p>
          </table:table-cell>
          <table:table-cell table:style-name="ce843"/>
          <table:table-cell table:style-name="ce843" office:value-type="float" office:value="100" calcext:value-type="float">
            <text:p>100,00</text:p>
          </table:table-cell>
          <table:table-cell table:style-name="ce843"/>
          <table:table-cell table:style-name="ce843" table:formula="of:=[.F88]-[.C89]+[.D89]" office:value-type="float" office:value="18918" calcext:value-type="float">
            <text:p>18.91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ALZME</text:p>
          </table:table-cell>
          <table:table-cell table:style-name="ce843"/>
          <table:table-cell table:style-name="ce843" office:value-type="float" office:value="331" calcext:value-type="float">
            <text:p>331,00</text:p>
          </table:table-cell>
          <table:table-cell table:style-name="ce843"/>
          <table:table-cell table:style-name="ce843" table:formula="of:=[.F89]-[.C90]+[.D90]" office:value-type="float" office:value="19249" calcext:value-type="float">
            <text:p>19.24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4 AY</text:p>
          </table:table-cell>
          <table:table-cell table:style-name="ce826" office:value-type="string" calcext:value-type="string">
            <text:p>KK</text:p>
          </table:table-cell>
          <table:table-cell table:style-name="ce843" office:value-type="float" office:value="2000" calcext:value-type="float">
            <text:p>2.000,00</text:p>
          </table:table-cell>
          <table:table-cell table:style-name="ce843" table:number-columns-repeated="2"/>
          <table:table-cell table:style-name="ce843" table:formula="of:=[.F90]-[.C91]+[.D91]" office:value-type="float" office:value="17249" calcext:value-type="float">
            <text:p>17.24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TPŞ-KDV</text:p>
          </table:table-cell>
          <table:table-cell table:style-name="ce843" office:value-type="float" office:value="74" calcext:value-type="float">
            <text:p>74,00</text:p>
          </table:table-cell>
          <table:table-cell table:style-name="ce843" table:number-columns-repeated="2"/>
          <table:table-cell table:style-name="ce843" table:formula="of:=[.F91]-[.C92]+[.D92]" office:value-type="float" office:value="17175" calcext:value-type="float">
            <text:p>17.17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TPŞ-KDV</text:p>
          </table:table-cell>
          <table:table-cell table:style-name="ce843" office:value-type="float" office:value="118" calcext:value-type="float">
            <text:p>118,00</text:p>
          </table:table-cell>
          <table:table-cell table:style-name="ce843" table:number-columns-repeated="2"/>
          <table:table-cell table:style-name="ce843" table:formula="of:=[.F92]-[.C93]+[.D93]" office:value-type="float" office:value="17057" calcext:value-type="float">
            <text:p>17.05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DAMĞA</text:p>
          </table:table-cell>
          <table:table-cell table:style-name="ce843" office:value-type="float" office:value="85" calcext:value-type="float">
            <text:p>85,00</text:p>
          </table:table-cell>
          <table:table-cell table:style-name="ce843" table:number-columns-repeated="2"/>
          <table:table-cell table:style-name="ce843" table:formula="of:=[.F93]-[.C94]+[.D94]" office:value-type="float" office:value="16972" calcext:value-type="float">
            <text:p>16.97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4 AY</text:p>
          </table:table-cell>
          <table:table-cell table:style-name="ce826" office:value-type="string" calcext:value-type="string">
            <text:p>MALZEME</text:p>
          </table:table-cell>
          <table:table-cell table:style-name="ce843"/>
          <table:table-cell table:style-name="ce843" office:value-type="float" office:value="108" calcext:value-type="float">
            <text:p>108,00</text:p>
          </table:table-cell>
          <table:table-cell table:style-name="ce843"/>
          <table:table-cell table:style-name="ce843" table:formula="of:=[.F94]-[.C95]+[.D95]" office:value-type="float" office:value="17080" calcext:value-type="float">
            <text:p>17.08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ARAC MALZ</text:p>
          </table:table-cell>
          <table:table-cell table:style-name="ce843"/>
          <table:table-cell table:style-name="ce843" office:value-type="float" office:value="210" calcext:value-type="float">
            <text:p>210,00</text:p>
          </table:table-cell>
          <table:table-cell table:style-name="ce843"/>
          <table:table-cell table:style-name="ce843" table:formula="of:=[.F95]-[.C96]+[.D96]" office:value-type="float" office:value="17290" calcext:value-type="float">
            <text:p>17.29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APO YEŞİLYURT</text:p>
          </table:table-cell>
          <table:table-cell table:style-name="ce843" office:value-type="float" office:value="700" calcext:value-type="float">
            <text:p>700,00</text:p>
          </table:table-cell>
          <table:table-cell table:style-name="ce843" table:number-columns-repeated="2"/>
          <table:table-cell table:style-name="ce843" table:formula="of:=[.F96]-[.C97]+[.D97]" office:value-type="float" office:value="16590" calcext:value-type="float">
            <text:p>16.59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ELEK ŞÜKRÜ</text:p>
          </table:table-cell>
          <table:table-cell table:style-name="ce843"/>
          <table:table-cell table:style-name="ce843" office:value-type="float" office:value="126" calcext:value-type="float">
            <text:p>126,00</text:p>
          </table:table-cell>
          <table:table-cell table:style-name="ce843"/>
          <table:table-cell table:style-name="ce843" table:formula="of:=[.F97]-[.C98]+[.D98]" office:value-type="float" office:value="16716" calcext:value-type="float">
            <text:p>16.71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AĞKUR</text:p>
          </table:table-cell>
          <table:table-cell table:style-name="ce843" office:value-type="float" office:value="375" calcext:value-type="float">
            <text:p>375,00</text:p>
          </table:table-cell>
          <table:table-cell table:style-name="ce843" table:number-columns-repeated="2"/>
          <table:table-cell table:style-name="ce843" table:formula="of:=[.F98]-[.C99]+[.D99]" office:value-type="float" office:value="16341" calcext:value-type="float">
            <text:p>16.34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TPŞ-KDV</text:p>
          </table:table-cell>
          <table:table-cell table:style-name="ce843" office:value-type="float" office:value="74" calcext:value-type="float">
            <text:p>74,00</text:p>
          </table:table-cell>
          <table:table-cell table:style-name="ce843" table:number-columns-repeated="2"/>
          <table:table-cell table:style-name="ce843" table:formula="of:=[.F99]-[.C100]+[.D100]" office:value-type="float" office:value="16267" calcext:value-type="float">
            <text:p>16.26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ELDİVEN</text:p>
          </table:table-cell>
          <table:table-cell table:style-name="ce843"/>
          <table:table-cell table:style-name="ce843" office:value-type="float" office:value="50" calcext:value-type="float">
            <text:p>50,00</text:p>
          </table:table-cell>
          <table:table-cell table:style-name="ce843"/>
          <table:table-cell table:style-name="ce843" table:formula="of:=[.F100]-[.C101]+[.D101]" office:value-type="float" office:value="16317" calcext:value-type="float">
            <text:p>16.31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float" office:value="2009" calcext:value-type="float">
            <text:p>2009</text:p>
          </table:table-cell>
          <table:table-cell table:style-name="ce826" office:value-type="string" calcext:value-type="string">
            <text:p>BOYA</text:p>
          </table:table-cell>
          <table:table-cell table:style-name="ce843"/>
          <table:table-cell table:style-name="ce843" office:value-type="float" office:value="85" calcext:value-type="float">
            <text:p>85,00</text:p>
          </table:table-cell>
          <table:table-cell table:style-name="ce843"/>
          <table:table-cell table:style-name="ce843" table:formula="of:=[.F101]-[.C102]+[.D102]" office:value-type="float" office:value="16402" calcext:value-type="float">
            <text:p>16.40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ORHAN</text:p>
          </table:table-cell>
          <table:table-cell table:style-name="ce843"/>
          <table:table-cell table:style-name="ce843" office:value-type="float" office:value="70" calcext:value-type="float">
            <text:p>70,00</text:p>
          </table:table-cell>
          <table:table-cell table:style-name="ce843"/>
          <table:table-cell table:style-name="ce843" table:formula="of:=[.F102]-[.C103]+[.D103]" office:value-type="float" office:value="16472" calcext:value-type="float">
            <text:p>16.47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URAT</text:p>
          </table:table-cell>
          <table:table-cell table:style-name="ce843"/>
          <table:table-cell table:style-name="ce843" office:value-type="float" office:value="28" calcext:value-type="float">
            <text:p>28,00</text:p>
          </table:table-cell>
          <table:table-cell table:style-name="ce843"/>
          <table:table-cell table:style-name="ce843" table:formula="of:=[.F103]-[.C104]+[.D104]" office:value-type="float" office:value="16500" calcext:value-type="float">
            <text:p>16.50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CEROĞLU KK</text:p>
          </table:table-cell>
          <table:table-cell table:style-name="ce843" office:value-type="float" office:value="1000" calcext:value-type="float">
            <text:p>1.000,00</text:p>
          </table:table-cell>
          <table:table-cell table:style-name="ce843" table:number-columns-repeated="2"/>
          <table:table-cell table:style-name="ce843" table:formula="of:=[.F104]-[.C105]+[.D105]" office:value-type="float" office:value="15500" calcext:value-type="float">
            <text:p>15.50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OYA</text:p>
          </table:table-cell>
          <table:table-cell table:style-name="ce843" office:value-type="float" office:value="2013" calcext:value-type="float">
            <text:p>2.013,00</text:p>
          </table:table-cell>
          <table:table-cell table:style-name="ce843" table:number-columns-repeated="2"/>
          <table:table-cell table:style-name="ce843" table:formula="of:=[.F105]-[.C106]+[.D106]" office:value-type="float" office:value="13487" calcext:value-type="float">
            <text:p>13.48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TPŞ-KDV</text:p>
          </table:table-cell>
          <table:table-cell table:style-name="ce843" office:value-type="float" office:value="290" calcext:value-type="float">
            <text:p>290,00</text:p>
          </table:table-cell>
          <table:table-cell table:style-name="ce843" table:number-columns-repeated="2"/>
          <table:table-cell table:style-name="ce843" table:formula="of:=[.F106]-[.C107]+[.D107]" office:value-type="float" office:value="13197" calcext:value-type="float">
            <text:p>13.19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9 AY</text:p>
          </table:table-cell>
          <table:table-cell table:style-name="ce826" office:value-type="string" calcext:value-type="string">
            <text:p>STPŞ-KDV</text:p>
          </table:table-cell>
          <table:table-cell table:style-name="ce843" office:value-type="float" office:value="77" calcext:value-type="float">
            <text:p>77,00</text:p>
          </table:table-cell>
          <table:table-cell table:style-name="ce843" table:number-columns-repeated="2"/>
          <table:table-cell table:style-name="ce843" table:formula="of:=[.F107]-[.C108]+[.D108]" office:value-type="float" office:value="13120" calcext:value-type="float">
            <text:p>13.12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ORĞ BOYA</text:p>
          </table:table-cell>
          <table:table-cell table:style-name="ce843"/>
          <table:table-cell table:style-name="ce843" office:value-type="float" office:value="300" calcext:value-type="float">
            <text:p>300,00</text:p>
          </table:table-cell>
          <table:table-cell table:style-name="ce843"/>
          <table:table-cell table:style-name="ce843" table:formula="of:=[.F108]-[.C109]+[.D109]" office:value-type="float" office:value="13420" calcext:value-type="float">
            <text:p>13.42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2 AY</text:p>
          </table:table-cell>
          <table:table-cell table:style-name="ce826" office:value-type="string" calcext:value-type="string">
            <text:p>PER KURBAN</text:p>
          </table:table-cell>
          <table:table-cell table:style-name="ce843"/>
          <table:table-cell table:style-name="ce843" office:value-type="float" office:value="750" calcext:value-type="float">
            <text:p>750,00</text:p>
          </table:table-cell>
          <table:table-cell table:style-name="ce843"/>
          <table:table-cell table:style-name="ce843" table:formula="of:=[.F109]-[.C110]+[.D110]" office:value-type="float" office:value="14170" calcext:value-type="float">
            <text:p>14.17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PER ZRT</text:p>
          </table:table-cell>
          <table:table-cell table:style-name="ce843"/>
          <table:table-cell table:style-name="ce843" office:value-type="float" office:value="330" calcext:value-type="float">
            <text:p>330,00</text:p>
          </table:table-cell>
          <table:table-cell table:style-name="ce843"/>
          <table:table-cell table:style-name="ce843" table:formula="of:=[.F110]-[.C111]+[.D111]" office:value-type="float" office:value="14500" calcext:value-type="float">
            <text:p>14.50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PER SSK</text:p>
          </table:table-cell>
          <table:table-cell table:style-name="ce843" office:value-type="float" office:value="231" calcext:value-type="float">
            <text:p>231,00</text:p>
          </table:table-cell>
          <table:table-cell table:style-name="ce843" table:number-columns-repeated="2"/>
          <table:table-cell table:style-name="ce843" table:formula="of:=[.F111]-[.C112]+[.D112]" office:value-type="float" office:value="14269" calcext:value-type="float">
            <text:p>14.26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HACI BAĞKUR</text:p>
          </table:table-cell>
          <table:table-cell table:style-name="ce843" office:value-type="float" office:value="745" calcext:value-type="float">
            <text:p>745,00</text:p>
          </table:table-cell>
          <table:table-cell table:style-name="ce843" table:number-columns-repeated="2"/>
          <table:table-cell table:style-name="ce843" table:formula="of:=[.F112]-[.C113]+[.D113]" office:value-type="float" office:value="13524" calcext:value-type="float">
            <text:p>13.524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float" office:value="2010" calcext:value-type="float">
            <text:p>2010</text:p>
          </table:table-cell>
          <table:table-cell table:style-name="ce826" office:value-type="string" calcext:value-type="string">
            <text:p>STPŞ-KDV</text:p>
          </table:table-cell>
          <table:table-cell table:style-name="ce843" office:value-type="float" office:value="74" calcext:value-type="float">
            <text:p>74,00</text:p>
          </table:table-cell>
          <table:table-cell table:style-name="ce843" table:number-columns-repeated="2"/>
          <table:table-cell table:style-name="ce843" table:formula="of:=[.F113]-[.C114]+[.D114]" office:value-type="float" office:value="13450" calcext:value-type="float">
            <text:p>13.45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 AY</text:p>
          </table:table-cell>
          <table:table-cell table:style-name="ce826" office:value-type="string" calcext:value-type="string">
            <text:p>DĞŞ VER</text:p>
          </table:table-cell>
          <table:table-cell table:style-name="ce843" office:value-type="float" office:value="275" calcext:value-type="float">
            <text:p>275,00</text:p>
          </table:table-cell>
          <table:table-cell table:style-name="ce843" table:number-columns-repeated="2"/>
          <table:table-cell table:style-name="ce843" table:formula="of:=[.F114]-[.C115]+[.D115]" office:value-type="float" office:value="13175" calcext:value-type="float">
            <text:p>13.17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TPŞ-KDV</text:p>
          </table:table-cell>
          <table:table-cell table:style-name="ce843" office:value-type="float" office:value="18" calcext:value-type="float">
            <text:p>18,00</text:p>
          </table:table-cell>
          <table:table-cell table:style-name="ce843" table:number-columns-repeated="2"/>
          <table:table-cell table:style-name="ce843" table:formula="of:=[.F115]-[.C116]+[.D116]" office:value-type="float" office:value="13157" calcext:value-type="float">
            <text:p>13.15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2 AY</text:p>
          </table:table-cell>
          <table:table-cell table:style-name="ce826" office:value-type="string" calcext:value-type="string">
            <text:p>PER SSK</text:p>
          </table:table-cell>
          <table:table-cell table:style-name="ce843" office:value-type="float" office:value="244" calcext:value-type="float">
            <text:p>244,00</text:p>
          </table:table-cell>
          <table:table-cell table:style-name="ce843" table:number-columns-repeated="2"/>
          <table:table-cell table:style-name="ce843" table:formula="of:=[.F116]-[.C117]+[.D117]" office:value-type="float" office:value="12913" calcext:value-type="float">
            <text:p>12.91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TPŞ-KDV</text:p>
          </table:table-cell>
          <table:table-cell table:style-name="ce843" office:value-type="float" office:value="78" calcext:value-type="float">
            <text:p>78,00</text:p>
          </table:table-cell>
          <table:table-cell table:style-name="ce843" table:number-columns-repeated="2"/>
          <table:table-cell table:style-name="ce843" table:formula="of:=[.F117]-[.C118]+[.D118]" office:value-type="float" office:value="12835" calcext:value-type="float">
            <text:p>12.83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İLAL DEMİRSOY</text:p>
          </table:table-cell>
          <table:table-cell table:style-name="ce843" office:value-type="float" office:value="750" calcext:value-type="float">
            <text:p>750,00</text:p>
          </table:table-cell>
          <table:table-cell table:style-name="ce843" table:number-columns-repeated="2"/>
          <table:table-cell table:style-name="ce843" table:formula="of:=[.F118]-[.C119]+[.D119]" office:value-type="float" office:value="12085" calcext:value-type="float">
            <text:p>12.08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EHMET DİLEK</text:p>
          </table:table-cell>
          <table:table-cell table:style-name="ce843" office:value-type="float" office:value="375" calcext:value-type="float">
            <text:p>375,00</text:p>
          </table:table-cell>
          <table:table-cell table:style-name="ce843" table:number-columns-repeated="2"/>
          <table:table-cell table:style-name="ce843" table:formula="of:=[.F119]-[.C120]+[.D120]" office:value-type="float" office:value="11710" calcext:value-type="float">
            <text:p>11.71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3 AY</text:p>
          </table:table-cell>
          <table:table-cell table:style-name="ce826" office:value-type="string" calcext:value-type="string">
            <text:p>STPŞ-KDV</text:p>
          </table:table-cell>
          <table:table-cell table:style-name="ce843" office:value-type="float" office:value="78" calcext:value-type="float">
            <text:p>78,00</text:p>
          </table:table-cell>
          <table:table-cell table:style-name="ce843" table:number-columns-repeated="2"/>
          <table:table-cell table:style-name="ce843" table:formula="of:=[.F120]-[.C121]+[.D121]" office:value-type="float" office:value="11632" calcext:value-type="float">
            <text:p>11.63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CİT TELİ</text:p>
          </table:table-cell>
          <table:table-cell table:style-name="ce843" office:value-type="float" office:value="2425" calcext:value-type="float">
            <text:p>2.425,00</text:p>
          </table:table-cell>
          <table:table-cell table:style-name="ce843" table:number-columns-repeated="2"/>
          <table:table-cell table:style-name="ce843" table:formula="of:=[.F121]-[.C122]+[.D122]" office:value-type="float" office:value="9207" calcext:value-type="float">
            <text:p>9.20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ORU BAHCE</text:p>
          </table:table-cell>
          <table:table-cell table:style-name="ce843" office:value-type="float" office:value="210" calcext:value-type="float">
            <text:p>210,00</text:p>
          </table:table-cell>
          <table:table-cell table:style-name="ce843" table:number-columns-repeated="2"/>
          <table:table-cell table:style-name="ce843" table:formula="of:=[.F122]-[.C123]+[.D123]" office:value-type="float" office:value="8997" calcext:value-type="float">
            <text:p>8.99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DUVAR İŞCİLİĞİ</text:p>
          </table:table-cell>
          <table:table-cell table:style-name="ce843" office:value-type="float" office:value="630" calcext:value-type="float">
            <text:p>630,00</text:p>
          </table:table-cell>
          <table:table-cell table:style-name="ce843" table:number-columns-repeated="2"/>
          <table:table-cell table:style-name="ce843" table:formula="of:=[.F123]-[.C124]+[.D124]" office:value-type="float" office:value="8367" calcext:value-type="float">
            <text:p>8.36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SK</text:p>
          </table:table-cell>
          <table:table-cell table:style-name="ce843" office:value-type="float" office:value="243" calcext:value-type="float">
            <text:p>243,00</text:p>
          </table:table-cell>
          <table:table-cell table:style-name="ce843" table:number-columns-repeated="2"/>
          <table:table-cell table:style-name="ce843" table:formula="of:=[.F124]-[.C125]+[.D125]" office:value-type="float" office:value="8124" calcext:value-type="float">
            <text:p>8.124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4 AY</text:p>
          </table:table-cell>
          <table:table-cell table:style-name="ce826" office:value-type="string" calcext:value-type="string">
            <text:p>SSK</text:p>
          </table:table-cell>
          <table:table-cell table:style-name="ce843" office:value-type="float" office:value="243" calcext:value-type="float">
            <text:p>243,00</text:p>
          </table:table-cell>
          <table:table-cell table:style-name="ce843" table:number-columns-repeated="2"/>
          <table:table-cell table:style-name="ce843" table:formula="of:=[.F125]-[.C126]+[.D126]" office:value-type="float" office:value="7881" calcext:value-type="float">
            <text:p>7.88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TPŞ-KDV</text:p>
          </table:table-cell>
          <table:table-cell table:style-name="ce843" office:value-type="float" office:value="75" calcext:value-type="float">
            <text:p>75,00</text:p>
          </table:table-cell>
          <table:table-cell table:style-name="ce843" table:number-columns-repeated="2"/>
          <table:table-cell table:style-name="ce843" table:formula="of:=[.F126]-[.C127]+[.D127]" office:value-type="float" office:value="7806" calcext:value-type="float">
            <text:p>7.80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TPŞ-KDV</text:p>
          </table:table-cell>
          <table:table-cell table:style-name="ce843" office:value-type="float" office:value="75" calcext:value-type="float">
            <text:p>75,00</text:p>
          </table:table-cell>
          <table:table-cell table:style-name="ce843" table:number-columns-repeated="2"/>
          <table:table-cell table:style-name="ce843" table:formula="of:=[.F127]-[.C128]+[.D128]" office:value-type="float" office:value="7731" calcext:value-type="float">
            <text:p>7.73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G. GV</text:p>
          </table:table-cell>
          <table:table-cell table:style-name="ce843" office:value-type="float" office:value="60" calcext:value-type="float">
            <text:p>60,00</text:p>
          </table:table-cell>
          <table:table-cell table:style-name="ce843" table:number-columns-repeated="2"/>
          <table:table-cell table:style-name="ce843" table:formula="of:=[.F128]-[.C129]+[.D129]" office:value-type="float" office:value="7671" calcext:value-type="float">
            <text:p>7.67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ETON</text:p>
          </table:table-cell>
          <table:table-cell table:style-name="ce843" office:value-type="float" office:value="1000" calcext:value-type="float">
            <text:p>1.000,00</text:p>
          </table:table-cell>
          <table:table-cell table:style-name="ce843" table:number-columns-repeated="2"/>
          <table:table-cell table:style-name="ce843" table:formula="of:=[.F129]-[.C130]+[.D130]" office:value-type="float" office:value="6671" calcext:value-type="float">
            <text:p>6.67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PERFORJE</text:p>
          </table:table-cell>
          <table:table-cell table:style-name="ce843" office:value-type="float" office:value="815" calcext:value-type="float">
            <text:p>815,00</text:p>
          </table:table-cell>
          <table:table-cell table:style-name="ce843" table:number-columns-repeated="2"/>
          <table:table-cell table:style-name="ce843" table:formula="of:=[.F130]-[.C131]+[.D131]" office:value-type="float" office:value="5856" calcext:value-type="float">
            <text:p>5.85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İHSAN ŞENMAN</text:p>
          </table:table-cell>
          <table:table-cell table:style-name="ce843" office:value-type="float" office:value="150" calcext:value-type="float">
            <text:p>150,00</text:p>
          </table:table-cell>
          <table:table-cell table:style-name="ce843" table:number-columns-repeated="2"/>
          <table:table-cell table:style-name="ce843" table:formula="of:=[.F131]-[.C132]+[.D132]" office:value-type="float" office:value="5706" calcext:value-type="float">
            <text:p>5.70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TANER ERAYDIN</text:p>
          </table:table-cell>
          <table:table-cell table:style-name="ce843" office:value-type="float" office:value="600" calcext:value-type="float">
            <text:p>600,00</text:p>
          </table:table-cell>
          <table:table-cell table:style-name="ce843" table:number-columns-repeated="2"/>
          <table:table-cell table:style-name="ce843" table:formula="of:=[.F132]-[.C133]+[.D133]" office:value-type="float" office:value="5106" calcext:value-type="float">
            <text:p>5.10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UST DİNC</text:p>
          </table:table-cell>
          <table:table-cell table:style-name="ce843" office:value-type="float" office:value="750" calcext:value-type="float">
            <text:p>750,00</text:p>
          </table:table-cell>
          <table:table-cell table:style-name="ce843" table:number-columns-repeated="2"/>
          <table:table-cell table:style-name="ce843" table:formula="of:=[.F133]-[.C134]+[.D134]" office:value-type="float" office:value="4356" calcext:value-type="float">
            <text:p>4.35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CEM SIĞIRECI</text:p>
          </table:table-cell>
          <table:table-cell table:style-name="ce843" office:value-type="float" office:value="750" calcext:value-type="float">
            <text:p>750,00</text:p>
          </table:table-cell>
          <table:table-cell table:style-name="ce843" table:number-columns-repeated="2"/>
          <table:table-cell table:style-name="ce843" table:formula="of:=[.F134]-[.C135]+[.D135]" office:value-type="float" office:value="3606" calcext:value-type="float">
            <text:p>3.60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Ş. CIRDKLI PER</text:p>
          </table:table-cell>
          <table:table-cell table:style-name="ce843" office:value-type="float" office:value="110" calcext:value-type="float">
            <text:p>110,00</text:p>
          </table:table-cell>
          <table:table-cell table:style-name="ce843" table:number-columns-repeated="2"/>
          <table:table-cell table:style-name="ce843" table:formula="of:=[.F135]-[.C136]+[.D136]" office:value-type="float" office:value="3496" calcext:value-type="float">
            <text:p>3.49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ORU</text:p>
          </table:table-cell>
          <table:table-cell table:style-name="ce843" office:value-type="float" office:value="270" calcext:value-type="float">
            <text:p>270,00</text:p>
          </table:table-cell>
          <table:table-cell table:style-name="ce843" table:number-columns-repeated="2"/>
          <table:table-cell table:style-name="ce843" table:formula="of:=[.F136]-[.C137]+[.D137]" office:value-type="float" office:value="3226" calcext:value-type="float">
            <text:p>3.22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6 AY</text:p>
          </table:table-cell>
          <table:table-cell table:style-name="ce826" office:value-type="string" calcext:value-type="string">
            <text:p>BAĞKUR</text:p>
          </table:table-cell>
          <table:table-cell table:style-name="ce843" office:value-type="float" office:value="367" calcext:value-type="float">
            <text:p>367,00</text:p>
          </table:table-cell>
          <table:table-cell table:style-name="ce843" table:number-columns-repeated="2"/>
          <table:table-cell table:style-name="ce843" table:formula="of:=[.F137]-[.C138]+[.D138]" office:value-type="float" office:value="2859" calcext:value-type="float">
            <text:p>2.85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8 AY</text:p>
          </table:table-cell>
          <table:table-cell table:style-name="ce826" office:value-type="string" calcext:value-type="string">
            <text:p>MALZEME</text:p>
          </table:table-cell>
          <table:table-cell table:style-name="ce843"/>
          <table:table-cell table:style-name="ce843" office:value-type="float" office:value="224" calcext:value-type="float">
            <text:p>224,00</text:p>
          </table:table-cell>
          <table:table-cell table:style-name="ce843"/>
          <table:table-cell table:style-name="ce843" table:formula="of:=[.F138]-[.C139]+[.D139]" office:value-type="float" office:value="3083" calcext:value-type="float">
            <text:p>3.08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ORĞ BOYA</text:p>
          </table:table-cell>
          <table:table-cell table:style-name="ce843"/>
          <table:table-cell table:style-name="ce843" office:value-type="float" office:value="530" calcext:value-type="float">
            <text:p>530,00</text:p>
          </table:table-cell>
          <table:table-cell table:style-name="ce843"/>
          <table:table-cell table:style-name="ce843" table:formula="of:=[.F139]-[.C140]+[.D140]" office:value-type="float" office:value="3613" calcext:value-type="float">
            <text:p>3.61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0 AY</text:p>
          </table:table-cell>
          <table:table-cell table:style-name="ce826" office:value-type="string" calcext:value-type="string">
            <text:p>H. AYRANCI</text:p>
          </table:table-cell>
          <table:table-cell table:style-name="ce843" office:value-type="float" office:value="100" calcext:value-type="float">
            <text:p>100,00</text:p>
          </table:table-cell>
          <table:table-cell table:style-name="ce843" table:number-columns-repeated="2"/>
          <table:table-cell table:style-name="ce843" table:formula="of:=[.F140]-[.C141]+[.D141]" office:value-type="float" office:value="3513" calcext:value-type="float">
            <text:p>3.51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HAVRULU</text:p>
          </table:table-cell>
          <table:table-cell table:style-name="ce843"/>
          <table:table-cell table:style-name="ce843" office:value-type="float" office:value="500" calcext:value-type="float">
            <text:p>500,00</text:p>
          </table:table-cell>
          <table:table-cell table:style-name="ce843"/>
          <table:table-cell table:style-name="ce843" table:formula="of:=[.F141]-[.C142]+[.D142]" office:value-type="float" office:value="4013" calcext:value-type="float">
            <text:p>4.01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H. AYRANCI</text:p>
          </table:table-cell>
          <table:table-cell table:style-name="ce843" office:value-type="float" office:value="100" calcext:value-type="float">
            <text:p>100,00</text:p>
          </table:table-cell>
          <table:table-cell table:style-name="ce843" table:number-columns-repeated="2"/>
          <table:table-cell table:style-name="ce843" table:formula="of:=[.F142]-[.C143]+[.D143]" office:value-type="float" office:value="3913" calcext:value-type="float">
            <text:p>3.91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1"/>
          <table:table-cell table:style-name="ce826" office:value-type="string" calcext:value-type="string">
            <text:p>FIRCA ISPATULA</text:p>
          </table:table-cell>
          <table:table-cell table:style-name="ce843"/>
          <table:table-cell table:style-name="ce843" office:value-type="float" office:value="14" calcext:value-type="float">
            <text:p>14,00</text:p>
          </table:table-cell>
          <table:table-cell table:style-name="ce843"/>
          <table:table-cell table:style-name="ce843" table:formula="of:=[.F143]-[.C144]+[.D144]" office:value-type="float" office:value="3927" calcext:value-type="float">
            <text:p>3.92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2 AY</text:p>
          </table:table-cell>
          <table:table-cell table:style-name="ce826" office:value-type="string" calcext:value-type="string">
            <text:p>KDV STB</text:p>
          </table:table-cell>
          <table:table-cell table:style-name="ce843" office:value-type="float" office:value="80" calcext:value-type="float">
            <text:p>80,00</text:p>
          </table:table-cell>
          <table:table-cell table:style-name="ce843" table:number-columns-repeated="2"/>
          <table:table-cell table:style-name="ce843" table:formula="of:=[.F144]-[.C145]+[.D145]" office:value-type="float" office:value="3847" calcext:value-type="float">
            <text:p>3.84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float" office:value="2011" calcext:value-type="float">
            <text:p>2011</text:p>
          </table:table-cell>
          <table:table-cell table:style-name="ce826" office:value-type="string" calcext:value-type="string">
            <text:p>KK</text:p>
          </table:table-cell>
          <table:table-cell table:style-name="ce843" office:value-type="float" office:value="1600" calcext:value-type="float">
            <text:p>1.600,00</text:p>
          </table:table-cell>
          <table:table-cell table:style-name="ce843" table:number-columns-repeated="2"/>
          <table:table-cell table:style-name="ce843" table:formula="of:=[.F145]-[.C146]+[.D146]" office:value-type="float" office:value="2247" calcext:value-type="float">
            <text:p>2.24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TALİP EKİCİ</text:p>
          </table:table-cell>
          <table:table-cell table:style-name="ce843" office:value-type="float" office:value="200" calcext:value-type="float">
            <text:p>200,00</text:p>
          </table:table-cell>
          <table:table-cell table:style-name="ce843" table:number-columns-repeated="2"/>
          <table:table-cell table:style-name="ce843" table:formula="of:=[.F146]-[.C147]+[.D147]" office:value-type="float" office:value="2047" calcext:value-type="float">
            <text:p>2.04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 AY</text:p>
          </table:table-cell>
          <table:table-cell table:style-name="ce826" office:value-type="string" calcext:value-type="string">
            <text:p>KDV</text:p>
          </table:table-cell>
          <table:table-cell table:style-name="ce843" office:value-type="float" office:value="60" calcext:value-type="float">
            <text:p>60,00</text:p>
          </table:table-cell>
          <table:table-cell table:style-name="ce843" table:number-columns-repeated="2"/>
          <table:table-cell table:style-name="ce843" table:formula="of:=[.F147]-[.C148]+[.D148]" office:value-type="float" office:value="1987" calcext:value-type="float">
            <text:p>1.98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2 AY</text:p>
          </table:table-cell>
          <table:table-cell table:style-name="ce826" office:value-type="string" calcext:value-type="string">
            <text:p>KDV</text:p>
          </table:table-cell>
          <table:table-cell table:style-name="ce843" office:value-type="float" office:value="60" calcext:value-type="float">
            <text:p>60,00</text:p>
          </table:table-cell>
          <table:table-cell table:style-name="ce843" table:number-columns-repeated="2"/>
          <table:table-cell table:style-name="ce843" table:formula="of:=[.F148]-[.C149]+[.D149]" office:value-type="float" office:value="1927" calcext:value-type="float">
            <text:p>1.92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3 AY</text:p>
          </table:table-cell>
          <table:table-cell table:style-name="ce826" office:value-type="string" calcext:value-type="string">
            <text:p>KDV</text:p>
          </table:table-cell>
          <table:table-cell table:style-name="ce843" office:value-type="float" office:value="60" calcext:value-type="float">
            <text:p>60,00</text:p>
          </table:table-cell>
          <table:table-cell table:style-name="ce843" table:number-columns-repeated="2"/>
          <table:table-cell table:style-name="ce843" table:formula="of:=[.F149]-[.C150]+[.D150]" office:value-type="float" office:value="1867" calcext:value-type="float">
            <text:p>1.86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3 AY</text:p>
          </table:table-cell>
          <table:table-cell table:style-name="ce826" office:value-type="string" calcext:value-type="string">
            <text:p>GV</text:p>
          </table:table-cell>
          <table:table-cell table:style-name="ce843" office:value-type="float" office:value="129" calcext:value-type="float">
            <text:p>129,00</text:p>
          </table:table-cell>
          <table:table-cell table:style-name="ce843" table:number-columns-repeated="2"/>
          <table:table-cell table:style-name="ce843" table:formula="of:=[.F150]-[.C151]+[.D151]" office:value-type="float" office:value="1738" calcext:value-type="float">
            <text:p>1.73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3 AY</text:p>
          </table:table-cell>
          <table:table-cell table:style-name="ce826" office:value-type="string" calcext:value-type="string">
            <text:p>M.B <text:s text:c="2"/>Ğ.VER</text:p>
          </table:table-cell>
          <table:table-cell table:style-name="ce843" office:value-type="float" office:value="1720" calcext:value-type="float">
            <text:p>1.720,00</text:p>
          </table:table-cell>
          <table:table-cell table:style-name="ce843" table:number-columns-repeated="2"/>
          <table:table-cell table:style-name="ce843" table:formula="of:=[.F151]-[.C152]+[.D152]" office:value-type="float" office:value="18" calcext:value-type="float">
            <text:p>1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2" office:value-type="date" office:date-value="2011-04-07" calcext:value-type="date">
            <text:p>07.Nis</text:p>
          </table:table-cell>
          <table:table-cell table:style-name="ce826" office:value-type="string" calcext:value-type="string">
            <text:p>ELDEN</text:p>
          </table:table-cell>
          <table:table-cell table:style-name="ce843" office:value-type="float" office:value="850" calcext:value-type="float">
            <text:p>850,00</text:p>
          </table:table-cell>
          <table:table-cell table:style-name="ce843" table:number-columns-repeated="2"/>
          <table:table-cell table:style-name="ce843" table:formula="of:=[.F152]-[.C153]+[.D153]" office:value-type="float" office:value="-832" calcext:value-type="float">
            <text:p>-83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ASTAR</text:p>
          </table:table-cell>
          <table:table-cell table:style-name="ce843"/>
          <table:table-cell table:style-name="ce843" office:value-type="float" office:value="420" calcext:value-type="float">
            <text:p>420,00</text:p>
          </table:table-cell>
          <table:table-cell table:style-name="ce843"/>
          <table:table-cell table:style-name="ce843" table:formula="of:=[.F153]-[.C154]+[.D154]" office:value-type="float" office:value="-412" calcext:value-type="float">
            <text:p>-41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ANAK TK</text:p>
          </table:table-cell>
          <table:table-cell table:style-name="ce843"/>
          <table:table-cell table:style-name="ce843" office:value-type="float" office:value="754" calcext:value-type="float">
            <text:p>754,00</text:p>
          </table:table-cell>
          <table:table-cell table:style-name="ce843"/>
          <table:table-cell table:style-name="ce843" table:formula="of:=[.F154]-[.C155]+[.D155]" office:value-type="float" office:value="342" calcext:value-type="float">
            <text:p>34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CİZME</text:p>
          </table:table-cell>
          <table:table-cell table:style-name="ce843"/>
          <table:table-cell table:style-name="ce843" office:value-type="float" office:value="120" calcext:value-type="float">
            <text:p>120,00</text:p>
          </table:table-cell>
          <table:table-cell table:style-name="ce843"/>
          <table:table-cell table:style-name="ce843" table:formula="of:=[.F155]-[.C156]+[.D156]" office:value-type="float" office:value="462" calcext:value-type="float">
            <text:p>46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OYACI MUSTAFA</text:p>
          </table:table-cell>
          <table:table-cell table:style-name="ce843" office:value-type="float" office:value="140" calcext:value-type="float">
            <text:p>140,00</text:p>
          </table:table-cell>
          <table:table-cell table:style-name="ce843" table:number-columns-repeated="2"/>
          <table:table-cell table:style-name="ce843" table:formula="of:=[.F156]-[.C157]+[.D157]" office:value-type="float" office:value="322" calcext:value-type="float">
            <text:p>32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OPEL MUAYENE</text:p>
          </table:table-cell>
          <table:table-cell table:style-name="ce843" office:value-type="float" office:value="220" calcext:value-type="float">
            <text:p>220,00</text:p>
          </table:table-cell>
          <table:table-cell table:style-name="ce843" table:number-columns-repeated="2"/>
          <table:table-cell table:style-name="ce843" table:formula="of:=[.F157]-[.C158]+[.D158]" office:value-type="float" office:value="102" calcext:value-type="float">
            <text:p>10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KDV</text:p>
          </table:table-cell>
          <table:table-cell table:style-name="ce843" office:value-type="float" office:value="80" calcext:value-type="float">
            <text:p>80,00</text:p>
          </table:table-cell>
          <table:table-cell table:style-name="ce843" table:number-columns-repeated="2"/>
          <table:table-cell table:style-name="ce843" table:formula="of:=[.F158]-[.C159]+[.D159]" office:value-type="float" office:value="22" calcext:value-type="float">
            <text:p>2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ALTIN</text:p>
          </table:table-cell>
          <table:table-cell table:style-name="ce843"/>
          <table:table-cell table:style-name="ce843" office:value-type="float" office:value="500" calcext:value-type="float">
            <text:p>500,00</text:p>
          </table:table-cell>
          <table:table-cell table:style-name="ce843"/>
          <table:table-cell table:style-name="ce843" table:formula="of:=[.F159]-[.C160]+[.D160]" office:value-type="float" office:value="522" calcext:value-type="float">
            <text:p>52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NİSAN</text:p>
          </table:table-cell>
          <table:table-cell table:style-name="ce826" office:value-type="string" calcext:value-type="string">
            <text:p>MALZEME</text:p>
          </table:table-cell>
          <table:table-cell table:style-name="ce843"/>
          <table:table-cell table:style-name="ce843" office:value-type="float" office:value="750" calcext:value-type="float">
            <text:p>750,00</text:p>
          </table:table-cell>
          <table:table-cell table:style-name="ce843"/>
          <table:table-cell table:style-name="ce843" table:formula="of:=[.F160]-[.C161]+[.D161]" office:value-type="float" office:value="1272" calcext:value-type="float">
            <text:p>1.27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SU MALZ</text:p>
          </table:table-cell>
          <table:table-cell table:style-name="ce843"/>
          <table:table-cell table:style-name="ce843" office:value-type="float" office:value="14" calcext:value-type="float">
            <text:p>14,00</text:p>
          </table:table-cell>
          <table:table-cell table:style-name="ce843"/>
          <table:table-cell table:style-name="ce843" table:formula="of:=[.F161]-[.C162]+[.D162]" office:value-type="float" office:value="1286" calcext:value-type="float">
            <text:p>1.28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KESİCİ TEX</text:p>
          </table:table-cell>
          <table:table-cell table:style-name="ce843" office:value-type="float" office:value="120" calcext:value-type="float">
            <text:p>120,00</text:p>
          </table:table-cell>
          <table:table-cell table:style-name="ce843" table:number-columns-repeated="2"/>
          <table:table-cell table:style-name="ce843" table:formula="of:=[.F162]-[.C163]+[.D163]" office:value-type="float" office:value="1166" calcext:value-type="float">
            <text:p>1.16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HIZ KONT ÖDEME</text:p>
          </table:table-cell>
          <table:table-cell table:style-name="ce843"/>
          <table:table-cell table:style-name="ce843" office:value-type="float" office:value="708" calcext:value-type="float">
            <text:p>708,00</text:p>
          </table:table-cell>
          <table:table-cell table:style-name="ce843"/>
          <table:table-cell table:style-name="ce843" table:formula="of:=[.F163]-[.C164]+[.D164]" office:value-type="float" office:value="1874" calcext:value-type="float">
            <text:p>1.874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2" office:value-type="date" office:date-value="2011-06-24" calcext:value-type="date">
            <text:p>24.Haz</text:p>
          </table:table-cell>
          <table:table-cell table:style-name="ce826" office:value-type="string" calcext:value-type="string">
            <text:p>2 GL SLK BOYA</text:p>
          </table:table-cell>
          <table:table-cell table:style-name="ce843"/>
          <table:table-cell table:style-name="ce843" office:value-type="float" office:value="26" calcext:value-type="float">
            <text:p>26,00</text:p>
          </table:table-cell>
          <table:table-cell table:style-name="ce843"/>
          <table:table-cell table:style-name="ce843" table:formula="of:=[.F164]-[.C165]+[.D165]" office:value-type="float" office:value="1900" calcext:value-type="float">
            <text:p>1.90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4 PAR RULO</text:p>
          </table:table-cell>
          <table:table-cell table:style-name="ce843"/>
          <table:table-cell table:style-name="ce843" office:value-type="float" office:value="8" calcext:value-type="float">
            <text:p>8,00</text:p>
          </table:table-cell>
          <table:table-cell table:style-name="ce843"/>
          <table:table-cell table:style-name="ce843" table:formula="of:=[.F165]-[.C166]+[.D166]" office:value-type="float" office:value="1908" calcext:value-type="float">
            <text:p>1.90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1 KES</text:p>
          </table:table-cell>
          <table:table-cell table:style-name="ce843"/>
          <table:table-cell table:style-name="ce843" office:value-type="float" office:value="4" calcext:value-type="float">
            <text:p>4,00</text:p>
          </table:table-cell>
          <table:table-cell table:style-name="ce843"/>
          <table:table-cell table:style-name="ce843" table:formula="of:=[.F166]-[.C167]+[.D167]" office:value-type="float" office:value="1912" calcext:value-type="float">
            <text:p>1.91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2 GL TİNER</text:p>
          </table:table-cell>
          <table:table-cell table:style-name="ce843"/>
          <table:table-cell table:style-name="ce843" office:value-type="float" office:value="18" calcext:value-type="float">
            <text:p>18,00</text:p>
          </table:table-cell>
          <table:table-cell table:style-name="ce843"/>
          <table:table-cell table:style-name="ce843" table:formula="of:=[.F167]-[.C168]+[.D168]" office:value-type="float" office:value="1930" calcext:value-type="float">
            <text:p>1.93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1 GL ANTİPAS</text:p>
          </table:table-cell>
          <table:table-cell table:style-name="ce843"/>
          <table:table-cell table:style-name="ce843" office:value-type="float" office:value="20" calcext:value-type="float">
            <text:p>20,00</text:p>
          </table:table-cell>
          <table:table-cell table:style-name="ce843"/>
          <table:table-cell table:style-name="ce843" table:formula="of:=[.F168]-[.C169]+[.D169]" office:value-type="float" office:value="1950" calcext:value-type="float">
            <text:p>1.95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2 <text:s/>TOR. YAPŞ</text:p>
          </table:table-cell>
          <table:table-cell table:style-name="ce843"/>
          <table:table-cell table:style-name="ce843" office:value-type="float" office:value="20" calcext:value-type="float">
            <text:p>20,00</text:p>
          </table:table-cell>
          <table:table-cell table:style-name="ce843"/>
          <table:table-cell table:style-name="ce843" table:formula="of:=[.F169]-[.C170]+[.D170]" office:value-type="float" office:value="1970" calcext:value-type="float">
            <text:p>1.97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1 KĞ ENAMEL</text:p>
          </table:table-cell>
          <table:table-cell table:style-name="ce843"/>
          <table:table-cell table:style-name="ce843" office:value-type="float" office:value="9" calcext:value-type="float">
            <text:p>9,00</text:p>
          </table:table-cell>
          <table:table-cell table:style-name="ce843"/>
          <table:table-cell table:style-name="ce843" table:formula="of:=[.F170]-[.C171]+[.D171]" office:value-type="float" office:value="1979" calcext:value-type="float">
            <text:p>1.97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NOTER ALİ BALCI</text:p>
          </table:table-cell>
          <table:table-cell table:style-name="ce843"/>
          <table:table-cell table:style-name="ce843" office:value-type="float" office:value="3000" calcext:value-type="float">
            <text:p>3.000,00</text:p>
          </table:table-cell>
          <table:table-cell table:style-name="ce843"/>
          <table:table-cell table:style-name="ce843" table:formula="of:=[.F171]-[.C172]+[.D172]" office:value-type="float" office:value="4979" calcext:value-type="float">
            <text:p>4.97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İSKENDİYER</text:p>
          </table:table-cell>
          <table:table-cell table:style-name="ce843" office:value-type="float" office:value="600" calcext:value-type="float">
            <text:p>600,00</text:p>
          </table:table-cell>
          <table:table-cell table:style-name="ce843" table:number-columns-repeated="2"/>
          <table:table-cell table:style-name="ce843" table:formula="of:=[.F172]-[.C173]+[.D173]" office:value-type="float" office:value="4379" calcext:value-type="float">
            <text:p>4.37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ALİ BALCI ELDEN</text:p>
          </table:table-cell>
          <table:table-cell table:style-name="ce843" office:value-type="float" office:value="1400" calcext:value-type="float">
            <text:p>1.400,00</text:p>
          </table:table-cell>
          <table:table-cell table:style-name="ce843" table:number-columns-repeated="2"/>
          <table:table-cell table:style-name="ce843" table:formula="of:=[.F173]-[.C174]+[.D174]" office:value-type="float" office:value="2979" calcext:value-type="float">
            <text:p>2.97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8.AĞS</text:p>
          </table:table-cell>
          <table:table-cell table:style-name="ce826" office:value-type="string" calcext:value-type="string">
            <text:p>KDV</text:p>
          </table:table-cell>
          <table:table-cell table:style-name="ce843" office:value-type="float" office:value="224" calcext:value-type="float">
            <text:p>224,00</text:p>
          </table:table-cell>
          <table:table-cell table:style-name="ce843" table:number-columns-repeated="2"/>
          <table:table-cell table:style-name="ce843" table:formula="of:=[.F174]-[.C175]+[.D175]" office:value-type="float" office:value="2755" calcext:value-type="float">
            <text:p>2.75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LOK MAAŞ</text:p>
          </table:table-cell>
          <table:table-cell table:style-name="ce843" office:value-type="float" office:value="660" calcext:value-type="float">
            <text:p>660,00</text:p>
          </table:table-cell>
          <table:table-cell table:style-name="ce843" table:number-columns-repeated="2"/>
          <table:table-cell table:style-name="ce843" table:formula="of:=[.F175]-[.C176]+[.D176]" office:value-type="float" office:value="2095" calcext:value-type="float">
            <text:p>2.09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LOK SSK</text:p>
          </table:table-cell>
          <table:table-cell table:style-name="ce843" office:value-type="float" office:value="520" calcext:value-type="float">
            <text:p>520,00</text:p>
          </table:table-cell>
          <table:table-cell table:style-name="ce843" table:number-columns-repeated="2"/>
          <table:table-cell table:style-name="ce843" table:formula="of:=[.F176]-[.C177]+[.D177]" office:value-type="float" office:value="1575" calcext:value-type="float">
            <text:p>1.57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2" office:value-type="date" office:date-value="2011-09-30" calcext:value-type="date">
            <text:p>30.Eyl</text:p>
          </table:table-cell>
          <table:table-cell table:style-name="ce826" office:value-type="string" calcext:value-type="string">
            <text:p>LOK SSK</text:p>
          </table:table-cell>
          <table:table-cell table:style-name="ce843" office:value-type="float" office:value="240" calcext:value-type="float">
            <text:p>240,00</text:p>
          </table:table-cell>
          <table:table-cell table:style-name="ce843" table:number-columns-repeated="2"/>
          <table:table-cell table:style-name="ce843" table:formula="of:=[.F177]-[.C178]+[.D178]" office:value-type="float" office:value="1335" calcext:value-type="float">
            <text:p>1.33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ÜNV MALZ</text:p>
          </table:table-cell>
          <table:table-cell table:style-name="ce843"/>
          <table:table-cell table:style-name="ce843" office:value-type="float" office:value="1082" calcext:value-type="float">
            <text:p>1.082,00</text:p>
          </table:table-cell>
          <table:table-cell table:style-name="ce843"/>
          <table:table-cell table:style-name="ce843" table:formula="of:=[.F178]-[.C179]+[.D179]" office:value-type="float" office:value="2417" calcext:value-type="float">
            <text:p>2.41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CİM NAK</text:p>
          </table:table-cell>
          <table:table-cell table:style-name="ce843" office:value-type="float" office:value="850" calcext:value-type="float">
            <text:p>850,00</text:p>
          </table:table-cell>
          <table:table-cell table:style-name="ce843" table:number-columns-repeated="2"/>
          <table:table-cell table:style-name="ce843" table:formula="of:=[.F179]-[.C180]+[.D180]" office:value-type="float" office:value="1567" calcext:value-type="float">
            <text:p>1.56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EZAR HASAN TAŞ</text:p>
          </table:table-cell>
          <table:table-cell table:style-name="ce843" office:value-type="float" office:value="500" calcext:value-type="float">
            <text:p>500,00</text:p>
          </table:table-cell>
          <table:table-cell table:style-name="ce843" table:number-columns-repeated="2"/>
          <table:table-cell table:style-name="ce843" table:formula="of:=[.F180]-[.C181]+[.D181]" office:value-type="float" office:value="1067" calcext:value-type="float">
            <text:p>1.06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0 AY</text:p>
          </table:table-cell>
          <table:table-cell table:style-name="ce826" office:value-type="string" calcext:value-type="string">
            <text:p>LOK <text:s/>MAAŞ</text:p>
          </table:table-cell>
          <table:table-cell table:style-name="ce843" office:value-type="float" office:value="660" calcext:value-type="float">
            <text:p>660,00</text:p>
          </table:table-cell>
          <table:table-cell table:style-name="ce843" table:number-columns-repeated="2"/>
          <table:table-cell table:style-name="ce843" table:formula="of:=[.F181]-[.C182]+[.D182]" office:value-type="float" office:value="407" calcext:value-type="float">
            <text:p>407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MEZAR PARASI</text:p>
          </table:table-cell>
          <table:table-cell table:style-name="ce843" office:value-type="float" office:value="700" calcext:value-type="float">
            <text:p>700,00</text:p>
          </table:table-cell>
          <table:table-cell table:style-name="ce843" table:number-columns-repeated="2"/>
          <table:table-cell table:style-name="ce843" table:formula="of:=[.F182]-[.C183]+[.D183]" office:value-type="float" office:value="-293" calcext:value-type="float">
            <text:p>-29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1 AY</text:p>
          </table:table-cell>
          <table:table-cell table:style-name="ce826" office:value-type="string" calcext:value-type="string">
            <text:p>LOK SSK</text:p>
          </table:table-cell>
          <table:table-cell table:style-name="ce843" office:value-type="float" office:value="240" calcext:value-type="float">
            <text:p>240,00</text:p>
          </table:table-cell>
          <table:table-cell table:style-name="ce843" table:number-columns-repeated="2"/>
          <table:table-cell table:style-name="ce843" table:formula="of:=[.F183]-[.C184]+[.D184]" office:value-type="float" office:value="-533" calcext:value-type="float">
            <text:p>-53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EL EMLAK</text:p>
          </table:table-cell>
          <table:table-cell table:style-name="ce843" office:value-type="float" office:value="5020" calcext:value-type="float">
            <text:p>5.020,00</text:p>
          </table:table-cell>
          <table:table-cell table:style-name="ce843" table:number-columns-repeated="2"/>
          <table:table-cell table:style-name="ce843" table:formula="of:=[.F184]-[.C185]+[.D185]" office:value-type="float" office:value="-5553" calcext:value-type="float">
            <text:p>-5.55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1 AY</text:p>
          </table:table-cell>
          <table:table-cell table:style-name="ce826" office:value-type="string" calcext:value-type="string">
            <text:p>GEC VR</text:p>
          </table:table-cell>
          <table:table-cell table:style-name="ce843" office:value-type="float" office:value="97" calcext:value-type="float">
            <text:p>97,00</text:p>
          </table:table-cell>
          <table:table-cell table:style-name="ce843" table:number-columns-repeated="2"/>
          <table:table-cell table:style-name="ce843" table:formula="of:=[.F185]-[.C186]+[.D186]" office:value-type="float" office:value="-5650" calcext:value-type="float">
            <text:p>-5.65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2 AY</text:p>
          </table:table-cell>
          <table:table-cell table:style-name="ce826" office:value-type="string" calcext:value-type="string">
            <text:p>LOK MAAŞ</text:p>
          </table:table-cell>
          <table:table-cell table:style-name="ce843" office:value-type="float" office:value="660" calcext:value-type="float">
            <text:p>660,00</text:p>
          </table:table-cell>
          <table:table-cell table:style-name="ce843" table:number-columns-repeated="2"/>
          <table:table-cell table:style-name="ce843" table:formula="of:=[.F186]-[.C187]+[.D187]" office:value-type="float" office:value="-6310" calcext:value-type="float">
            <text:p>-6.310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2 AY</text:p>
          </table:table-cell>
          <table:table-cell table:style-name="ce826" office:value-type="string" calcext:value-type="string">
            <text:p>M.B <text:s text:c="2"/>Ğ.VER</text:p>
          </table:table-cell>
          <table:table-cell table:style-name="ce843" office:value-type="float" office:value="845" calcext:value-type="float">
            <text:p>845,00</text:p>
          </table:table-cell>
          <table:table-cell table:style-name="ce843" table:number-columns-repeated="2"/>
          <table:table-cell table:style-name="ce843" table:formula="of:=[.F187]-[.C188]+[.D188]" office:value-type="float" office:value="-7155" calcext:value-type="float">
            <text:p>-7.155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2 AY</text:p>
          </table:table-cell>
          <table:table-cell table:style-name="ce826" office:value-type="string" calcext:value-type="string">
            <text:p>DĞ VERĞİ</text:p>
          </table:table-cell>
          <table:table-cell table:style-name="ce843" office:value-type="float" office:value="246" calcext:value-type="float">
            <text:p>246,00</text:p>
          </table:table-cell>
          <table:table-cell table:style-name="ce843" table:number-columns-repeated="2"/>
          <table:table-cell table:style-name="ce843" table:formula="of:=[.F188]-[.C189]+[.D189]" office:value-type="float" office:value="-7401" calcext:value-type="float">
            <text:p>-7.40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6 AY</text:p>
          </table:table-cell>
          <table:table-cell table:style-name="ce826" office:value-type="string" calcext:value-type="string">
            <text:p>KREDİ 1</text:p>
          </table:table-cell>
          <table:table-cell table:style-name="ce843"/>
          <table:table-cell table:style-name="ce843" office:value-type="float" office:value="2375" calcext:value-type="float">
            <text:p>2.375,00</text:p>
          </table:table-cell>
          <table:table-cell table:style-name="ce843"/>
          <table:table-cell table:style-name="ce843" table:formula="of:=[.F189]-[.C190]+[.D190]" office:value-type="float" office:value="-5026" calcext:value-type="float">
            <text:p>-5.02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7 AY</text:p>
          </table:table-cell>
          <table:table-cell table:style-name="ce826" office:value-type="string" calcext:value-type="string">
            <text:p>KREDİ 2</text:p>
          </table:table-cell>
          <table:table-cell table:style-name="ce843"/>
          <table:table-cell table:style-name="ce843" office:value-type="float" office:value="2375" calcext:value-type="float">
            <text:p>2.375,00</text:p>
          </table:table-cell>
          <table:table-cell table:style-name="ce843"/>
          <table:table-cell table:style-name="ce843" table:formula="of:=[.F190]-[.C191]+[.D191]" office:value-type="float" office:value="-2651" calcext:value-type="float">
            <text:p>-2.651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8 AY</text:p>
          </table:table-cell>
          <table:table-cell table:style-name="ce826" office:value-type="string" calcext:value-type="string">
            <text:p>KREDİ 3</text:p>
          </table:table-cell>
          <table:table-cell table:style-name="ce843"/>
          <table:table-cell table:style-name="ce843" office:value-type="float" office:value="2375" calcext:value-type="float">
            <text:p>2.375,00</text:p>
          </table:table-cell>
          <table:table-cell table:style-name="ce843"/>
          <table:table-cell table:style-name="ce843" table:formula="of:=[.F191]-[.C192]+[.D192]" office:value-type="float" office:value="-276" calcext:value-type="float">
            <text:p>-276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9 AY</text:p>
          </table:table-cell>
          <table:table-cell table:style-name="ce826" office:value-type="string" calcext:value-type="string">
            <text:p>KREDİ 4</text:p>
          </table:table-cell>
          <table:table-cell table:style-name="ce843"/>
          <table:table-cell table:style-name="ce843" office:value-type="float" office:value="2375" calcext:value-type="float">
            <text:p>2.375,00</text:p>
          </table:table-cell>
          <table:table-cell table:style-name="ce843"/>
          <table:table-cell table:style-name="ce843" table:formula="of:=[.F192]-[.C193]+[.D193]" office:value-type="float" office:value="2099" calcext:value-type="float">
            <text:p>2.09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0 ay</text:p>
          </table:table-cell>
          <table:table-cell table:style-name="ce826" office:value-type="string" calcext:value-type="string">
            <text:p>KREDİ 5</text:p>
          </table:table-cell>
          <table:table-cell table:style-name="ce843"/>
          <table:table-cell table:style-name="ce843" office:value-type="float" office:value="2375" calcext:value-type="float">
            <text:p>2.375,00</text:p>
          </table:table-cell>
          <table:table-cell table:style-name="ce843"/>
          <table:table-cell table:style-name="ce843" table:formula="of:=[.F193]-[.C194]+[.D194]" office:value-type="float" office:value="4474" calcext:value-type="float">
            <text:p>4.474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1 AY</text:p>
          </table:table-cell>
          <table:table-cell table:style-name="ce826" office:value-type="string" calcext:value-type="string">
            <text:p>KREDİ 6</text:p>
          </table:table-cell>
          <table:table-cell table:style-name="ce843"/>
          <table:table-cell table:style-name="ce843" office:value-type="float" office:value="2375" calcext:value-type="float">
            <text:p>2.375,00</text:p>
          </table:table-cell>
          <table:table-cell table:style-name="ce843"/>
          <table:table-cell table:style-name="ce843" table:formula="of:=[.F194]-[.C195]+[.D195]" office:value-type="float" office:value="6849" calcext:value-type="float">
            <text:p>6.84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2 <text:s/>AY</text:p>
          </table:table-cell>
          <table:table-cell table:style-name="ce826" office:value-type="string" calcext:value-type="string">
            <text:p>LOK SSK</text:p>
          </table:table-cell>
          <table:table-cell table:style-name="ce843" office:value-type="float" office:value="240" calcext:value-type="float">
            <text:p>240,00</text:p>
          </table:table-cell>
          <table:table-cell table:style-name="ce843" table:number-columns-repeated="2"/>
          <table:table-cell table:style-name="ce843" table:formula="of:=[.F195]-[.C196]+[.D196]" office:value-type="float" office:value="6609" calcext:value-type="float">
            <text:p>6.609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NAKLİYE</text:p>
          </table:table-cell>
          <table:table-cell table:style-name="ce843" office:value-type="float" office:value="6" calcext:value-type="float">
            <text:p>6,00</text:p>
          </table:table-cell>
          <table:table-cell table:style-name="ce843" table:number-columns-repeated="2"/>
          <table:table-cell table:style-name="ce843" table:formula="of:=[.F196]-[.C197]+[.D197]" office:value-type="float" office:value="6603" calcext:value-type="float">
            <text:p>6.603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string" calcext:value-type="string">
            <text:p>12. ay</text:p>
          </table:table-cell>
          <table:table-cell table:style-name="ce826" office:value-type="string" calcext:value-type="string">
            <text:p>KREDİ 7</text:p>
          </table:table-cell>
          <table:table-cell table:style-name="ce843"/>
          <table:table-cell table:style-name="ce843" office:value-type="float" office:value="2375" calcext:value-type="float">
            <text:p>2.375,00</text:p>
          </table:table-cell>
          <table:table-cell table:style-name="ce843"/>
          <table:table-cell table:style-name="ce843" table:formula="of:=[.F197]-[.C198]+[.D198]" office:value-type="float" office:value="8978" calcext:value-type="float">
            <text:p>8.978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ÜNVERSİTE <text:s/>MALZ</text:p>
          </table:table-cell>
          <table:table-cell table:style-name="ce843" office:value-type="float" office:value="9600" calcext:value-type="float">
            <text:p>9.600,00</text:p>
          </table:table-cell>
          <table:table-cell table:style-name="ce843" table:number-columns-repeated="2"/>
          <table:table-cell table:style-name="ce843" table:formula="of:=[.F198]-[.C199]+[.D199]" office:value-type="float" office:value="-622" calcext:value-type="float">
            <text:p>-62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hüs cankurt</text:p>
          </table:table-cell>
          <table:table-cell table:style-name="ce843" office:value-type="float" office:value="200" calcext:value-type="float">
            <text:p>200,00</text:p>
          </table:table-cell>
          <table:table-cell table:style-name="ce843" table:number-columns-repeated="2"/>
          <table:table-cell table:style-name="ce843" table:formula="of:=[.F199]-[.C200]+[.D200]" office:value-type="float" office:value="-822" calcext:value-type="float">
            <text:p>-82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deniz mak</text:p>
          </table:table-cell>
          <table:table-cell table:style-name="ce843" office:value-type="float" office:value="280" calcext:value-type="float">
            <text:p>280,00</text:p>
          </table:table-cell>
          <table:table-cell table:style-name="ce843" table:number-columns-repeated="2"/>
          <table:table-cell table:style-name="ce843" table:formula="of:=[.F200]-[.C201]+[.D201]" office:value-type="float" office:value="-1102" calcext:value-type="float">
            <text:p>-1.10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6" office:value-type="string" calcext:value-type="string">
            <text:p>boru</text:p>
          </table:table-cell>
          <table:table-cell table:style-name="ce843" office:value-type="float" office:value="90" calcext:value-type="float">
            <text:p>90,00</text:p>
          </table:table-cell>
          <table:table-cell table:style-name="ce843" table:number-columns-repeated="2"/>
          <table:table-cell table:style-name="ce843" table:formula="of:=[.F201]-[.C202]+[.D202]" office:value-type="float" office:value="-1192" calcext:value-type="float">
            <text:p>-1.19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float" office:value="2011" calcext:value-type="float">
            <text:p>2011</text:p>
          </table:table-cell>
          <table:table-cell table:style-name="ce828" office:value-type="string" calcext:value-type="string">
            <text:p>DOĞUŞ BORÇLU</text:p>
          </table:table-cell>
          <table:table-cell table:style-name="ce843" table:number-columns-repeated="3"/>
          <table:table-cell table:style-name="ce844" table:formula="of:=[.F202]-[.C203]+[.D203]" office:value-type="float" office:value="-1192" calcext:value-type="float">
            <text:p>-1.19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/>
          <table:table-cell table:style-name="ce828"/>
          <table:table-cell table:style-name="ce843" table:number-columns-repeated="3"/>
          <table:table-cell table:style-name="ce843" table:formula="of:=[.F203]-[.C204]+[.D204]" office:value-type="float" office:value="-1192" calcext:value-type="float">
            <text:p>-1.19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799"/>
          <table:table-cell table:style-name="ce825"/>
          <table:table-cell table:style-name="ce834" table:number-columns-repeated="3"/>
          <table:table-cell table:style-name="ce843" table:formula="of:=[.F204]-[.C205]+[.D205]" office:value-type="float" office:value="-1192" calcext:value-type="float">
            <text:p>-1.192,0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0" office:value-type="float" office:value="2011" calcext:value-type="float">
            <text:p>2011</text:p>
          </table:table-cell>
          <table:table-cell table:style-name="ce828" office:value-type="string" calcext:value-type="string">
            <text:p>DOĞUŞ BORÇLU</text:p>
          </table:table-cell>
          <table:table-cell table:style-name="ce843" table:number-columns-repeated="3"/>
          <table:table-cell table:style-name="ce844" table:formula="of:=[.F205]-[.C206]+[.D206]" office:value-type="float" office:value="-1192" calcext:value-type="float">
            <text:p>-1.192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0" office:value-type="float" office:value="2012" calcext:value-type="float">
            <text:p>2012</text:p>
          </table:table-cell>
          <table:table-cell table:style-name="ce826" office:value-type="string" calcext:value-type="string">
            <text:p>ali balcı kaloriferci</text:p>
          </table:table-cell>
          <table:table-cell table:style-name="ce843"/>
          <table:table-cell table:style-name="ce843" office:value-type="float" office:value="225" calcext:value-type="float">
            <text:p>225,00</text:p>
          </table:table-cell>
          <table:table-cell table:style-name="ce843"/>
          <table:table-cell table:style-name="ce843" table:formula="of:=[.F206]-[.C207]+[.D207]" office:value-type="float" office:value="-967" calcext:value-type="float">
            <text:p>-96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li balcı ş.çırdaklı</text:p>
          </table:table-cell>
          <table:table-cell table:style-name="ce843"/>
          <table:table-cell table:style-name="ce843" office:value-type="float" office:value="500" calcext:value-type="float">
            <text:p>500,00</text:p>
          </table:table-cell>
          <table:table-cell table:style-name="ce843"/>
          <table:table-cell table:style-name="ce843" table:formula="of:=[.F207]-[.C208]+[.D208]" office:value-type="float" office:value="-467" calcext:value-type="float">
            <text:p>-46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izocam nakliye</text:p>
          </table:table-cell>
          <table:table-cell table:style-name="ce843" office:value-type="float" office:value="160" calcext:value-type="float">
            <text:p>160,00</text:p>
          </table:table-cell>
          <table:table-cell table:style-name="ce843" table:number-columns-repeated="2"/>
          <table:table-cell table:style-name="ce843" table:formula="of:=[.F208]-[.C209]+[.D209]" office:value-type="float" office:value="-627" calcext:value-type="float">
            <text:p>-62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kredi</text:p>
          </table:table-cell>
          <table:table-cell table:style-name="ce843" table:number-columns-repeated="3"/>
          <table:table-cell table:style-name="ce843" table:formula="of:=[.F209]-[.C210]+[.D210]" office:value-type="float" office:value="-627" calcext:value-type="float">
            <text:p>-62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2375*10=23750</text:p>
          </table:table-cell>
          <table:table-cell table:style-name="ce843" table:number-columns-repeated="3"/>
          <table:table-cell table:style-name="ce843" table:formula="of:=[.F210]-[.C211]+[.D211]" office:value-type="float" office:value="-627" calcext:value-type="float">
            <text:p>-62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2375*1 = <text:s/>2375</text:p>
          </table:table-cell>
          <table:table-cell table:style-name="ce843" table:number-columns-repeated="3"/>
          <table:table-cell table:style-name="ce843" table:formula="of:=[.F211]-[.C212]+[.D212]" office:value-type="float" office:value="-627" calcext:value-type="float">
            <text:p>-62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1* 375 = <text:s text:c="2"/>375</text:p>
          </table:table-cell>
          <table:table-cell table:style-name="ce843" table:number-columns-repeated="3"/>
          <table:table-cell table:style-name="ce843" table:formula="of:=[.F212]-[.C213]+[.D213]" office:value-type="float" office:value="-627" calcext:value-type="float">
            <text:p>-62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toplam <text:s text:c="14"/>26500</text:p>
          </table:table-cell>
          <table:table-cell table:style-name="ce843" table:number-columns-repeated="3"/>
          <table:table-cell table:style-name="ce843" table:formula="of:=[.F213]-[.C214]+[.D214]" office:value-type="float" office:value="-627" calcext:value-type="float">
            <text:p>-62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string" calcext:value-type="string">
            <text:p>1. ay</text:p>
          </table:table-cell>
          <table:table-cell table:style-name="ce826" office:value-type="string" calcext:value-type="string">
            <text:p>KREDİ 8-9-10-11</text:p>
          </table:table-cell>
          <table:table-cell table:style-name="ce843"/>
          <table:table-cell table:style-name="ce843" office:value-type="float" office:value="9500" calcext:value-type="float">
            <text:p>9.500,00</text:p>
          </table:table-cell>
          <table:table-cell table:style-name="ce843"/>
          <table:table-cell table:style-name="ce843" table:formula="of:=[.F214]-[.C215]+[.D215]" office:value-type="float" office:value="8873" calcext:value-type="float">
            <text:p>8.87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kredi 12</text:p>
          </table:table-cell>
          <table:table-cell table:style-name="ce843"/>
          <table:table-cell table:style-name="ce843" office:value-type="float" office:value="375" calcext:value-type="float">
            <text:p>375,00</text:p>
          </table:table-cell>
          <table:table-cell table:style-name="ce843"/>
          <table:table-cell table:style-name="ce843" table:formula="of:=[.F215]-[.C216]+[.D216]" office:value-type="float" office:value="9248" calcext:value-type="float">
            <text:p>9.24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k kk atila</text:p>
          </table:table-cell>
          <table:table-cell table:style-name="ce843"/>
          <table:table-cell table:style-name="ce843" office:value-type="float" office:value="960" calcext:value-type="float">
            <text:p>960,00</text:p>
          </table:table-cell>
          <table:table-cell table:style-name="ce843"/>
          <table:table-cell table:style-name="ce843" table:formula="of:=[.F216]-[.C217]+[.D217]" office:value-type="float" office:value="10208" calcext:value-type="float">
            <text:p>10.20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ygaz atila</text:p>
          </table:table-cell>
          <table:table-cell table:style-name="ce843"/>
          <table:table-cell table:style-name="ce843" office:value-type="float" office:value="168" calcext:value-type="float">
            <text:p>168,00</text:p>
          </table:table-cell>
          <table:table-cell table:style-name="ce843"/>
          <table:table-cell table:style-name="ce843" table:formula="of:=[.F217]-[.C218]+[.D218]" office:value-type="float" office:value="10376" calcext:value-type="float">
            <text:p>10.37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ygaz ali</text:p>
          </table:table-cell>
          <table:table-cell table:style-name="ce843"/>
          <table:table-cell table:style-name="ce843" office:value-type="float" office:value="195" calcext:value-type="float">
            <text:p>195,00</text:p>
          </table:table-cell>
          <table:table-cell table:style-name="ce843"/>
          <table:table-cell table:style-name="ce843" table:formula="of:=[.F218]-[.C219]+[.D219]" office:value-type="float" office:value="10571" calcext:value-type="float">
            <text:p>10.57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30-3-2012 çek</text:p>
          </table:table-cell>
          <table:table-cell table:style-name="ce843"/>
          <table:table-cell table:style-name="ce843" office:value-type="float" office:value="2000" calcext:value-type="float">
            <text:p>2.000,00</text:p>
          </table:table-cell>
          <table:table-cell table:style-name="ce843"/>
          <table:table-cell table:style-name="ce843" table:formula="of:=[.F219]-[.C220]+[.D220]" office:value-type="float" office:value="12571" calcext:value-type="float">
            <text:p>12.57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slan tic</text:p>
          </table:table-cell>
          <table:table-cell table:style-name="ce843" office:value-type="float" office:value="930" calcext:value-type="float">
            <text:p>930,00</text:p>
          </table:table-cell>
          <table:table-cell table:style-name="ce843" table:number-columns-repeated="2"/>
          <table:table-cell table:style-name="ce843" table:formula="of:=[.F220]-[.C221]+[.D221]" office:value-type="float" office:value="11641" calcext:value-type="float">
            <text:p>11.64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ulusu tüp</text:p>
          </table:table-cell>
          <table:table-cell table:style-name="ce843" office:value-type="float" office:value="600" calcext:value-type="float">
            <text:p>600,00</text:p>
          </table:table-cell>
          <table:table-cell table:style-name="ce843" table:number-columns-repeated="2"/>
          <table:table-cell table:style-name="ce843" table:formula="of:=[.F221]-[.C222]+[.D222]" office:value-type="float" office:value="11041" calcext:value-type="float">
            <text:p>11.04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türkeller şenele ödeme</text:p>
          </table:table-cell>
          <table:table-cell table:style-name="ce843" office:value-type="float" office:value="5818" calcext:value-type="float">
            <text:p>5.818,00</text:p>
          </table:table-cell>
          <table:table-cell table:style-name="ce843" table:number-columns-repeated="2"/>
          <table:table-cell table:style-name="ce843" table:formula="of:=[.F222]-[.C223]+[.D223]" office:value-type="float" office:value="5223" calcext:value-type="float">
            <text:p>5.22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bayraktar cıvata şnl</text:p>
          </table:table-cell>
          <table:table-cell table:style-name="ce843" office:value-type="float" office:value="406" calcext:value-type="float">
            <text:p>406,00</text:p>
          </table:table-cell>
          <table:table-cell table:style-name="ce843" table:number-columns-repeated="2"/>
          <table:table-cell table:style-name="ce843" table:formula="of:=[.F223]-[.C224]+[.D224]" office:value-type="float" office:value="4817" calcext:value-type="float">
            <text:p>4.81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boyacı yusuf şnl mrmr</text:p>
          </table:table-cell>
          <table:table-cell table:style-name="ce843" office:value-type="float" office:value="850" calcext:value-type="float">
            <text:p>850,00</text:p>
          </table:table-cell>
          <table:table-cell table:style-name="ce843" table:number-columns-repeated="2"/>
          <table:table-cell table:style-name="ce843" table:formula="of:=[.F224]-[.C225]+[.D225]" office:value-type="float" office:value="3967" calcext:value-type="float">
            <text:p>3.96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li balcıya nakit verilen</text:p>
          </table:table-cell>
          <table:table-cell table:style-name="ce843"/>
          <table:table-cell table:style-name="ce843" office:value-type="float" office:value="150" calcext:value-type="float">
            <text:p>150,00</text:p>
          </table:table-cell>
          <table:table-cell table:style-name="ce843"/>
          <table:table-cell table:style-name="ce843" table:formula="of:=[.F225]-[.C226]+[.D226]" office:value-type="float" office:value="4117" calcext:value-type="float">
            <text:p>4.11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li balcıya nakit verilen</text:p>
          </table:table-cell>
          <table:table-cell table:style-name="ce843"/>
          <table:table-cell table:style-name="ce843" office:value-type="float" office:value="100" calcext:value-type="float">
            <text:p>100,00</text:p>
          </table:table-cell>
          <table:table-cell table:style-name="ce843"/>
          <table:table-cell table:style-name="ce843" table:formula="of:=[.F226]-[.C227]+[.D227]" office:value-type="float" office:value="4217" calcext:value-type="float">
            <text:p>4.21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yangın dolabı çağdaş</text:p>
          </table:table-cell>
          <table:table-cell table:style-name="ce843"/>
          <table:table-cell table:style-name="ce843" office:value-type="float" office:value="590" calcext:value-type="float">
            <text:p>590,00</text:p>
          </table:table-cell>
          <table:table-cell table:style-name="ce843"/>
          <table:table-cell table:style-name="ce843" table:formula="of:=[.F227]-[.C228]+[.D228]" office:value-type="float" office:value="4807" calcext:value-type="float">
            <text:p>4.80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orman işl havale</text:p>
          </table:table-cell>
          <table:table-cell table:style-name="ce843"/>
          <table:table-cell table:style-name="ce843" office:value-type="float" office:value="400" calcext:value-type="float">
            <text:p>400,00</text:p>
          </table:table-cell>
          <table:table-cell table:style-name="ce843"/>
          <table:table-cell table:style-name="ce843" table:formula="of:=[.F228]-[.C229]+[.D229]" office:value-type="float" office:value="5207" calcext:value-type="float">
            <text:p>5.20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2-24" calcext:value-type="date">
            <text:p>24.02.2012</text:p>
          </table:table-cell>
          <table:table-cell table:style-name="ce826" office:value-type="string" calcext:value-type="string">
            <text:p>ali balcıya nakit verilen</text:p>
          </table:table-cell>
          <table:table-cell table:style-name="ce843"/>
          <table:table-cell table:style-name="ce843" office:value-type="float" office:value="3000" calcext:value-type="float">
            <text:p>3.000,00</text:p>
          </table:table-cell>
          <table:table-cell table:style-name="ce843"/>
          <table:table-cell table:style-name="ce843" table:formula="of:=[.F229]-[.C230]+[.D230]" office:value-type="float" office:value="8207" calcext:value-type="float">
            <text:p>8.20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doğuş emlak vergisi,</text:p>
          </table:table-cell>
          <table:table-cell table:style-name="ce843"/>
          <table:table-cell table:style-name="ce843" office:value-type="float" office:value="244" calcext:value-type="float">
            <text:p>244,00</text:p>
          </table:table-cell>
          <table:table-cell table:style-name="ce843"/>
          <table:table-cell table:style-name="ce843" table:formula="of:=[.F230]-[.C231]+[.D231]" office:value-type="float" office:value="8451" calcext:value-type="float">
            <text:p>8.45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li balcıya nakit verilen</text:p>
          </table:table-cell>
          <table:table-cell table:style-name="ce843"/>
          <table:table-cell table:style-name="ce843" office:value-type="float" office:value="150" calcext:value-type="float">
            <text:p>150,00</text:p>
          </table:table-cell>
          <table:table-cell table:style-name="ce843"/>
          <table:table-cell table:style-name="ce843" table:formula="of:=[.F231]-[.C232]+[.D232]" office:value-type="float" office:value="8601" calcext:value-type="float">
            <text:p>8.60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li balcıdan çek</text:p>
          </table:table-cell>
          <table:table-cell table:style-name="ce843" office:value-type="float" office:value="3400" calcext:value-type="float">
            <text:p>3.400,00</text:p>
          </table:table-cell>
          <table:table-cell table:style-name="ce843" table:number-columns-repeated="2"/>
          <table:table-cell table:style-name="ce843" table:formula="of:=[.F232]-[.C233]+[.D233]" office:value-type="float" office:value="5201" calcext:value-type="float">
            <text:p>5.20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li balcıya nakit verilen</text:p>
          </table:table-cell>
          <table:table-cell table:style-name="ce843"/>
          <table:table-cell table:style-name="ce843" office:value-type="float" office:value="2500" calcext:value-type="float">
            <text:p>2.500,00</text:p>
          </table:table-cell>
          <table:table-cell table:style-name="ce843"/>
          <table:table-cell table:style-name="ce843" table:formula="of:=[.F233]-[.C234]+[.D234]" office:value-type="float" office:value="7701" calcext:value-type="float">
            <text:p>7.70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2-25" calcext:value-type="date">
            <text:p>25.02.2012</text:p>
          </table:table-cell>
          <table:table-cell table:style-name="ce826" office:value-type="string" calcext:value-type="string">
            <text:p>lokantacı ocak maaş</text:p>
          </table:table-cell>
          <table:table-cell table:style-name="ce843" office:value-type="float" office:value="300" calcext:value-type="float">
            <text:p>300,00</text:p>
          </table:table-cell>
          <table:table-cell table:style-name="ce843" table:number-columns-repeated="2"/>
          <table:table-cell table:style-name="ce843" table:formula="of:=[.F234]-[.C235]+[.D235]" office:value-type="float" office:value="7401" calcext:value-type="float">
            <text:p>7.40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li balcıya nakit verilen</text:p>
          </table:table-cell>
          <table:table-cell table:style-name="ce843"/>
          <table:table-cell table:style-name="ce843" office:value-type="float" office:value="300" calcext:value-type="float">
            <text:p>300,00</text:p>
          </table:table-cell>
          <table:table-cell table:style-name="ce843"/>
          <table:table-cell table:style-name="ce843" table:formula="of:=[.F235]-[.C236]+[.D236]" office:value-type="float" office:value="7701" calcext:value-type="float">
            <text:p>7.70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3-05" calcext:value-type="date">
            <text:p>05.03.2012</text:p>
          </table:table-cell>
          <table:table-cell table:style-name="ce826" office:value-type="string" calcext:value-type="string">
            <text:p>ali balcıya nakit verilen</text:p>
          </table:table-cell>
          <table:table-cell table:style-name="ce843"/>
          <table:table-cell table:style-name="ce843" office:value-type="float" office:value="250" calcext:value-type="float">
            <text:p>250,00</text:p>
          </table:table-cell>
          <table:table-cell table:style-name="ce843"/>
          <table:table-cell table:style-name="ce843" table:formula="of:=[.F236]-[.C237]+[.D237]" office:value-type="float" office:value="7951" calcext:value-type="float">
            <text:p>7.95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3-14" calcext:value-type="date">
            <text:p>14.03.2012</text:p>
          </table:table-cell>
          <table:table-cell table:style-name="ce826" office:value-type="string" calcext:value-type="string">
            <text:p>ali balcıya nakit verilen</text:p>
          </table:table-cell>
          <table:table-cell table:style-name="ce843"/>
          <table:table-cell table:style-name="ce843" office:value-type="float" office:value="550" calcext:value-type="float">
            <text:p>550,00</text:p>
          </table:table-cell>
          <table:table-cell table:style-name="ce843"/>
          <table:table-cell table:style-name="ce843" table:formula="of:=[.F237]-[.C238]+[.D238]" office:value-type="float" office:value="8501" calcext:value-type="float">
            <text:p>8.50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3-14" calcext:value-type="date">
            <text:p>14.03.2012</text:p>
          </table:table-cell>
          <table:table-cell table:style-name="ce826" office:value-type="string" calcext:value-type="string">
            <text:p>lokantacı ssk</text:p>
          </table:table-cell>
          <table:table-cell table:style-name="ce843" office:value-type="float" office:value="240" calcext:value-type="float">
            <text:p>240,00</text:p>
          </table:table-cell>
          <table:table-cell table:style-name="ce843" table:number-columns-repeated="2"/>
          <table:table-cell table:style-name="ce843" table:formula="of:=[.F238]-[.C239]+[.D239]" office:value-type="float" office:value="8261" calcext:value-type="float">
            <text:p>8.26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4-07" calcext:value-type="date">
            <text:p>07.04.2012</text:p>
          </table:table-cell>
          <table:table-cell table:style-name="ce826" office:value-type="string" calcext:value-type="string">
            <text:p>lokantacı ssk</text:p>
          </table:table-cell>
          <table:table-cell table:style-name="ce843" office:value-type="float" office:value="240" calcext:value-type="float">
            <text:p>240,00</text:p>
          </table:table-cell>
          <table:table-cell table:style-name="ce843" table:number-columns-repeated="2"/>
          <table:table-cell table:style-name="ce843" table:formula="of:=[.F239]-[.C240]+[.D240]" office:value-type="float" office:value="8021" calcext:value-type="float">
            <text:p>8.02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4-10" calcext:value-type="date">
            <text:p>10.04.2012</text:p>
          </table:table-cell>
          <table:table-cell table:style-name="ce826" office:value-type="string" calcext:value-type="string">
            <text:p>havale</text:p>
          </table:table-cell>
          <table:table-cell table:style-name="ce843"/>
          <table:table-cell table:style-name="ce843" office:value-type="float" office:value="7085" calcext:value-type="float">
            <text:p>7.085,00</text:p>
          </table:table-cell>
          <table:table-cell table:style-name="ce843"/>
          <table:table-cell table:style-name="ce843" table:formula="of:=[.F240]-[.C241]+[.D241]" office:value-type="float" office:value="15106" calcext:value-type="float">
            <text:p>15.10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4-11" calcext:value-type="date">
            <text:p>11.04.2012</text:p>
          </table:table-cell>
          <table:table-cell table:style-name="ce826" office:value-type="string" calcext:value-type="string">
            <text:p>ali balcıya nakit verilen</text:p>
          </table:table-cell>
          <table:table-cell table:style-name="ce843"/>
          <table:table-cell table:style-name="ce843" office:value-type="float" office:value="7500" calcext:value-type="float">
            <text:p>7.500,00</text:p>
          </table:table-cell>
          <table:table-cell table:style-name="ce843"/>
          <table:table-cell table:style-name="ce843" table:formula="of:=[.F241]-[.C242]+[.D242]" office:value-type="float" office:value="22606" calcext:value-type="float">
            <text:p>22.60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Halkbank tan atla</text:p>
          </table:table-cell>
          <table:table-cell table:style-name="ce843" office:value-type="float" office:value="975" calcext:value-type="float">
            <text:p>975,00</text:p>
          </table:table-cell>
          <table:table-cell table:style-name="ce843" table:number-columns-repeated="2"/>
          <table:table-cell table:style-name="ce843" table:formula="of:=[.F242]-[.C243]+[.D243]" office:value-type="float" office:value="21631" calcext:value-type="float">
            <text:p>21.63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kömür parası öğrenci</text:p>
          </table:table-cell>
          <table:table-cell table:style-name="ce843"/>
          <table:table-cell table:style-name="ce843" office:value-type="float" office:value="495" calcext:value-type="float">
            <text:p>495,00</text:p>
          </table:table-cell>
          <table:table-cell table:style-name="ce843"/>
          <table:table-cell table:style-name="ce843" table:formula="of:=[.F243]-[.C244]+[.D244]" office:value-type="float" office:value="22126" calcext:value-type="float">
            <text:p>22.12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hacı usta</text:p>
          </table:table-cell>
          <table:table-cell table:style-name="ce843"/>
          <table:table-cell table:style-name="ce843" office:value-type="float" office:value="300" calcext:value-type="float">
            <text:p>300,00</text:p>
          </table:table-cell>
          <table:table-cell table:style-name="ce843"/>
          <table:table-cell table:style-name="ce843" table:formula="of:=[.F244]-[.C245]+[.D245]" office:value-type="float" office:value="22426" calcext:value-type="float">
            <text:p>22.42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4-25" calcext:value-type="date">
            <text:p>25.04.2012</text:p>
          </table:table-cell>
          <table:table-cell table:style-name="ce826" office:value-type="string" calcext:value-type="string">
            <text:p>kk ali balcı</text:p>
          </table:table-cell>
          <table:table-cell table:style-name="ce843"/>
          <table:table-cell table:style-name="ce843" office:value-type="float" office:value="1482" calcext:value-type="float">
            <text:p>1.482,00</text:p>
          </table:table-cell>
          <table:table-cell table:style-name="ce843"/>
          <table:table-cell table:style-name="ce843" table:formula="of:=[.F245]-[.C246]+[.D246]" office:value-type="float" office:value="23908" calcext:value-type="float">
            <text:p>23.90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kk ali balcı</text:p>
          </table:table-cell>
          <table:table-cell table:style-name="ce843"/>
          <table:table-cell table:style-name="ce843" office:value-type="float" office:value="735" calcext:value-type="float">
            <text:p>735,00</text:p>
          </table:table-cell>
          <table:table-cell table:style-name="ce843"/>
          <table:table-cell table:style-name="ce843" table:formula="of:=[.F246]-[.C247]+[.D247]" office:value-type="float" office:value="24643" calcext:value-type="float">
            <text:p>24.64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pob san kredi a blcı</text:p>
          </table:table-cell>
          <table:table-cell table:style-name="ce843"/>
          <table:table-cell table:style-name="ce843" office:value-type="float" office:value="2048" calcext:value-type="float">
            <text:p>2.048,00</text:p>
          </table:table-cell>
          <table:table-cell table:style-name="ce843"/>
          <table:table-cell table:style-name="ce843" table:formula="of:=[.F247]-[.C248]+[.D248]" office:value-type="float" office:value="26691" calcext:value-type="float">
            <text:p>26.69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akit a balcı</text:p>
          </table:table-cell>
          <table:table-cell table:style-name="ce843"/>
          <table:table-cell table:style-name="ce843" office:value-type="float" office:value="1000" calcext:value-type="float">
            <text:p>1.000,00</text:p>
          </table:table-cell>
          <table:table-cell table:style-name="ce843"/>
          <table:table-cell table:style-name="ce843" table:formula="of:=[.F248]-[.C249]+[.D249]" office:value-type="float" office:value="27691" calcext:value-type="float">
            <text:p>27.69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4-25" calcext:value-type="date">
            <text:p>25.04.2012</text:p>
          </table:table-cell>
          <table:table-cell table:style-name="ce826" office:value-type="string" calcext:value-type="string">
            <text:p>ziraat çek için şenel</text:p>
          </table:table-cell>
          <table:table-cell table:style-name="ce843" office:value-type="float" office:value="1150" calcext:value-type="float">
            <text:p>1.150,00</text:p>
          </table:table-cell>
          <table:table-cell table:style-name="ce843" table:number-columns-repeated="2"/>
          <table:table-cell table:style-name="ce843" table:formula="of:=[.F249]-[.C250]+[.D250]" office:value-type="float" office:value="26541" calcext:value-type="float">
            <text:p>26.54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eldiven 20 ad</text:p>
          </table:table-cell>
          <table:table-cell table:style-name="ce843"/>
          <table:table-cell table:style-name="ce843" office:value-type="float" office:value="40" calcext:value-type="float">
            <text:p>40,00</text:p>
          </table:table-cell>
          <table:table-cell table:style-name="ce843"/>
          <table:table-cell table:style-name="ce843" table:formula="of:=[.F250]-[.C251]+[.D251]" office:value-type="float" office:value="26581" calcext:value-type="float">
            <text:p>26.58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5-10" calcext:value-type="date">
            <text:p>10.05.2012</text:p>
          </table:table-cell>
          <table:table-cell table:style-name="ce826" office:value-type="string" calcext:value-type="string">
            <text:p>lokanta ssk</text:p>
          </table:table-cell>
          <table:table-cell table:style-name="ce843" office:value-type="float" office:value="240" calcext:value-type="float">
            <text:p>240,00</text:p>
          </table:table-cell>
          <table:table-cell table:style-name="ce843" table:number-columns-repeated="2"/>
          <table:table-cell table:style-name="ce843" table:formula="of:=[.F251]-[.C252]+[.D252]" office:value-type="float" office:value="26341" calcext:value-type="float">
            <text:p>26.34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akliye iskele parç</text:p>
          </table:table-cell>
          <table:table-cell table:style-name="ce843" office:value-type="float" office:value="150" calcext:value-type="float">
            <text:p>150,00</text:p>
          </table:table-cell>
          <table:table-cell table:style-name="ce843" table:number-columns-repeated="2"/>
          <table:table-cell table:style-name="ce843" table:formula="of:=[.F252]-[.C253]+[.D253]" office:value-type="float" office:value="26191" calcext:value-type="float">
            <text:p>26.19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akliye iskele parç</text:p>
          </table:table-cell>
          <table:table-cell table:style-name="ce843" office:value-type="float" office:value="120" calcext:value-type="float">
            <text:p>120,00</text:p>
          </table:table-cell>
          <table:table-cell table:style-name="ce843" table:number-columns-repeated="2"/>
          <table:table-cell table:style-name="ce843" table:formula="of:=[.F253]-[.C254]+[.D254]" office:value-type="float" office:value="26071" calcext:value-type="float">
            <text:p>26.07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rı tuğla şenel</text:p>
          </table:table-cell>
          <table:table-cell table:style-name="ce843" office:value-type="float" office:value="300" calcext:value-type="float">
            <text:p>300,00</text:p>
          </table:table-cell>
          <table:table-cell table:style-name="ce843" table:number-columns-repeated="2"/>
          <table:table-cell table:style-name="ce843" table:formula="of:=[.F254]-[.C255]+[.D255]" office:value-type="float" office:value="25771" calcext:value-type="float">
            <text:p>25.77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çevirgen şenel</text:p>
          </table:table-cell>
          <table:table-cell table:style-name="ce843" office:value-type="float" office:value="604" calcext:value-type="float">
            <text:p>604,00</text:p>
          </table:table-cell>
          <table:table-cell table:style-name="ce843" table:number-columns-repeated="2"/>
          <table:table-cell table:style-name="ce843" table:formula="of:=[.F255]-[.C256]+[.D256]" office:value-type="float" office:value="25167" calcext:value-type="float">
            <text:p>25.16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6-22" calcext:value-type="date">
            <text:p>22.06.2012</text:p>
          </table:table-cell>
          <table:table-cell table:style-name="ce826" office:value-type="string" calcext:value-type="string">
            <text:p>lokantacı ssk</text:p>
          </table:table-cell>
          <table:table-cell table:style-name="ce843" office:value-type="float" office:value="240" calcext:value-type="float">
            <text:p>240,00</text:p>
          </table:table-cell>
          <table:table-cell table:style-name="ce843" table:number-columns-repeated="2"/>
          <table:table-cell table:style-name="ce843" table:formula="of:=[.F256]-[.C257]+[.D257]" office:value-type="float" office:value="24927" calcext:value-type="float">
            <text:p>24.92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7-22" calcext:value-type="date">
            <text:p>22.07.2012</text:p>
          </table:table-cell>
          <table:table-cell table:style-name="ce826" office:value-type="string" calcext:value-type="string">
            <text:p>lokantacı ssk</text:p>
          </table:table-cell>
          <table:table-cell table:style-name="ce843" office:value-type="float" office:value="240" calcext:value-type="float">
            <text:p>240,00</text:p>
          </table:table-cell>
          <table:table-cell table:style-name="ce843" table:number-columns-repeated="2"/>
          <table:table-cell table:style-name="ce843" table:formula="of:=[.F257]-[.C258]+[.D258]" office:value-type="float" office:value="24687" calcext:value-type="float">
            <text:p>24.68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feyz dergisi şenel</text:p>
          </table:table-cell>
          <table:table-cell table:style-name="ce843" office:value-type="float" office:value="120" calcext:value-type="float">
            <text:p>120,00</text:p>
          </table:table-cell>
          <table:table-cell table:style-name="ce843" table:number-columns-repeated="2"/>
          <table:table-cell table:style-name="ce843" table:formula="of:=[.F258]-[.C259]+[.D259]" office:value-type="float" office:value="24567" calcext:value-type="float">
            <text:p>24.56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kap emin</text:p>
          </table:table-cell>
          <table:table-cell table:style-name="ce843" office:value-type="float" office:value="3000" calcext:value-type="float">
            <text:p>3.000,00</text:p>
          </table:table-cell>
          <table:table-cell table:style-name="ce843" table:number-columns-repeated="2"/>
          <table:table-cell table:style-name="ce843" table:formula="of:=[.F259]-[.C260]+[.D260]" office:value-type="float" office:value="21567" calcext:value-type="float">
            <text:p>21.56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finansbank kredi</text:p>
          </table:table-cell>
          <table:table-cell table:style-name="ce843"/>
          <table:table-cell table:style-name="ce843" office:value-type="float" office:value="3885" calcext:value-type="float">
            <text:p>3.885,00</text:p>
          </table:table-cell>
          <table:table-cell table:style-name="ce843"/>
          <table:table-cell table:style-name="ce843" table:formula="of:=[.F260]-[.C261]+[.D261]" office:value-type="float" office:value="25452" calcext:value-type="float">
            <text:p>25.452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k ödenen</text:p>
          </table:table-cell>
          <table:table-cell table:style-name="ce843" office:value-type="float" office:value="1000" calcext:value-type="float">
            <text:p>1.000,00</text:p>
          </table:table-cell>
          <table:table-cell table:style-name="ce843" table:number-columns-repeated="2"/>
          <table:table-cell table:style-name="ce843" table:formula="of:=[.F261]-[.C262]+[.D262]" office:value-type="float" office:value="24452" calcext:value-type="float">
            <text:p>24.452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çember demir</text:p>
          </table:table-cell>
          <table:table-cell table:style-name="ce843"/>
          <table:table-cell table:style-name="ce843" office:value-type="float" office:value="160" calcext:value-type="float">
            <text:p>160,00</text:p>
          </table:table-cell>
          <table:table-cell table:style-name="ce843"/>
          <table:table-cell table:style-name="ce843" table:formula="of:=[.F262]-[.C263]+[.D263]" office:value-type="float" office:value="24612" calcext:value-type="float">
            <text:p>24.612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7-31" calcext:value-type="date">
            <text:p>31.07.2012</text:p>
          </table:table-cell>
          <table:table-cell table:style-name="ce826" office:value-type="string" calcext:value-type="string">
            <text:p>nakit a balcı</text:p>
          </table:table-cell>
          <table:table-cell table:style-name="ce843"/>
          <table:table-cell table:style-name="ce843" office:value-type="float" office:value="4000" calcext:value-type="float">
            <text:p>4.000,00</text:p>
          </table:table-cell>
          <table:table-cell table:style-name="ce843"/>
          <table:table-cell table:style-name="ce843" table:formula="of:=[.F263]-[.C264]+[.D264]" office:value-type="float" office:value="28612" calcext:value-type="float">
            <text:p>28.612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8-15" calcext:value-type="date">
            <text:p>15.08.2012</text:p>
          </table:table-cell>
          <table:table-cell table:style-name="ce826" office:value-type="string" calcext:value-type="string">
            <text:p>lok ved</text:p>
          </table:table-cell>
          <table:table-cell table:style-name="ce843" office:value-type="float" office:value="240" calcext:value-type="float">
            <text:p>240,00</text:p>
          </table:table-cell>
          <table:table-cell table:style-name="ce843" table:number-columns-repeated="2"/>
          <table:table-cell table:style-name="ce843" table:formula="of:=[.F264]-[.C265]+[.D265]" office:value-type="float" office:value="28372" calcext:value-type="float">
            <text:p>28.372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9-22" calcext:value-type="date">
            <text:p>22.09.2012</text:p>
          </table:table-cell>
          <table:table-cell table:style-name="ce826" office:value-type="string" calcext:value-type="string">
            <text:p>eldiven 12</text:p>
          </table:table-cell>
          <table:table-cell table:style-name="ce843"/>
          <table:table-cell table:style-name="ce843" office:value-type="float" office:value="24" calcext:value-type="float">
            <text:p>24,00</text:p>
          </table:table-cell>
          <table:table-cell table:style-name="ce843"/>
          <table:table-cell table:style-name="ce843" table:formula="of:=[.F265]-[.C266]+[.D266]" office:value-type="float" office:value="28396" calcext:value-type="float">
            <text:p>28.39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09-26" calcext:value-type="date">
            <text:p>26.09.2012</text:p>
          </table:table-cell>
          <table:table-cell table:style-name="ce826" office:value-type="string" calcext:value-type="string">
            <text:p>pervin ev kredi</text:p>
          </table:table-cell>
          <table:table-cell table:style-name="ce843"/>
          <table:table-cell table:style-name="ce843" office:value-type="float" office:value="2050" calcext:value-type="float">
            <text:p>2.050,00</text:p>
          </table:table-cell>
          <table:table-cell table:style-name="ce843"/>
          <table:table-cell table:style-name="ce843" table:formula="of:=[.F266]-[.C267]+[.D267]" office:value-type="float" office:value="30446" calcext:value-type="float">
            <text:p>30.44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akit ali balcıya</text:p>
          </table:table-cell>
          <table:table-cell table:style-name="ce843"/>
          <table:table-cell table:style-name="ce843" office:value-type="float" office:value="8000" calcext:value-type="float">
            <text:p>8.000,00</text:p>
          </table:table-cell>
          <table:table-cell table:style-name="ce843"/>
          <table:table-cell table:style-name="ce843" table:formula="of:=[.F267]-[.C268]+[.D268]" office:value-type="float" office:value="38446" calcext:value-type="float">
            <text:p>38.44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akit ali balcıya</text:p>
          </table:table-cell>
          <table:table-cell table:style-name="ce843"/>
          <table:table-cell table:style-name="ce843" office:value-type="float" office:value="1200" calcext:value-type="float">
            <text:p>1.200,00</text:p>
          </table:table-cell>
          <table:table-cell table:style-name="ce843"/>
          <table:table-cell table:style-name="ce843" table:formula="of:=[.F268]-[.C269]+[.D269]" office:value-type="float" office:value="39646" calcext:value-type="float">
            <text:p>39.64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İŞ e havale</text:p>
          </table:table-cell>
          <table:table-cell table:style-name="ce843"/>
          <table:table-cell table:style-name="ce843" office:value-type="float" office:value="2000" calcext:value-type="float">
            <text:p>2.000,00</text:p>
          </table:table-cell>
          <table:table-cell table:style-name="ce843"/>
          <table:table-cell table:style-name="ce843" table:formula="of:=[.F269]-[.C270]+[.D270]" office:value-type="float" office:value="41646" calcext:value-type="float">
            <text:p>41.64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iş e yatan</text:p>
          </table:table-cell>
          <table:table-cell table:style-name="ce843"/>
          <table:table-cell table:style-name="ce843" office:value-type="float" office:value="400" calcext:value-type="float">
            <text:p>400,00</text:p>
          </table:table-cell>
          <table:table-cell table:style-name="ce843"/>
          <table:table-cell table:style-name="ce843" table:formula="of:=[.F270]-[.C271]+[.D271]" office:value-type="float" office:value="42046" calcext:value-type="float">
            <text:p>42.04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iş eft birleşim</text:p>
          </table:table-cell>
          <table:table-cell table:style-name="ce843"/>
          <table:table-cell table:style-name="ce843" office:value-type="float" office:value="6000" calcext:value-type="float">
            <text:p>6.000,00</text:p>
          </table:table-cell>
          <table:table-cell table:style-name="ce843"/>
          <table:table-cell table:style-name="ce843" table:formula="of:=[.F271]-[.C272]+[.D272]" office:value-type="float" office:value="48046" calcext:value-type="float">
            <text:p>48.04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10-05" calcext:value-type="date">
            <text:p>05.10.2012</text:p>
          </table:table-cell>
          <table:table-cell table:style-name="ce826" office:value-type="string" calcext:value-type="string">
            <text:p>melih işçi</text:p>
          </table:table-cell>
          <table:table-cell table:style-name="ce843"/>
          <table:table-cell table:style-name="ce843" office:value-type="float" office:value="300" calcext:value-type="float">
            <text:p>300,00</text:p>
          </table:table-cell>
          <table:table-cell table:style-name="ce843"/>
          <table:table-cell table:style-name="ce843" table:formula="of:=[.F272]-[.C273]+[.D273]" office:value-type="float" office:value="48346" calcext:value-type="float">
            <text:p>48.34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10-06" calcext:value-type="date">
            <text:p>06.10.2012</text:p>
          </table:table-cell>
          <table:table-cell table:style-name="ce826" office:value-type="string" calcext:value-type="string">
            <text:p>lok ved</text:p>
          </table:table-cell>
          <table:table-cell table:style-name="ce843" office:value-type="float" office:value="240" calcext:value-type="float">
            <text:p>240,00</text:p>
          </table:table-cell>
          <table:table-cell table:style-name="ce843" table:number-columns-repeated="2"/>
          <table:table-cell table:style-name="ce843" table:formula="of:=[.F273]-[.C274]+[.D274]" office:value-type="float" office:value="48106" calcext:value-type="float">
            <text:p>48.10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çizme 5</text:p>
          </table:table-cell>
          <table:table-cell table:style-name="ce843"/>
          <table:table-cell table:style-name="ce843" office:value-type="float" office:value="60" calcext:value-type="float">
            <text:p>60,00</text:p>
          </table:table-cell>
          <table:table-cell table:style-name="ce843"/>
          <table:table-cell table:style-name="ce843" table:formula="of:=[.F274]-[.C275]+[.D275]" office:value-type="float" office:value="48166" calcext:value-type="float">
            <text:p>48.16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mt 3</text:p>
          </table:table-cell>
          <table:table-cell table:style-name="ce843"/>
          <table:table-cell table:style-name="ce843" office:value-type="float" office:value="9" calcext:value-type="float">
            <text:p>9,00</text:p>
          </table:table-cell>
          <table:table-cell table:style-name="ce843"/>
          <table:table-cell table:style-name="ce843" table:formula="of:=[.F275]-[.C276]+[.D276]" office:value-type="float" office:value="48175" calcext:value-type="float">
            <text:p>48.175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eld 24 ad</text:p>
          </table:table-cell>
          <table:table-cell table:style-name="ce843"/>
          <table:table-cell table:style-name="ce843" office:value-type="float" office:value="48" calcext:value-type="float">
            <text:p>48,00</text:p>
          </table:table-cell>
          <table:table-cell table:style-name="ce843"/>
          <table:table-cell table:style-name="ce843" table:formula="of:=[.F276]-[.C277]+[.D277]" office:value-type="float" office:value="48223" calcext:value-type="float">
            <text:p>48.22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11-17" calcext:value-type="date">
            <text:p>17.11.2012</text:p>
          </table:table-cell>
          <table:table-cell table:style-name="ce826" office:value-type="string" calcext:value-type="string">
            <text:p>doğuş ggv</text:p>
          </table:table-cell>
          <table:table-cell table:style-name="ce843" office:value-type="float" office:value="197" calcext:value-type="float">
            <text:p>197,00</text:p>
          </table:table-cell>
          <table:table-cell table:style-name="ce843" table:number-columns-repeated="2"/>
          <table:table-cell table:style-name="ce843" table:formula="of:=[.F277]-[.C278]+[.D278]" office:value-type="float" office:value="48026" calcext:value-type="float">
            <text:p>48.02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kazova boya</text:p>
          </table:table-cell>
          <table:table-cell table:style-name="ce843" office:value-type="float" office:value="230" calcext:value-type="float">
            <text:p>230,00</text:p>
          </table:table-cell>
          <table:table-cell table:style-name="ce843" table:number-columns-repeated="2"/>
          <table:table-cell table:style-name="ce843" table:formula="of:=[.F278]-[.C279]+[.D279]" office:value-type="float" office:value="47796" calcext:value-type="float">
            <text:p>47.79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11-14" calcext:value-type="date">
            <text:p>14.11.2012</text:p>
          </table:table-cell>
          <table:table-cell table:style-name="ce826" office:value-type="string" calcext:value-type="string">
            <text:p>lok ved</text:p>
          </table:table-cell>
          <table:table-cell table:style-name="ce843" office:value-type="float" office:value="240" calcext:value-type="float">
            <text:p>240,00</text:p>
          </table:table-cell>
          <table:table-cell table:style-name="ce843" table:number-columns-repeated="2"/>
          <table:table-cell table:style-name="ce843" table:formula="of:=[.F279]-[.C280]+[.D280]" office:value-type="float" office:value="47556" calcext:value-type="float">
            <text:p>47.55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2-12-14" calcext:value-type="date">
            <text:p>14.12.2012</text:p>
          </table:table-cell>
          <table:table-cell table:style-name="ce826" office:value-type="string" calcext:value-type="string">
            <text:p>lok ved</text:p>
          </table:table-cell>
          <table:table-cell table:style-name="ce843" office:value-type="float" office:value="240" calcext:value-type="float">
            <text:p>240,00</text:p>
          </table:table-cell>
          <table:table-cell table:style-name="ce843" table:number-columns-repeated="2"/>
          <table:table-cell table:style-name="ce843" table:formula="of:=[.F280]-[.C281]+[.D281]" office:value-type="float" office:value="47316" calcext:value-type="float">
            <text:p>47.31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8" office:value-type="string" calcext:value-type="string">
            <text:p>İŞ kredi</text:p>
          </table:table-cell>
          <table:table-cell table:style-name="ce844" office:value-type="float" office:value="100000" calcext:value-type="float">
            <text:p>100.000,00</text:p>
          </table:table-cell>
          <table:table-cell table:style-name="ce844" table:number-columns-repeated="2"/>
          <table:table-cell table:style-name="ce843" table:formula="of:=[.F281]-[.C282]+[.D282]" office:value-type="float" office:value="-52684" calcext:value-type="float">
            <text:p>-52.684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3409*36=122724</text:p>
          </table:table-cell>
          <table:table-cell table:style-name="ce843" table:number-columns-repeated="3"/>
          <table:table-cell table:style-name="ce843" table:formula="of:=[.F282]-[.C283]+[.D283]" office:value-type="float" office:value="-52684" calcext:value-type="float">
            <text:p>-52.684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17 kas 13 --- 17 ekim 2016</text:p>
          </table:table-cell>
          <table:table-cell table:style-name="ce843" table:number-columns-repeated="3"/>
          <table:table-cell table:style-name="ce843" table:formula="of:=[.F283]-[.C284]+[.D284]" office:value-type="float" office:value="-52684" calcext:value-type="float">
            <text:p>-52.684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10-29" calcext:value-type="date">
            <text:p>29.10.2013</text:p>
          </table:table-cell>
          <table:table-cell table:style-name="ce826" office:value-type="string" calcext:value-type="string">
            <text:p>kk</text:p>
          </table:table-cell>
          <table:table-cell table:style-name="ce843"/>
          <table:table-cell table:style-name="ce843" office:value-type="float" office:value="874" calcext:value-type="float">
            <text:p>874,00</text:p>
          </table:table-cell>
          <table:table-cell table:style-name="ce843"/>
          <table:table-cell table:style-name="ce843" table:formula="of:=[.F284]-[.C285]+[.D285]" office:value-type="float" office:value="-51810" calcext:value-type="float">
            <text:p>-51.810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kk</text:p>
          </table:table-cell>
          <table:table-cell table:style-name="ce843"/>
          <table:table-cell table:style-name="ce843" office:value-type="float" office:value="5452" calcext:value-type="float">
            <text:p>5.452,00</text:p>
          </table:table-cell>
          <table:table-cell table:style-name="ce843"/>
          <table:table-cell table:style-name="ce843" table:formula="of:=[.F285]-[.C286]+[.D286]" office:value-type="float" office:value="-46358" calcext:value-type="float">
            <text:p>-46.35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kk</text:p>
          </table:table-cell>
          <table:table-cell table:style-name="ce843"/>
          <table:table-cell table:style-name="ce843" office:value-type="float" office:value="1675" calcext:value-type="float">
            <text:p>1.675,00</text:p>
          </table:table-cell>
          <table:table-cell table:style-name="ce843"/>
          <table:table-cell table:style-name="ce843" table:formula="of:=[.F286]-[.C287]+[.D287]" office:value-type="float" office:value="-44683" calcext:value-type="float">
            <text:p>-44.68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akit</text:p>
          </table:table-cell>
          <table:table-cell table:style-name="ce843"/>
          <table:table-cell table:style-name="ce843" office:value-type="float" office:value="13000" calcext:value-type="float">
            <text:p>13.000,00</text:p>
          </table:table-cell>
          <table:table-cell table:style-name="ce843"/>
          <table:table-cell table:style-name="ce843" table:formula="of:=[.F287]-[.C288]+[.D288]" office:value-type="float" office:value="-31683" calcext:value-type="float">
            <text:p>-31.68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akit</text:p>
          </table:table-cell>
          <table:table-cell table:style-name="ce843"/>
          <table:table-cell table:style-name="ce843" office:value-type="float" office:value="27000" calcext:value-type="float">
            <text:p>27.000,00</text:p>
          </table:table-cell>
          <table:table-cell table:style-name="ce843"/>
          <table:table-cell table:style-name="ce843" table:formula="of:=[.F288]-[.C289]+[.D289]" office:value-type="float" office:value="-4683" calcext:value-type="float">
            <text:p>-4.68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vergiler</text:p>
          </table:table-cell>
          <table:table-cell table:style-name="ce843"/>
          <table:table-cell table:style-name="ce843" office:value-type="float" office:value="2960" calcext:value-type="float">
            <text:p>2.960,00</text:p>
          </table:table-cell>
          <table:table-cell table:style-name="ce843"/>
          <table:table-cell table:style-name="ce843" table:formula="of:=[.F289]-[.C290]+[.D290]" office:value-type="float" office:value="-1723" calcext:value-type="float">
            <text:p>-1.72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11-09" calcext:value-type="date">
            <text:p>09.11.2013</text:p>
          </table:table-cell>
          <table:table-cell table:style-name="ce826" office:value-type="string" calcext:value-type="string">
            <text:p>nk</text:p>
          </table:table-cell>
          <table:table-cell table:style-name="ce843"/>
          <table:table-cell table:style-name="ce843" office:value-type="float" office:value="1500" calcext:value-type="float">
            <text:p>1.500,00</text:p>
          </table:table-cell>
          <table:table-cell table:style-name="ce843"/>
          <table:table-cell table:style-name="ce843" table:formula="of:=[.F290]-[.C291]+[.D291]" office:value-type="float" office:value="-223" calcext:value-type="float">
            <text:p>-22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11-12" calcext:value-type="date">
            <text:p>12.11.2013</text:p>
          </table:table-cell>
          <table:table-cell table:style-name="ce826" office:value-type="string" calcext:value-type="string">
            <text:p>nk</text:p>
          </table:table-cell>
          <table:table-cell table:style-name="ce843"/>
          <table:table-cell table:style-name="ce843" office:value-type="float" office:value="15000" calcext:value-type="float">
            <text:p>15.000,00</text:p>
          </table:table-cell>
          <table:table-cell table:style-name="ce843"/>
          <table:table-cell table:style-name="ce843" table:formula="of:=[.F291]-[.C292]+[.D292]" office:value-type="float" office:value="14777" calcext:value-type="float">
            <text:p>14.77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kk</text:p>
          </table:table-cell>
          <table:table-cell table:style-name="ce843"/>
          <table:table-cell table:style-name="ce843" office:value-type="float" office:value="4277" calcext:value-type="float">
            <text:p>4.277,00</text:p>
          </table:table-cell>
          <table:table-cell table:style-name="ce843"/>
          <table:table-cell table:style-name="ce843" table:formula="of:=[.F292]-[.C293]+[.D293]" office:value-type="float" office:value="19054" calcext:value-type="float">
            <text:p>19.054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11-17" calcext:value-type="date">
            <text:p>17.11.2013</text:p>
          </table:table-cell>
          <table:table-cell table:style-name="ce826" office:value-type="string" calcext:value-type="string">
            <text:p>KREDİ 1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293]-[.C294]+[.D294]" office:value-type="float" office:value="22463" calcext:value-type="float">
            <text:p>22.46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K</text:p>
          </table:table-cell>
          <table:table-cell table:style-name="ce843"/>
          <table:table-cell table:style-name="ce843" office:value-type="float" office:value="750" calcext:value-type="float">
            <text:p>750,00</text:p>
          </table:table-cell>
          <table:table-cell table:style-name="ce843"/>
          <table:table-cell table:style-name="ce843" table:formula="of:=[.F294]-[.C295]+[.D295]" office:value-type="float" office:value="23213" calcext:value-type="float">
            <text:p>23.21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K</text:p>
          </table:table-cell>
          <table:table-cell table:style-name="ce843"/>
          <table:table-cell table:style-name="ce843" office:value-type="float" office:value="100" calcext:value-type="float">
            <text:p>100,00</text:p>
          </table:table-cell>
          <table:table-cell table:style-name="ce843"/>
          <table:table-cell table:style-name="ce843" table:formula="of:=[.F295]-[.C296]+[.D296]" office:value-type="float" office:value="23313" calcext:value-type="float">
            <text:p>23.31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DLİYE</text:p>
          </table:table-cell>
          <table:table-cell table:style-name="ce843"/>
          <table:table-cell table:style-name="ce843" office:value-type="float" office:value="700" calcext:value-type="float">
            <text:p>700,00</text:p>
          </table:table-cell>
          <table:table-cell table:style-name="ce843"/>
          <table:table-cell table:style-name="ce843" table:formula="of:=[.F296]-[.C297]+[.D297]" office:value-type="float" office:value="24013" calcext:value-type="float">
            <text:p>24.01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/>
          <table:table-cell table:style-name="ce843"/>
          <table:table-cell table:style-name="ce843" office:value-type="float" office:value="800" calcext:value-type="float">
            <text:p>800,00</text:p>
          </table:table-cell>
          <table:table-cell table:style-name="ce843"/>
          <table:table-cell table:style-name="ce843" table:formula="of:=[.F297]-[.C298]+[.D298]" office:value-type="float" office:value="24813" calcext:value-type="float">
            <text:p>24.81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/>
          <table:table-cell table:style-name="ce843"/>
          <table:table-cell table:style-name="ce843" office:value-type="float" office:value="20" calcext:value-type="float">
            <text:p>20,00</text:p>
          </table:table-cell>
          <table:table-cell table:style-name="ce843"/>
          <table:table-cell table:style-name="ce843" table:formula="of:=[.F298]-[.C299]+[.D299]" office:value-type="float" office:value="24833" calcext:value-type="float">
            <text:p>24.83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12-26" calcext:value-type="date">
            <text:p>26.12.2013</text:p>
          </table:table-cell>
          <table:table-cell table:style-name="ce826" office:value-type="string" calcext:value-type="string">
            <text:p>VERGİ</text:p>
          </table:table-cell>
          <table:table-cell table:style-name="ce843"/>
          <table:table-cell table:style-name="ce843" office:value-type="float" office:value="5003" calcext:value-type="float">
            <text:p>5.003,00</text:p>
          </table:table-cell>
          <table:table-cell table:style-name="ce843"/>
          <table:table-cell table:style-name="ce843" table:formula="of:=[.F299]-[.C300]+[.D300]" office:value-type="float" office:value="29836" calcext:value-type="float">
            <text:p>29.83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K</text:p>
          </table:table-cell>
          <table:table-cell table:style-name="ce843"/>
          <table:table-cell table:style-name="ce843" office:value-type="float" office:value="5000" calcext:value-type="float">
            <text:p>5.000,00</text:p>
          </table:table-cell>
          <table:table-cell table:style-name="ce843"/>
          <table:table-cell table:style-name="ce843" table:formula="of:=[.F300]-[.C301]+[.D301]" office:value-type="float" office:value="34836" calcext:value-type="float">
            <text:p>34.83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12-27" calcext:value-type="date">
            <text:p>27.12.2013</text:p>
          </table:table-cell>
          <table:table-cell table:style-name="ce826" office:value-type="string" calcext:value-type="string">
            <text:p>KK</text:p>
          </table:table-cell>
          <table:table-cell table:style-name="ce843"/>
          <table:table-cell table:style-name="ce843" office:value-type="float" office:value="4000" calcext:value-type="float">
            <text:p>4.000,00</text:p>
          </table:table-cell>
          <table:table-cell table:style-name="ce843"/>
          <table:table-cell table:style-name="ce843" table:formula="of:=[.F301]-[.C302]+[.D302]" office:value-type="float" office:value="38836" calcext:value-type="float">
            <text:p>38.83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12-17" calcext:value-type="date">
            <text:p>17.12.2013</text:p>
          </table:table-cell>
          <table:table-cell table:style-name="ce826" office:value-type="string" calcext:value-type="string">
            <text:p>KREDİ 2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302]-[.C303]+[.D303]" office:value-type="float" office:value="42245" calcext:value-type="float">
            <text:p>42.245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8" office:value-type="string" calcext:value-type="string">
            <text:p>2012 sonu</text:p>
          </table:table-cell>
          <table:table-cell table:style-name="ce843" table:number-columns-repeated="3"/>
          <table:table-cell table:style-name="ce844" table:formula="of:=[.F303]-[.C304]+[.D304]" office:value-type="float" office:value="42245" calcext:value-type="float">
            <text:p>42.245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8" office:value-type="string" calcext:value-type="string">
            <text:p>DOĞUŞ ALACAKLI</text:p>
          </table:table-cell>
          <table:table-cell table:style-name="ce843" table:number-columns-repeated="3"/>
          <table:table-cell table:style-name="ce844"/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8"/>
          <table:table-cell table:style-name="ce843" table:number-columns-repeated="3"/>
          <table:table-cell table:style-name="ce844"/>
          <table:table-cell table:style-name="ce800"/>
          <table:table-cell table:number-columns-repeated="976"/>
        </table:table-row>
        <table:table-row table:style-name="ro3">
          <table:table-cell table:style-name="ce804" office:value-type="date" office:date-value="2011-10-05" calcext:value-type="date">
            <text:p>05.10.2011</text:p>
          </table:table-cell>
          <table:table-cell table:style-name="ce829" office:value-type="string" calcext:value-type="string">
            <text:p>işe yatan</text:p>
          </table:table-cell>
          <table:table-cell table:style-name="ce845"/>
          <table:table-cell table:style-name="ce853" office:value-type="float" office:value="30000" calcext:value-type="float">
            <text:p>30.000,00</text:p>
          </table:table-cell>
          <table:table-cell table:style-name="ce858"/>
          <table:table-cell table:style-name="ce861" table:formula="of:=[.D307]" office:value-type="float" office:value="30000" calcext:value-type="float">
            <text:p>30.000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5" office:value-type="date" office:date-value="2011-10-05" calcext:value-type="date">
            <text:p>05.10.2011</text:p>
          </table:table-cell>
          <table:table-cell table:style-name="ce830" office:value-type="string" calcext:value-type="string">
            <text:p>işe yatan</text:p>
          </table:table-cell>
          <table:table-cell table:style-name="ce834"/>
          <table:table-cell table:style-name="ce854" office:value-type="float" office:value="25000" calcext:value-type="float">
            <text:p>25.000,00</text:p>
          </table:table-cell>
          <table:table-cell table:style-name="ce656"/>
          <table:table-cell table:style-name="ce862" table:formula="of:=[.F307]+[.D308]" office:value-type="float" office:value="55000" calcext:value-type="float">
            <text:p>55.000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5" office:value-type="date" office:date-value="2012-11-23" calcext:value-type="date">
            <text:p>23.11.2012</text:p>
          </table:table-cell>
          <table:table-cell table:style-name="ce830" office:value-type="string" calcext:value-type="string">
            <text:p>hesaba akt</text:p>
          </table:table-cell>
          <table:table-cell table:style-name="ce834"/>
          <table:table-cell table:style-name="ce854" office:value-type="float" office:value="-7000" calcext:value-type="float">
            <text:p>-7.000,00</text:p>
          </table:table-cell>
          <table:table-cell table:style-name="ce656"/>
          <table:table-cell table:style-name="ce862" table:formula="of:=[.F308]+[.D309]" office:value-type="float" office:value="48000" calcext:value-type="float">
            <text:p>48.000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5"/>
          <table:table-cell table:style-name="ce830" office:value-type="string" calcext:value-type="string">
            <text:p>hesaba yat</text:p>
          </table:table-cell>
          <table:table-cell table:style-name="ce834"/>
          <table:table-cell table:style-name="ce854" office:value-type="float" office:value="-500" calcext:value-type="float">
            <text:p>-500,00</text:p>
          </table:table-cell>
          <table:table-cell table:style-name="ce656"/>
          <table:table-cell table:style-name="ce862" table:formula="of:=[.F309]+[.D310]" office:value-type="float" office:value="47500" calcext:value-type="float">
            <text:p>47.500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5"/>
          <table:table-cell table:style-name="ce830" office:value-type="string" calcext:value-type="string">
            <text:p>nakit ver</text:p>
          </table:table-cell>
          <table:table-cell table:style-name="ce834"/>
          <table:table-cell table:style-name="ce854" office:value-type="float" office:value="-18000" calcext:value-type="float">
            <text:p>-18.000,00</text:p>
          </table:table-cell>
          <table:table-cell table:style-name="ce656"/>
          <table:table-cell table:style-name="ce862" table:formula="of:=[.F310]+[.D311]" office:value-type="float" office:value="29500" calcext:value-type="float">
            <text:p>29.500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5" office:value-type="date" office:date-value="2012-01-04" calcext:value-type="date">
            <text:p>04.01.2012</text:p>
          </table:table-cell>
          <table:table-cell table:style-name="ce830" office:value-type="string" calcext:value-type="string">
            <text:p>teminat için</text:p>
          </table:table-cell>
          <table:table-cell table:style-name="ce834"/>
          <table:table-cell table:style-name="ce854" office:value-type="float" office:value="-12000" calcext:value-type="float">
            <text:p>-12.000,00</text:p>
          </table:table-cell>
          <table:table-cell table:style-name="ce656"/>
          <table:table-cell table:style-name="ce862" table:formula="of:=[.F311]+[.D312]" office:value-type="float" office:value="17500" calcext:value-type="float">
            <text:p>17.500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6" office:value-type="date" office:date-value="2012-01-09" calcext:value-type="date">
            <text:p>09.01.2012</text:p>
          </table:table-cell>
          <table:table-cell table:style-name="ce831" office:value-type="string" calcext:value-type="string">
            <text:p>Nk 3000 3000 11500</text:p>
          </table:table-cell>
          <table:table-cell table:style-name="ce846"/>
          <table:table-cell table:style-name="ce855" office:value-type="float" office:value="-17500" calcext:value-type="float">
            <text:p>-17.500,00</text:p>
          </table:table-cell>
          <table:table-cell table:style-name="ce859"/>
          <table:table-cell table:style-name="ce863" table:formula="of:=[.F312]+[.D313]" office:value-type="float" office:value="0" calcext:value-type="float">
            <text:p>0,00</text:p>
          </table:table-cell>
          <table:table-cell table:style-name="ce800"/>
          <table:table-cell table:number-columns-repeated="976"/>
        </table:table-row>
        <table:table-row table:style-name="ro3" table:number-rows-repeated="2">
          <table:table-cell table:style-name="ce803"/>
          <table:table-cell table:style-name="ce826"/>
          <table:table-cell table:style-name="ce834" table:number-columns-repeated="2"/>
          <table:table-cell table:style-name="ce843" table:number-columns-repeated="2"/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8" office:value-type="string" calcext:value-type="string">
            <text:p>2012 sonu doğuş alacaklı</text:p>
          </table:table-cell>
          <table:table-cell table:style-name="ce843" office:value-type="string" calcext:value-type="string">
            <text:p>SAN-Ö</text:p>
          </table:table-cell>
          <table:table-cell table:style-name="ce843" office:value-type="string" calcext:value-type="string">
            <text:p>DĞŞ-Ö</text:p>
          </table:table-cell>
          <table:table-cell table:style-name="ce843"/>
          <table:table-cell table:style-name="ce834"/>
          <table:table-cell table:style-name="ce800"/>
          <table:table-cell table:number-columns-repeated="976"/>
        </table:table-row>
        <table:table-row table:style-name="ro3">
          <table:table-cell table:style-name="ce807"/>
          <table:table-cell table:style-name="ce832" office:value-type="string" calcext:value-type="string">
            <text:p>2012 DEVİR</text:p>
          </table:table-cell>
          <table:table-cell table:style-name="ce843" table:number-columns-repeated="3"/>
          <table:table-cell table:style-name="ce844" table:formula="of:=[.F304]" office:value-type="float" office:value="42245" calcext:value-type="float">
            <text:p>42.245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DOĞUŞ ALACAKLI</text:p>
          </table:table-cell>
          <table:table-cell table:style-name="ce843" table:number-columns-repeated="3"/>
          <table:table-cell table:style-name="ce843" table:formula="of:=[.F317]-[.C318]+[.D318]" office:value-type="float" office:value="42245" calcext:value-type="float">
            <text:p>42.245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1-17" calcext:value-type="date">
            <text:p>17.01.2013</text:p>
          </table:table-cell>
          <table:table-cell table:style-name="ce826" office:value-type="string" calcext:value-type="string">
            <text:p>KREDİ 3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318]-[.C319]+[.D319]" office:value-type="float" office:value="45654" calcext:value-type="float">
            <text:p>45.654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lçıpan</text:p>
          </table:table-cell>
          <table:table-cell table:style-name="ce843"/>
          <table:table-cell table:style-name="ce843" office:value-type="float" office:value="110" calcext:value-type="float">
            <text:p>110,00</text:p>
          </table:table-cell>
          <table:table-cell table:style-name="ce843"/>
          <table:table-cell table:style-name="ce843" table:formula="of:=[.F319]-[.C320]+[.D320]" office:value-type="float" office:value="45764" calcext:value-type="float">
            <text:p>45.764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vida</text:p>
          </table:table-cell>
          <table:table-cell table:style-name="ce843"/>
          <table:table-cell table:style-name="ce843" office:value-type="float" office:value="20" calcext:value-type="float">
            <text:p>20,00</text:p>
          </table:table-cell>
          <table:table-cell table:style-name="ce843"/>
          <table:table-cell table:style-name="ce843" table:formula="of:=[.F320]-[.C321]+[.D321]" office:value-type="float" office:value="45784" calcext:value-type="float">
            <text:p>45.784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file</text:p>
          </table:table-cell>
          <table:table-cell table:style-name="ce843"/>
          <table:table-cell table:style-name="ce843" office:value-type="float" office:value="40" calcext:value-type="float">
            <text:p>40,00</text:p>
          </table:table-cell>
          <table:table-cell table:style-name="ce843"/>
          <table:table-cell table:style-name="ce843" table:formula="of:=[.F321]-[.C322]+[.D322]" office:value-type="float" office:value="45824" calcext:value-type="float">
            <text:p>45.824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deri eldiven 12</text:p>
          </table:table-cell>
          <table:table-cell table:style-name="ce843"/>
          <table:table-cell table:style-name="ce843" office:value-type="float" office:value="60" calcext:value-type="float">
            <text:p>60,00</text:p>
          </table:table-cell>
          <table:table-cell table:style-name="ce843"/>
          <table:table-cell table:style-name="ce843" table:formula="of:=[.F322]-[.C323]+[.D323]" office:value-type="float" office:value="45884" calcext:value-type="float">
            <text:p>45.884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el arabası 2</text:p>
          </table:table-cell>
          <table:table-cell table:style-name="ce843"/>
          <table:table-cell table:style-name="ce843" office:value-type="float" office:value="90" calcext:value-type="float">
            <text:p>90,00</text:p>
          </table:table-cell>
          <table:table-cell table:style-name="ce843"/>
          <table:table-cell table:style-name="ce843" table:formula="of:=[.F323]-[.C324]+[.D324]" office:value-type="float" office:value="45974" calcext:value-type="float">
            <text:p>45.974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spatula 2</text:p>
          </table:table-cell>
          <table:table-cell table:style-name="ce843"/>
          <table:table-cell table:style-name="ce843" office:value-type="float" office:value="4" calcext:value-type="float">
            <text:p>4,00</text:p>
          </table:table-cell>
          <table:table-cell table:style-name="ce843"/>
          <table:table-cell table:style-name="ce843" table:formula="of:=[.F324]-[.C325]+[.D325]" office:value-type="float" office:value="45978" calcext:value-type="float">
            <text:p>45.97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ilhami haykır</text:p>
          </table:table-cell>
          <table:table-cell table:style-name="ce843"/>
          <table:table-cell table:style-name="ce843" office:value-type="float" office:value="300" calcext:value-type="float">
            <text:p>300,00</text:p>
          </table:table-cell>
          <table:table-cell table:style-name="ce843"/>
          <table:table-cell table:style-name="ce843" table:formula="of:=[.F325]-[.C326]+[.D326]" office:value-type="float" office:value="46278" calcext:value-type="float">
            <text:p>46.27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akit ali balcıya</text:p>
          </table:table-cell>
          <table:table-cell table:style-name="ce843"/>
          <table:table-cell table:style-name="ce843" office:value-type="float" office:value="10000" calcext:value-type="float">
            <text:p>10.000,00</text:p>
          </table:table-cell>
          <table:table-cell table:style-name="ce843"/>
          <table:table-cell table:style-name="ce843" table:formula="of:=[.F326]-[.C327]+[.D327]" office:value-type="float" office:value="56278" calcext:value-type="float">
            <text:p>56.27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akit ali balcıya</text:p>
          </table:table-cell>
          <table:table-cell table:style-name="ce843"/>
          <table:table-cell table:style-name="ce843" office:value-type="float" office:value="6600" calcext:value-type="float">
            <text:p>6.600,00</text:p>
          </table:table-cell>
          <table:table-cell table:style-name="ce843"/>
          <table:table-cell table:style-name="ce843" table:formula="of:=[.F327]-[.C328]+[.D328]" office:value-type="float" office:value="62878" calcext:value-type="float">
            <text:p>62.87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2-17" calcext:value-type="date">
            <text:p>17.02.2013</text:p>
          </table:table-cell>
          <table:table-cell table:style-name="ce826" office:value-type="string" calcext:value-type="string">
            <text:p>KREDİ 4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328]-[.C329]+[.D329]" office:value-type="float" office:value="66287" calcext:value-type="float">
            <text:p>66.28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akit</text:p>
          </table:table-cell>
          <table:table-cell table:style-name="ce843"/>
          <table:table-cell table:style-name="ce843" office:value-type="float" office:value="6000" calcext:value-type="float">
            <text:p>6.000,00</text:p>
          </table:table-cell>
          <table:table-cell table:style-name="ce843"/>
          <table:table-cell table:style-name="ce843" table:formula="of:=[.F329]-[.C330]+[.D330]" office:value-type="float" office:value="72287" calcext:value-type="float">
            <text:p>72.28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3-17" calcext:value-type="date">
            <text:p>17.03.2013</text:p>
          </table:table-cell>
          <table:table-cell table:style-name="ce826" office:value-type="string" calcext:value-type="string">
            <text:p>KREDİ 5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330]-[.C331]+[.D331]" office:value-type="float" office:value="75696" calcext:value-type="float">
            <text:p>75.69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3-16" calcext:value-type="date">
            <text:p>16.03.2013</text:p>
          </table:table-cell>
          <table:table-cell table:style-name="ce826" office:value-type="string" calcext:value-type="string">
            <text:p>nakit ali balcıya</text:p>
          </table:table-cell>
          <table:table-cell table:style-name="ce843"/>
          <table:table-cell table:style-name="ce843" office:value-type="float" office:value="10000" calcext:value-type="float">
            <text:p>10.000,00</text:p>
          </table:table-cell>
          <table:table-cell table:style-name="ce843"/>
          <table:table-cell table:style-name="ce843" table:formula="of:=[.F331]-[.C332]+[.D332]" office:value-type="float" office:value="85696" calcext:value-type="float">
            <text:p>85.69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3-19" calcext:value-type="date">
            <text:p>19.03.2013</text:p>
          </table:table-cell>
          <table:table-cell table:style-name="ce826" office:value-type="string" calcext:value-type="string">
            <text:p>kk</text:p>
          </table:table-cell>
          <table:table-cell table:style-name="ce843"/>
          <table:table-cell table:style-name="ce843" office:value-type="float" office:value="4402" calcext:value-type="float">
            <text:p>4.402,00</text:p>
          </table:table-cell>
          <table:table-cell table:style-name="ce843"/>
          <table:table-cell table:style-name="ce843" table:formula="of:=[.F332]-[.C333]+[.D333]" office:value-type="float" office:value="90098" calcext:value-type="float">
            <text:p>90.09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akit ali balcıya</text:p>
          </table:table-cell>
          <table:table-cell table:style-name="ce843"/>
          <table:table-cell table:style-name="ce843" office:value-type="float" office:value="2200" calcext:value-type="float">
            <text:p>2.200,00</text:p>
          </table:table-cell>
          <table:table-cell table:style-name="ce843"/>
          <table:table-cell table:style-name="ce843" table:formula="of:=[.F333]-[.C334]+[.D334]" office:value-type="float" office:value="92298" calcext:value-type="float">
            <text:p>92.29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3-23" calcext:value-type="date">
            <text:p>23.03.2013</text:p>
          </table:table-cell>
          <table:table-cell table:style-name="ce826" office:value-type="string" calcext:value-type="string">
            <text:p>nakit ali balcıya</text:p>
          </table:table-cell>
          <table:table-cell table:style-name="ce843"/>
          <table:table-cell table:style-name="ce843" office:value-type="float" office:value="1000" calcext:value-type="float">
            <text:p>1.000,00</text:p>
          </table:table-cell>
          <table:table-cell table:style-name="ce843"/>
          <table:table-cell table:style-name="ce843" table:formula="of:=[.F334]-[.C335]+[.D335]" office:value-type="float" office:value="93298" calcext:value-type="float">
            <text:p>93.29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3-29" calcext:value-type="date">
            <text:p>29.03.2013</text:p>
          </table:table-cell>
          <table:table-cell table:style-name="ce826" office:value-type="string" calcext:value-type="string">
            <text:p>nakit ali balcıya çek iade</text:p>
          </table:table-cell>
          <table:table-cell table:style-name="ce843"/>
          <table:table-cell table:style-name="ce843" office:value-type="float" office:value="4000" calcext:value-type="float">
            <text:p>4.000,00</text:p>
          </table:table-cell>
          <table:table-cell table:style-name="ce843"/>
          <table:table-cell table:style-name="ce843" table:formula="of:=[.F335]-[.C336]+[.D336]" office:value-type="float" office:value="97298" calcext:value-type="float">
            <text:p>97.29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30-3 fevzi deniz çek</text:p>
          </table:table-cell>
          <table:table-cell table:style-name="ce843" office:value-type="float" office:value="4000" calcext:value-type="float">
            <text:p>4.000,00</text:p>
          </table:table-cell>
          <table:table-cell table:style-name="ce843" table:number-columns-repeated="2"/>
          <table:table-cell table:style-name="ce843" table:formula="of:=[.F336]-[.C337]+[.D337]" office:value-type="float" office:value="93298" calcext:value-type="float">
            <text:p>93.29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akit iade</text:p>
          </table:table-cell>
          <table:table-cell table:style-name="ce843" office:value-type="float" office:value="2000" calcext:value-type="float">
            <text:p>2.000,00</text:p>
          </table:table-cell>
          <table:table-cell table:style-name="ce843" table:number-columns-repeated="2"/>
          <table:table-cell table:style-name="ce843" table:formula="of:=[.F337]-[.C338]+[.D338]" office:value-type="float" office:value="91298" calcext:value-type="float">
            <text:p>91.29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4-01" calcext:value-type="date">
            <text:p>01.04.2013</text:p>
          </table:table-cell>
          <table:table-cell table:style-name="ce826" office:value-type="string" calcext:value-type="string">
            <text:p>nakit mustafaya</text:p>
          </table:table-cell>
          <table:table-cell table:style-name="ce843"/>
          <table:table-cell table:style-name="ce843" office:value-type="float" office:value="3500" calcext:value-type="float">
            <text:p>3.500,00</text:p>
          </table:table-cell>
          <table:table-cell table:style-name="ce843"/>
          <table:table-cell table:style-name="ce843" table:formula="of:=[.F338]-[.C339]+[.D339]" office:value-type="float" office:value="94798" calcext:value-type="float">
            <text:p>94.79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4-01" calcext:value-type="date">
            <text:p>01.04.2013</text:p>
          </table:table-cell>
          <table:table-cell table:style-name="ce826" office:value-type="string" calcext:value-type="string">
            <text:p>işe yatan kredi faizi</text:p>
          </table:table-cell>
          <table:table-cell table:style-name="ce843"/>
          <table:table-cell table:style-name="ce843" office:value-type="float" office:value="3105" calcext:value-type="float">
            <text:p>3.105,00</text:p>
          </table:table-cell>
          <table:table-cell table:style-name="ce843"/>
          <table:table-cell table:style-name="ce843" table:formula="of:=[.F339]-[.C340]+[.D340]" office:value-type="float" office:value="97903" calcext:value-type="float">
            <text:p>97.90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4-08" calcext:value-type="date">
            <text:p>08.04.2013</text:p>
          </table:table-cell>
          <table:table-cell table:style-name="ce826" office:value-type="string" calcext:value-type="string">
            <text:p>atila balcı tapu için</text:p>
          </table:table-cell>
          <table:table-cell table:style-name="ce843"/>
          <table:table-cell table:style-name="ce843" office:value-type="float" office:value="300" calcext:value-type="float">
            <text:p>300,00</text:p>
          </table:table-cell>
          <table:table-cell table:style-name="ce843"/>
          <table:table-cell table:style-name="ce843" table:formula="of:=[.F340]-[.C341]+[.D341]" office:value-type="float" office:value="98203" calcext:value-type="float">
            <text:p>98.20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mustafa işçi için</text:p>
          </table:table-cell>
          <table:table-cell table:style-name="ce843"/>
          <table:table-cell table:style-name="ce843" office:value-type="float" office:value="1000" calcext:value-type="float">
            <text:p>1.000,00</text:p>
          </table:table-cell>
          <table:table-cell table:style-name="ce843"/>
          <table:table-cell table:style-name="ce843" table:formula="of:=[.F341]-[.C342]+[.D342]" office:value-type="float" office:value="99203" calcext:value-type="float">
            <text:p>99.20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4-11" calcext:value-type="date">
            <text:p>11.04.2013</text:p>
          </table:table-cell>
          <table:table-cell table:style-name="ce826" office:value-type="string" calcext:value-type="string">
            <text:p>işe yatan</text:p>
          </table:table-cell>
          <table:table-cell table:style-name="ce843" office:value-type="float" office:value="15000" calcext:value-type="float">
            <text:p>15.000,00</text:p>
          </table:table-cell>
          <table:table-cell table:style-name="ce843" table:number-columns-repeated="2"/>
          <table:table-cell table:style-name="ce843" table:formula="of:=[.F342]-[.C343]+[.D343]" office:value-type="float" office:value="84203" calcext:value-type="float">
            <text:p>84.20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iade</text:p>
          </table:table-cell>
          <table:table-cell table:style-name="ce843" office:value-type="float" office:value="1000" calcext:value-type="float">
            <text:p>1.000,00</text:p>
          </table:table-cell>
          <table:table-cell table:style-name="ce843" table:number-columns-repeated="2"/>
          <table:table-cell table:style-name="ce843" table:formula="of:=[.F343]-[.C344]+[.D344]" office:value-type="float" office:value="83203" calcext:value-type="float">
            <text:p>83.20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li balcı nkt</text:p>
          </table:table-cell>
          <table:table-cell table:style-name="ce843"/>
          <table:table-cell table:style-name="ce843" office:value-type="float" office:value="100" calcext:value-type="float">
            <text:p>100,00</text:p>
          </table:table-cell>
          <table:table-cell table:style-name="ce843"/>
          <table:table-cell table:style-name="ce843" table:formula="of:=[.F344]-[.C345]+[.D345]" office:value-type="float" office:value="83303" calcext:value-type="float">
            <text:p>83.30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4-30" calcext:value-type="date">
            <text:p>30.04.2013</text:p>
          </table:table-cell>
          <table:table-cell table:style-name="ce826" office:value-type="string" calcext:value-type="string">
            <text:p>şenel çek</text:p>
          </table:table-cell>
          <table:table-cell table:style-name="ce843" office:value-type="float" office:value="20000" calcext:value-type="float">
            <text:p>20.000,00</text:p>
          </table:table-cell>
          <table:table-cell table:style-name="ce843" table:number-columns-repeated="2"/>
          <table:table-cell table:style-name="ce843" table:formula="of:=[.F345]-[.C346]+[.D346]" office:value-type="float" office:value="63303" calcext:value-type="float">
            <text:p>63.30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işe yatan a balcı hesabına</text:p>
          </table:table-cell>
          <table:table-cell table:style-name="ce843"/>
          <table:table-cell table:style-name="ce843" office:value-type="float" office:value="5000" calcext:value-type="float">
            <text:p>5.000,00</text:p>
          </table:table-cell>
          <table:table-cell table:style-name="ce843"/>
          <table:table-cell table:style-name="ce843" table:formula="of:=[.F346]-[.C347]+[.D347]" office:value-type="float" office:value="68303" calcext:value-type="float">
            <text:p>68.30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sanayide elden verilen</text:p>
          </table:table-cell>
          <table:table-cell table:style-name="ce843"/>
          <table:table-cell table:style-name="ce843" office:value-type="float" office:value="1000" calcext:value-type="float">
            <text:p>1.000,00</text:p>
          </table:table-cell>
          <table:table-cell table:style-name="ce843"/>
          <table:table-cell table:style-name="ce843" table:formula="of:=[.F347]-[.C348]+[.D348]" office:value-type="float" office:value="69303" calcext:value-type="float">
            <text:p>69.303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4-17" calcext:value-type="date">
            <text:p>17.04.2013</text:p>
          </table:table-cell>
          <table:table-cell table:style-name="ce826" office:value-type="string" calcext:value-type="string">
            <text:p>KREDİ 6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348]-[.C349]+[.D349]" office:value-type="float" office:value="72712" calcext:value-type="float">
            <text:p>72.712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kazan nakl serkan</text:p>
          </table:table-cell>
          <table:table-cell table:style-name="ce843" office:value-type="float" office:value="250" calcext:value-type="float">
            <text:p>250,00</text:p>
          </table:table-cell>
          <table:table-cell table:style-name="ce843" table:number-columns-repeated="2"/>
          <table:table-cell table:style-name="ce843" table:formula="of:=[.F349]-[.C350]+[.D350]" office:value-type="float" office:value="72462" calcext:value-type="float">
            <text:p>72.462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4-19" calcext:value-type="date">
            <text:p>19.04.2013</text:p>
          </table:table-cell>
          <table:table-cell table:style-name="ce826" office:value-type="string" calcext:value-type="string">
            <text:p>brleşim mad.</text:p>
          </table:table-cell>
          <table:table-cell table:style-name="ce843"/>
          <table:table-cell table:style-name="ce843" office:value-type="float" office:value="6000" calcext:value-type="float">
            <text:p>6.000,00</text:p>
          </table:table-cell>
          <table:table-cell table:style-name="ce843"/>
          <table:table-cell table:style-name="ce843" table:formula="of:=[.F350]-[.C351]+[.D351]" office:value-type="float" office:value="78462" calcext:value-type="float">
            <text:p>78.462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4-09" calcext:value-type="date">
            <text:p>09.04.2013</text:p>
          </table:table-cell>
          <table:table-cell table:style-name="ce826" office:value-type="string" calcext:value-type="string">
            <text:p>seramik nakliye</text:p>
          </table:table-cell>
          <table:table-cell table:style-name="ce843" office:value-type="float" office:value="200" calcext:value-type="float">
            <text:p>200,00</text:p>
          </table:table-cell>
          <table:table-cell table:style-name="ce843" table:number-columns-repeated="2"/>
          <table:table-cell table:style-name="ce843" table:formula="of:=[.F351]-[.C352]+[.D352]" office:value-type="float" office:value="78262" calcext:value-type="float">
            <text:p>78.262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eldiven 10 ad</text:p>
          </table:table-cell>
          <table:table-cell table:style-name="ce843"/>
          <table:table-cell table:style-name="ce843" office:value-type="float" office:value="30" calcext:value-type="float">
            <text:p>30,00</text:p>
          </table:table-cell>
          <table:table-cell table:style-name="ce843"/>
          <table:table-cell table:style-name="ce843" table:formula="of:=[.F352]-[.C353]+[.D353]" office:value-type="float" office:value="78292" calcext:value-type="float">
            <text:p>78.292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5-17" calcext:value-type="date">
            <text:p>17.05.2013</text:p>
          </table:table-cell>
          <table:table-cell table:style-name="ce826" office:value-type="string" calcext:value-type="string">
            <text:p>KREDİ 7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353]-[.C354]+[.D354]" office:value-type="float" office:value="81701" calcext:value-type="float">
            <text:p>81.70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çivi su mlz</text:p>
          </table:table-cell>
          <table:table-cell table:style-name="ce843"/>
          <table:table-cell table:style-name="ce843" office:value-type="float" office:value="18" calcext:value-type="float">
            <text:p>18,00</text:p>
          </table:table-cell>
          <table:table-cell table:style-name="ce843"/>
          <table:table-cell table:style-name="ce843" table:formula="of:=[.F354]-[.C355]+[.D355]" office:value-type="float" office:value="81719" calcext:value-type="float">
            <text:p>81.719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5-31" calcext:value-type="date">
            <text:p>31.05.2013</text:p>
          </table:table-cell>
          <table:table-cell table:style-name="ce826" office:value-type="string" calcext:value-type="string">
            <text:p>şenel çek</text:p>
          </table:table-cell>
          <table:table-cell table:style-name="ce843" office:value-type="float" office:value="20000" calcext:value-type="float">
            <text:p>20.000,00</text:p>
          </table:table-cell>
          <table:table-cell table:style-name="ce843" table:number-columns-repeated="2"/>
          <table:table-cell table:style-name="ce843" table:formula="of:=[.F355]-[.C356]+[.D356]" office:value-type="float" office:value="61719" calcext:value-type="float">
            <text:p>61.719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6-17" calcext:value-type="date">
            <text:p>17.06.2013</text:p>
          </table:table-cell>
          <table:table-cell table:style-name="ce826" office:value-type="string" calcext:value-type="string">
            <text:p>KREDİ 8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356]-[.C357]+[.D357]" office:value-type="float" office:value="65128" calcext:value-type="float">
            <text:p>65.12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string" calcext:value-type="string">
            <text:p>31-6</text:p>
          </table:table-cell>
          <table:table-cell table:style-name="ce826" office:value-type="string" calcext:value-type="string">
            <text:p>sanayi dükkan kirası burhan</text:p>
          </table:table-cell>
          <table:table-cell table:style-name="ce843"/>
          <table:table-cell table:style-name="ce843" office:value-type="float" office:value="8500" calcext:value-type="float">
            <text:p>8.500,00</text:p>
          </table:table-cell>
          <table:table-cell table:style-name="ce843"/>
          <table:table-cell table:style-name="ce843" table:formula="of:=[.F357]-[.C358]+[.D358]" office:value-type="float" office:value="73628" calcext:value-type="float">
            <text:p>73.628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7-17" calcext:value-type="date">
            <text:p>17.07.2013</text:p>
          </table:table-cell>
          <table:table-cell table:style-name="ce826" office:value-type="string" calcext:value-type="string">
            <text:p>KREDİ 9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358]-[.C359]+[.D359]" office:value-type="float" office:value="77037" calcext:value-type="float">
            <text:p>77.03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30-7 çek</text:p>
          </table:table-cell>
          <table:table-cell table:style-name="ce843" office:value-type="float" office:value="8495" calcext:value-type="float">
            <text:p>8.495,00</text:p>
          </table:table-cell>
          <table:table-cell table:style-name="ce843" table:number-columns-repeated="2"/>
          <table:table-cell table:style-name="ce843" table:formula="of:=[.F359]-[.C360]+[.D360]" office:value-type="float" office:value="68542" calcext:value-type="float">
            <text:p>68.542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8-17" calcext:value-type="date">
            <text:p>17.08.2013</text:p>
          </table:table-cell>
          <table:table-cell table:style-name="ce826" office:value-type="string" calcext:value-type="string">
            <text:p>KREDİ 10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360]-[.C361]+[.D361]" office:value-type="float" office:value="71951" calcext:value-type="float">
            <text:p>71.95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8-30" calcext:value-type="date">
            <text:p>30.08.2013</text:p>
          </table:table-cell>
          <table:table-cell table:style-name="ce826" office:value-type="string" calcext:value-type="string">
            <text:p>KİREMİT İÇİN</text:p>
          </table:table-cell>
          <table:table-cell table:style-name="ce843" office:value-type="float" office:value="4300" calcext:value-type="float">
            <text:p>4.300,00</text:p>
          </table:table-cell>
          <table:table-cell table:style-name="ce843" table:number-columns-repeated="2"/>
          <table:table-cell table:style-name="ce843" table:formula="of:=[.F361]-[.C362]+[.D362]" office:value-type="float" office:value="67651" calcext:value-type="float">
            <text:p>67.65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ÇORUM TURGUT NAKL</text:p>
          </table:table-cell>
          <table:table-cell table:style-name="ce843"/>
          <table:table-cell table:style-name="ce843" office:value-type="float" office:value="1500" calcext:value-type="float">
            <text:p>1.500,00</text:p>
          </table:table-cell>
          <table:table-cell table:style-name="ce843"/>
          <table:table-cell table:style-name="ce843" table:formula="of:=[.F362]-[.C363]+[.D363]" office:value-type="float" office:value="69151" calcext:value-type="float">
            <text:p>69.15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SERETEKS NAKLİYE</text:p>
          </table:table-cell>
          <table:table-cell table:style-name="ce843" office:value-type="float" office:value="660" calcext:value-type="float">
            <text:p>660,00</text:p>
          </table:table-cell>
          <table:table-cell table:style-name="ce843" table:number-columns-repeated="2"/>
          <table:table-cell table:style-name="ce843" table:formula="of:=[.F363]-[.C364]+[.D364]" office:value-type="float" office:value="68491" calcext:value-type="float">
            <text:p>68.49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SERETEKS NAKLİYE</text:p>
          </table:table-cell>
          <table:table-cell table:style-name="ce843" office:value-type="float" office:value="600" calcext:value-type="float">
            <text:p>600,00</text:p>
          </table:table-cell>
          <table:table-cell table:style-name="ce843" table:number-columns-repeated="2"/>
          <table:table-cell table:style-name="ce843" table:formula="of:=[.F364]-[.C365]+[.D365]" office:value-type="float" office:value="67891" calcext:value-type="float">
            <text:p>67.89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09-17" calcext:value-type="date">
            <text:p>17.09.2013</text:p>
          </table:table-cell>
          <table:table-cell table:style-name="ce826" office:value-type="string" calcext:value-type="string">
            <text:p>KREDİ 11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365]-[.C366]+[.D366]" office:value-type="float" office:value="71300" calcext:value-type="float">
            <text:p>71.300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lise arkası kira çek ahmet çalışkan</text:p>
          </table:table-cell>
          <table:table-cell table:style-name="ce843"/>
          <table:table-cell table:style-name="ce843" office:value-type="float" office:value="18700" calcext:value-type="float">
            <text:p>18.700,00</text:p>
          </table:table-cell>
          <table:table-cell table:style-name="ce843"/>
          <table:table-cell table:style-name="ce843" table:formula="of:=[.F366]-[.C367]+[.D367]" office:value-type="float" office:value="90000" calcext:value-type="float">
            <text:p>90.000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3-10-17" calcext:value-type="date">
            <text:p>17.10.2013</text:p>
          </table:table-cell>
          <table:table-cell table:style-name="ce826" office:value-type="string" calcext:value-type="string">
            <text:p>KREDİ 12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367]-[.C368]+[.D368]" office:value-type="float" office:value="93409" calcext:value-type="float">
            <text:p>93.409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10-23" calcext:value-type="date">
            <text:p>23.10.2014</text:p>
          </table:table-cell>
          <table:table-cell table:style-name="ce826" office:value-type="string" calcext:value-type="string">
            <text:p>malzeme</text:p>
          </table:table-cell>
          <table:table-cell table:style-name="ce843"/>
          <table:table-cell table:style-name="ce843" office:value-type="float" office:value="120" calcext:value-type="float">
            <text:p>120,00</text:p>
          </table:table-cell>
          <table:table-cell table:style-name="ce843"/>
          <table:table-cell table:style-name="ce843" table:formula="of:=[.F368]-[.C369]+[.D369]" office:value-type="float" office:value="93529" calcext:value-type="float">
            <text:p>93.529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sanat okulu 6000 kiremit</text:p>
          </table:table-cell>
          <table:table-cell table:style-name="ce843"/>
          <table:table-cell table:style-name="ce843" office:value-type="float" office:value="3600" calcext:value-type="float">
            <text:p>3.600,00</text:p>
          </table:table-cell>
          <table:table-cell table:style-name="ce843"/>
          <table:table-cell table:style-name="ce843" table:formula="of:=[.F369]-[.C370]+[.D370]" office:value-type="float" office:value="97129" calcext:value-type="float">
            <text:p>97.129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sanat okulu 1000 mahya</text:p>
          </table:table-cell>
          <table:table-cell table:style-name="ce843"/>
          <table:table-cell table:style-name="ce843" office:value-type="float" office:value="600" calcext:value-type="float">
            <text:p>600,00</text:p>
          </table:table-cell>
          <table:table-cell table:style-name="ce843"/>
          <table:table-cell table:style-name="ce843" table:formula="of:=[.F370]-[.C371]+[.D371]" office:value-type="float" office:value="97729" calcext:value-type="float">
            <text:p>97.729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sağlık meslek 3000 kiremit</text:p>
          </table:table-cell>
          <table:table-cell table:style-name="ce843"/>
          <table:table-cell table:style-name="ce843" office:value-type="float" office:value="1800" calcext:value-type="float">
            <text:p>1.800,00</text:p>
          </table:table-cell>
          <table:table-cell table:style-name="ce843"/>
          <table:table-cell table:style-name="ce843" table:formula="of:=[.F371]-[.C372]+[.D372]" office:value-type="float" office:value="99529" calcext:value-type="float">
            <text:p>99.529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çorum tokat kiremit nakli 3 sefer</text:p>
          </table:table-cell>
          <table:table-cell table:style-name="ce843" office:value-type="float" office:value="3000" calcext:value-type="float">
            <text:p>3.000,00</text:p>
          </table:table-cell>
          <table:table-cell table:style-name="ce843" table:number-columns-repeated="2"/>
          <table:table-cell table:style-name="ce843" table:formula="of:=[.F372]-[.C373]+[.D373]" office:value-type="float" office:value="96529" calcext:value-type="float">
            <text:p>96.529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meteoroloji hesap</text:p>
          </table:table-cell>
          <table:table-cell table:style-name="ce843"/>
          <table:table-cell table:style-name="ce843" office:value-type="float" office:value="120" calcext:value-type="float">
            <text:p>120,00</text:p>
          </table:table-cell>
          <table:table-cell table:style-name="ce843"/>
          <table:table-cell table:style-name="ce843" table:formula="of:=[.F373]-[.C374]+[.D374]" office:value-type="float" office:value="96649" calcext:value-type="float">
            <text:p>96.649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ufuk elektrik</text:p>
          </table:table-cell>
          <table:table-cell table:style-name="ce843"/>
          <table:table-cell table:style-name="ce843" office:value-type="float" office:value="180" calcext:value-type="float">
            <text:p>180,00</text:p>
          </table:table-cell>
          <table:table-cell table:style-name="ce843"/>
          <table:table-cell table:style-name="ce843" table:formula="of:=[.F374]-[.C375]+[.D375]" office:value-type="float" office:value="96829" calcext:value-type="float">
            <text:p>96.829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paytoncuoğlu</text:p>
          </table:table-cell>
          <table:table-cell table:style-name="ce843"/>
          <table:table-cell table:style-name="ce843" office:value-type="float" office:value="190" calcext:value-type="float">
            <text:p>190,00</text:p>
          </table:table-cell>
          <table:table-cell table:style-name="ce843"/>
          <table:table-cell table:style-name="ce843" table:formula="of:=[.F375]-[.C376]+[.D376]" office:value-type="float" office:value="97019" calcext:value-type="float">
            <text:p>97.019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12-17" calcext:value-type="date">
            <text:p>17.12.2014</text:p>
          </table:table-cell>
          <table:table-cell table:style-name="ce826" office:value-type="string" calcext:value-type="string">
            <text:p>KREDİ 11-12-13-14. TAKSİT</text:p>
          </table:table-cell>
          <table:table-cell table:style-name="ce843"/>
          <table:table-cell table:style-name="ce843" office:value-type="float" office:value="13636" calcext:value-type="float">
            <text:p>13.636,00</text:p>
          </table:table-cell>
          <table:table-cell table:style-name="ce843"/>
          <table:table-cell table:style-name="ce843" table:formula="of:=[.F376]-[.C377]+[.D377]" office:value-type="float" office:value="110655" calcext:value-type="float">
            <text:p>110.655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tokmer</text:p>
          </table:table-cell>
          <table:table-cell table:style-name="ce843"/>
          <table:table-cell table:style-name="ce843" office:value-type="float" office:value="466" calcext:value-type="float">
            <text:p>466,00</text:p>
          </table:table-cell>
          <table:table-cell table:style-name="ce843"/>
          <table:table-cell table:style-name="ce843" table:formula="of:=[.F377]-[.C378]+[.D378]" office:value-type="float" office:value="111121" calcext:value-type="float">
            <text:p>111.12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gıda laboratuarı faturadan</text:p>
          </table:table-cell>
          <table:table-cell table:style-name="ce843" office:value-type="float" office:value="7460" calcext:value-type="float">
            <text:p>7.460,00</text:p>
          </table:table-cell>
          <table:table-cell table:style-name="ce843" table:number-columns-repeated="2"/>
          <table:table-cell table:style-name="ce843" table:formula="of:=[.F378]-[.C379]+[.D379]" office:value-type="float" office:value="103661" calcext:value-type="float">
            <text:p>103.66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çizme 4 ad</text:p>
          </table:table-cell>
          <table:table-cell table:style-name="ce843"/>
          <table:table-cell table:style-name="ce843" office:value-type="float" office:value="50" calcext:value-type="float">
            <text:p>50,00</text:p>
          </table:table-cell>
          <table:table-cell table:style-name="ce843"/>
          <table:table-cell table:style-name="ce843" table:formula="of:=[.F379]-[.C380]+[.D380]" office:value-type="float" office:value="103711" calcext:value-type="float">
            <text:p>103.71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elden annemin maaş</text:p>
          </table:table-cell>
          <table:table-cell table:style-name="ce843"/>
          <table:table-cell table:style-name="ce843" office:value-type="float" office:value="1350" calcext:value-type="float">
            <text:p>1.350,00</text:p>
          </table:table-cell>
          <table:table-cell table:style-name="ce843"/>
          <table:table-cell table:style-name="ce843" table:formula="of:=[.F380]-[.C381]+[.D381]" office:value-type="float" office:value="105061" calcext:value-type="float">
            <text:p>105.06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elden <text:s text:c="2"/></text:p>
          </table:table-cell>
          <table:table-cell table:style-name="ce843"/>
          <table:table-cell table:style-name="ce843" office:value-type="float" office:value="250" calcext:value-type="float">
            <text:p>250,00</text:p>
          </table:table-cell>
          <table:table-cell table:style-name="ce843"/>
          <table:table-cell table:style-name="ce843" table:formula="of:=[.F381]-[.C382]+[.D382]" office:value-type="float" office:value="105311" calcext:value-type="float">
            <text:p>105.31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elden</text:p>
          </table:table-cell>
          <table:table-cell table:style-name="ce843"/>
          <table:table-cell table:style-name="ce843" office:value-type="float" office:value="50" calcext:value-type="float">
            <text:p>50,00</text:p>
          </table:table-cell>
          <table:table-cell table:style-name="ce843"/>
          <table:table-cell table:style-name="ce843" table:formula="of:=[.F382]-[.C383]+[.D383]" office:value-type="float" office:value="105361" calcext:value-type="float">
            <text:p>105.36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elden</text:p>
          </table:table-cell>
          <table:table-cell table:style-name="ce843"/>
          <table:table-cell table:style-name="ce843" office:value-type="float" office:value="200" calcext:value-type="float">
            <text:p>200,00</text:p>
          </table:table-cell>
          <table:table-cell table:style-name="ce843"/>
          <table:table-cell table:style-name="ce843" table:formula="of:=[.F383]-[.C384]+[.D384]" office:value-type="float" office:value="105561" calcext:value-type="float">
            <text:p>105.56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elden</text:p>
          </table:table-cell>
          <table:table-cell table:style-name="ce843"/>
          <table:table-cell table:style-name="ce843" office:value-type="float" office:value="400" calcext:value-type="float">
            <text:p>400,00</text:p>
          </table:table-cell>
          <table:table-cell table:style-name="ce843"/>
          <table:table-cell table:style-name="ce843" table:formula="of:=[.F384]-[.C385]+[.D385]" office:value-type="float" office:value="105961" calcext:value-type="float">
            <text:p>105.961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eldiven 12 ad</text:p>
          </table:table-cell>
          <table:table-cell table:style-name="ce843"/>
          <table:table-cell table:style-name="ce843" office:value-type="float" office:value="36" calcext:value-type="float">
            <text:p>36,00</text:p>
          </table:table-cell>
          <table:table-cell table:style-name="ce843"/>
          <table:table-cell table:style-name="ce843" table:formula="of:=[.F385]-[.C386]+[.D386]" office:value-type="float" office:value="105997" calcext:value-type="float">
            <text:p>105.99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1905-07-05" calcext:value-type="date">
            <text:p>05.07.1905</text:p>
          </table:table-cell>
          <table:table-cell table:style-name="ce826" office:value-type="string" calcext:value-type="string">
            <text:p>maket bıç ve ydk 2 ad</text:p>
          </table:table-cell>
          <table:table-cell table:style-name="ce843"/>
          <table:table-cell table:style-name="ce843" office:value-type="float" office:value="10" calcext:value-type="float">
            <text:p>10,00</text:p>
          </table:table-cell>
          <table:table-cell table:style-name="ce843"/>
          <table:table-cell table:style-name="ce843" table:formula="of:=[.F386]-[.C387]+[.D387]" office:value-type="float" office:value="106007" calcext:value-type="float">
            <text:p>106.00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2012 Ford Transit</text:p>
          </table:table-cell>
          <table:table-cell table:style-name="ce843"/>
          <table:table-cell table:style-name="ce843" office:value-type="float" office:value="55000" calcext:value-type="float">
            <text:p>55.000,00</text:p>
          </table:table-cell>
          <table:table-cell table:style-name="ce843"/>
          <table:table-cell table:style-name="ce843" table:formula="of:=[.F387]-[.C388]+[.D388]" office:value-type="float" office:value="161007" calcext:value-type="float">
            <text:p>161.00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8" office:value-type="string" calcext:value-type="string">
            <text:p>2013 sonu doğuş alacaklı</text:p>
          </table:table-cell>
          <table:table-cell table:style-name="ce843" table:number-columns-repeated="3"/>
          <table:table-cell table:style-name="ce844" table:formula="of:=[.F388]-[.C389]+[.D389]" office:value-type="float" office:value="161007" calcext:value-type="float">
            <text:p>161.00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/>
          <table:table-cell table:style-name="ce843" table:number-columns-repeated="3"/>
          <table:table-cell table:style-name="ce843" table:formula="of:=[.F389]-[.C390]+[.D390]" office:value-type="float" office:value="161007" calcext:value-type="float">
            <text:p>161.00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8" office:value-type="string" calcext:value-type="string">
            <text:p>DEVİR 2013 doğuş alacaklı</text:p>
          </table:table-cell>
          <table:table-cell table:style-name="ce844"/>
          <table:table-cell table:style-name="ce844" table:formula="of:=[.F389]" office:value-type="float" office:value="161007" calcext:value-type="float">
            <text:p>161.007,00</text:p>
          </table:table-cell>
          <table:table-cell table:style-name="ce844"/>
          <table:table-cell table:style-name="ce844" table:formula="of:=[.D391]" office:value-type="float" office:value="161007" calcext:value-type="float">
            <text:p>161.00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/>
          <table:table-cell table:style-name="ce843" table:number-columns-repeated="3"/>
          <table:table-cell table:style-name="ce843" table:formula="of:=[.F391]-[.C392]+[.D392]" office:value-type="float" office:value="161007" calcext:value-type="float">
            <text:p>161.00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1905-07-06" calcext:value-type="date">
            <text:p>06.07.1905</text:p>
          </table:table-cell>
          <table:table-cell table:style-name="ce826"/>
          <table:table-cell table:style-name="ce843" table:number-columns-repeated="3"/>
          <table:table-cell table:style-name="ce843" table:formula="of:=[.F392]-[.C393]+[.D393]" office:value-type="float" office:value="161007" calcext:value-type="float">
            <text:p>161.007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1-17" calcext:value-type="date">
            <text:p>17.01.2014</text:p>
          </table:table-cell>
          <table:table-cell table:style-name="ce826" office:value-type="string" calcext:value-type="string">
            <text:p>KREDİ 15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393]-[.C394]+[.D394]" office:value-type="float" office:value="164416" calcext:value-type="float">
            <text:p>164.416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2-17" calcext:value-type="date">
            <text:p>17.02.2014</text:p>
          </table:table-cell>
          <table:table-cell table:style-name="ce826" office:value-type="string" calcext:value-type="string">
            <text:p>KREDİ 16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394]-[.C395]+[.D395]" office:value-type="float" office:value="167825" calcext:value-type="float">
            <text:p>167.825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3-07" calcext:value-type="date">
            <text:p>07.03.2014</text:p>
          </table:table-cell>
          <table:table-cell table:style-name="ce826" office:value-type="string" calcext:value-type="string">
            <text:p>ali balcı işbank</text:p>
          </table:table-cell>
          <table:table-cell table:style-name="ce843" office:value-type="float" office:value="80000" calcext:value-type="float">
            <text:p>80.000,00</text:p>
          </table:table-cell>
          <table:table-cell table:style-name="ce843" table:number-columns-repeated="2"/>
          <table:table-cell table:style-name="ce843" table:formula="of:=[.F395]-[.C396]+[.D396]" office:value-type="float" office:value="87825" calcext:value-type="float">
            <text:p>87.825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3-17" calcext:value-type="date">
            <text:p>17.03.2014</text:p>
          </table:table-cell>
          <table:table-cell table:style-name="ce826" office:value-type="string" calcext:value-type="string">
            <text:p>KREDİ 17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396]-[.C397]+[.D397]" office:value-type="float" office:value="91234" calcext:value-type="float">
            <text:p>91.234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3-20" calcext:value-type="date">
            <text:p>20.03.2014</text:p>
          </table:table-cell>
          <table:table-cell table:style-name="ce826" office:value-type="string" calcext:value-type="string">
            <text:p>qali balcı işbank</text:p>
          </table:table-cell>
          <table:table-cell table:style-name="ce843" office:value-type="float" office:value="20000" calcext:value-type="float">
            <text:p>20.000,00</text:p>
          </table:table-cell>
          <table:table-cell table:style-name="ce843" table:number-columns-repeated="2"/>
          <table:table-cell table:style-name="ce843" table:formula="of:=[.F397]-[.C398]+[.D398]" office:value-type="float" office:value="71234" calcext:value-type="float">
            <text:p>71.234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3-25" calcext:value-type="date">
            <text:p>25.03.2014</text:p>
          </table:table-cell>
          <table:table-cell table:style-name="ce826" office:value-type="string" calcext:value-type="string">
            <text:p>serkana çek için</text:p>
          </table:table-cell>
          <table:table-cell table:style-name="ce843" office:value-type="float" office:value="11700" calcext:value-type="float">
            <text:p>11.700,00</text:p>
          </table:table-cell>
          <table:table-cell table:style-name="ce843" table:number-columns-repeated="2"/>
          <table:table-cell table:style-name="ce843" table:formula="of:=[.F398]-[.C399]+[.D399]" office:value-type="float" office:value="59534" calcext:value-type="float">
            <text:p>59.534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3-31" calcext:value-type="date">
            <text:p>31.03.2014</text:p>
          </table:table-cell>
          <table:table-cell table:style-name="ce826" office:value-type="string" calcext:value-type="string">
            <text:p>serkana çek için</text:p>
          </table:table-cell>
          <table:table-cell table:style-name="ce843" office:value-type="float" office:value="22000" calcext:value-type="float">
            <text:p>22.000,00</text:p>
          </table:table-cell>
          <table:table-cell table:style-name="ce843" table:number-columns-repeated="2"/>
          <table:table-cell table:style-name="ce843" table:formula="of:=[.F399]-[.C400]+[.D400]" office:value-type="float" office:value="37534" calcext:value-type="float">
            <text:p>37.534,00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3-31" calcext:value-type="date">
            <text:p>31.03.2014</text:p>
          </table:table-cell>
          <table:table-cell table:style-name="ce826" office:value-type="string" calcext:value-type="string">
            <text:p>hmb ygv</text:p>
          </table:table-cell>
          <table:table-cell table:style-name="ce843" office:value-type="float" office:value="91.54" calcext:value-type="float">
            <text:p>91,54</text:p>
          </table:table-cell>
          <table:table-cell table:style-name="ce843" table:number-columns-repeated="2"/>
          <table:table-cell table:style-name="ce843" table:formula="of:=[.F400]-[.C401]+[.D401]" office:value-type="float" office:value="37442.46" calcext:value-type="float">
            <text:p>37.442,4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nazan ygv</text:p>
          </table:table-cell>
          <table:table-cell table:style-name="ce843" office:value-type="float" office:value="758.12" calcext:value-type="float">
            <text:p>758,12</text:p>
          </table:table-cell>
          <table:table-cell table:style-name="ce843" table:number-columns-repeated="2"/>
          <table:table-cell table:style-name="ce843" table:formula="of:=[.F401]-[.C402]+[.D402]" office:value-type="float" office:value="36684.34" calcext:value-type="float">
            <text:p>36.684,3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yşe balcı gv</text:p>
          </table:table-cell>
          <table:table-cell table:style-name="ce843" office:value-type="float" office:value="693.7" calcext:value-type="float">
            <text:p>693,70</text:p>
          </table:table-cell>
          <table:table-cell table:style-name="ce843" table:number-columns-repeated="2"/>
          <table:table-cell table:style-name="ce843" table:formula="of:=[.F402]-[.C403]+[.D403]" office:value-type="float" office:value="35990.64" calcext:value-type="float">
            <text:p>35.990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pimapen senet</text:p>
          </table:table-cell>
          <table:table-cell table:style-name="ce843" office:value-type="float" office:value="1000" calcext:value-type="float">
            <text:p>1.000,00</text:p>
          </table:table-cell>
          <table:table-cell table:style-name="ce843" table:number-columns-repeated="2"/>
          <table:table-cell table:style-name="ce843" table:formula="of:=[.F403]-[.C404]+[.D404]" office:value-type="float" office:value="34990.64" calcext:value-type="float">
            <text:p>34.990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3-31" calcext:value-type="date">
            <text:p>31.03.2014</text:p>
          </table:table-cell>
          <table:table-cell table:style-name="ce826" office:value-type="string" calcext:value-type="string">
            <text:p>ali balcı işbank</text:p>
          </table:table-cell>
          <table:table-cell table:style-name="ce843" office:value-type="float" office:value="20000" calcext:value-type="float">
            <text:p>20.000,00</text:p>
          </table:table-cell>
          <table:table-cell table:style-name="ce843" table:number-columns-repeated="2"/>
          <table:table-cell table:style-name="ce843" table:formula="of:=[.F404]-[.C405]+[.D405]" office:value-type="float" office:value="14990.64" calcext:value-type="float">
            <text:p>14.990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su mlz</text:p>
          </table:table-cell>
          <table:table-cell table:style-name="ce843"/>
          <table:table-cell table:style-name="ce843" office:value-type="float" office:value="88" calcext:value-type="float">
            <text:p>88,00</text:p>
          </table:table-cell>
          <table:table-cell table:style-name="ce843"/>
          <table:table-cell table:style-name="ce843" table:formula="of:=[.F405]-[.C406]+[.D406]" office:value-type="float" office:value="15078.64" calcext:value-type="float">
            <text:p>15.078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4-02" calcext:value-type="date">
            <text:p>02.04.2014</text:p>
          </table:table-cell>
          <table:table-cell table:style-name="ce826" office:value-type="string" calcext:value-type="string">
            <text:p>fatih aydın</text:p>
          </table:table-cell>
          <table:table-cell table:style-name="ce843" office:value-type="float" office:value="2100" calcext:value-type="float">
            <text:p>2.100,00</text:p>
          </table:table-cell>
          <table:table-cell table:style-name="ce843" table:number-columns-repeated="2"/>
          <table:table-cell table:style-name="ce843" table:formula="of:=[.F406]-[.C407]+[.D407]" office:value-type="float" office:value="12978.64" calcext:value-type="float">
            <text:p>12.978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elden ali balcıya</text:p>
          </table:table-cell>
          <table:table-cell table:style-name="ce843"/>
          <table:table-cell table:style-name="ce843" office:value-type="float" office:value="250" calcext:value-type="float">
            <text:p>250,00</text:p>
          </table:table-cell>
          <table:table-cell table:style-name="ce843"/>
          <table:table-cell table:style-name="ce843" table:formula="of:=[.F407]-[.C408]+[.D408]" office:value-type="float" office:value="13228.64" calcext:value-type="float">
            <text:p>13.228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elden ali balcıya san</text:p>
          </table:table-cell>
          <table:table-cell table:style-name="ce843"/>
          <table:table-cell table:style-name="ce843" office:value-type="float" office:value="50" calcext:value-type="float">
            <text:p>50,00</text:p>
          </table:table-cell>
          <table:table-cell table:style-name="ce843"/>
          <table:table-cell table:style-name="ce843" table:formula="of:=[.F408]-[.C409]+[.D409]" office:value-type="float" office:value="13278.64" calcext:value-type="float">
            <text:p>13.278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4-17" calcext:value-type="date">
            <text:p>17.04.2014</text:p>
          </table:table-cell>
          <table:table-cell table:style-name="ce826" office:value-type="string" calcext:value-type="string">
            <text:p>KREDİ 18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409]-[.C410]+[.D410]" office:value-type="float" office:value="16687.64" calcext:value-type="float">
            <text:p>16.687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5-15" calcext:value-type="date">
            <text:p>15.05.2014</text:p>
          </table:table-cell>
          <table:table-cell table:style-name="ce826" office:value-type="string" calcext:value-type="string">
            <text:p>elden ali balcıya</text:p>
          </table:table-cell>
          <table:table-cell table:style-name="ce843"/>
          <table:table-cell table:style-name="ce843" office:value-type="float" office:value="1500" calcext:value-type="float">
            <text:p>1.500,00</text:p>
          </table:table-cell>
          <table:table-cell table:style-name="ce843"/>
          <table:table-cell table:style-name="ce843" table:formula="of:=[.F410]-[.C411]+[.D411]" office:value-type="float" office:value="18187.64" calcext:value-type="float">
            <text:p>18.187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5-28" calcext:value-type="date">
            <text:p>28.05.2014</text:p>
          </table:table-cell>
          <table:table-cell table:style-name="ce826" office:value-type="string" calcext:value-type="string">
            <text:p>elden ali balcıya</text:p>
          </table:table-cell>
          <table:table-cell table:style-name="ce843"/>
          <table:table-cell table:style-name="ce843" office:value-type="float" office:value="250" calcext:value-type="float">
            <text:p>250,00</text:p>
          </table:table-cell>
          <table:table-cell table:style-name="ce843"/>
          <table:table-cell table:style-name="ce843" table:formula="of:=[.F411]-[.C412]+[.D412]" office:value-type="float" office:value="18437.64" calcext:value-type="float">
            <text:p>18.437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iade</text:p>
          </table:table-cell>
          <table:table-cell table:style-name="ce843" office:value-type="float" office:value="100" calcext:value-type="float">
            <text:p>100,00</text:p>
          </table:table-cell>
          <table:table-cell table:style-name="ce843" table:number-columns-repeated="2"/>
          <table:table-cell table:style-name="ce843" table:formula="of:=[.F412]-[.C413]+[.D413]" office:value-type="float" office:value="18337.64" calcext:value-type="float">
            <text:p>18.337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hacı ustaya</text:p>
          </table:table-cell>
          <table:table-cell table:style-name="ce843"/>
          <table:table-cell table:style-name="ce843" office:value-type="float" office:value="200" calcext:value-type="float">
            <text:p>200,00</text:p>
          </table:table-cell>
          <table:table-cell table:style-name="ce843"/>
          <table:table-cell table:style-name="ce843" table:formula="of:=[.F413]-[.C414]+[.D414]" office:value-type="float" office:value="18537.64" calcext:value-type="float">
            <text:p>18.537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6-24" calcext:value-type="date">
            <text:p>24.06.2014</text:p>
          </table:table-cell>
          <table:table-cell table:style-name="ce826" office:value-type="string" calcext:value-type="string">
            <text:p>elden ali balcıya</text:p>
          </table:table-cell>
          <table:table-cell table:style-name="ce843"/>
          <table:table-cell table:style-name="ce843" office:value-type="float" office:value="500" calcext:value-type="float">
            <text:p>500,00</text:p>
          </table:table-cell>
          <table:table-cell table:style-name="ce843"/>
          <table:table-cell table:style-name="ce843" table:formula="of:=[.F414]-[.C415]+[.D415]" office:value-type="float" office:value="19037.64" calcext:value-type="float">
            <text:p>19.037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5-17" calcext:value-type="date">
            <text:p>17.05.2014</text:p>
          </table:table-cell>
          <table:table-cell table:style-name="ce826" office:value-type="string" calcext:value-type="string">
            <text:p>KREDİ 19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415]-[.C416]+[.D416]" office:value-type="float" office:value="22446.64" calcext:value-type="float">
            <text:p>22.446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6-17" calcext:value-type="date">
            <text:p>17.06.2014</text:p>
          </table:table-cell>
          <table:table-cell table:style-name="ce826" office:value-type="string" calcext:value-type="string">
            <text:p>KREDİ 20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416]-[.C417]+[.D417]" office:value-type="float" office:value="25855.64" calcext:value-type="float">
            <text:p>25.855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7-17" calcext:value-type="date">
            <text:p>17.07.2014</text:p>
          </table:table-cell>
          <table:table-cell table:style-name="ce826" office:value-type="string" calcext:value-type="string">
            <text:p>KREDİ 21.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417]-[.C418]+[.D418]" office:value-type="float" office:value="29264.64" calcext:value-type="float">
            <text:p>29.264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7-21" calcext:value-type="date">
            <text:p>21.07.2014</text:p>
          </table:table-cell>
          <table:table-cell table:style-name="ce826" office:value-type="string" calcext:value-type="string">
            <text:p>ssk</text:p>
          </table:table-cell>
          <table:table-cell table:style-name="ce843"/>
          <table:table-cell table:style-name="ce843" office:value-type="float" office:value="640" calcext:value-type="float">
            <text:p>640,00</text:p>
          </table:table-cell>
          <table:table-cell table:style-name="ce843"/>
          <table:table-cell table:style-name="ce843" table:formula="of:=[.F418]-[.C419]+[.D419]" office:value-type="float" office:value="29904.64" calcext:value-type="float">
            <text:p>29.904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6-30" calcext:value-type="date">
            <text:p>30.06.2014</text:p>
          </table:table-cell>
          <table:table-cell table:style-name="ce826" office:value-type="string" calcext:value-type="string">
            <text:p>elden ali balcıya</text:p>
          </table:table-cell>
          <table:table-cell table:style-name="ce843"/>
          <table:table-cell table:style-name="ce843" office:value-type="float" office:value="8000" calcext:value-type="float">
            <text:p>8.000,00</text:p>
          </table:table-cell>
          <table:table-cell table:style-name="ce843"/>
          <table:table-cell table:style-name="ce843" table:formula="of:=[.F419]-[.C420]+[.D420]" office:value-type="float" office:value="37904.64" calcext:value-type="float">
            <text:p>37.904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7-14" calcext:value-type="date">
            <text:p>14.07.2014</text:p>
          </table:table-cell>
          <table:table-cell table:style-name="ce826" office:value-type="string" calcext:value-type="string">
            <text:p>elden ali balcıya</text:p>
          </table:table-cell>
          <table:table-cell table:style-name="ce843"/>
          <table:table-cell table:style-name="ce843" office:value-type="float" office:value="20000" calcext:value-type="float">
            <text:p>20.000,00</text:p>
          </table:table-cell>
          <table:table-cell table:style-name="ce843"/>
          <table:table-cell table:style-name="ce843" table:formula="of:=[.F420]-[.C421]+[.D421]" office:value-type="float" office:value="57904.64" calcext:value-type="float">
            <text:p>57.904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7-17" calcext:value-type="date">
            <text:p>17.07.2014</text:p>
          </table:table-cell>
          <table:table-cell table:style-name="ce826" office:value-type="string" calcext:value-type="string">
            <text:p>elden ali balcıya</text:p>
          </table:table-cell>
          <table:table-cell table:style-name="ce843"/>
          <table:table-cell table:style-name="ce843" office:value-type="float" office:value="6500" calcext:value-type="float">
            <text:p>6.500,00</text:p>
          </table:table-cell>
          <table:table-cell table:style-name="ce843"/>
          <table:table-cell table:style-name="ce843" table:formula="of:=[.F421]-[.C422]+[.D422]" office:value-type="float" office:value="64404.64" calcext:value-type="float">
            <text:p>64.404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7-22" calcext:value-type="date">
            <text:p>22.07.2014</text:p>
          </table:table-cell>
          <table:table-cell table:style-name="ce826" office:value-type="string" calcext:value-type="string">
            <text:p>ssk</text:p>
          </table:table-cell>
          <table:table-cell table:style-name="ce843"/>
          <table:table-cell table:style-name="ce843" office:value-type="float" office:value="2250" calcext:value-type="float">
            <text:p>2.250,00</text:p>
          </table:table-cell>
          <table:table-cell table:style-name="ce843"/>
          <table:table-cell table:style-name="ce843" table:formula="of:=[.F422]-[.C423]+[.D423]" office:value-type="float" office:value="66654.64" calcext:value-type="float">
            <text:p>66.654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7-23" calcext:value-type="date">
            <text:p>23.07.2014</text:p>
          </table:table-cell>
          <table:table-cell table:style-name="ce826" office:value-type="string" calcext:value-type="string">
            <text:p>elden ali balcıya</text:p>
          </table:table-cell>
          <table:table-cell table:style-name="ce843"/>
          <table:table-cell table:style-name="ce843" office:value-type="float" office:value="20000" calcext:value-type="float">
            <text:p>20.000,00</text:p>
          </table:table-cell>
          <table:table-cell table:style-name="ce843"/>
          <table:table-cell table:style-name="ce843" table:formula="of:=[.F423]-[.C424]+[.D424]" office:value-type="float" office:value="86654.64" calcext:value-type="float">
            <text:p>86.654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8-06" calcext:value-type="date">
            <text:p>06.08.2014</text:p>
          </table:table-cell>
          <table:table-cell table:style-name="ce826" office:value-type="string" calcext:value-type="string">
            <text:p>elden ali balcıya</text:p>
          </table:table-cell>
          <table:table-cell table:style-name="ce843"/>
          <table:table-cell table:style-name="ce843" office:value-type="float" office:value="3000" calcext:value-type="float">
            <text:p>3.000,00</text:p>
          </table:table-cell>
          <table:table-cell table:style-name="ce843"/>
          <table:table-cell table:style-name="ce843" table:formula="of:=[.F424]-[.C425]+[.D425]" office:value-type="float" office:value="89654.64" calcext:value-type="float">
            <text:p>89.654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8-17" calcext:value-type="date">
            <text:p>17.08.2014</text:p>
          </table:table-cell>
          <table:table-cell table:style-name="ce826" office:value-type="string" calcext:value-type="string">
            <text:p>KREDİ 22-36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425]-[.C426]+[.D426]" office:value-type="float" office:value="93063.64" calcext:value-type="float">
            <text:p>93.063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8-23" calcext:value-type="date">
            <text:p>23.08.2014</text:p>
          </table:table-cell>
          <table:table-cell table:style-name="ce826" office:value-type="string" calcext:value-type="string">
            <text:p>çizme eldiven</text:p>
          </table:table-cell>
          <table:table-cell table:style-name="ce843"/>
          <table:table-cell table:style-name="ce843" office:value-type="float" office:value="57" calcext:value-type="float">
            <text:p>57,00</text:p>
          </table:table-cell>
          <table:table-cell table:style-name="ce843"/>
          <table:table-cell table:style-name="ce843" table:formula="of:=[.F426]-[.C427]+[.D427]" office:value-type="float" office:value="93120.64" calcext:value-type="float">
            <text:p>93.120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8-27" calcext:value-type="date">
            <text:p>27.08.2014</text:p>
          </table:table-cell>
          <table:table-cell table:style-name="ce828" office:value-type="string" calcext:value-type="string">
            <text:p>denizbank doğuş</text:p>
          </table:table-cell>
          <table:table-cell table:style-name="ce844" office:value-type="float" office:value="80000" calcext:value-type="float">
            <text:p>80.000,00</text:p>
          </table:table-cell>
          <table:table-cell table:style-name="ce844" table:number-columns-repeated="2"/>
          <table:table-cell table:style-name="ce843" table:formula="of:=[.F427]-[.C428]+[.D428]" office:value-type="float" office:value="13120.64" calcext:value-type="float">
            <text:p>13.120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 office:value-type="date" office:date-value="2014-09-02" calcext:value-type="date">
            <text:p>02.09.2014</text:p>
          </table:table-cell>
          <table:table-cell table:style-name="ce832" office:value-type="string" calcext:value-type="string">
            <text:p>denizbank doğuş</text:p>
          </table:table-cell>
          <table:table-cell table:style-name="ce847" office:value-type="float" office:value="65000" calcext:value-type="float">
            <text:p>65.000,00</text:p>
          </table:table-cell>
          <table:table-cell table:style-name="ce847"/>
          <table:table-cell table:style-name="ce844"/>
          <table:table-cell table:style-name="ce843" table:formula="of:=[.F428]-[.C429]+[.D429]" office:value-type="float" office:value="-51879.36" calcext:value-type="float">
            <text:p>-51.879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9-01" calcext:value-type="date">
            <text:p>01.09.2014</text:p>
          </table:table-cell>
          <table:table-cell table:style-name="ce826" office:value-type="string" calcext:value-type="string">
            <text:p>ali balcı işbank</text:p>
          </table:table-cell>
          <table:table-cell table:style-name="ce843"/>
          <table:table-cell table:style-name="ce843" office:value-type="float" office:value="3000" calcext:value-type="float">
            <text:p>3.000,00</text:p>
          </table:table-cell>
          <table:table-cell table:style-name="ce843"/>
          <table:table-cell table:style-name="ce843" table:formula="of:=[.F429]-[.C430]+[.D430]" office:value-type="float" office:value="-48879.36" calcext:value-type="float">
            <text:p>-48.879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9-05" calcext:value-type="date">
            <text:p>05.09.2014</text:p>
          </table:table-cell>
          <table:table-cell table:style-name="ce826" office:value-type="string" calcext:value-type="string">
            <text:p>İş 800 e aktarılan</text:p>
          </table:table-cell>
          <table:table-cell table:style-name="ce843"/>
          <table:table-cell table:style-name="ce843" office:value-type="float" office:value="5000" calcext:value-type="float">
            <text:p>5.000,00</text:p>
          </table:table-cell>
          <table:table-cell table:style-name="ce843"/>
          <table:table-cell table:style-name="ce843" table:formula="of:=[.F430]-[.C431]+[.D431]" office:value-type="float" office:value="-43879.36" calcext:value-type="float">
            <text:p>-43.879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MEHMET SAMUR KARO KK</text:p>
          </table:table-cell>
          <table:table-cell table:style-name="ce843" office:value-type="float" office:value="400" calcext:value-type="float">
            <text:p>400,00</text:p>
          </table:table-cell>
          <table:table-cell table:style-name="ce843" table:number-columns-repeated="2"/>
          <table:table-cell table:style-name="ce843" table:formula="of:=[.F431]-[.C432]+[.D432]" office:value-type="float" office:value="-44279.36" calcext:value-type="float">
            <text:p>-44.279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 office:value-type="date" office:date-value="2014-09-26" calcext:value-type="date">
            <text:p>26.09.2014</text:p>
          </table:table-cell>
          <table:table-cell table:style-name="ce833" office:value-type="string" calcext:value-type="string">
            <text:p>İş 800 e aktarılan</text:p>
          </table:table-cell>
          <table:table-cell table:style-name="ce834"/>
          <table:table-cell table:style-name="ce834" office:value-type="float" office:value="3000" calcext:value-type="float">
            <text:p>3.000,00</text:p>
          </table:table-cell>
          <table:table-cell table:style-name="ce843"/>
          <table:table-cell table:style-name="ce843" table:formula="of:=[.F432]-[.C433]+[.D433]" office:value-type="float" office:value="-41279.36" calcext:value-type="float">
            <text:p>-41.279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 office:value-type="string" calcext:value-type="string">
            <text:p>deniz kredi 1. tkst için</text:p>
          </table:table-cell>
          <table:table-cell table:style-name="ce834"/>
          <table:table-cell table:style-name="ce834" office:value-type="float" office:value="1000" calcext:value-type="float">
            <text:p>1.000,00</text:p>
          </table:table-cell>
          <table:table-cell table:style-name="ce843"/>
          <table:table-cell table:style-name="ce843" table:formula="of:=[.F433]-[.C434]+[.D434]" office:value-type="float" office:value="-40279.36" calcext:value-type="float">
            <text:p>-40.279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9-30" calcext:value-type="date">
            <text:p>30.09.2014</text:p>
          </table:table-cell>
          <table:table-cell table:style-name="ce826" office:value-type="string" calcext:value-type="string">
            <text:p>şekerbank bch a</text:p>
          </table:table-cell>
          <table:table-cell table:style-name="ce843"/>
          <table:table-cell table:style-name="ce843" office:value-type="float" office:value="100000" calcext:value-type="float">
            <text:p>100.000,00</text:p>
          </table:table-cell>
          <table:table-cell table:style-name="ce843"/>
          <table:table-cell table:style-name="ce843" table:formula="of:=[.F434]-[.C435]+[.D435]" office:value-type="float" office:value="59720.64" calcext:value-type="float">
            <text:p>59.720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kk yıldız tic</text:p>
          </table:table-cell>
          <table:table-cell table:style-name="ce843" office:value-type="float" office:value="3000" calcext:value-type="float">
            <text:p>3.000,00</text:p>
          </table:table-cell>
          <table:table-cell table:style-name="ce843" table:number-columns-repeated="2"/>
          <table:table-cell table:style-name="ce843" table:formula="of:=[.F435]-[.C436]+[.D436]" office:value-type="float" office:value="56720.64" calcext:value-type="float">
            <text:p>56.720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elden ali balcıya</text:p>
          </table:table-cell>
          <table:table-cell table:style-name="ce843"/>
          <table:table-cell table:style-name="ce843" office:value-type="float" office:value="5000" calcext:value-type="float">
            <text:p>5.000,00</text:p>
          </table:table-cell>
          <table:table-cell table:style-name="ce843"/>
          <table:table-cell table:style-name="ce843" table:formula="of:=[.F436]-[.C437]+[.D437]" office:value-type="float" office:value="61720.64" calcext:value-type="float">
            <text:p>61.720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eldiven</text:p>
          </table:table-cell>
          <table:table-cell table:style-name="ce843"/>
          <table:table-cell table:style-name="ce843" office:value-type="float" office:value="28" calcext:value-type="float">
            <text:p>28,00</text:p>
          </table:table-cell>
          <table:table-cell table:style-name="ce843"/>
          <table:table-cell table:style-name="ce843" table:formula="of:=[.F437]-[.C438]+[.D438]" office:value-type="float" office:value="61748.64" calcext:value-type="float">
            <text:p>61.748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 office:value-type="string" calcext:value-type="string">
            <text:p>çizme <text:s/></text:p>
          </table:table-cell>
          <table:table-cell table:style-name="ce834"/>
          <table:table-cell table:style-name="ce834" office:value-type="float" office:value="15" calcext:value-type="float">
            <text:p>15,00</text:p>
          </table:table-cell>
          <table:table-cell table:style-name="ce843"/>
          <table:table-cell table:style-name="ce843" table:formula="of:=[.F438]-[.C439]+[.D439]" office:value-type="float" office:value="61763.64" calcext:value-type="float">
            <text:p>61.763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09-17" calcext:value-type="date">
            <text:p>17.09.2014</text:p>
          </table:table-cell>
          <table:table-cell table:style-name="ce826" office:value-type="string" calcext:value-type="string">
            <text:p>KREDİ 23-36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439]-[.C440]+[.D440]" office:value-type="float" office:value="65172.64" calcext:value-type="float">
            <text:p>65.172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10-13" calcext:value-type="date">
            <text:p>13.10.2014</text:p>
          </table:table-cell>
          <table:table-cell table:style-name="ce826" office:value-type="string" calcext:value-type="string">
            <text:p>elden ali balcıya</text:p>
          </table:table-cell>
          <table:table-cell table:style-name="ce843"/>
          <table:table-cell table:style-name="ce843" office:value-type="float" office:value="850" calcext:value-type="float">
            <text:p>850,00</text:p>
          </table:table-cell>
          <table:table-cell table:style-name="ce843"/>
          <table:table-cell table:style-name="ce843" table:formula="of:=[.F440]-[.C441]+[.D441]" office:value-type="float" office:value="66022.64" calcext:value-type="float">
            <text:p>66.022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10-15" calcext:value-type="date">
            <text:p>15.10.2014</text:p>
          </table:table-cell>
          <table:table-cell table:style-name="ce826" office:value-type="string" calcext:value-type="string">
            <text:p>elden ali balcıya</text:p>
          </table:table-cell>
          <table:table-cell table:style-name="ce843"/>
          <table:table-cell table:style-name="ce843" office:value-type="float" office:value="4000" calcext:value-type="float">
            <text:p>4.000,00</text:p>
          </table:table-cell>
          <table:table-cell table:style-name="ce843"/>
          <table:table-cell table:style-name="ce843" table:formula="of:=[.F441]-[.C442]+[.D442]" office:value-type="float" office:value="70022.64" calcext:value-type="float">
            <text:p>70.022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10-17" calcext:value-type="date">
            <text:p>17.10.2014</text:p>
          </table:table-cell>
          <table:table-cell table:style-name="ce826" office:value-type="string" calcext:value-type="string">
            <text:p>KREDİ 24-36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442]-[.C443]+[.D443]" office:value-type="float" office:value="73431.64" calcext:value-type="float">
            <text:p>73.431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 office:value-type="date" office:date-value="2014-10-16" calcext:value-type="date">
            <text:p>16.10.2014</text:p>
          </table:table-cell>
          <table:table-cell table:style-name="ce833" office:value-type="string" calcext:value-type="string">
            <text:p>iş kredi</text:p>
          </table:table-cell>
          <table:table-cell table:style-name="ce834"/>
          <table:table-cell table:style-name="ce834" office:value-type="float" office:value="1727" calcext:value-type="float">
            <text:p>1.727,00</text:p>
          </table:table-cell>
          <table:table-cell table:style-name="ce843"/>
          <table:table-cell table:style-name="ce843" table:formula="of:=[.F443]-[.C444]+[.D444]" office:value-type="float" office:value="75158.64" calcext:value-type="float">
            <text:p>75.158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 office:value-type="date" office:date-value="2014-10-26" calcext:value-type="date">
            <text:p>26.10.2014</text:p>
          </table:table-cell>
          <table:table-cell table:style-name="ce833" office:value-type="string" calcext:value-type="string">
            <text:p>deniz kredi 2</text:p>
          </table:table-cell>
          <table:table-cell table:style-name="ce834"/>
          <table:table-cell table:style-name="ce834" office:value-type="float" office:value="6765" calcext:value-type="float">
            <text:p>6.765,00</text:p>
          </table:table-cell>
          <table:table-cell table:style-name="ce843"/>
          <table:table-cell table:style-name="ce843" table:formula="of:=[.F444]-[.C445]+[.D445]" office:value-type="float" office:value="81923.64" calcext:value-type="float">
            <text:p>81.923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 office:value-type="string" calcext:value-type="string">
            <text:p>çivi köpük çizme</text:p>
          </table:table-cell>
          <table:table-cell table:style-name="ce834"/>
          <table:table-cell table:style-name="ce834" office:value-type="float" office:value="70" calcext:value-type="float">
            <text:p>70,00</text:p>
          </table:table-cell>
          <table:table-cell table:style-name="ce843"/>
          <table:table-cell table:style-name="ce843" table:formula="of:=[.F445]-[.C446]+[.D446]" office:value-type="float" office:value="81993.64" calcext:value-type="float">
            <text:p>81.993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 office:value-type="date" office:date-value="2014-11-03" calcext:value-type="date">
            <text:p>03.11.2014</text:p>
          </table:table-cell>
          <table:table-cell table:style-name="ce833" office:value-type="string" calcext:value-type="string">
            <text:p>623087 hesaba</text:p>
          </table:table-cell>
          <table:table-cell table:style-name="ce834"/>
          <table:table-cell table:style-name="ce834" office:value-type="float" office:value="2782" calcext:value-type="float">
            <text:p>2.782,00</text:p>
          </table:table-cell>
          <table:table-cell table:style-name="ce843"/>
          <table:table-cell table:style-name="ce843" table:formula="of:=[.F446]-[.C447]+[.D447]" office:value-type="float" office:value="84775.64" calcext:value-type="float">
            <text:p>84.775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11-17" calcext:value-type="date">
            <text:p>17.11.2014</text:p>
          </table:table-cell>
          <table:table-cell table:style-name="ce826" office:value-type="string" calcext:value-type="string">
            <text:p>KREDİ 25-36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447]-[.C448]+[.D448]" office:value-type="float" office:value="88184.64" calcext:value-type="float">
            <text:p>88.184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 office:value-type="string" calcext:value-type="string">
            <text:p>kadıoğlu kk ile ödeme</text:p>
          </table:table-cell>
          <table:table-cell table:style-name="ce834" office:value-type="float" office:value="8500" calcext:value-type="float">
            <text:p>8.500,00</text:p>
          </table:table-cell>
          <table:table-cell table:style-name="ce834"/>
          <table:table-cell table:style-name="ce843"/>
          <table:table-cell table:style-name="ce843" table:formula="of:=[.F448]-[.C449]+[.D449]" office:value-type="float" office:value="79684.64" calcext:value-type="float">
            <text:p>79.684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 office:value-type="string" calcext:value-type="string">
            <text:p>sanayide elden</text:p>
          </table:table-cell>
          <table:table-cell table:style-name="ce834"/>
          <table:table-cell table:style-name="ce834" office:value-type="float" office:value="450" calcext:value-type="float">
            <text:p>450,00</text:p>
          </table:table-cell>
          <table:table-cell table:style-name="ce843"/>
          <table:table-cell table:style-name="ce843" table:formula="of:=[.F449]-[.C450]+[.D450]" office:value-type="float" office:value="80134.64" calcext:value-type="float">
            <text:p>80.134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 office:value-type="string" calcext:value-type="string">
            <text:p>Çivi 25 kg</text:p>
          </table:table-cell>
          <table:table-cell table:style-name="ce834"/>
          <table:table-cell table:style-name="ce834" office:value-type="float" office:value="60" calcext:value-type="float">
            <text:p>60,00</text:p>
          </table:table-cell>
          <table:table-cell table:style-name="ce843"/>
          <table:table-cell table:style-name="ce843" table:formula="of:=[.F450]-[.C451]+[.D451]" office:value-type="float" office:value="80194.64" calcext:value-type="float">
            <text:p>80.194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 office:value-type="string" calcext:value-type="string">
            <text:p>eldiven beybi 3*12</text:p>
          </table:table-cell>
          <table:table-cell table:style-name="ce834"/>
          <table:table-cell table:style-name="ce834" office:value-type="float" office:value="36" calcext:value-type="float">
            <text:p>36,00</text:p>
          </table:table-cell>
          <table:table-cell table:style-name="ce843"/>
          <table:table-cell table:style-name="ce843" table:formula="of:=[.F451]-[.C452]+[.D452]" office:value-type="float" office:value="80230.64" calcext:value-type="float">
            <text:p>80.230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 office:value-type="string" calcext:value-type="string">
            <text:p>eldiven <text:s/>beybi</text:p>
          </table:table-cell>
          <table:table-cell table:style-name="ce834"/>
          <table:table-cell table:style-name="ce834" office:value-type="float" office:value="72" calcext:value-type="float">
            <text:p>72,00</text:p>
          </table:table-cell>
          <table:table-cell table:style-name="ce843"/>
          <table:table-cell table:style-name="ce843" table:formula="of:=[.F452]-[.C453]+[.D453]" office:value-type="float" office:value="80302.64" calcext:value-type="float">
            <text:p>80.302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 office:value-type="string" calcext:value-type="string">
            <text:p>eldiven uni</text:p>
          </table:table-cell>
          <table:table-cell table:style-name="ce834"/>
          <table:table-cell table:style-name="ce834" office:value-type="float" office:value="48" calcext:value-type="float">
            <text:p>48,00</text:p>
          </table:table-cell>
          <table:table-cell table:style-name="ce843"/>
          <table:table-cell table:style-name="ce843" table:formula="of:=[.F453]-[.C454]+[.D454]" office:value-type="float" office:value="80350.64" calcext:value-type="float">
            <text:p>80.350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 office:value-type="string" calcext:value-type="string">
            <text:p>eldiven uni</text:p>
          </table:table-cell>
          <table:table-cell table:style-name="ce834"/>
          <table:table-cell table:style-name="ce834" office:value-type="float" office:value="48" calcext:value-type="float">
            <text:p>48,00</text:p>
          </table:table-cell>
          <table:table-cell table:style-name="ce843"/>
          <table:table-cell table:style-name="ce843" table:formula="of:=[.F454]-[.C455]+[.D455]" office:value-type="float" office:value="80398.64" calcext:value-type="float">
            <text:p>80.398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 office:value-type="date" office:date-value="2014-11-26" calcext:value-type="date">
            <text:p>26.11.2014</text:p>
          </table:table-cell>
          <table:table-cell table:style-name="ce833" office:value-type="string" calcext:value-type="string">
            <text:p>deniz kredi 3/60</text:p>
          </table:table-cell>
          <table:table-cell table:style-name="ce834"/>
          <table:table-cell table:style-name="ce834" office:value-type="float" office:value="6765" calcext:value-type="float">
            <text:p>6.765,00</text:p>
          </table:table-cell>
          <table:table-cell table:style-name="ce843"/>
          <table:table-cell table:style-name="ce843" table:formula="of:=[.F455]-[.C456]+[.D456]" office:value-type="float" office:value="87163.64" calcext:value-type="float">
            <text:p>87.163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3" office:value-type="date" office:date-value="2014-12-17" calcext:value-type="date">
            <text:p>17.12.2014</text:p>
          </table:table-cell>
          <table:table-cell table:style-name="ce826" office:value-type="string" calcext:value-type="string">
            <text:p>KREDİ 26-36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456]-[.C457]+[.D457]" office:value-type="float" office:value="90572.64" calcext:value-type="float">
            <text:p>90.572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 office:value-type="date" office:date-value="2014-12-26" calcext:value-type="date">
            <text:p>26.12.2014</text:p>
          </table:table-cell>
          <table:table-cell table:style-name="ce833" office:value-type="string" calcext:value-type="string">
            <text:p>deniz kredi 4/60 <text:s text:c="2"/>6600 çek ile ödendi</text:p>
          </table:table-cell>
          <table:table-cell table:style-name="ce834" table:number-columns-repeated="2"/>
          <table:table-cell table:style-name="ce843"/>
          <table:table-cell table:style-name="ce843" table:formula="of:=[.F457]-[.C458]+[.D458]" office:value-type="float" office:value="90572.64" calcext:value-type="float">
            <text:p>90.572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 office:value-type="string" calcext:value-type="string">
            <text:p>deniz kredi için</text:p>
          </table:table-cell>
          <table:table-cell table:style-name="ce834"/>
          <table:table-cell table:style-name="ce834" office:value-type="float" office:value="160" calcext:value-type="float">
            <text:p>160,00</text:p>
          </table:table-cell>
          <table:table-cell table:style-name="ce843"/>
          <table:table-cell table:style-name="ce843" table:formula="of:=[.F458]-[.C459]+[.D459]" office:value-type="float" office:value="90732.64" calcext:value-type="float">
            <text:p>90.732,64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2" office:value-type="string" calcext:value-type="string">
            <text:p>SANAYİ dükkan satışından</text:p>
          </table:table-cell>
          <table:table-cell table:style-name="ce847" office:value-type="float" office:value="100000" calcext:value-type="float">
            <text:p>100.000,00</text:p>
          </table:table-cell>
          <table:table-cell table:style-name="ce847"/>
          <table:table-cell table:style-name="ce844"/>
          <table:table-cell table:style-name="ce843" table:formula="of:=[.F459]-[.C460]+[.D460]" office:value-type="float" office:value="-9267.36" calcext:value-type="float">
            <text:p>-9.267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 office:value-type="string" calcext:value-type="string">
            <text:p>ATİLA BALCI EV BODRUM YALITIMI</text:p>
          </table:table-cell>
          <table:table-cell table:style-name="ce834"/>
          <table:table-cell table:style-name="ce834" office:value-type="float" office:value="1960" calcext:value-type="float">
            <text:p>1.960,00</text:p>
          </table:table-cell>
          <table:table-cell table:style-name="ce843"/>
          <table:table-cell table:style-name="ce843" table:formula="of:=[.F460]-[.C461]+[.D461]" office:value-type="float" office:value="-7307.36" calcext:value-type="float">
            <text:p>-7.307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/>
          <table:table-cell table:style-name="ce834" table:number-columns-repeated="2"/>
          <table:table-cell table:style-name="ce843"/>
          <table:table-cell table:style-name="ce843" table:formula="of:=[.F461]-[.C462]+[.D462]" office:value-type="float" office:value="-7307.36" calcext:value-type="float">
            <text:p>-7.307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9"/>
          <table:table-cell table:style-name="ce832" office:value-type="string" calcext:value-type="string">
            <text:p>2014 SONU DOĞUŞ BORÇLU</text:p>
          </table:table-cell>
          <table:table-cell table:style-name="ce847" table:number-columns-repeated="2"/>
          <table:table-cell table:style-name="ce844"/>
          <table:table-cell table:style-name="ce844" table:formula="of:=[.F462]-[.C463]+[.D463]" office:value-type="float" office:value="-7307.36" calcext:value-type="float">
            <text:p>-7.307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/>
          <table:table-cell table:style-name="ce834" table:number-columns-repeated="2"/>
          <table:table-cell table:style-name="ce843"/>
          <table:table-cell table:style-name="ce843" table:formula="of:=[.F463]-[.C464]+[.D464]" office:value-type="float" office:value="-7307.36" calcext:value-type="float">
            <text:p>-7.307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 office:value-type="string" calcext:value-type="string">
            <text:p>ATİLA BALCI EV BODRUM YALITIMI</text:p>
          </table:table-cell>
          <table:table-cell table:style-name="ce834" table:number-columns-repeated="2"/>
          <table:table-cell table:style-name="ce843"/>
          <table:table-cell table:style-name="ce843" table:formula="of:=[.F464]-[.C465]+[.D465]" office:value-type="float" office:value="-7307.36" calcext:value-type="float">
            <text:p>-7.307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 office:value-type="string" calcext:value-type="string">
            <text:p>XPS 2 CM 11*15=165 M2</text:p>
          </table:table-cell>
          <table:table-cell table:style-name="ce834" table:number-columns-repeated="3"/>
          <table:table-cell table:style-name="ce843" table:formula="of:=[.F465]-[.C466]+[.D466]" office:value-type="float" office:value="-7307.36" calcext:value-type="float">
            <text:p>-7.307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 office:value-type="string" calcext:value-type="string">
            <text:p>XPS 3 CM 14*10.5=147 M2</text:p>
          </table:table-cell>
          <table:table-cell table:style-name="ce834" table:number-columns-repeated="3"/>
          <table:table-cell table:style-name="ce843" table:formula="of:=[.F466]-[.C467]+[.D467]" office:value-type="float" office:value="-7307.36" calcext:value-type="float">
            <text:p>-7.307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3" office:value-type="string" calcext:value-type="string">
            <text:p>XPS YAPIŞTIRICI</text:p>
          </table:table-cell>
          <table:table-cell table:style-name="ce834" table:number-columns-repeated="3"/>
          <table:table-cell table:style-name="ce843" table:formula="of:=[.F467]-[.C468]+[.D468]" office:value-type="float" office:value="-7307.36" calcext:value-type="float">
            <text:p>-7.307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4" office:value-type="string" calcext:value-type="string">
            <text:p>11*60=660</text:p>
          </table:table-cell>
          <table:table-cell table:style-name="ce834" table:number-columns-repeated="3"/>
          <table:table-cell table:style-name="ce843" table:formula="of:=[.F468]-[.C469]+[.D469]" office:value-type="float" office:value="-7307.36" calcext:value-type="float">
            <text:p>-7.307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4" office:value-type="string" calcext:value-type="string">
            <text:p>14*60=840</text:p>
          </table:table-cell>
          <table:table-cell table:style-name="Default"/>
          <table:table-cell table:style-name="ce834" table:number-columns-repeated="2"/>
          <table:table-cell table:style-name="ce843" table:formula="of:=[.F469]-[.C470]+[.D470]" office:value-type="float" office:value="-7307.36" calcext:value-type="float">
            <text:p>-7.307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808"/>
          <table:table-cell table:style-name="ce834" office:value-type="string" calcext:value-type="string">
            <text:p>46*10=460</text:p>
          </table:table-cell>
          <table:table-cell table:style-name="Default"/>
          <table:table-cell table:style-name="ce834" table:number-columns-repeated="2"/>
          <table:table-cell table:style-name="ce843" table:formula="of:=[.F470]-[.C471]+[.D471]" office:value-type="float" office:value="-7307.36" calcext:value-type="float">
            <text:p>-7.307,36</text:p>
          </table:table-cell>
          <table:table-cell table:style-name="ce800"/>
          <table:table-cell table:number-columns-repeated="976"/>
        </table:table-row>
        <table:table-row table:style-name="ro3">
          <table:table-cell table:style-name="ce799"/>
          <table:table-cell table:style-name="ce825"/>
          <table:table-cell table:style-name="ce834" table:number-columns-repeated="3"/>
          <table:table-cell table:style-name="ce843" table:formula="of:=[.F471]-[.C472]+[.D472]" office:value-type="float" office:value="-7307.36" calcext:value-type="float">
            <text:p>-7.307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/>
          <table:table-cell table:style-name="ce843" table:number-columns-repeated="3"/>
          <table:table-cell table:style-name="ce843" table:formula="of:=[.F472]-[.C473]+[.D473]" office:value-type="float" office:value="-7307.36" calcext:value-type="float">
            <text:p>-7.307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8" office:value-type="string" calcext:value-type="string">
            <text:p>DEVİR 2014 doğuş borçlu</text:p>
          </table:table-cell>
          <table:table-cell table:style-name="ce844"/>
          <table:table-cell table:style-name="ce844" table:formula="of:=[.F463]" office:value-type="float" office:value="-7307.36" calcext:value-type="float">
            <text:p>-7.307,36</text:p>
          </table:table-cell>
          <table:table-cell table:style-name="ce844"/>
          <table:table-cell table:style-name="ce844" table:formula="of:=[.D474]" office:value-type="float" office:value="-7307.36" calcext:value-type="float">
            <text:p>-7.307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8"/>
          <table:table-cell table:style-name="ce828" office:value-type="float" office:value="2015" calcext:value-type="float">
            <text:p>2015</text:p>
          </table:table-cell>
          <table:table-cell table:style-name="ce843" table:number-columns-repeated="3"/>
          <table:table-cell table:style-name="ce843" table:formula="of:=[.F474]-[.C475]+[.D475]" office:value-type="float" office:value="-7307.36" calcext:value-type="float">
            <text:p>-7.307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1-08" calcext:value-type="date">
            <text:p>08.01.2015</text:p>
          </table:table-cell>
          <table:table-cell table:style-name="ce826" office:value-type="string" calcext:value-type="string">
            <text:p>kadıoğlu yavuz kk</text:p>
          </table:table-cell>
          <table:table-cell table:style-name="ce843" office:value-type="float" office:value="1800" calcext:value-type="float">
            <text:p>1.800,00</text:p>
          </table:table-cell>
          <table:table-cell table:style-name="ce843" table:number-columns-repeated="2"/>
          <table:table-cell table:style-name="ce843" table:formula="of:=[.F475]-[.C476]+[.D476]" office:value-type="float" office:value="-9107.36" calcext:value-type="float">
            <text:p>-9.107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1-08" calcext:value-type="date">
            <text:p>08.01.2015</text:p>
          </table:table-cell>
          <table:table-cell table:style-name="ce826" office:value-type="string" calcext:value-type="string">
            <text:p>ankara akbank eft kepçe için</text:p>
          </table:table-cell>
          <table:table-cell table:style-name="ce843"/>
          <table:table-cell table:style-name="ce843" office:value-type="float" office:value="1650" calcext:value-type="float">
            <text:p>1.650,00</text:p>
          </table:table-cell>
          <table:table-cell table:style-name="ce843"/>
          <table:table-cell table:style-name="ce843" table:formula="of:=[.F476]-[.C477]+[.D477]" office:value-type="float" office:value="-7457.36" calcext:value-type="float">
            <text:p>-7.457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tila balcı elden</text:p>
          </table:table-cell>
          <table:table-cell table:style-name="ce843"/>
          <table:table-cell table:style-name="ce843" office:value-type="float" office:value="100" calcext:value-type="float">
            <text:p>100,00</text:p>
          </table:table-cell>
          <table:table-cell table:style-name="ce843"/>
          <table:table-cell table:style-name="ce843" table:formula="of:=[.F477]-[.C478]+[.D478]" office:value-type="float" office:value="-7357.36" calcext:value-type="float">
            <text:p>-7.357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35" office:value-type="string" calcext:value-type="string">
            <text:p>SERKAN KAYALAR TEMİNAT İÇİN BCH TAN</text:p>
          </table:table-cell>
          <table:table-cell table:style-name="ce844"/>
          <table:table-cell table:style-name="ce844" office:value-type="float" office:value="80000" calcext:value-type="float">
            <text:p>80.000,00</text:p>
          </table:table-cell>
          <table:table-cell table:style-name="ce843"/>
          <table:table-cell table:style-name="ce843" table:formula="of:=[.F478]-[.C479]+[.D479]" office:value-type="float" office:value="72642.64" calcext:value-type="float">
            <text:p>72.642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1-20" calcext:value-type="date">
            <text:p>20.01.15</text:p>
          </table:table-cell>
          <table:table-cell table:style-name="ce833" office:value-type="string" calcext:value-type="string">
            <text:p>ALİ BALCI ELDEN</text:p>
          </table:table-cell>
          <table:table-cell table:style-name="ce834" office:value-type="float" office:value="8000" calcext:value-type="float">
            <text:p>8.000,00</text:p>
          </table:table-cell>
          <table:table-cell table:style-name="ce834"/>
          <table:table-cell table:style-name="ce843"/>
          <table:table-cell table:style-name="ce843" table:formula="of:=[.F479]-[.C480]+[.D480]" office:value-type="float" office:value="64642.64" calcext:value-type="float">
            <text:p>64.642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1-26" calcext:value-type="date">
            <text:p>26.01.15</text:p>
          </table:table-cell>
          <table:table-cell table:style-name="ce833" office:value-type="string" calcext:value-type="string">
            <text:p>DENİZ KREDİ 5/60. TAKSİT</text:p>
          </table:table-cell>
          <table:table-cell table:style-name="ce834"/>
          <table:table-cell table:style-name="ce834" office:value-type="float" office:value="6765" calcext:value-type="float">
            <text:p>6.765,00</text:p>
          </table:table-cell>
          <table:table-cell table:style-name="ce843"/>
          <table:table-cell table:style-name="ce843" table:formula="of:=[.F480]-[.C481]+[.D481]" office:value-type="float" office:value="71407.64" calcext:value-type="float">
            <text:p>71.407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1" office:value-type="date" office:date-value="2015-01-17" calcext:value-type="date">
            <text:p>17.01.15</text:p>
          </table:table-cell>
          <table:table-cell table:style-name="ce826" office:value-type="string" calcext:value-type="string">
            <text:p>KREDİ 27-36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481]-[.C482]+[.D482]" office:value-type="float" office:value="74816.64" calcext:value-type="float">
            <text:p>74.816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kdv</text:p>
          </table:table-cell>
          <table:table-cell table:style-name="ce843" office:value-type="float" office:value="30" calcext:value-type="float">
            <text:p>30,00</text:p>
          </table:table-cell>
          <table:table-cell table:style-name="ce843" table:number-columns-repeated="2"/>
          <table:table-cell table:style-name="ce843" table:formula="of:=[.F482]-[.C483]+[.D483]" office:value-type="float" office:value="74786.64" calcext:value-type="float">
            <text:p>74.786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stğj</text:p>
          </table:table-cell>
          <table:table-cell table:style-name="ce843" office:value-type="float" office:value="70" calcext:value-type="float">
            <text:p>70,00</text:p>
          </table:table-cell>
          <table:table-cell table:style-name="ce843" table:number-columns-repeated="2"/>
          <table:table-cell table:style-name="ce843" table:formula="of:=[.F483]-[.C484]+[.D484]" office:value-type="float" office:value="74716.64" calcext:value-type="float">
            <text:p>74.716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tapu için</text:p>
          </table:table-cell>
          <table:table-cell table:style-name="ce843"/>
          <table:table-cell table:style-name="ce843" office:value-type="float" office:value="300" calcext:value-type="float">
            <text:p>300,00</text:p>
          </table:table-cell>
          <table:table-cell table:style-name="ce843"/>
          <table:table-cell table:style-name="ce843" table:formula="of:=[.F484]-[.C485]+[.D485]" office:value-type="float" office:value="75016.64" calcext:value-type="float">
            <text:p>75.016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2-10" calcext:value-type="date">
            <text:p>10.02.2015</text:p>
          </table:table-cell>
          <table:table-cell table:style-name="ce826" office:value-type="string" calcext:value-type="string">
            <text:p>iş doğuş hesaba yatan bch a bch sıfırlandı</text:p>
          </table:table-cell>
          <table:table-cell table:style-name="ce843" office:value-type="float" office:value="80000" calcext:value-type="float">
            <text:p>80.000,00</text:p>
          </table:table-cell>
          <table:table-cell table:style-name="ce843" table:number-columns-repeated="2"/>
          <table:table-cell table:style-name="ce843" table:formula="of:=[.F485]-[.C486]+[.D486]" office:value-type="float" office:value="-4983.36" calcext:value-type="float">
            <text:p>-4.983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2-26" calcext:value-type="date">
            <text:p>26.02.15</text:p>
          </table:table-cell>
          <table:table-cell table:style-name="ce833" office:value-type="string" calcext:value-type="string">
            <text:p>DENİZ KREDİ 6/60. TAKSİT</text:p>
          </table:table-cell>
          <table:table-cell table:style-name="ce834"/>
          <table:table-cell table:style-name="ce834" office:value-type="float" office:value="6765" calcext:value-type="float">
            <text:p>6.765,00</text:p>
          </table:table-cell>
          <table:table-cell table:style-name="ce843"/>
          <table:table-cell table:style-name="ce843" table:formula="of:=[.F486]-[.C487]+[.D487]" office:value-type="float" office:value="1781.64" calcext:value-type="float">
            <text:p>1.781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2-26" calcext:value-type="date">
            <text:p>26.02.2015</text:p>
          </table:table-cell>
          <table:table-cell table:style-name="ce826" office:value-type="string" calcext:value-type="string">
            <text:p>elden kredi için</text:p>
          </table:table-cell>
          <table:table-cell table:style-name="ce843" office:value-type="float" office:value="6700" calcext:value-type="float">
            <text:p>6.700,00</text:p>
          </table:table-cell>
          <table:table-cell table:style-name="ce843" table:number-columns-repeated="2"/>
          <table:table-cell table:style-name="ce843" table:formula="of:=[.F487]-[.C488]+[.D488]" office:value-type="float" office:value="-4918.36" calcext:value-type="float">
            <text:p>-4.918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1" office:value-type="date" office:date-value="2015-02-17" calcext:value-type="date">
            <text:p>17.02.15</text:p>
          </table:table-cell>
          <table:table-cell table:style-name="ce826" office:value-type="string" calcext:value-type="string">
            <text:p>KREDİ 28-36 TAKSİT</text:p>
          </table:table-cell>
          <table:table-cell table:style-name="ce834"/>
          <table:table-cell table:style-name="ce834" office:value-type="float" office:value="3409" calcext:value-type="float">
            <text:p>3.409,00</text:p>
          </table:table-cell>
          <table:table-cell table:style-name="ce843"/>
          <table:table-cell table:style-name="ce843" table:formula="of:=[.F488]-[.C489]+[.D489]" office:value-type="float" office:value="-1509.36" calcext:value-type="float">
            <text:p>-1.509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3-04" calcext:value-type="date">
            <text:p>04.03.2015</text:p>
          </table:table-cell>
          <table:table-cell table:style-name="ce828" office:value-type="string" calcext:value-type="string">
            <text:p>bch tan ali ye</text:p>
          </table:table-cell>
          <table:table-cell table:style-name="ce847"/>
          <table:table-cell table:style-name="ce847" office:value-type="float" office:value="90000" calcext:value-type="float">
            <text:p>90.000,00</text:p>
          </table:table-cell>
          <table:table-cell table:style-name="ce843"/>
          <table:table-cell table:style-name="ce843" table:formula="of:=[.F489]-[.C490]+[.D490]" office:value-type="float" office:value="88490.64" calcext:value-type="float">
            <text:p>88.490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1"/>
          <table:table-cell table:style-name="ce828" office:value-type="string" calcext:value-type="string">
            <text:p>halk tan işe esnaf kefalet kredisi</text:p>
          </table:table-cell>
          <table:table-cell table:style-name="ce847" office:value-type="float" office:value="140000" calcext:value-type="float">
            <text:p>140.000,00</text:p>
          </table:table-cell>
          <table:table-cell table:style-name="ce847"/>
          <table:table-cell table:style-name="ce843"/>
          <table:table-cell table:style-name="ce843" table:formula="of:=[.F490]-[.C491]+[.D491]" office:value-type="float" office:value="-51509.36" calcext:value-type="float">
            <text:p>-51.509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1"/>
          <table:table-cell table:style-name="ce826" office:value-type="string" calcext:value-type="string">
            <text:p>sanayide elden</text:p>
          </table:table-cell>
          <table:table-cell table:style-name="ce834"/>
          <table:table-cell table:style-name="ce834" office:value-type="float" office:value="250" calcext:value-type="float">
            <text:p>250,00</text:p>
          </table:table-cell>
          <table:table-cell table:style-name="ce843"/>
          <table:table-cell table:style-name="ce843" table:formula="of:=[.F491]-[.C492]+[.D492]" office:value-type="float" office:value="-51259.36" calcext:value-type="float">
            <text:p>-51.259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3-25" calcext:value-type="date">
            <text:p>25.03.2015</text:p>
          </table:table-cell>
          <table:table-cell table:style-name="ce826" office:value-type="string" calcext:value-type="string">
            <text:p>işten ali ye kredi kartları için</text:p>
          </table:table-cell>
          <table:table-cell table:style-name="ce834"/>
          <table:table-cell table:style-name="ce834" office:value-type="float" office:value="5000" calcext:value-type="float">
            <text:p>5.000,00</text:p>
          </table:table-cell>
          <table:table-cell table:style-name="ce843"/>
          <table:table-cell table:style-name="ce843" table:formula="of:=[.F492]-[.C493]+[.D493]" office:value-type="float" office:value="-46259.36" calcext:value-type="float">
            <text:p>-46.259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7"/>
          <table:table-cell table:style-name="ce833"/>
          <table:table-cell table:style-name="ce843" table:number-columns-repeated="3"/>
          <table:table-cell table:style-name="ce843" table:formula="of:=[.F493]-[.C494]+[.D494]" office:value-type="float" office:value="-46259.36" calcext:value-type="float">
            <text:p>-46.259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3-05" calcext:value-type="date">
            <text:p>05.03.2015</text:p>
          </table:table-cell>
          <table:table-cell table:style-name="ce833" office:value-type="string" calcext:value-type="string">
            <text:p>ali balcı dan işe</text:p>
          </table:table-cell>
          <table:table-cell table:style-name="ce843" office:value-type="float" office:value="20000" calcext:value-type="float">
            <text:p>20.000,00</text:p>
          </table:table-cell>
          <table:table-cell table:style-name="ce843" table:number-columns-repeated="2"/>
          <table:table-cell table:style-name="ce843" table:formula="of:=[.F494]-[.C495]+[.D495]" office:value-type="float" office:value="-66259.36" calcext:value-type="float">
            <text:p>-66.259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3-16" calcext:value-type="date">
            <text:p>16.03.2015</text:p>
          </table:table-cell>
          <table:table-cell table:style-name="ce826" office:value-type="string" calcext:value-type="string">
            <text:p>iş ten ali balcıya</text:p>
          </table:table-cell>
          <table:table-cell table:style-name="ce843"/>
          <table:table-cell table:style-name="ce843" office:value-type="float" office:value="11000" calcext:value-type="float">
            <text:p>11.000,00</text:p>
          </table:table-cell>
          <table:table-cell table:style-name="ce843"/>
          <table:table-cell table:style-name="ce843" table:formula="of:=[.F495]-[.C496]+[.D496]" office:value-type="float" office:value="-55259.36" calcext:value-type="float">
            <text:p>-55.259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/>
          <table:table-cell table:style-name="ce843" table:number-columns-repeated="3"/>
          <table:table-cell table:style-name="ce843" table:formula="of:=[.F496]-[.C497]+[.D497]" office:value-type="float" office:value="-55259.36" calcext:value-type="float">
            <text:p>-55.259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1" office:value-type="date" office:date-value="2015-03-17" calcext:value-type="date">
            <text:p>17.03.15</text:p>
          </table:table-cell>
          <table:table-cell table:style-name="ce826" office:value-type="string" calcext:value-type="string">
            <text:p>KREDİ 29-36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497]-[.C498]+[.D498]" office:value-type="float" office:value="-51850.36" calcext:value-type="float">
            <text:p>-51.850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3-26" calcext:value-type="date">
            <text:p>26.03.15</text:p>
          </table:table-cell>
          <table:table-cell table:style-name="ce833" office:value-type="string" calcext:value-type="string">
            <text:p>DENİZ KREDİ 7/60. TAKSİT</text:p>
          </table:table-cell>
          <table:table-cell table:style-name="ce834"/>
          <table:table-cell table:style-name="ce834" office:value-type="float" office:value="6765" calcext:value-type="float">
            <text:p>6.765,00</text:p>
          </table:table-cell>
          <table:table-cell table:style-name="ce843"/>
          <table:table-cell table:style-name="ce843" table:formula="of:=[.F498]-[.C499]+[.D499]" office:value-type="float" office:value="-45085.36" calcext:value-type="float">
            <text:p>-45.085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3-31" calcext:value-type="date">
            <text:p>31.03.2015</text:p>
          </table:table-cell>
          <table:table-cell table:style-name="ce826" office:value-type="string" calcext:value-type="string">
            <text:p>ali nalcı bch a</text:p>
          </table:table-cell>
          <table:table-cell table:style-name="ce843"/>
          <table:table-cell table:style-name="ce843" office:value-type="float" office:value="1640" calcext:value-type="float">
            <text:p>1.640,00</text:p>
          </table:table-cell>
          <table:table-cell table:style-name="ce843"/>
          <table:table-cell table:style-name="ce843" table:formula="of:=[.F499]-[.C500]+[.D500]" office:value-type="float" office:value="-43445.36" calcext:value-type="float">
            <text:p>-43.445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7"/>
          <table:table-cell table:style-name="ce833" office:value-type="string" calcext:value-type="string">
            <text:p>ali balcıya</text:p>
          </table:table-cell>
          <table:table-cell table:style-name="ce843"/>
          <table:table-cell table:style-name="ce843" office:value-type="float" office:value="20000" calcext:value-type="float">
            <text:p>20.000,00</text:p>
          </table:table-cell>
          <table:table-cell table:style-name="ce843"/>
          <table:table-cell table:style-name="ce843" table:formula="of:=[.F500]-[.C501]+[.D501]" office:value-type="float" office:value="-23445.36" calcext:value-type="float">
            <text:p>-23.445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3-31" calcext:value-type="date">
            <text:p>31.03.2015</text:p>
          </table:table-cell>
          <table:table-cell table:style-name="ce826" office:value-type="string" calcext:value-type="string">
            <text:p>İşten 800 e</text:p>
          </table:table-cell>
          <table:table-cell table:style-name="ce843"/>
          <table:table-cell table:style-name="ce843" office:value-type="float" office:value="5000" calcext:value-type="float">
            <text:p>5.000,00</text:p>
          </table:table-cell>
          <table:table-cell table:style-name="ce843"/>
          <table:table-cell table:style-name="ce843" table:formula="of:=[.F501]-[.C502]+[.D502]" office:value-type="float" office:value="-18445.36" calcext:value-type="float">
            <text:p>-18.445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4-03" calcext:value-type="date">
            <text:p>03.04.2015</text:p>
          </table:table-cell>
          <table:table-cell table:style-name="ce826" office:value-type="string" calcext:value-type="string">
            <text:p>havale</text:p>
          </table:table-cell>
          <table:table-cell table:style-name="ce843"/>
          <table:table-cell table:style-name="ce843" office:value-type="float" office:value="5000" calcext:value-type="float">
            <text:p>5.000,00</text:p>
          </table:table-cell>
          <table:table-cell table:style-name="ce843"/>
          <table:table-cell table:style-name="ce843" table:formula="of:=[.F502]-[.C503]+[.D503]" office:value-type="float" office:value="-13445.36" calcext:value-type="float">
            <text:p>-13.445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4-06" calcext:value-type="date">
            <text:p>06.04.2015</text:p>
          </table:table-cell>
          <table:table-cell table:style-name="ce826" office:value-type="string" calcext:value-type="string">
            <text:p>elden <text:s/></text:p>
          </table:table-cell>
          <table:table-cell table:style-name="ce843"/>
          <table:table-cell table:style-name="ce843" office:value-type="float" office:value="10000" calcext:value-type="float">
            <text:p>10.000,00</text:p>
          </table:table-cell>
          <table:table-cell table:style-name="ce843"/>
          <table:table-cell table:style-name="ce843" table:formula="of:=[.F503]-[.C504]+[.D504]" office:value-type="float" office:value="-3445.36" calcext:value-type="float">
            <text:p>-3.445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4-07" calcext:value-type="date">
            <text:p>07.04.2015</text:p>
          </table:table-cell>
          <table:table-cell table:style-name="ce826" office:value-type="string" calcext:value-type="string">
            <text:p>telefon</text:p>
          </table:table-cell>
          <table:table-cell table:style-name="ce843"/>
          <table:table-cell table:style-name="ce843" office:value-type="float" office:value="247" calcext:value-type="float">
            <text:p>247,00</text:p>
          </table:table-cell>
          <table:table-cell table:style-name="ce843"/>
          <table:table-cell table:style-name="ce843" table:formula="of:=[.F504]-[.C505]+[.D505]" office:value-type="float" office:value="-3198.36" calcext:value-type="float">
            <text:p>-3.198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4-10" calcext:value-type="date">
            <text:p>10.04.2015</text:p>
          </table:table-cell>
          <table:table-cell table:style-name="ce826" office:value-type="string" calcext:value-type="string">
            <text:p>çivi</text:p>
          </table:table-cell>
          <table:table-cell table:style-name="ce843"/>
          <table:table-cell table:style-name="ce843" office:value-type="float" office:value="60" calcext:value-type="float">
            <text:p>60,00</text:p>
          </table:table-cell>
          <table:table-cell table:style-name="ce843"/>
          <table:table-cell table:style-name="ce843" table:formula="of:=[.F505]-[.C506]+[.D506]" office:value-type="float" office:value="-3138.36" calcext:value-type="float">
            <text:p>-3.138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çivi</text:p>
          </table:table-cell>
          <table:table-cell table:style-name="ce843"/>
          <table:table-cell table:style-name="ce843" office:value-type="float" office:value="60" calcext:value-type="float">
            <text:p>60,00</text:p>
          </table:table-cell>
          <table:table-cell table:style-name="ce843"/>
          <table:table-cell table:style-name="ce843" table:formula="of:=[.F506]-[.C507]+[.D507]" office:value-type="float" office:value="-3078.36" calcext:value-type="float">
            <text:p>-3.078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otel</text:p>
          </table:table-cell>
          <table:table-cell table:style-name="ce843"/>
          <table:table-cell table:style-name="ce843" office:value-type="float" office:value="100" calcext:value-type="float">
            <text:p>100,00</text:p>
          </table:table-cell>
          <table:table-cell table:style-name="ce843"/>
          <table:table-cell table:style-name="ce843" table:formula="of:=[.F507]-[.C508]+[.D508]" office:value-type="float" office:value="-2978.36" calcext:value-type="float">
            <text:p>-2.978,3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4-15" calcext:value-type="date">
            <text:p>15.04.2015</text:p>
          </table:table-cell>
          <table:table-cell table:style-name="ce826" office:value-type="string" calcext:value-type="string">
            <text:p>işten <text:s text:c="2"/></text:p>
          </table:table-cell>
          <table:table-cell table:style-name="ce843"/>
          <table:table-cell table:style-name="ce843" office:value-type="float" office:value="15000" calcext:value-type="float">
            <text:p>15.000,00</text:p>
          </table:table-cell>
          <table:table-cell table:style-name="ce843"/>
          <table:table-cell table:style-name="ce843" table:formula="of:=[.F508]-[.C509]+[.D509]" office:value-type="float" office:value="12021.64" calcext:value-type="float">
            <text:p>12.021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4-20" calcext:value-type="date">
            <text:p>20.04.2015</text:p>
          </table:table-cell>
          <table:table-cell table:style-name="ce826" office:value-type="string" calcext:value-type="string">
            <text:p>kredi kartı</text:p>
          </table:table-cell>
          <table:table-cell table:style-name="ce843" office:value-type="float" office:value="4144" calcext:value-type="float">
            <text:p>4.144,00</text:p>
          </table:table-cell>
          <table:table-cell table:style-name="ce843" table:number-columns-repeated="2"/>
          <table:table-cell table:style-name="ce843" table:formula="of:=[.F509]-[.C510]+[.D510]" office:value-type="float" office:value="7877.64" calcext:value-type="float">
            <text:p>7.877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1" office:value-type="date" office:date-value="2015-04-17" calcext:value-type="date">
            <text:p>17.04.15</text:p>
          </table:table-cell>
          <table:table-cell table:style-name="ce826" office:value-type="string" calcext:value-type="string">
            <text:p>KREDİ 30-36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510]-[.C511]+[.D511]" office:value-type="float" office:value="11286.64" calcext:value-type="float">
            <text:p>11.286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4-26" calcext:value-type="date">
            <text:p>26.04.15</text:p>
          </table:table-cell>
          <table:table-cell table:style-name="ce833" office:value-type="string" calcext:value-type="string">
            <text:p>DENİZ KREDİ 8/60. TAKSİT</text:p>
          </table:table-cell>
          <table:table-cell table:style-name="ce834" table:number-columns-repeated="2"/>
          <table:table-cell table:style-name="ce843"/>
          <table:table-cell table:style-name="ce843" table:formula="of:=[.F511]-[.C512]+[.D512]" office:value-type="float" office:value="11286.64" calcext:value-type="float">
            <text:p>11.286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4-22" calcext:value-type="date">
            <text:p>22.04.2015</text:p>
          </table:table-cell>
          <table:table-cell table:style-name="ce826" office:value-type="string" calcext:value-type="string">
            <text:p>elden mustafaya</text:p>
          </table:table-cell>
          <table:table-cell table:style-name="ce843"/>
          <table:table-cell table:style-name="ce843" office:value-type="float" office:value="4000" calcext:value-type="float">
            <text:p>4.000,00</text:p>
          </table:table-cell>
          <table:table-cell table:style-name="ce843"/>
          <table:table-cell table:style-name="ce843" table:formula="of:=[.F512]-[.C513]+[.D513]" office:value-type="float" office:value="15286.64" calcext:value-type="float">
            <text:p>15.286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işten ali ye <text:s text:c="36"/>20000</text:p>
          </table:table-cell>
          <table:table-cell table:style-name="ce843"/>
          <table:table-cell table:style-name="ce843" office:value-type="float" office:value="20000" calcext:value-type="float">
            <text:p>20.000,00</text:p>
          </table:table-cell>
          <table:table-cell table:style-name="ce843"/>
          <table:table-cell table:style-name="ce843" table:formula="of:=[.F513]-[.C514]+[.D514]" office:value-type="float" office:value="35286.64" calcext:value-type="float">
            <text:p>35.286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36" office:value-type="string" calcext:value-type="string">
            <text:p>DENİZ KREDİ 8/60. TAKSİT <text:s text:c="2"/>6765</text:p>
          </table:table-cell>
          <table:table-cell table:style-name="ce843" table:number-columns-repeated="3"/>
          <table:table-cell table:style-name="ce843" table:formula="of:=[.F514]-[.C515]+[.D515]" office:value-type="float" office:value="35286.64" calcext:value-type="float">
            <text:p>35.286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36" office:value-type="string" calcext:value-type="string">
            <text:p>Halk <text:s text:c="37"/>7461</text:p>
          </table:table-cell>
          <table:table-cell table:style-name="ce843" table:number-columns-repeated="3"/>
          <table:table-cell table:style-name="ce843" table:formula="of:=[.F515]-[.C516]+[.D516]" office:value-type="float" office:value="35286.64" calcext:value-type="float">
            <text:p>35.286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36" office:value-type="string" calcext:value-type="string">
            <text:p>Nakit <text:s text:c="35"/>5035</text:p>
          </table:table-cell>
          <table:table-cell table:style-name="ce843" table:number-columns-repeated="3"/>
          <table:table-cell table:style-name="ce843" table:formula="of:=[.F516]-[.C517]+[.D517]" office:value-type="float" office:value="35286.64" calcext:value-type="float">
            <text:p>35.286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36" office:value-type="string" calcext:value-type="string">
            <text:p>Şeker <text:s text:c="37"/>600</text:p>
          </table:table-cell>
          <table:table-cell table:style-name="ce843" table:number-columns-repeated="3"/>
          <table:table-cell table:style-name="ce843" table:formula="of:=[.F517]-[.C518]+[.D518]" office:value-type="float" office:value="35286.64" calcext:value-type="float">
            <text:p>35.286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20000 den kalan</text:p>
          </table:table-cell>
          <table:table-cell table:style-name="ce843" office:value-type="float" office:value="139" calcext:value-type="float">
            <text:p>139,00</text:p>
          </table:table-cell>
          <table:table-cell table:style-name="ce843" table:number-columns-repeated="2"/>
          <table:table-cell table:style-name="ce843" table:formula="of:=[.F518]-[.C519]+[.D519]" office:value-type="float" office:value="35147.64" calcext:value-type="float">
            <text:p>35.147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4-17" calcext:value-type="date">
            <text:p>17.04.15</text:p>
          </table:table-cell>
          <table:table-cell table:style-name="ce833" office:value-type="string" calcext:value-type="string">
            <text:p>nalan bilgisayar</text:p>
          </table:table-cell>
          <table:table-cell table:style-name="ce834"/>
          <table:table-cell table:style-name="ce834" office:value-type="float" office:value="3055" calcext:value-type="float">
            <text:p>3.055,00</text:p>
          </table:table-cell>
          <table:table-cell table:style-name="ce843"/>
          <table:table-cell table:style-name="ce843" table:formula="of:=[.F519]-[.C520]+[.D520]" office:value-type="float" office:value="38202.64" calcext:value-type="float">
            <text:p>38.202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7"/>
          <table:table-cell table:style-name="ce833" office:value-type="string" calcext:value-type="string">
            <text:p>çizme</text:p>
          </table:table-cell>
          <table:table-cell table:style-name="ce834"/>
          <table:table-cell table:style-name="ce834" office:value-type="float" office:value="12" calcext:value-type="float">
            <text:p>12,00</text:p>
          </table:table-cell>
          <table:table-cell table:style-name="ce843"/>
          <table:table-cell table:style-name="ce843" table:formula="of:=[.F520]-[.C521]+[.D521]" office:value-type="float" office:value="38214.64" calcext:value-type="float">
            <text:p>38.214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4-30" calcext:value-type="date">
            <text:p>30.04.2015</text:p>
          </table:table-cell>
          <table:table-cell table:style-name="ce826" office:value-type="string" calcext:value-type="string">
            <text:p>işten aliye</text:p>
          </table:table-cell>
          <table:table-cell table:style-name="ce843"/>
          <table:table-cell table:style-name="ce843" office:value-type="float" office:value="40000" calcext:value-type="float">
            <text:p>40.000,00</text:p>
          </table:table-cell>
          <table:table-cell table:style-name="ce843"/>
          <table:table-cell table:style-name="ce843" table:formula="of:=[.F521]-[.C522]+[.D522]" office:value-type="float" office:value="78214.64" calcext:value-type="float">
            <text:p>78.214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4-30" calcext:value-type="date">
            <text:p>30.04.2015</text:p>
          </table:table-cell>
          <table:table-cell table:style-name="ce826" office:value-type="string" calcext:value-type="string">
            <text:p>işten aliye</text:p>
          </table:table-cell>
          <table:table-cell table:style-name="ce843"/>
          <table:table-cell table:style-name="ce843" office:value-type="float" office:value="8000" calcext:value-type="float">
            <text:p>8.000,00</text:p>
          </table:table-cell>
          <table:table-cell table:style-name="ce843"/>
          <table:table-cell table:style-name="ce843" table:formula="of:=[.F522]-[.C523]+[.D523]" office:value-type="float" office:value="86214.64" calcext:value-type="float">
            <text:p>86.214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5-06" calcext:value-type="date">
            <text:p>06.05.2015</text:p>
          </table:table-cell>
          <table:table-cell table:style-name="ce826" office:value-type="string" calcext:value-type="string">
            <text:p>işten aliye</text:p>
          </table:table-cell>
          <table:table-cell table:style-name="ce843"/>
          <table:table-cell table:style-name="ce843" office:value-type="float" office:value="10000" calcext:value-type="float">
            <text:p>10.000,00</text:p>
          </table:table-cell>
          <table:table-cell table:style-name="ce843"/>
          <table:table-cell table:style-name="ce843" table:formula="of:=[.F523]-[.C524]+[.D524]" office:value-type="float" office:value="96214.64" calcext:value-type="float">
            <text:p>96.214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5-11" calcext:value-type="date">
            <text:p>11.05.15</text:p>
          </table:table-cell>
          <table:table-cell table:style-name="ce833" office:value-type="string" calcext:value-type="string">
            <text:p>ali balcı iş kredi</text:p>
          </table:table-cell>
          <table:table-cell table:style-name="ce834"/>
          <table:table-cell table:style-name="ce834" office:value-type="float" office:value="5007" calcext:value-type="float">
            <text:p>5.007,00</text:p>
          </table:table-cell>
          <table:table-cell table:style-name="ce843"/>
          <table:table-cell table:style-name="ce843" table:formula="of:=[.F524]-[.C525]+[.D525]" office:value-type="float" office:value="101221.64" calcext:value-type="float">
            <text:p>101.221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1" office:value-type="date" office:date-value="2015-05-17" calcext:value-type="date">
            <text:p>17.05.15</text:p>
          </table:table-cell>
          <table:table-cell table:style-name="ce826" office:value-type="string" calcext:value-type="string">
            <text:p>KREDİ 31-36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525]-[.C526]+[.D526]" office:value-type="float" office:value="104630.64" calcext:value-type="float">
            <text:p>104.630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5-26" calcext:value-type="date">
            <text:p>26.05.15</text:p>
          </table:table-cell>
          <table:table-cell table:style-name="ce833" office:value-type="string" calcext:value-type="string">
            <text:p>DENİZ KREDİ 9/60. TAKSİT</text:p>
          </table:table-cell>
          <table:table-cell table:style-name="ce834"/>
          <table:table-cell table:style-name="ce834" office:value-type="float" office:value="6765" calcext:value-type="float">
            <text:p>6.765,00</text:p>
          </table:table-cell>
          <table:table-cell table:style-name="ce843"/>
          <table:table-cell table:style-name="ce843" table:formula="of:=[.F526]-[.C527]+[.D527]" office:value-type="float" office:value="111395.64" calcext:value-type="float">
            <text:p>111.395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1" office:value-type="date" office:date-value="2015-06-17" calcext:value-type="date">
            <text:p>17.06.15</text:p>
          </table:table-cell>
          <table:table-cell table:style-name="ce826" office:value-type="string" calcext:value-type="string">
            <text:p>KREDİ 32-36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527]-[.C528]+[.D528]" office:value-type="float" office:value="114804.64" calcext:value-type="float">
            <text:p>114.804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6-26" calcext:value-type="date">
            <text:p>26.06.15</text:p>
          </table:table-cell>
          <table:table-cell table:style-name="ce833" office:value-type="string" calcext:value-type="string">
            <text:p>DENİZ KREDİ 10/60. TAKSİT</text:p>
          </table:table-cell>
          <table:table-cell table:style-name="ce834"/>
          <table:table-cell table:style-name="ce834" office:value-type="float" office:value="6765" calcext:value-type="float">
            <text:p>6.765,00</text:p>
          </table:table-cell>
          <table:table-cell table:style-name="ce843"/>
          <table:table-cell table:style-name="ce843" table:formula="of:=[.F528]-[.C529]+[.D529]" office:value-type="float" office:value="121569.64" calcext:value-type="float">
            <text:p>121.569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6-26" calcext:value-type="date">
            <text:p>26.06.2015</text:p>
          </table:table-cell>
          <table:table-cell table:style-name="ce826" office:value-type="string" calcext:value-type="string">
            <text:p>vergi</text:p>
          </table:table-cell>
          <table:table-cell table:style-name="ce843"/>
          <table:table-cell table:style-name="ce843" office:value-type="float" office:value="275" calcext:value-type="float">
            <text:p>275,00</text:p>
          </table:table-cell>
          <table:table-cell table:style-name="ce843"/>
          <table:table-cell table:style-name="ce843" table:formula="of:=[.F529]-[.C530]+[.D530]" office:value-type="float" office:value="121844.64" calcext:value-type="float">
            <text:p>121.844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7"/>
          <table:table-cell table:style-name="ce833" office:value-type="string" calcext:value-type="string">
            <text:p>vergi</text:p>
          </table:table-cell>
          <table:table-cell table:style-name="ce834"/>
          <table:table-cell table:style-name="ce834" office:value-type="float" office:value="356" calcext:value-type="float">
            <text:p>356,00</text:p>
          </table:table-cell>
          <table:table-cell table:style-name="ce843"/>
          <table:table-cell table:style-name="ce843" table:formula="of:=[.F530]-[.C531]+[.D531]" office:value-type="float" office:value="122200.64" calcext:value-type="float">
            <text:p>122.200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7"/>
          <table:table-cell table:style-name="ce833" office:value-type="string" calcext:value-type="string">
            <text:p>vergi</text:p>
          </table:table-cell>
          <table:table-cell table:style-name="ce834"/>
          <table:table-cell table:style-name="ce834" office:value-type="float" office:value="30" calcext:value-type="float">
            <text:p>30,00</text:p>
          </table:table-cell>
          <table:table-cell table:style-name="ce843"/>
          <table:table-cell table:style-name="ce843" table:formula="of:=[.F531]-[.C532]+[.D532]" office:value-type="float" office:value="122230.64" calcext:value-type="float">
            <text:p>122.230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vergi</text:p>
          </table:table-cell>
          <table:table-cell table:style-name="ce843"/>
          <table:table-cell table:style-name="ce843" office:value-type="float" office:value="30" calcext:value-type="float">
            <text:p>30,00</text:p>
          </table:table-cell>
          <table:table-cell table:style-name="ce843"/>
          <table:table-cell table:style-name="ce843" table:formula="of:=[.F532]-[.C533]+[.D533]" office:value-type="float" office:value="122260.64" calcext:value-type="float">
            <text:p>122.260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6-30" calcext:value-type="date">
            <text:p>30.06.15</text:p>
          </table:table-cell>
          <table:table-cell table:style-name="ce833" office:value-type="string" calcext:value-type="string">
            <text:p>ali ye</text:p>
          </table:table-cell>
          <table:table-cell table:style-name="ce834"/>
          <table:table-cell table:style-name="ce834" office:value-type="float" office:value="1500" calcext:value-type="float">
            <text:p>1.500,00</text:p>
          </table:table-cell>
          <table:table-cell table:style-name="ce843"/>
          <table:table-cell table:style-name="ce843" table:formula="of:=[.F533]-[.C534]+[.D534]" office:value-type="float" office:value="123760.64" calcext:value-type="float">
            <text:p>123.760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7-01" calcext:value-type="date">
            <text:p>01.07.15</text:p>
          </table:table-cell>
          <table:table-cell table:style-name="ce833" office:value-type="string" calcext:value-type="string">
            <text:p>ali ye</text:p>
          </table:table-cell>
          <table:table-cell table:style-name="ce834"/>
          <table:table-cell table:style-name="ce834" office:value-type="float" office:value="8000" calcext:value-type="float">
            <text:p>8.000,00</text:p>
          </table:table-cell>
          <table:table-cell table:style-name="ce843"/>
          <table:table-cell table:style-name="ce843" table:formula="of:=[.F534]-[.C535]+[.D535]" office:value-type="float" office:value="131760.64" calcext:value-type="float">
            <text:p>131.760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/>
          <table:table-cell table:style-name="ce833" office:value-type="string" calcext:value-type="string">
            <text:p>ali den trafik cezası dr 184</text:p>
          </table:table-cell>
          <table:table-cell table:style-name="ce834" office:value-type="float" office:value="141" calcext:value-type="float">
            <text:p>141,00</text:p>
          </table:table-cell>
          <table:table-cell table:style-name="ce834"/>
          <table:table-cell table:style-name="ce843"/>
          <table:table-cell table:style-name="ce843" table:formula="of:=[.F535]-[.C536]+[.D536]" office:value-type="float" office:value="131619.64" calcext:value-type="float">
            <text:p>131.619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/>
          <table:table-cell table:style-name="ce833" office:value-type="string" calcext:value-type="string">
            <text:p>ali, ye</text:p>
          </table:table-cell>
          <table:table-cell table:style-name="ce834"/>
          <table:table-cell table:style-name="ce834" office:value-type="float" office:value="5000" calcext:value-type="float">
            <text:p>5.000,00</text:p>
          </table:table-cell>
          <table:table-cell table:style-name="ce843"/>
          <table:table-cell table:style-name="ce843" table:formula="of:=[.F536]-[.C537]+[.D537]" office:value-type="float" office:value="136619.64" calcext:value-type="float">
            <text:p>136.619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7-02" calcext:value-type="date">
            <text:p>02.07.15</text:p>
          </table:table-cell>
          <table:table-cell table:style-name="ce833" office:value-type="string" calcext:value-type="string">
            <text:p>ali ye</text:p>
          </table:table-cell>
          <table:table-cell table:style-name="ce834"/>
          <table:table-cell table:style-name="ce834" office:value-type="float" office:value="500" calcext:value-type="float">
            <text:p>500,00</text:p>
          </table:table-cell>
          <table:table-cell table:style-name="ce843"/>
          <table:table-cell table:style-name="ce843" table:formula="of:=[.F537]-[.C538]+[.D538]" office:value-type="float" office:value="137119.64" calcext:value-type="float">
            <text:p>137.119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/>
          <table:table-cell table:style-name="ce833" office:value-type="string" calcext:value-type="string">
            <text:p>ali ye</text:p>
          </table:table-cell>
          <table:table-cell table:style-name="ce834"/>
          <table:table-cell table:style-name="ce834" office:value-type="float" office:value="100" calcext:value-type="float">
            <text:p>100,00</text:p>
          </table:table-cell>
          <table:table-cell table:style-name="ce843"/>
          <table:table-cell table:style-name="ce843" table:formula="of:=[.F538]-[.C539]+[.D539]" office:value-type="float" office:value="137219.64" calcext:value-type="float">
            <text:p>137.219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/>
          <table:table-cell table:style-name="ce833" office:value-type="string" calcext:value-type="string">
            <text:p>ali ye</text:p>
          </table:table-cell>
          <table:table-cell table:style-name="ce834"/>
          <table:table-cell table:style-name="ce834" office:value-type="float" office:value="100" calcext:value-type="float">
            <text:p>100,00</text:p>
          </table:table-cell>
          <table:table-cell table:style-name="ce843"/>
          <table:table-cell table:style-name="ce843" table:formula="of:=[.F539]-[.C540]+[.D540]" office:value-type="float" office:value="137319.64" calcext:value-type="float">
            <text:p>137.319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/>
          <table:table-cell table:style-name="ce833" office:value-type="string" calcext:value-type="string">
            <text:p>ali den kk</text:p>
          </table:table-cell>
          <table:table-cell table:style-name="ce834" office:value-type="float" office:value="3000" calcext:value-type="float">
            <text:p>3.000,00</text:p>
          </table:table-cell>
          <table:table-cell table:style-name="ce834"/>
          <table:table-cell table:style-name="ce843"/>
          <table:table-cell table:style-name="ce843" table:formula="of:=[.F540]-[.C541]+[.D541]" office:value-type="float" office:value="134319.64" calcext:value-type="float">
            <text:p>134.319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7-06" calcext:value-type="date">
            <text:p>06.07.15</text:p>
          </table:table-cell>
          <table:table-cell table:style-name="ce833" office:value-type="string" calcext:value-type="string">
            <text:p>ali ye</text:p>
          </table:table-cell>
          <table:table-cell table:style-name="ce834"/>
          <table:table-cell table:style-name="ce834" office:value-type="float" office:value="10000" calcext:value-type="float">
            <text:p>10.000,00</text:p>
          </table:table-cell>
          <table:table-cell table:style-name="ce843"/>
          <table:table-cell table:style-name="ce843" table:formula="of:=[.F541]-[.C542]+[.D542]" office:value-type="float" office:value="144319.64" calcext:value-type="float">
            <text:p>144.319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7-09" calcext:value-type="date">
            <text:p>09.07.15</text:p>
          </table:table-cell>
          <table:table-cell table:style-name="ce833" office:value-type="string" calcext:value-type="string">
            <text:p>ali den kk</text:p>
          </table:table-cell>
          <table:table-cell table:style-name="ce834" office:value-type="float" office:value="2900" calcext:value-type="float">
            <text:p>2.900,00</text:p>
          </table:table-cell>
          <table:table-cell table:style-name="ce834"/>
          <table:table-cell table:style-name="ce843"/>
          <table:table-cell table:style-name="ce843" table:formula="of:=[.F542]-[.C543]+[.D543]" office:value-type="float" office:value="141419.64" calcext:value-type="float">
            <text:p>141.419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/>
          <table:table-cell table:style-name="ce833" office:value-type="string" calcext:value-type="string">
            <text:p>ali ye</text:p>
          </table:table-cell>
          <table:table-cell table:style-name="ce834"/>
          <table:table-cell table:style-name="ce834" office:value-type="float" office:value="1000" calcext:value-type="float">
            <text:p>1.000,00</text:p>
          </table:table-cell>
          <table:table-cell table:style-name="ce843"/>
          <table:table-cell table:style-name="ce843" table:formula="of:=[.F543]-[.C544]+[.D544]" office:value-type="float" office:value="142419.64" calcext:value-type="float">
            <text:p>142.419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7-10" calcext:value-type="date">
            <text:p>10.07.15</text:p>
          </table:table-cell>
          <table:table-cell table:style-name="ce833" office:value-type="string" calcext:value-type="string">
            <text:p>ali ye iş kredi</text:p>
          </table:table-cell>
          <table:table-cell table:style-name="ce834"/>
          <table:table-cell table:style-name="ce834" office:value-type="float" office:value="5007" calcext:value-type="float">
            <text:p>5.007,00</text:p>
          </table:table-cell>
          <table:table-cell table:style-name="ce843"/>
          <table:table-cell table:style-name="ce843" table:formula="of:=[.F544]-[.C545]+[.D545]" office:value-type="float" office:value="147426.64" calcext:value-type="float">
            <text:p>147.426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7-13" calcext:value-type="date">
            <text:p>13.07.15</text:p>
          </table:table-cell>
          <table:table-cell table:style-name="ce833" office:value-type="string" calcext:value-type="string">
            <text:p>ali ye</text:p>
          </table:table-cell>
          <table:table-cell table:style-name="ce834"/>
          <table:table-cell table:style-name="ce834" office:value-type="float" office:value="11000" calcext:value-type="float">
            <text:p>11.000,00</text:p>
          </table:table-cell>
          <table:table-cell table:style-name="ce843"/>
          <table:table-cell table:style-name="ce843" table:formula="of:=[.F545]-[.C546]+[.D546]" office:value-type="float" office:value="158426.64" calcext:value-type="float">
            <text:p>158.426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7-15" calcext:value-type="date">
            <text:p>15.07.15</text:p>
          </table:table-cell>
          <table:table-cell table:style-name="ce833" office:value-type="string" calcext:value-type="string">
            <text:p>ali den kk</text:p>
          </table:table-cell>
          <table:table-cell table:style-name="ce834" office:value-type="float" office:value="600" calcext:value-type="float">
            <text:p>600,00</text:p>
          </table:table-cell>
          <table:table-cell table:style-name="ce834" table:number-columns-repeated="2"/>
          <table:table-cell table:style-name="ce843" table:formula="of:=[.F546]-[.C547]+[.D547]" office:value-type="float" office:value="157826.64" calcext:value-type="float">
            <text:p>157.826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1" office:value-type="date" office:date-value="2015-07-17" calcext:value-type="date">
            <text:p>17.07.15</text:p>
          </table:table-cell>
          <table:table-cell table:style-name="ce826" office:value-type="string" calcext:value-type="string">
            <text:p>KREDİ 33-36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547]-[.C548]+[.D548]" office:value-type="float" office:value="161235.64" calcext:value-type="float">
            <text:p>161.235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7-26" calcext:value-type="date">
            <text:p>26.07.15</text:p>
          </table:table-cell>
          <table:table-cell table:style-name="ce833" office:value-type="string" calcext:value-type="string">
            <text:p>DENİZ KREDİ 11/60. TAKSİT</text:p>
          </table:table-cell>
          <table:table-cell table:style-name="ce834"/>
          <table:table-cell table:style-name="ce834" office:value-type="float" office:value="6765" calcext:value-type="float">
            <text:p>6.765,00</text:p>
          </table:table-cell>
          <table:table-cell table:style-name="ce843"/>
          <table:table-cell table:style-name="ce843" table:formula="of:=[.F548]-[.C549]+[.D549]" office:value-type="float" office:value="168000.64" calcext:value-type="float">
            <text:p>168.000,6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7-30" calcext:value-type="date">
            <text:p>30.07.15</text:p>
          </table:table-cell>
          <table:table-cell table:style-name="ce833" office:value-type="string" calcext:value-type="string">
            <text:p>İŞ KREDİ 1/36</text:p>
          </table:table-cell>
          <table:table-cell table:style-name="ce834"/>
          <table:table-cell table:style-name="ce834" office:value-type="float" office:value="3423.21" calcext:value-type="float">
            <text:p>3.423,21</text:p>
          </table:table-cell>
          <table:table-cell table:style-name="ce843"/>
          <table:table-cell table:style-name="ce843" table:formula="of:=[.F549]-[.C550]+[.D550]" office:value-type="float" office:value="171423.85" calcext:value-type="float">
            <text:p>171.423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7-20" calcext:value-type="date">
            <text:p>20.07.15</text:p>
          </table:table-cell>
          <table:table-cell table:style-name="ce833" office:value-type="string" calcext:value-type="string">
            <text:p>ali den <text:s text:c="2"/></text:p>
          </table:table-cell>
          <table:table-cell table:style-name="ce834" office:value-type="float" office:value="9500" calcext:value-type="float">
            <text:p>9.500,00</text:p>
          </table:table-cell>
          <table:table-cell table:style-name="ce834" table:number-columns-repeated="2"/>
          <table:table-cell table:style-name="ce843" table:formula="of:=[.F550]-[.C551]+[.D551]" office:value-type="float" office:value="161923.85" calcext:value-type="float">
            <text:p>161.923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/>
          <table:table-cell table:style-name="ce833" office:value-type="string" calcext:value-type="string">
            <text:p>ali ye</text:p>
          </table:table-cell>
          <table:table-cell table:style-name="ce834"/>
          <table:table-cell table:style-name="ce834" office:value-type="float" office:value="2000" calcext:value-type="float">
            <text:p>2.000,00</text:p>
          </table:table-cell>
          <table:table-cell table:style-name="ce834"/>
          <table:table-cell table:style-name="ce843" table:formula="of:=[.F551]-[.C552]+[.D552]" office:value-type="float" office:value="163923.85" calcext:value-type="float">
            <text:p>163.923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7-23" calcext:value-type="date">
            <text:p>23.07.15</text:p>
          </table:table-cell>
          <table:table-cell table:style-name="ce833" office:value-type="string" calcext:value-type="string">
            <text:p>ali ye</text:p>
          </table:table-cell>
          <table:table-cell table:style-name="ce834"/>
          <table:table-cell table:style-name="ce834" office:value-type="float" office:value="3500" calcext:value-type="float">
            <text:p>3.500,00</text:p>
          </table:table-cell>
          <table:table-cell table:style-name="ce834"/>
          <table:table-cell table:style-name="ce843" table:formula="of:=[.F552]-[.C553]+[.D553]" office:value-type="float" office:value="167423.85" calcext:value-type="float">
            <text:p>167.423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7-25" calcext:value-type="date">
            <text:p>25.07.15</text:p>
          </table:table-cell>
          <table:table-cell table:style-name="ce833" office:value-type="string" calcext:value-type="string">
            <text:p>ali den erdemir inş nk</text:p>
          </table:table-cell>
          <table:table-cell table:style-name="ce834" office:value-type="float" office:value="2000" calcext:value-type="float">
            <text:p>2.000,00</text:p>
          </table:table-cell>
          <table:table-cell table:style-name="ce834" table:number-columns-repeated="2"/>
          <table:table-cell table:style-name="ce843" table:formula="of:=[.F553]-[.C554]+[.D554]" office:value-type="float" office:value="165423.85" calcext:value-type="float">
            <text:p>165.423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/>
          <table:table-cell table:style-name="ce833" office:value-type="string" calcext:value-type="string">
            <text:p>ali den erdemir inş kk</text:p>
          </table:table-cell>
          <table:table-cell table:style-name="ce834" office:value-type="float" office:value="2000" calcext:value-type="float">
            <text:p>2.000,00</text:p>
          </table:table-cell>
          <table:table-cell table:style-name="ce834" table:number-columns-repeated="2"/>
          <table:table-cell table:style-name="ce843" table:formula="of:=[.F554]-[.C555]+[.D555]" office:value-type="float" office:value="163423.85" calcext:value-type="float">
            <text:p>163.423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7-27" calcext:value-type="date">
            <text:p>27.07.15</text:p>
          </table:table-cell>
          <table:table-cell table:style-name="ce833" office:value-type="string" calcext:value-type="string">
            <text:p>ali ye halk kredi</text:p>
          </table:table-cell>
          <table:table-cell table:style-name="ce834"/>
          <table:table-cell table:style-name="ce834" office:value-type="float" office:value="7600" calcext:value-type="float">
            <text:p>7.600,00</text:p>
          </table:table-cell>
          <table:table-cell table:style-name="ce834"/>
          <table:table-cell table:style-name="ce843" table:formula="of:=[.F555]-[.C556]+[.D556]" office:value-type="float" office:value="171023.85" calcext:value-type="float">
            <text:p>171.023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7-27" calcext:value-type="date">
            <text:p>27.07.15</text:p>
          </table:table-cell>
          <table:table-cell table:style-name="ce833" office:value-type="string" calcext:value-type="string">
            <text:p>ali den <text:s text:c="2"/></text:p>
          </table:table-cell>
          <table:table-cell table:style-name="ce834" office:value-type="float" office:value="16600" calcext:value-type="float">
            <text:p>16.600,00</text:p>
          </table:table-cell>
          <table:table-cell table:style-name="ce834" table:number-columns-repeated="2"/>
          <table:table-cell table:style-name="ce843" table:formula="of:=[.F556]-[.C557]+[.D557]" office:value-type="float" office:value="154423.85" calcext:value-type="float">
            <text:p>154.423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7"/>
          <table:table-cell table:style-name="ce833" office:value-type="string" calcext:value-type="string">
            <text:p>ali den senet duran eryılmaz 30-8</text:p>
          </table:table-cell>
          <table:table-cell table:style-name="ce834" office:value-type="float" office:value="2500" calcext:value-type="float">
            <text:p>2.500,00</text:p>
          </table:table-cell>
          <table:table-cell table:style-name="ce834" table:number-columns-repeated="2"/>
          <table:table-cell table:style-name="ce843" table:formula="of:=[.F557]-[.C558]+[.D558]" office:value-type="float" office:value="151923.85" calcext:value-type="float">
            <text:p>151.923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7" office:value-type="string" calcext:value-type="string">
            <text:p>ödendi</text:p>
          </table:table-cell>
          <table:table-cell table:style-name="ce833" office:value-type="string" calcext:value-type="string">
            <text:p>ali den senet orhan keskinkılıç 15-8</text:p>
          </table:table-cell>
          <table:table-cell table:style-name="ce834" office:value-type="float" office:value="1600" calcext:value-type="float">
            <text:p>1.600,00</text:p>
          </table:table-cell>
          <table:table-cell table:style-name="ce834" table:number-columns-repeated="2"/>
          <table:table-cell table:style-name="ce843" table:formula="of:=[.F558]-[.C559]+[.D559]" office:value-type="float" office:value="150323.85" calcext:value-type="float">
            <text:p>150.323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33" office:value-type="string" calcext:value-type="string">
            <text:p>ali den senet orhan keskinkılıç 30-8</text:p>
          </table:table-cell>
          <table:table-cell table:style-name="ce843" office:value-type="float" office:value="1600" calcext:value-type="float">
            <text:p>1.600,00</text:p>
          </table:table-cell>
          <table:table-cell table:style-name="ce843" table:number-columns-repeated="2"/>
          <table:table-cell table:style-name="ce843" table:formula="of:=[.F559]-[.C560]+[.D560]" office:value-type="float" office:value="148723.85" calcext:value-type="float">
            <text:p>148.723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7-28" calcext:value-type="date">
            <text:p>28.07.2015</text:p>
          </table:table-cell>
          <table:table-cell table:style-name="ce826" office:value-type="string" calcext:value-type="string">
            <text:p>atila da kk ümit</text:p>
          </table:table-cell>
          <table:table-cell table:style-name="ce843" office:value-type="float" office:value="1000" calcext:value-type="float">
            <text:p>1.000,00</text:p>
          </table:table-cell>
          <table:table-cell table:style-name="ce843" table:number-columns-repeated="2"/>
          <table:table-cell table:style-name="ce843" table:formula="of:=[.F560]-[.C561]+[.D561]" office:value-type="float" office:value="147723.85" calcext:value-type="float">
            <text:p>147.723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li ye tedaş elk kk 2 taksit</text:p>
          </table:table-cell>
          <table:table-cell table:style-name="ce843"/>
          <table:table-cell table:style-name="ce843" office:value-type="float" office:value="2963" calcext:value-type="float">
            <text:p>2.963,00</text:p>
          </table:table-cell>
          <table:table-cell table:style-name="ce843"/>
          <table:table-cell table:style-name="ce843" table:formula="of:=[.F561]-[.C562]+[.D562]" office:value-type="float" office:value="150686.85" calcext:value-type="float">
            <text:p>150.686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7"/>
          <table:table-cell table:style-name="ce833" office:value-type="string" calcext:value-type="string">
            <text:p>ali ye</text:p>
          </table:table-cell>
          <table:table-cell table:style-name="ce834"/>
          <table:table-cell table:style-name="ce834" office:value-type="float" office:value="20000" calcext:value-type="float">
            <text:p>20.000,00</text:p>
          </table:table-cell>
          <table:table-cell table:style-name="ce843"/>
          <table:table-cell table:style-name="ce843" table:formula="of:=[.F562]-[.C563]+[.D563]" office:value-type="float" office:value="170686.85" calcext:value-type="float">
            <text:p>170.686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7"/>
          <table:table-cell table:style-name="ce833" office:value-type="string" calcext:value-type="string">
            <text:p>ali ye</text:p>
          </table:table-cell>
          <table:table-cell table:style-name="ce834"/>
          <table:table-cell table:style-name="ce834" office:value-type="float" office:value="500" calcext:value-type="float">
            <text:p>500,00</text:p>
          </table:table-cell>
          <table:table-cell table:style-name="ce843"/>
          <table:table-cell table:style-name="ce843" table:formula="of:=[.F563]-[.C564]+[.D564]" office:value-type="float" office:value="171186.85" calcext:value-type="float">
            <text:p>171.186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8-03" calcext:value-type="date">
            <text:p>03.08.15</text:p>
          </table:table-cell>
          <table:table-cell table:style-name="ce833" office:value-type="string" calcext:value-type="string">
            <text:p>ali ye vergi</text:p>
          </table:table-cell>
          <table:table-cell table:style-name="ce834"/>
          <table:table-cell table:style-name="ce834" office:value-type="float" office:value="595" calcext:value-type="float">
            <text:p>595,00</text:p>
          </table:table-cell>
          <table:table-cell table:style-name="ce843"/>
          <table:table-cell table:style-name="ce843" table:formula="of:=[.F564]-[.C565]+[.D565]" office:value-type="float" office:value="171781.85" calcext:value-type="float">
            <text:p>171.781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li ye</text:p>
          </table:table-cell>
          <table:table-cell table:style-name="ce843"/>
          <table:table-cell table:style-name="ce843" office:value-type="float" office:value="4000" calcext:value-type="float">
            <text:p>4.000,00</text:p>
          </table:table-cell>
          <table:table-cell table:style-name="ce843"/>
          <table:table-cell table:style-name="ce843" table:formula="of:=[.F565]-[.C566]+[.D566]" office:value-type="float" office:value="175781.85" calcext:value-type="float">
            <text:p>175.781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8-03" calcext:value-type="date">
            <text:p>03.08.2015</text:p>
          </table:table-cell>
          <table:table-cell table:style-name="ce826" office:value-type="string" calcext:value-type="string">
            <text:p>ali den fayansçı ihsan</text:p>
          </table:table-cell>
          <table:table-cell table:style-name="ce843" office:value-type="float" office:value="1100" calcext:value-type="float">
            <text:p>1.100,00</text:p>
          </table:table-cell>
          <table:table-cell table:style-name="ce843" table:number-columns-repeated="2"/>
          <table:table-cell table:style-name="ce843" table:formula="of:=[.F566]-[.C567]+[.D567]" office:value-type="float" office:value="174681.85" calcext:value-type="float">
            <text:p>174.681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8-06" calcext:value-type="date">
            <text:p>06.08.2015</text:p>
          </table:table-cell>
          <table:table-cell table:style-name="ce826" office:value-type="string" calcext:value-type="string">
            <text:p>atila ya mahkeme için orgnz kira</text:p>
          </table:table-cell>
          <table:table-cell table:style-name="ce834"/>
          <table:table-cell table:style-name="ce843" office:value-type="float" office:value="900" calcext:value-type="float">
            <text:p>900,00</text:p>
          </table:table-cell>
          <table:table-cell table:style-name="ce843"/>
          <table:table-cell table:style-name="ce843" table:formula="of:=[.F567]-[.C568]+[.D568]" office:value-type="float" office:value="175581.85" calcext:value-type="float">
            <text:p>175.581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8-10" calcext:value-type="date">
            <text:p>10.08.15</text:p>
          </table:table-cell>
          <table:table-cell table:style-name="ce833" office:value-type="string" calcext:value-type="string">
            <text:p>ali ye iş kredi</text:p>
          </table:table-cell>
          <table:table-cell table:style-name="ce834"/>
          <table:table-cell table:style-name="ce834" office:value-type="float" office:value="5007" calcext:value-type="float">
            <text:p>5.007,00</text:p>
          </table:table-cell>
          <table:table-cell table:style-name="ce843"/>
          <table:table-cell table:style-name="ce843" table:formula="of:=[.F568]-[.C569]+[.D569]" office:value-type="float" office:value="180588.85" calcext:value-type="float">
            <text:p>180.588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li ye</text:p>
          </table:table-cell>
          <table:table-cell table:style-name="ce843"/>
          <table:table-cell table:style-name="ce843" office:value-type="float" office:value="3000" calcext:value-type="float">
            <text:p>3.000,00</text:p>
          </table:table-cell>
          <table:table-cell table:style-name="ce843"/>
          <table:table-cell table:style-name="ce843" table:formula="of:=[.F569]-[.C570]+[.D570]" office:value-type="float" office:value="183588.85" calcext:value-type="float">
            <text:p>183.588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8-15" calcext:value-type="date">
            <text:p>15.08.2015</text:p>
          </table:table-cell>
          <table:table-cell table:style-name="ce826" office:value-type="string" calcext:value-type="string">
            <text:p>ali ye</text:p>
          </table:table-cell>
          <table:table-cell table:style-name="ce843"/>
          <table:table-cell table:style-name="ce843" office:value-type="float" office:value="15000" calcext:value-type="float">
            <text:p>15.000,00</text:p>
          </table:table-cell>
          <table:table-cell table:style-name="ce843"/>
          <table:table-cell table:style-name="ce843" table:formula="of:=[.F570]-[.C571]+[.D571]" office:value-type="float" office:value="198588.85" calcext:value-type="float">
            <text:p>198.588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li ye çetin</text:p>
          </table:table-cell>
          <table:table-cell table:style-name="ce843"/>
          <table:table-cell table:style-name="ce843" office:value-type="float" office:value="600" calcext:value-type="float">
            <text:p>600,00</text:p>
          </table:table-cell>
          <table:table-cell table:style-name="ce843"/>
          <table:table-cell table:style-name="ce843" table:formula="of:=[.F571]-[.C572]+[.D572]" office:value-type="float" office:value="199188.85" calcext:value-type="float">
            <text:p>199.188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1" office:value-type="date" office:date-value="2015-08-17" calcext:value-type="date">
            <text:p>17.08.15</text:p>
          </table:table-cell>
          <table:table-cell table:style-name="ce826" office:value-type="string" calcext:value-type="string">
            <text:p>KREDİ 34-36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572]-[.C573]+[.D573]" office:value-type="float" office:value="202597.85" calcext:value-type="float">
            <text:p>202.597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8-26" calcext:value-type="date">
            <text:p>26.08.15</text:p>
          </table:table-cell>
          <table:table-cell table:style-name="ce833" office:value-type="string" calcext:value-type="string">
            <text:p>DENİZ KREDİ 12/60. TAKSİT</text:p>
          </table:table-cell>
          <table:table-cell table:style-name="ce834"/>
          <table:table-cell table:style-name="ce834" office:value-type="float" office:value="6765" calcext:value-type="float">
            <text:p>6.765,00</text:p>
          </table:table-cell>
          <table:table-cell table:style-name="ce843"/>
          <table:table-cell table:style-name="ce843" table:formula="of:=[.F573]-[.C574]+[.D574]" office:value-type="float" office:value="209362.85" calcext:value-type="float">
            <text:p>209.362,8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8-30" calcext:value-type="date">
            <text:p>30.08.15</text:p>
          </table:table-cell>
          <table:table-cell table:style-name="ce833" office:value-type="string" calcext:value-type="string">
            <text:p>İŞ KREDİ 2/36</text:p>
          </table:table-cell>
          <table:table-cell table:style-name="ce843"/>
          <table:table-cell table:style-name="ce834" office:value-type="float" office:value="3424.21" calcext:value-type="float">
            <text:p>3.424,21</text:p>
          </table:table-cell>
          <table:table-cell table:style-name="ce843"/>
          <table:table-cell table:style-name="ce843" table:formula="of:=[.F574]-[.C575]+[.D575]" office:value-type="float" office:value="212787.06" calcext:value-type="float">
            <text:p>212.78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tila ya metin gözütok hesabına</text:p>
          </table:table-cell>
          <table:table-cell table:style-name="ce843"/>
          <table:table-cell table:style-name="ce843" office:value-type="float" office:value="650" calcext:value-type="float">
            <text:p>650,00</text:p>
          </table:table-cell>
          <table:table-cell table:style-name="ce843"/>
          <table:table-cell table:style-name="ce843" table:formula="of:=[.F575]-[.C576]+[.D576]" office:value-type="float" office:value="213437.06" calcext:value-type="float">
            <text:p>213.43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li ye lise arksı kiradan</text:p>
          </table:table-cell>
          <table:table-cell table:style-name="ce843"/>
          <table:table-cell table:style-name="ce843" office:value-type="float" office:value="2550" calcext:value-type="float">
            <text:p>2.550,00</text:p>
          </table:table-cell>
          <table:table-cell table:style-name="ce843"/>
          <table:table-cell table:style-name="ce843" table:formula="of:=[.F576]-[.C577]+[.D577]" office:value-type="float" office:value="215987.06" calcext:value-type="float">
            <text:p>215.98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8-30" calcext:value-type="date">
            <text:p>30.08.2015</text:p>
          </table:table-cell>
          <table:table-cell table:style-name="ce826" office:value-type="string" calcext:value-type="string">
            <text:p>ali ye senet için o.keskinkılıç</text:p>
          </table:table-cell>
          <table:table-cell table:style-name="ce843"/>
          <table:table-cell table:style-name="ce843" office:value-type="float" office:value="500" calcext:value-type="float">
            <text:p>500,00</text:p>
          </table:table-cell>
          <table:table-cell table:style-name="ce843"/>
          <table:table-cell table:style-name="ce843" table:formula="of:=[.F577]-[.C578]+[.D578]" office:value-type="float" office:value="216487.06" calcext:value-type="float">
            <text:p>216.48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/>
          <table:table-cell table:style-name="ce843" table:number-columns-repeated="3"/>
          <table:table-cell table:style-name="ce843" table:formula="of:=[.F578]-[.C579]+[.D579]" office:value-type="float" office:value="216487.06" calcext:value-type="float">
            <text:p>216.48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9-03" calcext:value-type="date">
            <text:p>03.09.2015</text:p>
          </table:table-cell>
          <table:table-cell table:style-name="ce826" office:value-type="string" calcext:value-type="string">
            <text:p>ali ye</text:p>
          </table:table-cell>
          <table:table-cell table:style-name="ce843"/>
          <table:table-cell table:style-name="ce843" office:value-type="float" office:value="500" calcext:value-type="float">
            <text:p>500,00</text:p>
          </table:table-cell>
          <table:table-cell table:style-name="ce843"/>
          <table:table-cell table:style-name="ce843" table:formula="of:=[.F579]-[.C580]+[.D580]" office:value-type="float" office:value="216987.06" calcext:value-type="float">
            <text:p>216.98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9-04" calcext:value-type="date">
            <text:p>04.09.2015</text:p>
          </table:table-cell>
          <table:table-cell table:style-name="ce826" office:value-type="string" calcext:value-type="string">
            <text:p>atila dan <text:s text:c="29"/>arsadan 15</text:p>
          </table:table-cell>
          <table:table-cell table:style-name="ce843" office:value-type="float" office:value="20000" calcext:value-type="float">
            <text:p>20.000,00</text:p>
          </table:table-cell>
          <table:table-cell table:style-name="ce843" table:number-columns-repeated="2"/>
          <table:table-cell table:style-name="ce843" table:formula="of:=[.F580]-[.C581]+[.D581]" office:value-type="float" office:value="196987.06" calcext:value-type="float">
            <text:p>196.98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9-07" calcext:value-type="date">
            <text:p>07.09.2015</text:p>
          </table:table-cell>
          <table:table-cell table:style-name="ce826" office:value-type="string" calcext:value-type="string">
            <text:p>ali ye</text:p>
          </table:table-cell>
          <table:table-cell table:style-name="ce843"/>
          <table:table-cell table:style-name="ce843" office:value-type="float" office:value="4000" calcext:value-type="float">
            <text:p>4.000,00</text:p>
          </table:table-cell>
          <table:table-cell table:style-name="ce843"/>
          <table:table-cell table:style-name="ce843" table:formula="of:=[.F581]-[.C582]+[.D582]" office:value-type="float" office:value="200987.06" calcext:value-type="float">
            <text:p>200.98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9-07" calcext:value-type="date">
            <text:p>07.09.2015</text:p>
          </table:table-cell>
          <table:table-cell table:style-name="ce826" office:value-type="string" calcext:value-type="string">
            <text:p>ai ye ziraat</text:p>
          </table:table-cell>
          <table:table-cell table:style-name="ce843"/>
          <table:table-cell table:style-name="ce843" office:value-type="float" office:value="44700" calcext:value-type="float">
            <text:p>44.700,00</text:p>
          </table:table-cell>
          <table:table-cell table:style-name="ce843"/>
          <table:table-cell table:style-name="ce843" table:formula="of:=[.F582]-[.C583]+[.D583]" office:value-type="float" office:value="245687.06" calcext:value-type="float">
            <text:p>245.68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 office:value-type="string" calcext:value-type="string">
            <text:p>ali den <text:s text:c="20"/>arsdana 50 den 30</text:p>
          </table:table-cell>
          <table:table-cell table:style-name="ce843" office:value-type="float" office:value="30000" calcext:value-type="float">
            <text:p>30.000,00</text:p>
          </table:table-cell>
          <table:table-cell table:style-name="ce843" table:number-columns-repeated="2"/>
          <table:table-cell table:style-name="ce843" table:formula="of:=[.F583]-[.C584]+[.D584]" office:value-type="float" office:value="215687.06" calcext:value-type="float">
            <text:p>215.68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9-10" calcext:value-type="date">
            <text:p>10.09.2015</text:p>
          </table:table-cell>
          <table:table-cell table:style-name="ce826" office:value-type="string" calcext:value-type="string">
            <text:p>ali ye iş kredi için</text:p>
          </table:table-cell>
          <table:table-cell table:style-name="ce843"/>
          <table:table-cell table:style-name="ce843" office:value-type="float" office:value="5000" calcext:value-type="float">
            <text:p>5.000,00</text:p>
          </table:table-cell>
          <table:table-cell table:style-name="ce843"/>
          <table:table-cell table:style-name="ce843" table:formula="of:=[.F584]-[.C585]+[.D585]" office:value-type="float" office:value="220687.06" calcext:value-type="float">
            <text:p>220.68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9-11" calcext:value-type="date">
            <text:p>11.09.2015</text:p>
          </table:table-cell>
          <table:table-cell table:style-name="ce828" office:value-type="string" calcext:value-type="string">
            <text:p>ali den <text:s text:c="30"/>arsadan 200</text:p>
          </table:table-cell>
          <table:table-cell table:style-name="ce844" office:value-type="float" office:value="200000" calcext:value-type="float">
            <text:p>200.000,00</text:p>
          </table:table-cell>
          <table:table-cell table:style-name="ce843" table:number-columns-repeated="2"/>
          <table:table-cell table:style-name="ce843" table:formula="of:=[.F585]-[.C586]+[.D586]" office:value-type="float" office:value="20687.06" calcext:value-type="float">
            <text:p>20.68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9-11" calcext:value-type="date">
            <text:p>11.09.2015</text:p>
          </table:table-cell>
          <table:table-cell table:style-name="ce826" office:value-type="string" calcext:value-type="string">
            <text:p>ali ye <text:s text:c="3"/>şükriye bch</text:p>
          </table:table-cell>
          <table:table-cell table:style-name="ce843"/>
          <table:table-cell table:style-name="ce843" office:value-type="float" office:value="20000" calcext:value-type="float">
            <text:p>20.000,00</text:p>
          </table:table-cell>
          <table:table-cell table:style-name="ce843"/>
          <table:table-cell table:style-name="ce843" table:formula="of:=[.F586]-[.C587]+[.D587]" office:value-type="float" office:value="40687.06" calcext:value-type="float">
            <text:p>40.68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 office:value-type="date" office:date-value="2015-09-11" calcext:value-type="date">
            <text:p>11.09.2015</text:p>
          </table:table-cell>
          <table:table-cell table:style-name="ce826" office:value-type="string" calcext:value-type="string">
            <text:p>ali den onur boya fatihe</text:p>
          </table:table-cell>
          <table:table-cell table:style-name="ce843" office:value-type="float" office:value="1800" calcext:value-type="float">
            <text:p>1.800,00</text:p>
          </table:table-cell>
          <table:table-cell table:style-name="ce843" table:number-columns-repeated="2"/>
          <table:table-cell table:style-name="ce843" table:formula="of:=[.F587]-[.C588]+[.D588]" office:value-type="float" office:value="38887.06" calcext:value-type="float">
            <text:p>38.88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2" office:value-type="date" office:date-value="2015-08-04" calcext:value-type="date">
            <text:p>4.Ağu</text:p>
          </table:table-cell>
          <table:table-cell table:style-name="ce826" office:value-type="string" calcext:value-type="string">
            <text:p>nalan dan <text:s/>şakirenin</text:p>
          </table:table-cell>
          <table:table-cell table:style-name="ce843" office:value-type="float" office:value="34400" calcext:value-type="float">
            <text:p>34.400,00</text:p>
          </table:table-cell>
          <table:table-cell table:style-name="ce843"/>
          <table:table-cell table:style-name="ce834"/>
          <table:table-cell table:style-name="ce843" table:formula="of:=[.F588]-[.C589]+[.D589]" office:value-type="float" office:value="4487.06" calcext:value-type="float">
            <text:p>4.48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2" office:value-type="date" office:date-value="2015-08-08" calcext:value-type="date">
            <text:p>8.Ağu</text:p>
          </table:table-cell>
          <table:table-cell table:style-name="ce826" office:value-type="string" calcext:value-type="string">
            <text:p>ali ye <text:s text:c="10"/>şakirenin</text:p>
          </table:table-cell>
          <table:table-cell table:style-name="ce834"/>
          <table:table-cell table:style-name="ce843" office:value-type="float" office:value="3000" calcext:value-type="float">
            <text:p>3.000,00</text:p>
          </table:table-cell>
          <table:table-cell table:style-name="ce843"/>
          <table:table-cell table:style-name="ce843" table:formula="of:=[.F589]-[.C590]+[.D590]" office:value-type="float" office:value="7487.06" calcext:value-type="float">
            <text:p>7.48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9-12" calcext:value-type="date">
            <text:p>12.09.15</text:p>
          </table:table-cell>
          <table:table-cell table:style-name="ce833" office:value-type="string" calcext:value-type="string">
            <text:p>ali ye işçiler için nalana</text:p>
          </table:table-cell>
          <table:table-cell table:style-name="ce834"/>
          <table:table-cell table:style-name="ce834" office:value-type="float" office:value="1500" calcext:value-type="float">
            <text:p>1.500,00</text:p>
          </table:table-cell>
          <table:table-cell table:style-name="ce834"/>
          <table:table-cell table:style-name="ce843" table:formula="of:=[.F590]-[.C591]+[.D591]" office:value-type="float" office:value="8987.06" calcext:value-type="float">
            <text:p>8.987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1" office:value-type="date" office:date-value="2015-09-17" calcext:value-type="date">
            <text:p>17.09.15</text:p>
          </table:table-cell>
          <table:table-cell table:style-name="ce826" office:value-type="string" calcext:value-type="string">
            <text:p>KREDİ 35-36 TAKSİT</text:p>
          </table:table-cell>
          <table:table-cell table:style-name="ce843"/>
          <table:table-cell table:style-name="ce843" office:value-type="float" office:value="3409" calcext:value-type="float">
            <text:p>3.409,00</text:p>
          </table:table-cell>
          <table:table-cell table:style-name="ce843"/>
          <table:table-cell table:style-name="ce843" table:formula="of:=[.F591]-[.C592]+[.D592]" office:value-type="float" office:value="12396.06" calcext:value-type="float">
            <text:p>12.396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9-26" calcext:value-type="date">
            <text:p>26.09.15</text:p>
          </table:table-cell>
          <table:table-cell table:style-name="ce833" office:value-type="string" calcext:value-type="string">
            <text:p>DENİZ KREDİ 13/60. TAKSİT</text:p>
          </table:table-cell>
          <table:table-cell table:style-name="ce834"/>
          <table:table-cell table:style-name="ce834" office:value-type="float" office:value="6765" calcext:value-type="float">
            <text:p>6.765,00</text:p>
          </table:table-cell>
          <table:table-cell table:style-name="ce843"/>
          <table:table-cell table:style-name="ce843" table:formula="of:=[.F592]-[.C593]+[.D593]" office:value-type="float" office:value="19161.06" calcext:value-type="float">
            <text:p>19.161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0" office:value-type="date" office:date-value="2015-09-30" calcext:value-type="date">
            <text:p>30.09.15</text:p>
          </table:table-cell>
          <table:table-cell table:style-name="ce833" office:value-type="string" calcext:value-type="string">
            <text:p>İŞ KREDİ 3/36</text:p>
          </table:table-cell>
          <table:table-cell table:style-name="ce843"/>
          <table:table-cell table:style-name="ce834" office:value-type="float" office:value="3423.21" calcext:value-type="float">
            <text:p>3.423,21</text:p>
          </table:table-cell>
          <table:table-cell table:style-name="ce843"/>
          <table:table-cell table:style-name="ce843" table:formula="of:=[.F593]-[.C594]+[.D594]" office:value-type="float" office:value="22584.27" calcext:value-type="float">
            <text:p>22.584,2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3"/>
          <table:table-cell table:style-name="ce826"/>
          <table:table-cell table:style-name="ce843" table:number-columns-repeated="3"/>
          <table:table-cell table:style-name="ce843" table:formula="of:=[.F594]-[.C595]+[.D595]" office:value-type="float" office:value="22584.27" calcext:value-type="float">
            <text:p>22.584,2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 ye</text:p>
          </table:table-cell>
          <table:table-cell table:style-name="ce848"/>
          <table:table-cell table:style-name="ce848" office:value-type="float" office:value="20000" calcext:value-type="float">
            <text:p>20.000,00</text:p>
          </table:table-cell>
          <table:table-cell table:style-name="ce848"/>
          <table:table-cell table:style-name="ce843" table:formula="of:=[.F595]-[.C596]+[.D596]" office:value-type="float" office:value="42584.27" calcext:value-type="float">
            <text:p>42.584,2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 ye</text:p>
          </table:table-cell>
          <table:table-cell table:style-name="ce848"/>
          <table:table-cell table:style-name="ce848" office:value-type="float" office:value="5000" calcext:value-type="float">
            <text:p>5.000,00</text:p>
          </table:table-cell>
          <table:table-cell table:style-name="ce848"/>
          <table:table-cell table:style-name="ce843" table:formula="of:=[.F596]-[.C597]+[.D597]" office:value-type="float" office:value="47584.27" calcext:value-type="float">
            <text:p>47.584,2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5-09-19" calcext:value-type="date">
            <text:p>19.09.2015</text:p>
          </table:table-cell>
          <table:table-cell table:style-name="ce821" office:value-type="string" calcext:value-type="string">
            <text:p>al ye işçi</text:p>
          </table:table-cell>
          <table:table-cell table:style-name="ce848"/>
          <table:table-cell table:style-name="ce848" office:value-type="float" office:value="3000" calcext:value-type="float">
            <text:p>3.000,00</text:p>
          </table:table-cell>
          <table:table-cell table:style-name="ce848"/>
          <table:table-cell table:style-name="ce843" table:formula="of:=[.F597]-[.C598]+[.D598]" office:value-type="float" office:value="50584.27" calcext:value-type="float">
            <text:p>50.584,2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 den ksdıoğlu kk <text:s text:c="2"/>4340</text:p>
          </table:table-cell>
          <table:table-cell table:style-name="ce848" office:value-type="float" office:value="4275" calcext:value-type="float">
            <text:p>4.275,00</text:p>
          </table:table-cell>
          <table:table-cell table:style-name="ce848" table:number-columns-repeated="2"/>
          <table:table-cell table:style-name="ce843" table:formula="of:=[.F598]-[.C599]+[.D599]" office:value-type="float" office:value="46309.27" calcext:value-type="float">
            <text:p>46.309,2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' ye 'stanbul </text:p>
          </table:table-cell>
          <table:table-cell table:style-name="ce848"/>
          <table:table-cell table:style-name="ce848" office:value-type="float" office:value="40000" calcext:value-type="float">
            <text:p>40.000,00</text:p>
          </table:table-cell>
          <table:table-cell table:style-name="ce848"/>
          <table:table-cell table:style-name="ce843" table:formula="of:=[.F599]-[.C600]+[.D600]" office:value-type="float" office:value="86309.27" calcext:value-type="float">
            <text:p>86.309,2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' ';bank kred\ 10. ay</text:p>
          </table:table-cell>
          <table:table-cell table:style-name="ce848"/>
          <table:table-cell table:style-name="ce848" office:value-type="float" office:value="5016" calcext:value-type="float">
            <text:p>5.016,00</text:p>
          </table:table-cell>
          <table:table-cell table:style-name="ce848"/>
          <table:table-cell table:style-name="ce843" table:formula="of:=[.F600]-[.C601]+[.D601]" office:value-type="float" office:value="91325.27" calcext:value-type="float">
            <text:p>91.325,2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37" office:value-type="string" calcext:value-type="string">
            <text:p>al' ye <text:s/>işçi şetin</text:p>
          </table:table-cell>
          <table:table-cell table:style-name="ce848"/>
          <table:table-cell table:style-name="ce856" office:value-type="float" office:value="200" calcext:value-type="float">
            <text:p>200,00</text:p>
          </table:table-cell>
          <table:table-cell table:style-name="ce848"/>
          <table:table-cell table:style-name="ce843" table:formula="of:=[.F601]-[.C602]+[.D602]" office:value-type="float" office:value="91525.27" calcext:value-type="float">
            <text:p>91.525,2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' ye işçi orhan</text:p>
          </table:table-cell>
          <table:table-cell table:style-name="ce848"/>
          <table:table-cell table:style-name="ce856" office:value-type="float" office:value="250" calcext:value-type="float">
            <text:p>250,00</text:p>
          </table:table-cell>
          <table:table-cell table:style-name="ce848"/>
          <table:table-cell table:style-name="ce843" table:formula="of:=[.F602]-[.C603]+[.D603]" office:value-type="float" office:value="91775.27" calcext:value-type="float">
            <text:p>91.775,2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38" office:value-type="string" calcext:value-type="string">
            <text:p>; devre fa'z'</text:p>
          </table:table-cell>
          <table:table-cell table:style-name="ce848"/>
          <table:table-cell table:style-name="ce856" office:value-type="float" office:value="4100" calcext:value-type="float">
            <text:p>4.100,00</text:p>
          </table:table-cell>
          <table:table-cell table:style-name="ce848"/>
          <table:table-cell table:style-name="ce843" table:formula="of:=[.F603]-[.C604]+[.D604]" office:value-type="float" office:value="95875.27" calcext:value-type="float">
            <text:p>95.875,2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5-10-17" calcext:value-type="date">
            <text:p>17.10.15</text:p>
          </table:table-cell>
          <table:table-cell table:style-name="ce821" office:value-type="string" calcext:value-type="string">
            <text:p>KREDİ 36-36 TAKSİT <text:s/>*******</text:p>
          </table:table-cell>
          <table:table-cell table:style-name="ce848"/>
          <table:table-cell table:style-name="ce848" office:value-type="float" office:value="3409" calcext:value-type="float">
            <text:p>3.409,00</text:p>
          </table:table-cell>
          <table:table-cell table:style-name="ce848"/>
          <table:table-cell table:style-name="ce843" table:formula="of:=[.F604]-[.C605]+[.D605]" office:value-type="float" office:value="99284.27" calcext:value-type="float">
            <text:p>99.284,2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5-10-26" calcext:value-type="date">
            <text:p>26.10.15</text:p>
          </table:table-cell>
          <table:table-cell table:style-name="ce821" office:value-type="string" calcext:value-type="string">
            <text:p>DENİZ KREDİ 14/60. TAKSİT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3" table:formula="of:=[.F605]-[.C606]+[.D606]" office:value-type="float" office:value="106049.27" calcext:value-type="float">
            <text:p>106.049,2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 office:value-type="date" office:date-value="2015-10-30" calcext:value-type="date">
            <text:p>30.10.15</text:p>
          </table:table-cell>
          <table:table-cell table:style-name="ce821" office:value-type="string" calcext:value-type="string">
            <text:p>İŞ KREDİ 4/36</text:p>
          </table:table-cell>
          <table:table-cell table:style-name="ce848"/>
          <table:table-cell table:style-name="ce848" office:value-type="float" office:value="3423.21" calcext:value-type="float">
            <text:p>3.423,21</text:p>
          </table:table-cell>
          <table:table-cell table:style-name="ce848"/>
          <table:table-cell table:style-name="ce843" table:formula="of:=[.F606]-[.C607]+[.D607]" office:value-type="float" office:value="109472.48" calcext:value-type="float">
            <text:p>109.472,4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6" office:value-type="date" office:date-value="2015-10-22" calcext:value-type="date">
            <text:p>22.Eki</text:p>
          </table:table-cell>
          <table:table-cell table:style-name="ce839" office:value-type="string" calcext:value-type="string">
            <text:p>ali den İŞ köşe arsa</text:p>
          </table:table-cell>
          <table:table-cell table:style-name="ce849" office:value-type="float" office:value="265000" calcext:value-type="float">
            <text:p>265.000,00</text:p>
          </table:table-cell>
          <table:table-cell table:style-name="ce848" table:number-columns-repeated="2"/>
          <table:table-cell table:style-name="ce843" table:formula="of:=[.F607]-[.C608]+[.D608]" office:value-type="float" office:value="-155527.52" calcext:value-type="float">
            <text:p>-155.527,5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 ye</text:p>
          </table:table-cell>
          <table:table-cell table:style-name="ce848"/>
          <table:table-cell table:style-name="ce848" office:value-type="float" office:value="18000" calcext:value-type="float">
            <text:p>18.000,00</text:p>
          </table:table-cell>
          <table:table-cell table:style-name="ce848"/>
          <table:table-cell table:style-name="ce843" table:formula="of:=[.F608]-[.C609]+[.D609]" office:value-type="float" office:value="-137527.52" calcext:value-type="float">
            <text:p>-137.527,5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 ye işçi çetin boya </text:p>
          </table:table-cell>
          <table:table-cell table:style-name="ce848"/>
          <table:table-cell table:style-name="ce848" office:value-type="float" office:value="170" calcext:value-type="float">
            <text:p>170,00</text:p>
          </table:table-cell>
          <table:table-cell table:style-name="ce848"/>
          <table:table-cell table:style-name="ce843" table:formula="of:=[.F609]-[.C610]+[.D610]" office:value-type="float" office:value="-137357.52" calcext:value-type="float">
            <text:p>-137.357,5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6" office:value-type="date" office:date-value="2015-10-24" calcext:value-type="date">
            <text:p>24.Eki</text:p>
          </table:table-cell>
          <table:table-cell table:style-name="ce821" office:value-type="string" calcext:value-type="string">
            <text:p>anadolu gençlik ten</text:p>
          </table:table-cell>
          <table:table-cell table:style-name="ce848" office:value-type="float" office:value="1000" calcext:value-type="float">
            <text:p>1.000,00</text:p>
          </table:table-cell>
          <table:table-cell table:style-name="ce848" table:number-columns-repeated="2"/>
          <table:table-cell table:style-name="ce843" table:formula="of:=[.F610]-[.C611]+[.D611]" office:value-type="float" office:value="-138357.52" calcext:value-type="float">
            <text:p>-138.357,5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6" office:value-type="date" office:date-value="2015-10-24" calcext:value-type="date">
            <text:p>24.Eki</text:p>
          </table:table-cell>
          <table:table-cell table:style-name="ce821" office:value-type="string" calcext:value-type="string">
            <text:p>atila ya kuyumcu ali menekşe</text:p>
          </table:table-cell>
          <table:table-cell table:style-name="ce848"/>
          <table:table-cell table:style-name="ce848" office:value-type="float" office:value="1000" calcext:value-type="float">
            <text:p>1.000,00</text:p>
          </table:table-cell>
          <table:table-cell table:style-name="ce848"/>
          <table:table-cell table:style-name="ce843" table:formula="of:=[.F611]-[.C612]+[.D612]" office:value-type="float" office:value="-137357.52" calcext:value-type="float">
            <text:p>-137.357,5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/>
          <table:table-cell table:style-name="ce848" table:number-columns-repeated="3"/>
          <table:table-cell table:style-name="ce843" table:formula="of:=[.F612]-[.C613]+[.D613]" office:value-type="float" office:value="-137357.52" calcext:value-type="float">
            <text:p>-137.357,5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6" office:value-type="date" office:date-value="2015-11-02" calcext:value-type="date">
            <text:p>02.Kas</text:p>
          </table:table-cell>
          <table:table-cell table:style-name="ce821" office:value-type="string" calcext:value-type="string">
            <text:p>ali ye</text:p>
          </table:table-cell>
          <table:table-cell table:style-name="ce848"/>
          <table:table-cell table:style-name="ce848" office:value-type="float" office:value="50000" calcext:value-type="float">
            <text:p>50.000,00</text:p>
          </table:table-cell>
          <table:table-cell table:style-name="ce848"/>
          <table:table-cell table:style-name="ce843" table:formula="of:=[.F613]-[.C614]+[.D614]" office:value-type="float" office:value="-87357.52" calcext:value-type="float">
            <text:p>-87.357,5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6" office:value-type="date" office:date-value="2015-11-09" calcext:value-type="date">
            <text:p>09.Kas</text:p>
          </table:table-cell>
          <table:table-cell table:style-name="ce821" office:value-type="string" calcext:value-type="string">
            <text:p>ali ye</text:p>
          </table:table-cell>
          <table:table-cell table:style-name="ce848"/>
          <table:table-cell table:style-name="ce848" office:value-type="float" office:value="10000" calcext:value-type="float">
            <text:p>10.000,00</text:p>
          </table:table-cell>
          <table:table-cell table:style-name="ce848"/>
          <table:table-cell table:style-name="ce843" table:formula="of:=[.F614]-[.C615]+[.D615]" office:value-type="float" office:value="-77357.52" calcext:value-type="float">
            <text:p>-77.357,5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6" office:value-type="date" office:date-value="2015-11-16" calcext:value-type="date">
            <text:p>16.Kas</text:p>
          </table:table-cell>
          <table:table-cell table:style-name="ce821" office:value-type="string" calcext:value-type="string">
            <text:p>ali ye iş kredi</text:p>
          </table:table-cell>
          <table:table-cell table:style-name="ce848"/>
          <table:table-cell table:style-name="ce848" office:value-type="float" office:value="5027" calcext:value-type="float">
            <text:p>5.027,00</text:p>
          </table:table-cell>
          <table:table-cell table:style-name="ce848"/>
          <table:table-cell table:style-name="ce843" table:formula="of:=[.F615]-[.C616]+[.D616]" office:value-type="float" office:value="-72330.52" calcext:value-type="float">
            <text:p>-72.330,5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6" office:value-type="date" office:date-value="2015-11-17" calcext:value-type="date">
            <text:p>17.Kas</text:p>
          </table:table-cell>
          <table:table-cell table:style-name="ce821" office:value-type="string" calcext:value-type="string">
            <text:p>ali ye nail den yalıtım taksidi</text:p>
          </table:table-cell>
          <table:table-cell table:style-name="ce848"/>
          <table:table-cell table:style-name="ce848" office:value-type="float" office:value="1000" calcext:value-type="float">
            <text:p>1.000,00</text:p>
          </table:table-cell>
          <table:table-cell table:style-name="ce848"/>
          <table:table-cell table:style-name="ce843" table:formula="of:=[.F616]-[.C617]+[.D617]" office:value-type="float" office:value="-71330.52" calcext:value-type="float">
            <text:p>-71.330,5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6" office:value-type="date" office:date-value="2015-11-17" calcext:value-type="date">
            <text:p>17.Kas</text:p>
          </table:table-cell>
          <table:table-cell table:style-name="ce821" office:value-type="string" calcext:value-type="string">
            <text:p>ali ye avlunlar hacı yalıtım</text:p>
          </table:table-cell>
          <table:table-cell table:style-name="ce848"/>
          <table:table-cell table:style-name="ce848" office:value-type="float" office:value="270" calcext:value-type="float">
            <text:p>270,00</text:p>
          </table:table-cell>
          <table:table-cell table:style-name="ce848"/>
          <table:table-cell table:style-name="ce843" table:formula="of:=[.F617]-[.C618]+[.D618]" office:value-type="float" office:value="-71060.52" calcext:value-type="float">
            <text:p>-71.060,5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6" office:value-type="date" office:date-value="2015-11-20" calcext:value-type="date">
            <text:p>20.Kas</text:p>
          </table:table-cell>
          <table:table-cell table:style-name="ce821" office:value-type="string" calcext:value-type="string">
            <text:p>atila ya siyah bmw</text:p>
          </table:table-cell>
          <table:table-cell table:style-name="ce848"/>
          <table:table-cell table:style-name="ce848" office:value-type="float" office:value="1000" calcext:value-type="float">
            <text:p>1.000,00</text:p>
          </table:table-cell>
          <table:table-cell table:style-name="ce848"/>
          <table:table-cell table:style-name="ce843" table:formula="of:=[.F618]-[.C619]+[.D619]" office:value-type="float" office:value="-70060.52" calcext:value-type="float">
            <text:p>-70.060,5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5-11-25" calcext:value-type="date">
            <text:p>25.11.2015</text:p>
          </table:table-cell>
          <table:table-cell table:style-name="ce821" office:value-type="string" calcext:value-type="string">
            <text:p>atila ya</text:p>
          </table:table-cell>
          <table:table-cell table:style-name="ce848"/>
          <table:table-cell table:style-name="ce848" office:value-type="float" office:value="10000" calcext:value-type="float">
            <text:p>10.000,00</text:p>
          </table:table-cell>
          <table:table-cell table:style-name="ce848"/>
          <table:table-cell table:style-name="ce843" table:formula="of:=[.F619]-[.C620]+[.D620]" office:value-type="float" office:value="-60060.52" calcext:value-type="float">
            <text:p>-60.060,5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5-11-26" calcext:value-type="date">
            <text:p>26.11.15</text:p>
          </table:table-cell>
          <table:table-cell table:style-name="ce821" office:value-type="string" calcext:value-type="string">
            <text:p>DENİZ KREDİ 15/60. TAKSİT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3" table:formula="of:=[.F620]-[.C621]+[.D621]" office:value-type="float" office:value="-53295.52" calcext:value-type="float">
            <text:p>-53.295,5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 office:value-type="date" office:date-value="2015-11-30" calcext:value-type="date">
            <text:p>30.11.15</text:p>
          </table:table-cell>
          <table:table-cell table:style-name="ce821" office:value-type="string" calcext:value-type="string">
            <text:p>İŞ KREDİ 5/36</text:p>
          </table:table-cell>
          <table:table-cell table:style-name="ce848"/>
          <table:table-cell table:style-name="ce848" office:value-type="float" office:value="3423.21" calcext:value-type="float">
            <text:p>3.423,21</text:p>
          </table:table-cell>
          <table:table-cell table:style-name="ce848"/>
          <table:table-cell table:style-name="ce843" table:formula="of:=[.F621]-[.C622]+[.D622]" office:value-type="float" office:value="-49872.31" calcext:value-type="float">
            <text:p>-49.872,3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5-11-26" calcext:value-type="date">
            <text:p>26.11.2015</text:p>
          </table:table-cell>
          <table:table-cell table:style-name="ce821" office:value-type="string" calcext:value-type="string">
            <text:p>iş havale</text:p>
          </table:table-cell>
          <table:table-cell table:style-name="ce848"/>
          <table:table-cell table:style-name="ce848" office:value-type="float" office:value="400" calcext:value-type="float">
            <text:p>400,00</text:p>
          </table:table-cell>
          <table:table-cell table:style-name="ce848"/>
          <table:table-cell table:style-name="ce843" table:formula="of:=[.F622]-[.C623]+[.D623]" office:value-type="float" office:value="-49472.31" calcext:value-type="float">
            <text:p>-49.472,3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5-11-27" calcext:value-type="date">
            <text:p>27.11.2015</text:p>
          </table:table-cell>
          <table:table-cell table:style-name="ce821" office:value-type="string" calcext:value-type="string">
            <text:p>atila ya metin kuveyt havale</text:p>
          </table:table-cell>
          <table:table-cell table:style-name="ce848"/>
          <table:table-cell table:style-name="ce848" office:value-type="float" office:value="1000" calcext:value-type="float">
            <text:p>1.000,00</text:p>
          </table:table-cell>
          <table:table-cell table:style-name="ce848"/>
          <table:table-cell table:style-name="ce843" table:formula="of:=[.F623]-[.C624]+[.D624]" office:value-type="float" office:value="-48472.31" calcext:value-type="float">
            <text:p>-48.472,3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5-11-28" calcext:value-type="date">
            <text:p>28.11.2015</text:p>
          </table:table-cell>
          <table:table-cell table:style-name="ce821" office:value-type="string" calcext:value-type="string">
            <text:p>ali ye nail den yalıtım taksidi</text:p>
          </table:table-cell>
          <table:table-cell table:style-name="ce848"/>
          <table:table-cell table:style-name="ce848" office:value-type="float" office:value="1200" calcext:value-type="float">
            <text:p>1.200,00</text:p>
          </table:table-cell>
          <table:table-cell table:style-name="ce848"/>
          <table:table-cell table:style-name="ce843" table:formula="of:=[.F624]-[.C625]+[.D625]" office:value-type="float" office:value="-47272.31" calcext:value-type="float">
            <text:p>-47.272,3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5-12-02" calcext:value-type="date">
            <text:p>02.12.2015</text:p>
          </table:table-cell>
          <table:table-cell table:style-name="ce821" office:value-type="string" calcext:value-type="string">
            <text:p>ali ye</text:p>
          </table:table-cell>
          <table:table-cell table:style-name="ce848"/>
          <table:table-cell table:style-name="ce848" office:value-type="float" office:value="30000" calcext:value-type="float">
            <text:p>30.000,00</text:p>
          </table:table-cell>
          <table:table-cell table:style-name="ce848"/>
          <table:table-cell table:style-name="ce843" table:formula="of:=[.F625]-[.C626]+[.D626]" office:value-type="float" office:value="-17272.31" calcext:value-type="float">
            <text:p>-17.272,3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5-11-20" calcext:value-type="date">
            <text:p>20.11.2015</text:p>
          </table:table-cell>
          <table:table-cell table:style-name="ce821" office:value-type="string" calcext:value-type="string">
            <text:p>yalıtım mermer hesabı</text:p>
          </table:table-cell>
          <table:table-cell table:style-name="ce848" office:value-type="float" office:value="1835" calcext:value-type="float">
            <text:p>1.835,00</text:p>
          </table:table-cell>
          <table:table-cell table:style-name="ce848" table:number-columns-repeated="2"/>
          <table:table-cell table:style-name="ce843" table:formula="of:=[.F626]-[.C627]+[.D627]" office:value-type="float" office:value="-19107.31" calcext:value-type="float">
            <text:p>-19.107,3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5-12-07" calcext:value-type="date">
            <text:p>07.12.2015</text:p>
          </table:table-cell>
          <table:table-cell table:style-name="ce821" office:value-type="string" calcext:value-type="string">
            <text:p>ali ye</text:p>
          </table:table-cell>
          <table:table-cell table:style-name="ce848"/>
          <table:table-cell table:style-name="ce848" office:value-type="float" office:value="15000" calcext:value-type="float">
            <text:p>15.000,00</text:p>
          </table:table-cell>
          <table:table-cell table:style-name="ce848"/>
          <table:table-cell table:style-name="ce843" table:formula="of:=[.F627]-[.C628]+[.D628]" office:value-type="float" office:value="-4107.31000000002" calcext:value-type="float">
            <text:p>-4.107,3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5-12-15" calcext:value-type="date">
            <text:p>15.12.2015</text:p>
          </table:table-cell>
          <table:table-cell table:style-name="ce821" office:value-type="string" calcext:value-type="string">
            <text:p>ali ye</text:p>
          </table:table-cell>
          <table:table-cell table:style-name="ce848"/>
          <table:table-cell table:style-name="ce848" office:value-type="float" office:value="10000" calcext:value-type="float">
            <text:p>10.000,00</text:p>
          </table:table-cell>
          <table:table-cell table:style-name="ce848"/>
          <table:table-cell table:style-name="ce843" table:formula="of:=[.F628]-[.C629]+[.D629]" office:value-type="float" office:value="5892.68999999998" calcext:value-type="float">
            <text:p>5.892,69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5-12-26" calcext:value-type="date">
            <text:p>26.12.15</text:p>
          </table:table-cell>
          <table:table-cell table:style-name="ce821" office:value-type="string" calcext:value-type="string">
            <text:p>DENİZ KREDİ 16/60. TAKSİT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3" table:formula="of:=[.F629]-[.C630]+[.D630]" office:value-type="float" office:value="12657.69" calcext:value-type="float">
            <text:p>12.657,69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 office:value-type="date" office:date-value="2015-12-30" calcext:value-type="date">
            <text:p>30.12.15</text:p>
          </table:table-cell>
          <table:table-cell table:style-name="ce821" office:value-type="string" calcext:value-type="string">
            <text:p>İŞ KREDİ 6/36</text:p>
          </table:table-cell>
          <table:table-cell table:style-name="ce848"/>
          <table:table-cell table:style-name="ce848" office:value-type="float" office:value="3423.21" calcext:value-type="float">
            <text:p>3.423,21</text:p>
          </table:table-cell>
          <table:table-cell table:style-name="ce848"/>
          <table:table-cell table:style-name="ce843" table:formula="of:=[.F630]-[.C631]+[.D631]" office:value-type="float" office:value="16080.9" calcext:value-type="float">
            <text:p>16.080,9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yalıtım mermer hesabı</text:p>
          </table:table-cell>
          <table:table-cell table:style-name="ce848" table:number-columns-repeated="3"/>
          <table:table-cell table:style-name="ce843" table:formula="of:=[.F631]-[.C632]+[.D632]" office:value-type="float" office:value="16080.9" calcext:value-type="float">
            <text:p>16.080,9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65 mt * 15 cm denizlik <text:s text:c="5"/>500</text:p>
          </table:table-cell>
          <table:table-cell table:style-name="ce848" table:number-columns-repeated="3"/>
          <table:table-cell table:style-name="ce843" table:formula="of:=[.F632]-[.C633]+[.D633]" office:value-type="float" office:value="16080.9" calcext:value-type="float">
            <text:p>16.080,9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350 ad karo <text:s text:c="26"/>350</text:p>
          </table:table-cell>
          <table:table-cell table:style-name="ce848" table:number-columns-repeated="3"/>
          <table:table-cell table:style-name="ce843" table:formula="of:=[.F633]-[.C634]+[.D634]" office:value-type="float" office:value="16080.9" calcext:value-type="float">
            <text:p>16.080,9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27 m2 traverten <text:s text:c="18"/>675</text:p>
          </table:table-cell>
          <table:table-cell table:style-name="ce848" table:number-columns-repeated="3"/>
          <table:table-cell table:style-name="ce843" table:formula="of:=[.F634]-[.C635]+[.D635]" office:value-type="float" office:value="16080.9" calcext:value-type="float">
            <text:p>16.080,9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15 mt * 15 cm küpeşte <text:s text:c="6"/>100</text:p>
          </table:table-cell>
          <table:table-cell table:style-name="ce848" table:number-columns-repeated="3"/>
          <table:table-cell table:style-name="ce843" table:formula="of:=[.F635]-[.C636]+[.D636]" office:value-type="float" office:value="16080.9" calcext:value-type="float">
            <text:p>16.080,9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30 mt * 5 cm küpeşte <text:s text:c="11"/>60</text:p>
          </table:table-cell>
          <table:table-cell table:style-name="ce848" table:number-columns-repeated="3"/>
          <table:table-cell table:style-name="ce843" table:formula="of:=[.F636]-[.C637]+[.D637]" office:value-type="float" office:value="16080.9" calcext:value-type="float">
            <text:p>16.080,9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denizli işçiliği <text:s text:c="26"/>100</text:p>
          </table:table-cell>
          <table:table-cell table:style-name="ce848" table:number-columns-repeated="3"/>
          <table:table-cell table:style-name="ce843" table:formula="of:=[.F637]-[.C638]+[.D638]" office:value-type="float" office:value="16080.9" calcext:value-type="float">
            <text:p>16.080,9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kum <text:s text:c="45"/>50</text:p>
          </table:table-cell>
          <table:table-cell table:style-name="ce848" table:number-columns-repeated="3"/>
          <table:table-cell table:style-name="ce843" table:formula="of:=[.F638]-[.C639]+[.D639]" office:value-type="float" office:value="16080.9" calcext:value-type="float">
            <text:p>16.080,9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<text:s text:c="29"/>toplam <text:s text:c="4"/>1835</text:p>
          </table:table-cell>
          <table:table-cell table:style-name="ce848" table:number-columns-repeated="3"/>
          <table:table-cell table:style-name="ce843" table:formula="of:=[.F639]-[.C640]+[.D640]" office:value-type="float" office:value="16080.9" calcext:value-type="float">
            <text:p>16.080,9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5-12-16" calcext:value-type="date">
            <text:p>16.12.2015</text:p>
          </table:table-cell>
          <table:table-cell table:style-name="ce821" office:value-type="string" calcext:value-type="string">
            <text:p>ali ye</text:p>
          </table:table-cell>
          <table:table-cell table:style-name="ce848"/>
          <table:table-cell table:style-name="ce848" office:value-type="float" office:value="4000" calcext:value-type="float">
            <text:p>4.000,00</text:p>
          </table:table-cell>
          <table:table-cell table:style-name="ce848"/>
          <table:table-cell table:style-name="ce843" table:formula="of:=[.F640]-[.C641]+[.D641]" office:value-type="float" office:value="20080.9" calcext:value-type="float">
            <text:p>20.080,9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5-12-28" calcext:value-type="date">
            <text:p>28.12.2015</text:p>
          </table:table-cell>
          <table:table-cell table:style-name="ce821" office:value-type="string" calcext:value-type="string">
            <text:p>ali ye nail den yalıtım taksidi</text:p>
          </table:table-cell>
          <table:table-cell table:style-name="ce848"/>
          <table:table-cell table:style-name="ce848" office:value-type="float" office:value="1000" calcext:value-type="float">
            <text:p>1.000,00</text:p>
          </table:table-cell>
          <table:table-cell table:style-name="ce848"/>
          <table:table-cell table:style-name="ce843" table:formula="of:=[.F641]-[.C642]+[.D642]" office:value-type="float" office:value="21080.9" calcext:value-type="float">
            <text:p>21.080,9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/>
          <table:table-cell table:style-name="ce848" table:number-columns-repeated="3"/>
          <table:table-cell table:style-name="ce843" table:formula="of:=[.F642]-[.C643]+[.D643]" office:value-type="float" office:value="21080.9" calcext:value-type="float">
            <text:p>21.080,9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39" office:value-type="string" calcext:value-type="string">
            <text:p>2016 ya devirdoğuş alacaklı</text:p>
          </table:table-cell>
          <table:table-cell table:style-name="ce848" table:number-columns-repeated="3"/>
          <table:table-cell table:style-name="ce864" table:formula="of:=[.F643]-[.C644]+[.D644]" office:value-type="float" office:value="21080.9" calcext:value-type="float">
            <text:p>21.080,9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799"/>
          <table:table-cell table:style-name="ce825"/>
          <table:table-cell table:style-name="ce834" table:number-columns-repeated="3"/>
          <table:table-cell table:style-name="ce843" table:formula="of:=[.F644]-[.C645]+[.D645]" office:value-type="float" office:value="21080.9" calcext:value-type="float">
            <text:p>21.080,9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40" office:value-type="string" calcext:value-type="string">
            <text:p>DEVİR 2015 doğuş borçlu</text:p>
          </table:table-cell>
          <table:table-cell table:style-name="ce850" table:number-columns-repeated="3"/>
          <table:table-cell table:style-name="ce864" table:formula="of:=[.F645]-[.C646]+[.D646]" office:value-type="float" office:value="21080.9" calcext:value-type="float">
            <text:p>21.080,90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 office:value-type="date" office:date-value="2016-02-29" calcext:value-type="date">
            <text:p>29.02.16</text:p>
          </table:table-cell>
          <table:table-cell table:style-name="ce821" office:value-type="string" calcext:value-type="string">
            <text:p>İŞ KREDİ 8/36</text:p>
          </table:table-cell>
          <table:table-cell table:style-name="ce848"/>
          <table:table-cell table:style-name="ce848" office:value-type="float" office:value="3423.21" calcext:value-type="float">
            <text:p>3.423,21</text:p>
          </table:table-cell>
          <table:table-cell table:style-name="ce848"/>
          <table:table-cell table:style-name="ce848" table:formula="of:=[.F646]-[.C647]+[.D647]" office:value-type="float" office:value="24504.11" calcext:value-type="float">
            <text:p>24.504,1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02-26" calcext:value-type="date">
            <text:p>26.02.16</text:p>
          </table:table-cell>
          <table:table-cell table:style-name="ce821" office:value-type="string" calcext:value-type="string">
            <text:p>DENİZ KREDİ 18/60. TAKSİT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8" table:formula="of:=[.F647]-[.C648]+[.D648]" office:value-type="float" office:value="31269.11" calcext:value-type="float">
            <text:p>31.269,1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2-01" calcext:value-type="date">
            <text:p>01.02.2016</text:p>
          </table:table-cell>
          <table:table-cell table:style-name="ce821" office:value-type="string" calcext:value-type="string">
            <text:p>ali ye ssk</text:p>
          </table:table-cell>
          <table:table-cell table:style-name="ce848"/>
          <table:table-cell table:style-name="ce848" office:value-type="float" office:value="3777" calcext:value-type="float">
            <text:p>3.777,00</text:p>
          </table:table-cell>
          <table:table-cell table:style-name="ce848"/>
          <table:table-cell table:style-name="ce848" table:formula="of:=[.F648]-[.C649]+[.D649]" office:value-type="float" office:value="35046.11" calcext:value-type="float">
            <text:p>35.046,1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 office:value-type="date" office:date-value="2016-01-30" calcext:value-type="date">
            <text:p>30.01.16</text:p>
          </table:table-cell>
          <table:table-cell table:style-name="ce821" office:value-type="string" calcext:value-type="string">
            <text:p>İŞ KREDİ 7/36</text:p>
          </table:table-cell>
          <table:table-cell table:style-name="ce848"/>
          <table:table-cell table:style-name="ce848" office:value-type="float" office:value="3423.21" calcext:value-type="float">
            <text:p>3.423,21</text:p>
          </table:table-cell>
          <table:table-cell table:style-name="ce848"/>
          <table:table-cell table:style-name="ce848" table:formula="of:=[.F649]-[.C650]+[.D650]" office:value-type="float" office:value="38469.32" calcext:value-type="float">
            <text:p>38.469,3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01-26" calcext:value-type="date">
            <text:p>26.01.16</text:p>
          </table:table-cell>
          <table:table-cell table:style-name="ce821" office:value-type="string" calcext:value-type="string">
            <text:p>DENİZ KREDİ 17/60. TAKSİT <text:s text:c="5"/>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8" table:formula="of:=[.F650]-[.C651]+[.D651]" office:value-type="float" office:value="45234.32" calcext:value-type="float">
            <text:p>45.234,3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1-25" calcext:value-type="date">
            <text:p>25.01.2016</text:p>
          </table:table-cell>
          <table:table-cell table:style-name="ce821" office:value-type="string" calcext:value-type="string">
            <text:p>ali ye nkt <text:s text:c="41"/></text:p>
          </table:table-cell>
          <table:table-cell table:style-name="ce848"/>
          <table:table-cell table:style-name="ce848" office:value-type="float" office:value="12747" calcext:value-type="float">
            <text:p>12.747,00</text:p>
          </table:table-cell>
          <table:table-cell table:style-name="ce848"/>
          <table:table-cell table:style-name="ce848" table:formula="of:=[.F651]-[.C652]+[.D652]" office:value-type="float" office:value="57981.32" calcext:value-type="float">
            <text:p>57.981,3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1-25" calcext:value-type="date">
            <text:p>25.01.2016</text:p>
          </table:table-cell>
          <table:table-cell table:style-name="ce821" office:value-type="string" calcext:value-type="string">
            <text:p>ali ye kdv stopaj <text:s text:c="20"/>20 000</text:p>
          </table:table-cell>
          <table:table-cell table:style-name="ce848"/>
          <table:table-cell table:style-name="ce848" office:value-type="float" office:value="488" calcext:value-type="float">
            <text:p>488,00</text:p>
          </table:table-cell>
          <table:table-cell table:style-name="ce848"/>
          <table:table-cell table:style-name="ce848" table:formula="of:=[.F652]-[.C653]+[.D653]" office:value-type="float" office:value="58469.32" calcext:value-type="float">
            <text:p>58.469,3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1-15" calcext:value-type="date">
            <text:p>15.01.2016</text:p>
          </table:table-cell>
          <table:table-cell table:style-name="ce821" office:value-type="string" calcext:value-type="string">
            <text:p>ali ye <text:s text:c="64"/></text:p>
          </table:table-cell>
          <table:table-cell table:style-name="ce848"/>
          <table:table-cell table:style-name="ce848" office:value-type="float" office:value="5000" calcext:value-type="float">
            <text:p>5.000,00</text:p>
          </table:table-cell>
          <table:table-cell table:style-name="ce848"/>
          <table:table-cell table:style-name="ce848" table:formula="of:=[.F653]-[.C654]+[.D654]" office:value-type="float" office:value="63469.32" calcext:value-type="float">
            <text:p>63.469,3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3-25" calcext:value-type="date">
            <text:p>25.03.2016</text:p>
          </table:table-cell>
          <table:table-cell table:style-name="ce821" office:value-type="string" calcext:value-type="string">
            <text:p>elden </text:p>
          </table:table-cell>
          <table:table-cell table:style-name="ce848"/>
          <table:table-cell table:style-name="ce848" office:value-type="float" office:value="2000" calcext:value-type="float">
            <text:p>2.000,00</text:p>
          </table:table-cell>
          <table:table-cell table:style-name="ce848"/>
          <table:table-cell table:style-name="ce848" table:formula="of:=[.F654]-[.C655]+[.D655]" office:value-type="float" office:value="65469.32" calcext:value-type="float">
            <text:p>65.469,3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iş kredi selanik</text:p>
          </table:table-cell>
          <table:table-cell table:style-name="ce848"/>
          <table:table-cell table:style-name="ce848" office:value-type="float" office:value="5033" calcext:value-type="float">
            <text:p>5.033,00</text:p>
          </table:table-cell>
          <table:table-cell table:style-name="ce848"/>
          <table:table-cell table:style-name="ce848" table:formula="of:=[.F655]-[.C656]+[.D656]" office:value-type="float" office:value="70502.32" calcext:value-type="float">
            <text:p>70.502,3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hacı kamil mezar parası tevfşkten</text:p>
          </table:table-cell>
          <table:table-cell table:style-name="ce848" office:value-type="float" office:value="600" calcext:value-type="float">
            <text:p>600,00</text:p>
          </table:table-cell>
          <table:table-cell table:style-name="ce848" table:number-columns-repeated="2"/>
          <table:table-cell table:style-name="ce848" table:formula="of:=[.F656]-[.C657]+[.D657]" office:value-type="float" office:value="69902.32" calcext:value-type="float">
            <text:p>69.902,3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3-20" calcext:value-type="date">
            <text:p>20.03.2016</text:p>
          </table:table-cell>
          <table:table-cell table:style-name="ce821" office:value-type="string" calcext:value-type="string">
            <text:p>doğuş kdv</text:p>
          </table:table-cell>
          <table:table-cell table:style-name="ce848" office:value-type="float" office:value="574" calcext:value-type="float">
            <text:p>574,00</text:p>
          </table:table-cell>
          <table:table-cell table:style-name="ce848" table:number-columns-repeated="2"/>
          <table:table-cell table:style-name="ce848" table:formula="of:=[.F657]-[.C658]+[.D658]" office:value-type="float" office:value="69328.32" calcext:value-type="float">
            <text:p>69.328,3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3-19" calcext:value-type="date">
            <text:p>19.03.2016</text:p>
          </table:table-cell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500" calcext:value-type="float">
            <text:p>500,00</text:p>
          </table:table-cell>
          <table:table-cell table:style-name="ce848"/>
          <table:table-cell table:style-name="ce848" table:formula="of:=[.F658]-[.C659]+[.D659]" office:value-type="float" office:value="69828.32" calcext:value-type="float">
            <text:p>69.828,3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selim demircan mezar parası</text:p>
          </table:table-cell>
          <table:table-cell table:style-name="ce848" office:value-type="float" office:value="500" calcext:value-type="float">
            <text:p>500,00</text:p>
          </table:table-cell>
          <table:table-cell table:style-name="ce848" table:number-columns-repeated="2"/>
          <table:table-cell table:style-name="ce848" table:formula="of:=[.F659]-[.C660]+[.D660]" office:value-type="float" office:value="69328.32" calcext:value-type="float">
            <text:p>69.328,3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TIR dan atşlaya</text:p>
          </table:table-cell>
          <table:table-cell table:style-name="ce848"/>
          <table:table-cell table:style-name="ce848" office:value-type="float" office:value="3000" calcext:value-type="float">
            <text:p>3.000,00</text:p>
          </table:table-cell>
          <table:table-cell table:style-name="ce848"/>
          <table:table-cell table:style-name="ce848" table:formula="of:=[.F660]-[.C661]+[.D661]" office:value-type="float" office:value="72328.32" calcext:value-type="float">
            <text:p>72.328,3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3-10" calcext:value-type="date">
            <text:p>10.03.2016</text:p>
          </table:table-cell>
          <table:table-cell table:style-name="ce821" office:value-type="string" calcext:value-type="string">
            <text:p>TIR dan</text:p>
          </table:table-cell>
          <table:table-cell table:style-name="ce848" office:value-type="float" office:value="39000" calcext:value-type="float">
            <text:p>39.000,00</text:p>
          </table:table-cell>
          <table:table-cell table:style-name="ce848" table:number-columns-repeated="2"/>
          <table:table-cell table:style-name="ce848" table:formula="of:=[.F661]-[.C662]+[.D662]" office:value-type="float" office:value="33328.32" calcext:value-type="float">
            <text:p>33.328,3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3-07" calcext:value-type="date">
            <text:p>07.03.2016</text:p>
          </table:table-cell>
          <table:table-cell table:style-name="ce821" office:value-type="string" calcext:value-type="string">
            <text:p>elden </text:p>
          </table:table-cell>
          <table:table-cell table:style-name="ce848"/>
          <table:table-cell table:style-name="ce848" office:value-type="float" office:value="300" calcext:value-type="float">
            <text:p>300,00</text:p>
          </table:table-cell>
          <table:table-cell table:style-name="ce848"/>
          <table:table-cell table:style-name="ce848" table:formula="of:=[.F662]-[.C663]+[.D663]" office:value-type="float" office:value="33628.32" calcext:value-type="float">
            <text:p>33.628,3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yşe 2 ay kira en alt kat</text:p>
          </table:table-cell>
          <table:table-cell table:style-name="ce848"/>
          <table:table-cell table:style-name="ce848" office:value-type="float" office:value="600" calcext:value-type="float">
            <text:p>600,00</text:p>
          </table:table-cell>
          <table:table-cell table:style-name="ce848"/>
          <table:table-cell table:style-name="ce848" table:formula="of:=[.F663]-[.C664]+[.D664]" office:value-type="float" office:value="34228.32" calcext:value-type="float">
            <text:p>34.228,3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03-26" calcext:value-type="date">
            <text:p>26.03.16</text:p>
          </table:table-cell>
          <table:table-cell table:style-name="ce821" office:value-type="string" calcext:value-type="string">
            <text:p>DENİZ KREDİ 19/60. TAKSİT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8" table:formula="of:=[.F664]-[.C665]+[.D665]" office:value-type="float" office:value="40993.32" calcext:value-type="float">
            <text:p>40.993,3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 office:value-type="date" office:date-value="2016-03-30" calcext:value-type="date">
            <text:p>30.03.16</text:p>
          </table:table-cell>
          <table:table-cell table:style-name="ce821" office:value-type="string" calcext:value-type="string">
            <text:p>İŞ KREDİ 9/36</text:p>
          </table:table-cell>
          <table:table-cell table:style-name="ce848"/>
          <table:table-cell table:style-name="ce848" office:value-type="float" office:value="3423.21" calcext:value-type="float">
            <text:p>3.423,21</text:p>
          </table:table-cell>
          <table:table-cell table:style-name="ce848"/>
          <table:table-cell table:style-name="ce848" table:formula="of:=[.F665]-[.C666]+[.D666]" office:value-type="float" office:value="44416.53" calcext:value-type="float">
            <text:p>44.416,5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iş güvenliği için</text:p>
          </table:table-cell>
          <table:table-cell table:style-name="ce848"/>
          <table:table-cell table:style-name="ce848" office:value-type="float" office:value="1000" calcext:value-type="float">
            <text:p>1.000,00</text:p>
          </table:table-cell>
          <table:table-cell table:style-name="ce848"/>
          <table:table-cell table:style-name="ce848" table:formula="of:=[.F666]-[.C667]+[.D667]" office:value-type="float" office:value="45416.53" calcext:value-type="float">
            <text:p>45.416,5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naciye</text:p>
          </table:table-cell>
          <table:table-cell table:style-name="ce848"/>
          <table:table-cell table:style-name="ce848" office:value-type="float" office:value="350" calcext:value-type="float">
            <text:p>350,00</text:p>
          </table:table-cell>
          <table:table-cell table:style-name="ce848"/>
          <table:table-cell table:style-name="ce848" table:formula="of:=[.F667]-[.C668]+[.D668]" office:value-type="float" office:value="45766.53" calcext:value-type="float">
            <text:p>45.766,5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ümit kk mermer hesabı</text:p>
          </table:table-cell>
          <table:table-cell table:style-name="ce848" office:value-type="float" office:value="300" calcext:value-type="float">
            <text:p>300,00</text:p>
          </table:table-cell>
          <table:table-cell table:style-name="ce848" table:number-columns-repeated="2"/>
          <table:table-cell table:style-name="ce848" table:formula="of:=[.F668]-[.C669]+[.D669]" office:value-type="float" office:value="45466.53" calcext:value-type="float">
            <text:p>45.466,5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05-26" calcext:value-type="date">
            <text:p>26.05.16</text:p>
          </table:table-cell>
          <table:table-cell table:style-name="ce821" office:value-type="string" calcext:value-type="string">
            <text:p>DENİZ KREDİ 21/60. TAKSİT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8" table:formula="of:=[.F669]-[.C670]+[.D670]" office:value-type="float" office:value="52231.53" calcext:value-type="float">
            <text:p>52.231,5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 office:value-type="date" office:date-value="2016-05-30" calcext:value-type="date">
            <text:p>30.05.16</text:p>
          </table:table-cell>
          <table:table-cell table:style-name="ce821" office:value-type="string" calcext:value-type="string">
            <text:p>İŞ KREDİ 11/36</text:p>
          </table:table-cell>
          <table:table-cell table:style-name="ce848"/>
          <table:table-cell table:style-name="ce848" office:value-type="float" office:value="3423.21" calcext:value-type="float">
            <text:p>3.423,21</text:p>
          </table:table-cell>
          <table:table-cell table:style-name="ce848"/>
          <table:table-cell table:style-name="ce848" table:formula="of:=[.F670]-[.C671]+[.D671]" office:value-type="float" office:value="55654.74" calcext:value-type="float">
            <text:p>55.654,7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04-26" calcext:value-type="date">
            <text:p>26.04.16</text:p>
          </table:table-cell>
          <table:table-cell table:style-name="ce821" office:value-type="string" calcext:value-type="string">
            <text:p>DENİZ KREDİ 20/60. TAKSİT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8" table:formula="of:=[.F671]-[.C672]+[.D672]" office:value-type="float" office:value="62419.74" calcext:value-type="float">
            <text:p>62.419,7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 office:value-type="date" office:date-value="2016-04-30" calcext:value-type="date">
            <text:p>30.04.16</text:p>
          </table:table-cell>
          <table:table-cell table:style-name="ce821" office:value-type="string" calcext:value-type="string">
            <text:p>İŞ KREDİ 10/36</text:p>
          </table:table-cell>
          <table:table-cell table:style-name="ce848"/>
          <table:table-cell table:style-name="ce848" office:value-type="float" office:value="3423.21" calcext:value-type="float">
            <text:p>3.423,21</text:p>
          </table:table-cell>
          <table:table-cell table:style-name="ce848"/>
          <table:table-cell table:style-name="ce848" table:formula="of:=[.F672]-[.C673]+[.D673]" office:value-type="float" office:value="65842.95" calcext:value-type="float">
            <text:p>65.842,9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10000" calcext:value-type="float">
            <text:p>10.000,00</text:p>
          </table:table-cell>
          <table:table-cell table:style-name="ce848"/>
          <table:table-cell table:style-name="ce848" table:formula="of:=[.F673]-[.C674]+[.D674]" office:value-type="float" office:value="75842.95" calcext:value-type="float">
            <text:p>75.842,9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deniz çek</text:p>
          </table:table-cell>
          <table:table-cell table:style-name="ce848" office:value-type="float" office:value="12500" calcext:value-type="float">
            <text:p>12.500,00</text:p>
          </table:table-cell>
          <table:table-cell table:style-name="ce848" table:number-columns-repeated="2"/>
          <table:table-cell table:style-name="ce848" table:formula="of:=[.F674]-[.C675]+[.D675]" office:value-type="float" office:value="63342.95" calcext:value-type="float">
            <text:p>63.342,9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4-04" calcext:value-type="date">
            <text:p>04.04.2016</text:p>
          </table:table-cell>
          <table:table-cell table:style-name="ce821" office:value-type="string" calcext:value-type="string">
            <text:p>yurt kredi</text:p>
          </table:table-cell>
          <table:table-cell table:style-name="ce848"/>
          <table:table-cell table:style-name="ce848" office:value-type="float" office:value="5000" calcext:value-type="float">
            <text:p>5.000,00</text:p>
          </table:table-cell>
          <table:table-cell table:style-name="ce848"/>
          <table:table-cell table:style-name="ce848" table:formula="of:=[.F675]-[.C676]+[.D676]" office:value-type="float" office:value="68342.95" calcext:value-type="float">
            <text:p>68.342,9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4-01" calcext:value-type="date">
            <text:p>01.04.2016</text:p>
          </table:table-cell>
          <table:table-cell table:style-name="ce821" office:value-type="string" calcext:value-type="string">
            <text:p>nail yalıtım</text:p>
          </table:table-cell>
          <table:table-cell table:style-name="ce848"/>
          <table:table-cell table:style-name="ce848" office:value-type="float" office:value="1500" calcext:value-type="float">
            <text:p>1.500,00</text:p>
          </table:table-cell>
          <table:table-cell table:style-name="ce848"/>
          <table:table-cell table:style-name="ce848" table:formula="of:=[.F676]-[.C677]+[.D677]" office:value-type="float" office:value="69842.95" calcext:value-type="float">
            <text:p>69.842,9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4-01" calcext:value-type="date">
            <text:p>01.04.2016</text:p>
          </table:table-cell>
          <table:table-cell table:style-name="ce821"/>
          <table:table-cell table:style-name="ce848" table:number-columns-repeated="3"/>
          <table:table-cell table:style-name="ce848" table:formula="of:=[.F677]-[.C678]+[.D678]" office:value-type="float" office:value="69842.95" calcext:value-type="float">
            <text:p>69.842,9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6-27" calcext:value-type="date">
            <text:p>27.06.2016</text:p>
          </table:table-cell>
          <table:table-cell table:style-name="ce821" office:value-type="string" calcext:value-type="string">
            <text:p>ali ye</text:p>
          </table:table-cell>
          <table:table-cell table:style-name="ce848"/>
          <table:table-cell table:style-name="ce848" office:value-type="float" office:value="7000" calcext:value-type="float">
            <text:p>7.000,00</text:p>
          </table:table-cell>
          <table:table-cell table:style-name="ce848"/>
          <table:table-cell table:style-name="ce848" table:formula="of:=[.F678]-[.C679]+[.D679]" office:value-type="float" office:value="76842.95" calcext:value-type="float">
            <text:p>76.842,9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06-30" calcext:value-type="date">
            <text:p>30.06.16</text:p>
          </table:table-cell>
          <table:table-cell table:style-name="ce821" office:value-type="string" calcext:value-type="string">
            <text:p>samsun havale</text:p>
          </table:table-cell>
          <table:table-cell table:style-name="ce848"/>
          <table:table-cell table:style-name="ce848" office:value-type="float" office:value="8000" calcext:value-type="float">
            <text:p>8.000,00</text:p>
          </table:table-cell>
          <table:table-cell table:style-name="ce848"/>
          <table:table-cell table:style-name="ce848" table:formula="of:=[.F679]-[.C680]+[.D680]" office:value-type="float" office:value="84842.95" calcext:value-type="float">
            <text:p>84.842,9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06-14" calcext:value-type="date">
            <text:p>14.06.16</text:p>
          </table:table-cell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15000" calcext:value-type="float">
            <text:p>15.000,00</text:p>
          </table:table-cell>
          <table:table-cell table:style-name="ce848"/>
          <table:table-cell table:style-name="ce848" table:formula="of:=[.F680]-[.C681]+[.D681]" office:value-type="float" office:value="99842.95" calcext:value-type="float">
            <text:p>99.842,9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06-15" calcext:value-type="date">
            <text:p>15.06.16</text:p>
          </table:table-cell>
          <table:table-cell table:style-name="ce821" office:value-type="string" calcext:value-type="string">
            <text:p>iş 800 havale çek için</text:p>
          </table:table-cell>
          <table:table-cell table:style-name="ce848"/>
          <table:table-cell table:style-name="ce848" office:value-type="float" office:value="3500" calcext:value-type="float">
            <text:p>3.500,00</text:p>
          </table:table-cell>
          <table:table-cell table:style-name="ce848"/>
          <table:table-cell table:style-name="ce848" table:formula="of:=[.F681]-[.C682]+[.D682]" office:value-type="float" office:value="103342.95" calcext:value-type="float">
            <text:p>103.342,9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06-30" calcext:value-type="date">
            <text:p>30.06.16</text:p>
          </table:table-cell>
          <table:table-cell table:style-name="ce821" office:value-type="string" calcext:value-type="string">
            <text:p>ali ye</text:p>
          </table:table-cell>
          <table:table-cell table:style-name="ce848"/>
          <table:table-cell table:style-name="ce848" office:value-type="float" office:value="22000" calcext:value-type="float">
            <text:p>22.000,00</text:p>
          </table:table-cell>
          <table:table-cell table:style-name="ce848"/>
          <table:table-cell table:style-name="ce848" table:formula="of:=[.F682]-[.C683]+[.D683]" office:value-type="float" office:value="125342.95" calcext:value-type="float">
            <text:p>125.342,9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06-26" calcext:value-type="date">
            <text:p>26.06.16</text:p>
          </table:table-cell>
          <table:table-cell table:style-name="ce821" office:value-type="string" calcext:value-type="string">
            <text:p>DENİZ KREDİ 22/60.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8" table:formula="of:=[.F683]-[.C684]+[.D684]" office:value-type="float" office:value="132107.95" calcext:value-type="float">
            <text:p>132.107,95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 office:value-type="date" office:date-value="2016-06-30" calcext:value-type="date">
            <text:p>30.06.16</text:p>
          </table:table-cell>
          <table:table-cell table:style-name="ce821" office:value-type="string" calcext:value-type="string">
            <text:p>İŞ KREDİ 12/36</text:p>
          </table:table-cell>
          <table:table-cell table:style-name="ce848"/>
          <table:table-cell table:style-name="ce848" office:value-type="float" office:value="3423.21" calcext:value-type="float">
            <text:p>3.423,21</text:p>
          </table:table-cell>
          <table:table-cell table:style-name="ce848"/>
          <table:table-cell table:style-name="ce848" table:formula="of:=[.F684]-[.C685]+[.D685]" office:value-type="float" office:value="135531.16" calcext:value-type="float">
            <text:p>135.531,1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06-18" calcext:value-type="date">
            <text:p>18.06.16</text:p>
          </table:table-cell>
          <table:table-cell table:style-name="ce821" office:value-type="string" calcext:value-type="string">
            <text:p>iş kredi ali</text:p>
          </table:table-cell>
          <table:table-cell table:style-name="ce848"/>
          <table:table-cell table:style-name="ce848" office:value-type="float" office:value="5040" calcext:value-type="float">
            <text:p>5.040,00</text:p>
          </table:table-cell>
          <table:table-cell table:style-name="ce848"/>
          <table:table-cell table:style-name="ce848" table:formula="of:=[.F685]-[.C686]+[.D686]" office:value-type="float" office:value="140571.16" calcext:value-type="float">
            <text:p>140.571,1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06-08" calcext:value-type="date">
            <text:p>08.06.16</text:p>
          </table:table-cell>
          <table:table-cell table:style-name="ce821" office:value-type="string" calcext:value-type="string">
            <text:p>aliden</text:p>
          </table:table-cell>
          <table:table-cell table:style-name="ce848" office:value-type="float" office:value="2900" calcext:value-type="float">
            <text:p>2.900,00</text:p>
          </table:table-cell>
          <table:table-cell table:style-name="ce848" table:number-columns-repeated="2"/>
          <table:table-cell table:style-name="ce848" table:formula="of:=[.F686]-[.C687]+[.D687]" office:value-type="float" office:value="137671.16" calcext:value-type="float">
            <text:p>137.671,1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06-07" calcext:value-type="date">
            <text:p>07.06.16</text:p>
          </table:table-cell>
          <table:table-cell table:style-name="ce821" office:value-type="string" calcext:value-type="string">
            <text:p>bch tan aliye</text:p>
          </table:table-cell>
          <table:table-cell table:style-name="ce848"/>
          <table:table-cell table:style-name="ce848" office:value-type="float" office:value="30000" calcext:value-type="float">
            <text:p>30.000,00</text:p>
          </table:table-cell>
          <table:table-cell table:style-name="ce848"/>
          <table:table-cell table:style-name="ce848" table:formula="of:=[.F687]-[.C688]+[.D688]" office:value-type="float" office:value="167671.16" calcext:value-type="float">
            <text:p>167.671,1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07-26" calcext:value-type="date">
            <text:p>26.07.16</text:p>
          </table:table-cell>
          <table:table-cell table:style-name="ce821" office:value-type="string" calcext:value-type="string">
            <text:p>DENİZ KREDİ 23/60. TAKSİT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8" table:formula="of:=[.F688]-[.C689]+[.D689]" office:value-type="float" office:value="174436.16" calcext:value-type="float">
            <text:p>174.436,1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 office:value-type="date" office:date-value="2016-07-30" calcext:value-type="date">
            <text:p>30.07.16</text:p>
          </table:table-cell>
          <table:table-cell table:style-name="ce821" office:value-type="string" calcext:value-type="string">
            <text:p>İŞ KREDİ 13/36</text:p>
          </table:table-cell>
          <table:table-cell table:style-name="ce848"/>
          <table:table-cell table:style-name="ce848" office:value-type="float" office:value="3423.21" calcext:value-type="float">
            <text:p>3.423,21</text:p>
          </table:table-cell>
          <table:table-cell table:style-name="ce848"/>
          <table:table-cell table:style-name="ce848" table:formula="of:=[.F689]-[.C690]+[.D690]" office:value-type="float" office:value="177859.37" calcext:value-type="float">
            <text:p>177.859,3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7-26" calcext:value-type="date">
            <text:p>26.07.2016</text:p>
          </table:table-cell>
          <table:table-cell table:style-name="ce821" office:value-type="string" calcext:value-type="string">
            <text:p>vergi </text:p>
          </table:table-cell>
          <table:table-cell table:style-name="ce848"/>
          <table:table-cell table:style-name="ce848" office:value-type="float" office:value="705" calcext:value-type="float">
            <text:p>705,00</text:p>
          </table:table-cell>
          <table:table-cell table:style-name="ce848"/>
          <table:table-cell table:style-name="ce848" table:formula="of:=[.F690]-[.C691]+[.D691]" office:value-type="float" office:value="178564.37" calcext:value-type="float">
            <text:p>178.564,3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6-30" calcext:value-type="date">
            <text:p>30.06.2016</text:p>
          </table:table-cell>
          <table:table-cell table:style-name="ce821" office:value-type="string" calcext:value-type="string">
            <text:p>bch iş devre faizi</text:p>
          </table:table-cell>
          <table:table-cell table:style-name="ce848"/>
          <table:table-cell table:style-name="ce848" office:value-type="float" office:value="665" calcext:value-type="float">
            <text:p>665,00</text:p>
          </table:table-cell>
          <table:table-cell table:style-name="ce848"/>
          <table:table-cell table:style-name="ce848" table:formula="of:=[.F691]-[.C692]+[.D692]" office:value-type="float" office:value="179229.37" calcext:value-type="float">
            <text:p>179.229,3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7-01" calcext:value-type="date">
            <text:p>01.07.2016</text:p>
          </table:table-cell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4000" calcext:value-type="float">
            <text:p>4.000,00</text:p>
          </table:table-cell>
          <table:table-cell table:style-name="ce848"/>
          <table:table-cell table:style-name="ce848" table:formula="of:=[.F692]-[.C693]+[.D693]" office:value-type="float" office:value="183229.37" calcext:value-type="float">
            <text:p>183.229,3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7-11" calcext:value-type="date">
            <text:p>11.07.2016</text:p>
          </table:table-cell>
          <table:table-cell table:style-name="ce821" office:value-type="string" calcext:value-type="string">
            <text:p>ali iş kredi için</text:p>
          </table:table-cell>
          <table:table-cell table:style-name="ce848"/>
          <table:table-cell table:style-name="ce848" office:value-type="float" office:value="5000" calcext:value-type="float">
            <text:p>5.000,00</text:p>
          </table:table-cell>
          <table:table-cell table:style-name="ce848"/>
          <table:table-cell table:style-name="ce848" table:formula="of:=[.F693]-[.C694]+[.D694]" office:value-type="float" office:value="188229.37" calcext:value-type="float">
            <text:p>188.229,3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iskeleden killik</text:p>
          </table:table-cell>
          <table:table-cell table:style-name="ce848"/>
          <table:table-cell table:style-name="ce848" office:value-type="float" office:value="700" calcext:value-type="float">
            <text:p>700,00</text:p>
          </table:table-cell>
          <table:table-cell table:style-name="ce848"/>
          <table:table-cell table:style-name="ce848" table:formula="of:=[.F694]-[.C695]+[.D695]" office:value-type="float" office:value="188929.37" calcext:value-type="float">
            <text:p>188.929,3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şahin çırdaklı ya</text:p>
          </table:table-cell>
          <table:table-cell table:style-name="ce848" office:value-type="float" office:value="500" calcext:value-type="float">
            <text:p>500,00</text:p>
          </table:table-cell>
          <table:table-cell table:style-name="ce848" table:number-columns-repeated="2"/>
          <table:table-cell table:style-name="ce848" table:formula="of:=[.F695]-[.C696]+[.D696]" office:value-type="float" office:value="188429.37" calcext:value-type="float">
            <text:p>188.429,3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yıkamacı mehmet en</text:p>
          </table:table-cell>
          <table:table-cell table:style-name="ce848"/>
          <table:table-cell table:style-name="ce848" office:value-type="float" office:value="300" calcext:value-type="float">
            <text:p>300,00</text:p>
          </table:table-cell>
          <table:table-cell table:style-name="ce848"/>
          <table:table-cell table:style-name="ce848" table:formula="of:=[.F696]-[.C697]+[.D697]" office:value-type="float" office:value="188729.37" calcext:value-type="float">
            <text:p>188.729,3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yusuf parlak dan</text:p>
          </table:table-cell>
          <table:table-cell table:style-name="ce848"/>
          <table:table-cell table:style-name="ce848" office:value-type="float" office:value="100" calcext:value-type="float">
            <text:p>100,00</text:p>
          </table:table-cell>
          <table:table-cell table:style-name="ce848"/>
          <table:table-cell table:style-name="ce848" table:formula="of:=[.F697]-[.C698]+[.D698]" office:value-type="float" office:value="188829.37" calcext:value-type="float">
            <text:p>188.829,3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kk mermer</text:p>
          </table:table-cell>
          <table:table-cell table:style-name="ce848" office:value-type="float" office:value="750" calcext:value-type="float">
            <text:p>750,00</text:p>
          </table:table-cell>
          <table:table-cell table:style-name="ce848" table:number-columns-repeated="2"/>
          <table:table-cell table:style-name="ce848" table:formula="of:=[.F698]-[.C699]+[.D699]" office:value-type="float" office:value="188079.37" calcext:value-type="float">
            <text:p>188.079,3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7-10" calcext:value-type="date">
            <text:p>10.07.2016</text:p>
          </table:table-cell>
          <table:table-cell table:style-name="ce821" office:value-type="string" calcext:value-type="string">
            <text:p>kıbrıstan iş 800 e havale</text:p>
          </table:table-cell>
          <table:table-cell table:style-name="ce848"/>
          <table:table-cell table:style-name="ce848" office:value-type="float" office:value="5000" calcext:value-type="float">
            <text:p>5.000,00</text:p>
          </table:table-cell>
          <table:table-cell table:style-name="ce848"/>
          <table:table-cell table:style-name="ce848" table:formula="of:=[.F699]-[.C700]+[.D700]" office:value-type="float" office:value="193079.37" calcext:value-type="float">
            <text:p>193.079,3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8-01" calcext:value-type="date">
            <text:p>01.08.2016</text:p>
          </table:table-cell>
          <table:table-cell table:style-name="ce821" office:value-type="string" calcext:value-type="string">
            <text:p>samsun havale</text:p>
          </table:table-cell>
          <table:table-cell table:style-name="ce848"/>
          <table:table-cell table:style-name="ce848" office:value-type="float" office:value="10000" calcext:value-type="float">
            <text:p>10.000,00</text:p>
          </table:table-cell>
          <table:table-cell table:style-name="ce848"/>
          <table:table-cell table:style-name="ce848" table:formula="of:=[.F700]-[.C701]+[.D701]" office:value-type="float" office:value="203079.37" calcext:value-type="float">
            <text:p>203.079,3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8-01" calcext:value-type="date">
            <text:p>01.08.2016</text:p>
          </table:table-cell>
          <table:table-cell table:style-name="ce821" office:value-type="string" calcext:value-type="string">
            <text:p>aliden</text:p>
          </table:table-cell>
          <table:table-cell table:style-name="ce848" office:value-type="float" office:value="9900" calcext:value-type="float">
            <text:p>9.900,00</text:p>
          </table:table-cell>
          <table:table-cell table:style-name="ce848" table:number-columns-repeated="2"/>
          <table:table-cell table:style-name="ce848" table:formula="of:=[.F701]-[.C702]+[.D702]" office:value-type="float" office:value="193179.37" calcext:value-type="float">
            <text:p>193.179,37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 office:value-type="date" office:date-value="2016-08-30" calcext:value-type="date">
            <text:p>30.08.16</text:p>
          </table:table-cell>
          <table:table-cell table:style-name="ce821" office:value-type="string" calcext:value-type="string">
            <text:p>İŞ KREDİ 14/36</text:p>
          </table:table-cell>
          <table:table-cell table:style-name="ce848"/>
          <table:table-cell table:style-name="ce848" office:value-type="float" office:value="3423.21" calcext:value-type="float">
            <text:p>3.423,21</text:p>
          </table:table-cell>
          <table:table-cell table:style-name="ce848"/>
          <table:table-cell table:style-name="ce848" table:formula="of:=[.F702]-[.C703]+[.D703]" office:value-type="float" office:value="196602.58" calcext:value-type="float">
            <text:p>196.602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san seçkin ant yalıtım</text:p>
          </table:table-cell>
          <table:table-cell table:style-name="ce848"/>
          <table:table-cell table:style-name="ce848" office:value-type="float" office:value="4800" calcext:value-type="float">
            <text:p>4.800,00</text:p>
          </table:table-cell>
          <table:table-cell table:style-name="ce848"/>
          <table:table-cell table:style-name="ce848" table:formula="of:=[.F703]-[.C704]+[.D704]" office:value-type="float" office:value="201402.58" calcext:value-type="float">
            <text:p>201.402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08-26" calcext:value-type="date">
            <text:p>26.08.16</text:p>
          </table:table-cell>
          <table:table-cell table:style-name="ce821" office:value-type="string" calcext:value-type="string">
            <text:p>DENİZ KREDİ 24/60. TAKSİT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8" table:formula="of:=[.F704]-[.C705]+[.D705]" office:value-type="float" office:value="208167.58" calcext:value-type="float">
            <text:p>208.167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den nakit</text:p>
          </table:table-cell>
          <table:table-cell table:style-name="ce848" office:value-type="float" office:value="6750" calcext:value-type="float">
            <text:p>6.750,00</text:p>
          </table:table-cell>
          <table:table-cell table:style-name="ce848" table:number-columns-repeated="2"/>
          <table:table-cell table:style-name="ce848" table:formula="of:=[.F705]-[.C706]+[.D706]" office:value-type="float" office:value="201417.58" calcext:value-type="float">
            <text:p>201.417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yibo hilton evye <text:s text:c="5"/>75 tl * 110</text:p>
          </table:table-cell>
          <table:table-cell table:style-name="ce848"/>
          <table:table-cell table:style-name="ce848" office:value-type="float" office:value="8250" calcext:value-type="float">
            <text:p>8.250,00</text:p>
          </table:table-cell>
          <table:table-cell table:style-name="ce848"/>
          <table:table-cell table:style-name="ce848" table:formula="of:=[.F706]-[.C707]+[.D707]" office:value-type="float" office:value="209667.58" calcext:value-type="float">
            <text:p>209.667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marmara bilardo hesabı</text:p>
          </table:table-cell>
          <table:table-cell table:style-name="ce848" office:value-type="float" office:value="8500" calcext:value-type="float">
            <text:p>8.500,00</text:p>
          </table:table-cell>
          <table:table-cell table:style-name="ce848" table:number-columns-repeated="2"/>
          <table:table-cell table:style-name="ce848" table:formula="of:=[.F707]-[.C708]+[.D708]" office:value-type="float" office:value="201167.58" calcext:value-type="float">
            <text:p>201.167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elden aliye</text:p>
          </table:table-cell>
          <table:table-cell table:style-name="ce848"/>
          <table:table-cell table:style-name="ce848" office:value-type="float" office:value="300" calcext:value-type="float">
            <text:p>300,00</text:p>
          </table:table-cell>
          <table:table-cell table:style-name="ce848"/>
          <table:table-cell table:style-name="ce848" table:formula="of:=[.F708]-[.C709]+[.D709]" office:value-type="float" office:value="201467.58" calcext:value-type="float">
            <text:p>201.467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kk mermer kadtem</text:p>
          </table:table-cell>
          <table:table-cell table:style-name="ce848" office:value-type="float" office:value="2950" calcext:value-type="float">
            <text:p>2.950,00</text:p>
          </table:table-cell>
          <table:table-cell table:style-name="ce848" table:number-columns-repeated="2"/>
          <table:table-cell table:style-name="ce848" table:formula="of:=[.F709]-[.C710]+[.D710]" office:value-type="float" office:value="198517.58" calcext:value-type="float">
            <text:p>198.517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09-10" calcext:value-type="date">
            <text:p>10.09.2016</text:p>
          </table:table-cell>
          <table:table-cell table:style-name="ce821" office:value-type="string" calcext:value-type="string">
            <text:p>iş kredi 795411 e havale</text:p>
          </table:table-cell>
          <table:table-cell table:style-name="ce848"/>
          <table:table-cell table:style-name="ce848" office:value-type="float" office:value="5100" calcext:value-type="float">
            <text:p>5.100,00</text:p>
          </table:table-cell>
          <table:table-cell table:style-name="ce848"/>
          <table:table-cell table:style-name="ce848" table:formula="of:=[.F710]-[.C711]+[.D711]" office:value-type="float" office:value="203617.58" calcext:value-type="float">
            <text:p>203.617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taç yapı kk</text:p>
          </table:table-cell>
          <table:table-cell table:style-name="ce848" office:value-type="float" office:value="3700" calcext:value-type="float">
            <text:p>3.700,00</text:p>
          </table:table-cell>
          <table:table-cell table:style-name="ce848" table:number-columns-repeated="2"/>
          <table:table-cell table:style-name="ce848" table:formula="of:=[.F711]-[.C712]+[.D712]" office:value-type="float" office:value="199917.58" calcext:value-type="float">
            <text:p>199.917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200" calcext:value-type="float">
            <text:p>200,00</text:p>
          </table:table-cell>
          <table:table-cell table:style-name="ce848"/>
          <table:table-cell table:style-name="ce848" table:formula="of:=[.F712]-[.C713]+[.D713]" office:value-type="float" office:value="200117.58" calcext:value-type="float">
            <text:p>200.117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sgk işten yattı</text:p>
          </table:table-cell>
          <table:table-cell table:style-name="ce848"/>
          <table:table-cell table:style-name="ce848" office:value-type="float" office:value="3719" calcext:value-type="float">
            <text:p>3.719,00</text:p>
          </table:table-cell>
          <table:table-cell table:style-name="ce848"/>
          <table:table-cell table:style-name="ce848" table:formula="of:=[.F713]-[.C714]+[.D714]" office:value-type="float" office:value="203836.58" calcext:value-type="float">
            <text:p>203.836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halat havale</text:p>
          </table:table-cell>
          <table:table-cell table:style-name="ce848"/>
          <table:table-cell table:style-name="ce848" office:value-type="float" office:value="600" calcext:value-type="float">
            <text:p>600,00</text:p>
          </table:table-cell>
          <table:table-cell table:style-name="ce848"/>
          <table:table-cell table:style-name="ce848" table:formula="of:=[.F714]-[.C715]+[.D715]" office:value-type="float" office:value="204436.58" calcext:value-type="float">
            <text:p>204.436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samsun havale</text:p>
          </table:table-cell>
          <table:table-cell table:style-name="ce848"/>
          <table:table-cell table:style-name="ce848" office:value-type="float" office:value="15000" calcext:value-type="float">
            <text:p>15.000,00</text:p>
          </table:table-cell>
          <table:table-cell table:style-name="ce848"/>
          <table:table-cell table:style-name="ce848" table:formula="of:=[.F715]-[.C716]+[.D716]" office:value-type="float" office:value="219436.58" calcext:value-type="float">
            <text:p>219.436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den</text:p>
          </table:table-cell>
          <table:table-cell table:style-name="ce848" office:value-type="float" office:value="26500" calcext:value-type="float">
            <text:p>26.500,00</text:p>
          </table:table-cell>
          <table:table-cell table:style-name="ce848" table:number-columns-repeated="2"/>
          <table:table-cell table:style-name="ce848" table:formula="of:=[.F716]-[.C717]+[.D717]" office:value-type="float" office:value="192936.58" calcext:value-type="float">
            <text:p>192.936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10-10" calcext:value-type="date">
            <text:p>10.10.2016</text:p>
          </table:table-cell>
          <table:table-cell table:style-name="ce821" office:value-type="string" calcext:value-type="string">
            <text:p>atila şeker kk</text:p>
          </table:table-cell>
          <table:table-cell table:style-name="ce848"/>
          <table:table-cell table:style-name="ce848" office:value-type="float" office:value="600" calcext:value-type="float">
            <text:p>600,00</text:p>
          </table:table-cell>
          <table:table-cell table:style-name="ce848"/>
          <table:table-cell table:style-name="ce848" table:formula="of:=[.F717]-[.C718]+[.D718]" office:value-type="float" office:value="193536.58" calcext:value-type="float">
            <text:p>193.536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çatı hesabından hüsam</text:p>
          </table:table-cell>
          <table:table-cell table:style-name="ce848" office:value-type="float" office:value="800" calcext:value-type="float">
            <text:p>800,00</text:p>
          </table:table-cell>
          <table:table-cell table:style-name="ce848" table:number-columns-repeated="2"/>
          <table:table-cell table:style-name="ce848" table:formula="of:=[.F718]-[.C719]+[.D719]" office:value-type="float" office:value="192736.58" calcext:value-type="float">
            <text:p>192.736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kk hasan sengün</text:p>
          </table:table-cell>
          <table:table-cell table:style-name="ce848" office:value-type="float" office:value="120" calcext:value-type="float">
            <text:p>120,00</text:p>
          </table:table-cell>
          <table:table-cell table:style-name="ce848" table:number-columns-repeated="2"/>
          <table:table-cell table:style-name="ce848" table:formula="of:=[.F719]-[.C720]+[.D720]" office:value-type="float" office:value="192616.58" calcext:value-type="float">
            <text:p>192.616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09-26" calcext:value-type="date">
            <text:p>26.09.16</text:p>
          </table:table-cell>
          <table:table-cell table:style-name="ce821" office:value-type="string" calcext:value-type="string">
            <text:p>DENİZ KREDİ 25/60. TAKSİT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8" table:formula="of:=[.F720]-[.C721]+[.D721]" office:value-type="float" office:value="199381.58" calcext:value-type="float">
            <text:p>199.381,5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 office:value-type="date" office:date-value="2016-09-30" calcext:value-type="date">
            <text:p>30.09.16</text:p>
          </table:table-cell>
          <table:table-cell table:style-name="ce821" office:value-type="string" calcext:value-type="string">
            <text:p>İŞ KREDİ 15/36</text:p>
          </table:table-cell>
          <table:table-cell table:style-name="ce848"/>
          <table:table-cell table:style-name="ce848" office:value-type="float" office:value="3423.21" calcext:value-type="float">
            <text:p>3.423,21</text:p>
          </table:table-cell>
          <table:table-cell table:style-name="ce848"/>
          <table:table-cell table:style-name="ce848" table:formula="of:=[.F721]-[.C722]+[.D722]" office:value-type="float" office:value="202804.79" calcext:value-type="float">
            <text:p>202.804,79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 office:value-type="date" office:date-value="2016-09-30" calcext:value-type="date">
            <text:p>30.09.16</text:p>
          </table:table-cell>
          <table:table-cell table:style-name="ce821" office:value-type="string" calcext:value-type="string">
            <text:p>bch iş devre faizi</text:p>
          </table:table-cell>
          <table:table-cell table:style-name="ce848"/>
          <table:table-cell table:style-name="ce848" office:value-type="float" office:value="5281.62" calcext:value-type="float">
            <text:p>5.281,62</text:p>
          </table:table-cell>
          <table:table-cell table:style-name="ce848"/>
          <table:table-cell table:style-name="ce848" table:formula="of:=[.F722]-[.C723]+[.D723]" office:value-type="float" office:value="208086.41" calcext:value-type="float">
            <text:p>208.086,4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10-26" calcext:value-type="date">
            <text:p>26.10.16</text:p>
          </table:table-cell>
          <table:table-cell table:style-name="ce821" office:value-type="string" calcext:value-type="string">
            <text:p>DENİZ KREDİ 26/60. TAKSİT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8" table:formula="of:=[.F723]-[.C724]+[.D724]" office:value-type="float" office:value="214851.41" calcext:value-type="float">
            <text:p>214.851,4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 office:value-type="date" office:date-value="2016-10-30" calcext:value-type="date">
            <text:p>30.10.16</text:p>
          </table:table-cell>
          <table:table-cell table:style-name="ce821" office:value-type="string" calcext:value-type="string">
            <text:p>İŞ KREDİ 16/36</text:p>
          </table:table-cell>
          <table:table-cell table:style-name="ce848"/>
          <table:table-cell table:style-name="ce848" office:value-type="float" office:value="3423.21" calcext:value-type="float">
            <text:p>3.423,21</text:p>
          </table:table-cell>
          <table:table-cell table:style-name="ce848"/>
          <table:table-cell table:style-name="ce848" table:formula="of:=[.F724]-[.C725]+[.D725]" office:value-type="float" office:value="218274.62" calcext:value-type="float">
            <text:p>218.274,6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tiladan</text:p>
          </table:table-cell>
          <table:table-cell table:style-name="ce848" office:value-type="float" office:value="740" calcext:value-type="float">
            <text:p>740,00</text:p>
          </table:table-cell>
          <table:table-cell table:style-name="ce848" table:number-columns-repeated="2"/>
          <table:table-cell table:style-name="ce848" table:formula="of:=[.F725]-[.C726]+[.D726]" office:value-type="float" office:value="217534.62" calcext:value-type="float">
            <text:p>217.534,6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11-10" calcext:value-type="date">
            <text:p>10.11.2016</text:p>
          </table:table-cell>
          <table:table-cell table:style-name="ce821" office:value-type="string" calcext:value-type="string">
            <text:p>atila şeker kk</text:p>
          </table:table-cell>
          <table:table-cell table:style-name="ce848"/>
          <table:table-cell table:style-name="ce848" office:value-type="float" office:value="850" calcext:value-type="float">
            <text:p>850,00</text:p>
          </table:table-cell>
          <table:table-cell table:style-name="ce848"/>
          <table:table-cell table:style-name="ce848" table:formula="of:=[.F726]-[.C727]+[.D727]" office:value-type="float" office:value="218384.62" calcext:value-type="float">
            <text:p>218.384,6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11-12" calcext:value-type="date">
            <text:p>12.11.2016</text:p>
          </table:table-cell>
          <table:table-cell table:style-name="ce821" office:value-type="string" calcext:value-type="string">
            <text:p>emre şentürk kk sivas hesabı için</text:p>
          </table:table-cell>
          <table:table-cell table:style-name="ce848" office:value-type="float" office:value="1145" calcext:value-type="float">
            <text:p>1.145,00</text:p>
          </table:table-cell>
          <table:table-cell table:style-name="ce848" table:number-columns-repeated="2"/>
          <table:table-cell table:style-name="ce848" table:formula="of:=[.F727]-[.C728]+[.D728]" office:value-type="float" office:value="217239.62" calcext:value-type="float">
            <text:p>217.239,6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ocak malzeme</text:p>
          </table:table-cell>
          <table:table-cell table:style-name="ce848"/>
          <table:table-cell table:style-name="ce848" office:value-type="float" office:value="392" calcext:value-type="float">
            <text:p>392,00</text:p>
          </table:table-cell>
          <table:table-cell table:style-name="ce848"/>
          <table:table-cell table:style-name="ce848" table:formula="of:=[.F728]-[.C729]+[.D729]" office:value-type="float" office:value="217631.62" calcext:value-type="float">
            <text:p>217.631,6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11-26" calcext:value-type="date">
            <text:p>26.11.2016</text:p>
          </table:table-cell>
          <table:table-cell table:style-name="ce821" office:value-type="string" calcext:value-type="string">
            <text:p>atiladan</text:p>
          </table:table-cell>
          <table:table-cell table:style-name="ce848" office:value-type="float" office:value="800" calcext:value-type="float">
            <text:p>800,00</text:p>
          </table:table-cell>
          <table:table-cell table:style-name="ce848" table:number-columns-repeated="2"/>
          <table:table-cell table:style-name="ce848" table:formula="of:=[.F729]-[.C730]+[.D730]" office:value-type="float" office:value="216831.62" calcext:value-type="float">
            <text:p>216.831,6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tila kuyumcu sabri</text:p>
          </table:table-cell>
          <table:table-cell table:style-name="ce848"/>
          <table:table-cell table:style-name="ce848" office:value-type="float" office:value="450" calcext:value-type="float">
            <text:p>450,00</text:p>
          </table:table-cell>
          <table:table-cell table:style-name="ce848"/>
          <table:table-cell table:style-name="ce848" table:formula="of:=[.F730]-[.C731]+[.D731]" office:value-type="float" office:value="217281.62" calcext:value-type="float">
            <text:p>217.281,6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tila şeker kk</text:p>
          </table:table-cell>
          <table:table-cell table:style-name="ce848"/>
          <table:table-cell table:style-name="ce848" office:value-type="float" office:value="350" calcext:value-type="float">
            <text:p>350,00</text:p>
          </table:table-cell>
          <table:table-cell table:style-name="ce848"/>
          <table:table-cell table:style-name="ce848" table:formula="of:=[.F731]-[.C732]+[.D732]" office:value-type="float" office:value="217631.62" calcext:value-type="float">
            <text:p>217.631,6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 office:value-type="date" office:date-value="2016-11-30" calcext:value-type="date">
            <text:p>30.11.16</text:p>
          </table:table-cell>
          <table:table-cell table:style-name="ce821" office:value-type="string" calcext:value-type="string">
            <text:p>İŞ KREDİ 17/36</text:p>
          </table:table-cell>
          <table:table-cell table:style-name="ce848"/>
          <table:table-cell table:style-name="ce848" office:value-type="float" office:value="3423.21" calcext:value-type="float">
            <text:p>3.423,21</text:p>
          </table:table-cell>
          <table:table-cell table:style-name="ce848"/>
          <table:table-cell table:style-name="ce848" table:formula="of:=[.F732]-[.C733]+[.D733]" office:value-type="float" office:value="221054.83" calcext:value-type="float">
            <text:p>221.05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11-26" calcext:value-type="date">
            <text:p>26.11.16</text:p>
          </table:table-cell>
          <table:table-cell table:style-name="ce821" office:value-type="string" calcext:value-type="string">
            <text:p>DENİZ KREDİ 27/60. TAKSİT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8" table:formula="of:=[.F733]-[.C734]+[.D734]" office:value-type="float" office:value="227819.83" calcext:value-type="float">
            <text:p>227.81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12-06" calcext:value-type="date">
            <text:p>06.12.16</text:p>
          </table:table-cell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300" calcext:value-type="float">
            <text:p>300,00</text:p>
          </table:table-cell>
          <table:table-cell table:style-name="ce848"/>
          <table:table-cell table:style-name="ce848" table:formula="of:=[.F734]-[.C735]+[.D735]" office:value-type="float" office:value="228119.83" calcext:value-type="float">
            <text:p>228.11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12-12" calcext:value-type="date">
            <text:p>12.12.16</text:p>
          </table:table-cell>
          <table:table-cell table:style-name="ce821" office:value-type="string" calcext:value-type="string">
            <text:p>Ayşe balcı kat 4 satışı</text:p>
          </table:table-cell>
          <table:table-cell table:style-name="ce849" office:value-type="float" office:value="115000" calcext:value-type="float">
            <text:p>115.000,00</text:p>
          </table:table-cell>
          <table:table-cell table:style-name="ce848" table:number-columns-repeated="2"/>
          <table:table-cell table:style-name="ce848" table:formula="of:=[.F735]-[.C736]+[.D736]" office:value-type="float" office:value="113119.83" calcext:value-type="float">
            <text:p>113.11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12-12" calcext:value-type="date">
            <text:p>12.12.16</text:p>
          </table:table-cell>
          <table:table-cell table:style-name="ce821" office:value-type="string" calcext:value-type="string">
            <text:p>tamirci yusuf hesabı</text:p>
          </table:table-cell>
          <table:table-cell table:style-name="ce848"/>
          <table:table-cell table:style-name="ce848" office:value-type="float" office:value="4800" calcext:value-type="float">
            <text:p>4.800,00</text:p>
          </table:table-cell>
          <table:table-cell table:style-name="ce848"/>
          <table:table-cell table:style-name="ce848" table:formula="of:=[.F736]-[.C737]+[.D737]" office:value-type="float" office:value="117919.83" calcext:value-type="float">
            <text:p>117.91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12-12" calcext:value-type="date">
            <text:p>12.12.16</text:p>
          </table:table-cell>
          <table:table-cell table:style-name="ce821" office:value-type="string" calcext:value-type="string">
            <text:p>aliden kdv</text:p>
          </table:table-cell>
          <table:table-cell table:style-name="ce848" office:value-type="float" office:value="875" calcext:value-type="float">
            <text:p>875,00</text:p>
          </table:table-cell>
          <table:table-cell table:style-name="ce848" table:number-columns-repeated="2"/>
          <table:table-cell table:style-name="ce848" table:formula="of:=[.F737]-[.C738]+[.D738]" office:value-type="float" office:value="117044.83" calcext:value-type="float">
            <text:p>117.04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12-12" calcext:value-type="date">
            <text:p>12.12.16</text:p>
          </table:table-cell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20000" calcext:value-type="float">
            <text:p>20.000,00</text:p>
          </table:table-cell>
          <table:table-cell table:style-name="ce848"/>
          <table:table-cell table:style-name="ce848" table:formula="of:=[.F738]-[.C739]+[.D739]" office:value-type="float" office:value="137044.83" calcext:value-type="float">
            <text:p>137.04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12-12" calcext:value-type="date">
            <text:p>12.12.16</text:p>
          </table:table-cell>
          <table:table-cell table:style-name="ce821" office:value-type="string" calcext:value-type="string">
            <text:p>iş kredi masrafı</text:p>
          </table:table-cell>
          <table:table-cell table:style-name="ce848"/>
          <table:table-cell table:style-name="ce848" office:value-type="float" office:value="3134" calcext:value-type="float">
            <text:p>3.134,00</text:p>
          </table:table-cell>
          <table:table-cell table:style-name="ce848"/>
          <table:table-cell table:style-name="ce848" table:formula="of:=[.F739]-[.C740]+[.D740]" office:value-type="float" office:value="140178.83" calcext:value-type="float">
            <text:p>140.17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12-12" calcext:value-type="date">
            <text:p>12.12.16</text:p>
          </table:table-cell>
          <table:table-cell table:style-name="ce821" office:value-type="string" calcext:value-type="string">
            <text:p>BCH için alınan <text:s text:c="3"/>BCH a ödendi</text:p>
          </table:table-cell>
          <table:table-cell table:style-name="ce848" office:value-type="float" office:value="38880" calcext:value-type="float">
            <text:p>38.880,00</text:p>
          </table:table-cell>
          <table:table-cell table:style-name="ce848" table:number-columns-repeated="2"/>
          <table:table-cell table:style-name="ce848" table:formula="of:=[.F740]-[.C741]+[.D741]" office:value-type="float" office:value="101298.83" calcext:value-type="float">
            <text:p>101.29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/>
          <table:table-cell table:style-name="ce821" office:value-type="string" calcext:value-type="string">
            <text:p>ayın 30 unda odene iş kredisi kapandı</text:p>
          </table:table-cell>
          <table:table-cell table:style-name="ce848" table:number-columns-repeated="3"/>
          <table:table-cell table:style-name="ce848" table:formula="of:=[.F741]-[.C742]+[.D742]" office:value-type="float" office:value="101298.83" calcext:value-type="float">
            <text:p>101.29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/>
          <table:table-cell table:style-name="ce821" office:value-type="string" calcext:value-type="string">
            <text:p>ayın 12 sinde 36 ay vade yeni kredi </text:p>
          </table:table-cell>
          <table:table-cell table:style-name="ce848" table:number-columns-repeated="3"/>
          <table:table-cell table:style-name="ce848" table:formula="of:=[.F742]-[.C743]+[.D743]" office:value-type="float" office:value="101298.83" calcext:value-type="float">
            <text:p>101.29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/>
          <table:table-cell table:style-name="ce821" office:value-type="string" calcext:value-type="string">
            <text:p>iş kredi kapatıldı yeni kredi açıldı</text:p>
          </table:table-cell>
          <table:table-cell table:style-name="ce848" table:number-columns-repeated="3"/>
          <table:table-cell table:style-name="ce848" table:formula="of:=[.F743]-[.C744]+[.D744]" office:value-type="float" office:value="101298.83" calcext:value-type="float">
            <text:p>101.29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6-12-26" calcext:value-type="date">
            <text:p>26.12.16</text:p>
          </table:table-cell>
          <table:table-cell table:style-name="ce821" office:value-type="string" calcext:value-type="string">
            <text:p>DENİZ KREDİ 28/60. TAKSİT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8" table:formula="of:=[.F744]-[.C745]+[.D745]" office:value-type="float" office:value="108063.83" calcext:value-type="float">
            <text:p>108.06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6-12-30" calcext:value-type="date">
            <text:p>30.12.2016</text:p>
          </table:table-cell>
          <table:table-cell table:style-name="ce821" office:value-type="string" calcext:value-type="string">
            <text:p>BCH dönem faizi</text:p>
          </table:table-cell>
          <table:table-cell table:style-name="ce848"/>
          <table:table-cell table:style-name="ce848" office:value-type="float" office:value="4100" calcext:value-type="float">
            <text:p>4.100,00</text:p>
          </table:table-cell>
          <table:table-cell table:style-name="ce848"/>
          <table:table-cell table:style-name="ce848" table:formula="of:=[.F745]-[.C746]+[.D746]" office:value-type="float" office:value="112163.83" calcext:value-type="float">
            <text:p>112.16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39" office:value-type="string" calcext:value-type="string">
            <text:p>2016 sonu devir doğuş alacaklı</text:p>
          </table:table-cell>
          <table:table-cell table:style-name="ce848" table:number-columns-repeated="3"/>
          <table:table-cell table:style-name="ce849" table:formula="of:=[.F746]-[.C747]+[.D747]" office:value-type="float" office:value="112163.83" calcext:value-type="float">
            <text:p>112.16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/>
          <table:table-cell table:style-name="ce848" table:number-columns-repeated="3"/>
          <table:table-cell table:style-name="ce848" table:formula="of:=[.F747]-[.C748]+[.D748]" office:value-type="float" office:value="112163.83" calcext:value-type="float">
            <text:p>112.16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40" office:value-type="string" calcext:value-type="string">
            <text:p>DEVİR 2016 dan doğuş alacaklı</text:p>
          </table:table-cell>
          <table:table-cell table:style-name="ce850"/>
          <table:table-cell table:style-name="ce850" table:formula="of:=[.F746]" office:value-type="float" office:value="112163.83" calcext:value-type="float">
            <text:p>112.163,83</text:p>
          </table:table-cell>
          <table:table-cell table:style-name="ce850"/>
          <table:table-cell table:style-name="ce850" table:formula="of:=[.F746]" office:value-type="float" office:value="112163.83" calcext:value-type="float">
            <text:p>112.16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7-02-26" calcext:value-type="date">
            <text:p>26.02.17</text:p>
          </table:table-cell>
          <table:table-cell table:style-name="ce821" office:value-type="string" calcext:value-type="string">
            <text:p>DENİZ KREDİ 30/60. TAKSİT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8" table:formula="of:=[.F749]-[.C750]+[.D750]" office:value-type="float" office:value="118928.83" calcext:value-type="float">
            <text:p>118.92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bch faizi</text:p>
          </table:table-cell>
          <table:table-cell table:style-name="ce848"/>
          <table:table-cell table:style-name="ce848" office:value-type="float" office:value="4860" calcext:value-type="float">
            <text:p>4.860,00</text:p>
          </table:table-cell>
          <table:table-cell table:style-name="ce848"/>
          <table:table-cell table:style-name="ce848" table:formula="of:=[.F750]-[.C751]+[.D751]" office:value-type="float" office:value="123788.83" calcext:value-type="float">
            <text:p>123.78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7" office:value-type="date" office:date-value="2017-02-14" calcext:value-type="date">
            <text:p>14.02.2017</text:p>
          </table:table-cell>
          <table:table-cell table:style-name="ce821" office:value-type="string" calcext:value-type="string">
            <text:p>hvl 800</text:p>
          </table:table-cell>
          <table:table-cell table:style-name="ce848"/>
          <table:table-cell table:style-name="ce848" office:value-type="float" office:value="4000" calcext:value-type="float">
            <text:p>4.000,00</text:p>
          </table:table-cell>
          <table:table-cell table:style-name="ce848"/>
          <table:table-cell table:style-name="ce848" table:formula="of:=[.F751]-[.C752]+[.D752]" office:value-type="float" office:value="127788.83" calcext:value-type="float">
            <text:p>127.78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7" office:value-type="date" office:date-value="2017-02-12" calcext:value-type="date">
            <text:p>12.02.2017</text:p>
          </table:table-cell>
          <table:table-cell table:style-name="ce821" office:value-type="string" calcext:value-type="string">
            <text:p>İŞ KREDİ 2/36. TAKSİT</text:p>
          </table:table-cell>
          <table:table-cell table:style-name="ce848"/>
          <table:table-cell table:style-name="ce848" office:value-type="float" office:value="3345" calcext:value-type="float">
            <text:p>3.345,00</text:p>
          </table:table-cell>
          <table:table-cell table:style-name="ce848"/>
          <table:table-cell table:style-name="ce848" table:formula="of:=[.F752]-[.C753]+[.D753]" office:value-type="float" office:value="131133.83" calcext:value-type="float">
            <text:p>131.13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7-01-26" calcext:value-type="date">
            <text:p>26.01.17</text:p>
          </table:table-cell>
          <table:table-cell table:style-name="ce821" office:value-type="string" calcext:value-type="string">
            <text:p>DENİZ KREDİ 29/60. TAKSİT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8" table:formula="of:=[.F753]-[.C754]+[.D754]" office:value-type="float" office:value="137898.83" calcext:value-type="float">
            <text:p>137.89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7" office:value-type="date" office:date-value="2017-01-12" calcext:value-type="date">
            <text:p>12.01.2017</text:p>
          </table:table-cell>
          <table:table-cell table:style-name="ce821" office:value-type="string" calcext:value-type="string">
            <text:p>İŞ KREDİ 1/36. TAKSİT</text:p>
          </table:table-cell>
          <table:table-cell table:style-name="ce848"/>
          <table:table-cell table:style-name="ce848" office:value-type="float" office:value="3345" calcext:value-type="float">
            <text:p>3.345,00</text:p>
          </table:table-cell>
          <table:table-cell table:style-name="ce848"/>
          <table:table-cell table:style-name="ce848" table:formula="of:=[.F754]-[.C755]+[.D755]" office:value-type="float" office:value="141243.83" calcext:value-type="float">
            <text:p>141.24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tila ya maden</text:p>
          </table:table-cell>
          <table:table-cell table:style-name="ce848"/>
          <table:table-cell table:style-name="ce848" office:value-type="float" office:value="20000" calcext:value-type="float">
            <text:p>20.000,00</text:p>
          </table:table-cell>
          <table:table-cell table:style-name="ce848"/>
          <table:table-cell table:style-name="ce848" table:formula="of:=[.F755]-[.C756]+[.D756]" office:value-type="float" office:value="161243.83" calcext:value-type="float">
            <text:p>161.24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 ye maden</text:p>
          </table:table-cell>
          <table:table-cell table:style-name="ce848"/>
          <table:table-cell table:style-name="ce848" office:value-type="float" office:value="19800" calcext:value-type="float">
            <text:p>19.800,00</text:p>
          </table:table-cell>
          <table:table-cell table:style-name="ce848"/>
          <table:table-cell table:style-name="ce848" table:formula="of:=[.F756]-[.C757]+[.D757]" office:value-type="float" office:value="181043.83" calcext:value-type="float">
            <text:p>181.04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hvl balmer</text:p>
          </table:table-cell>
          <table:table-cell table:style-name="ce848"/>
          <table:table-cell table:style-name="ce848" office:value-type="float" office:value="5000" calcext:value-type="float">
            <text:p>5.000,00</text:p>
          </table:table-cell>
          <table:table-cell table:style-name="ce848"/>
          <table:table-cell table:style-name="ce848" table:formula="of:=[.F757]-[.C758]+[.D758]" office:value-type="float" office:value="186043.83" calcext:value-type="float">
            <text:p>186.04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hvl balmer</text:p>
          </table:table-cell>
          <table:table-cell table:style-name="ce848"/>
          <table:table-cell table:style-name="ce848" office:value-type="float" office:value="12000" calcext:value-type="float">
            <text:p>12.000,00</text:p>
          </table:table-cell>
          <table:table-cell table:style-name="ce848"/>
          <table:table-cell table:style-name="ce848" table:formula="of:=[.F758]-[.C759]+[.D759]" office:value-type="float" office:value="198043.83" calcext:value-type="float">
            <text:p>198.04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hvl 800</text:p>
          </table:table-cell>
          <table:table-cell table:style-name="ce848"/>
          <table:table-cell table:style-name="ce848" office:value-type="float" office:value="4000" calcext:value-type="float">
            <text:p>4.000,00</text:p>
          </table:table-cell>
          <table:table-cell table:style-name="ce848"/>
          <table:table-cell table:style-name="ce848" table:formula="of:=[.F759]-[.C760]+[.D760]" office:value-type="float" office:value="202043.83" calcext:value-type="float">
            <text:p>202.04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ssk</text:p>
          </table:table-cell>
          <table:table-cell table:style-name="ce848"/>
          <table:table-cell table:style-name="ce848" office:value-type="float" office:value="1160" calcext:value-type="float">
            <text:p>1.160,00</text:p>
          </table:table-cell>
          <table:table-cell table:style-name="ce848"/>
          <table:table-cell table:style-name="ce848" table:formula="of:=[.F760]-[.C761]+[.D761]" office:value-type="float" office:value="203203.83" calcext:value-type="float">
            <text:p>203.2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5"/>
          <table:table-cell table:style-name="ce821" office:value-type="string" calcext:value-type="string">
            <text:p>hvl 800</text:p>
          </table:table-cell>
          <table:table-cell table:style-name="ce848"/>
          <table:table-cell table:style-name="ce848" office:value-type="float" office:value="1500" calcext:value-type="float">
            <text:p>1.500,00</text:p>
          </table:table-cell>
          <table:table-cell table:style-name="ce848"/>
          <table:table-cell table:style-name="ce848" table:formula="of:=[.F761]-[.C762]+[.D762]" office:value-type="float" office:value="204703.83" calcext:value-type="float">
            <text:p>204.7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/>
          <table:table-cell table:style-name="ce821" office:value-type="string" calcext:value-type="string">
            <text:p>ali ye</text:p>
          </table:table-cell>
          <table:table-cell table:style-name="ce848"/>
          <table:table-cell table:style-name="ce848" office:value-type="float" office:value="10000" calcext:value-type="float">
            <text:p>10.000,00</text:p>
          </table:table-cell>
          <table:table-cell table:style-name="ce848"/>
          <table:table-cell table:style-name="ce848" table:formula="of:=[.F762]-[.C763]+[.D763]" office:value-type="float" office:value="214703.83" calcext:value-type="float">
            <text:p>214.7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hvl 800</text:p>
          </table:table-cell>
          <table:table-cell table:style-name="ce848"/>
          <table:table-cell table:style-name="ce848" office:value-type="float" office:value="2500" calcext:value-type="float">
            <text:p>2.500,00</text:p>
          </table:table-cell>
          <table:table-cell table:style-name="ce848"/>
          <table:table-cell table:style-name="ce848" table:formula="of:=[.F763]-[.C764]+[.D764]" office:value-type="float" office:value="217203.83" calcext:value-type="float">
            <text:p>217.2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vakıf kredi</text:p>
          </table:table-cell>
          <table:table-cell table:style-name="ce848"/>
          <table:table-cell table:style-name="ce848" office:value-type="float" office:value="30000" calcext:value-type="float">
            <text:p>30.000,00</text:p>
          </table:table-cell>
          <table:table-cell table:style-name="ce848"/>
          <table:table-cell table:style-name="ce848" table:formula="of:=[.F764]-[.C765]+[.D765]" office:value-type="float" office:value="247203.83" calcext:value-type="float">
            <text:p>247.2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iş 800 e havale</text:p>
          </table:table-cell>
          <table:table-cell table:style-name="ce848"/>
          <table:table-cell table:style-name="ce848" office:value-type="float" office:value="5000" calcext:value-type="float">
            <text:p>5.000,00</text:p>
          </table:table-cell>
          <table:table-cell table:style-name="ce848"/>
          <table:table-cell table:style-name="ce848" table:formula="of:=[.F765]-[.C766]+[.D766]" office:value-type="float" office:value="252203.83" calcext:value-type="float">
            <text:p>252.2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6" office:value-type="date" office:date-value="2017-01-05" calcext:value-type="date">
            <text:p>05.Oca</text:p>
          </table:table-cell>
          <table:table-cell table:style-name="ce821" office:value-type="string" calcext:value-type="string">
            <text:p>eman çek</text:p>
          </table:table-cell>
          <table:table-cell table:style-name="ce848" office:value-type="float" office:value="60000" calcext:value-type="float">
            <text:p>60.000,00</text:p>
          </table:table-cell>
          <table:table-cell table:style-name="ce848"/>
          <table:table-cell table:style-name="ce860"/>
          <table:table-cell table:style-name="ce848" table:formula="of:=[.F766]-[.C767]+[.D767]" office:value-type="float" office:value="192203.83" calcext:value-type="float">
            <text:p>192.2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Default" table:number-columns-repeated="5"/>
          <table:table-cell table:style-name="ce848" table:formula="of:=[.F767]-[.C768]+[.D768]" office:value-type="float" office:value="192203.83" calcext:value-type="float">
            <text:p>192.203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813" office:value-type="date" office:date-value="2017-04-20" calcext:value-type="date">
            <text:p>20.04.2017</text:p>
          </table:table-cell>
          <table:table-cell table:style-name="ce821" office:value-type="string" calcext:value-type="string">
            <text:p>ayşe kat 3</text:p>
          </table:table-cell>
          <table:table-cell table:style-name="ce848" office:value-type="float" office:value="165000" calcext:value-type="float">
            <text:p>165.000,00</text:p>
          </table:table-cell>
          <table:table-cell table:style-name="ce848" table:number-columns-repeated="2"/>
          <table:table-cell table:style-name="ce848" table:formula="of:=[.F768]-[.C769]+[.D769]" office:value-type="float" office:value="27203.8299999999" calcext:value-type="float">
            <text:p>27.2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4-20" calcext:value-type="date">
            <text:p>20.04.2017</text:p>
          </table:table-cell>
          <table:table-cell table:style-name="ce821" office:value-type="string" calcext:value-type="string">
            <text:p>İş 800 yatan</text:p>
          </table:table-cell>
          <table:table-cell table:style-name="ce848"/>
          <table:table-cell table:style-name="ce848" office:value-type="float" office:value="100000" calcext:value-type="float">
            <text:p>100.000,00</text:p>
          </table:table-cell>
          <table:table-cell table:style-name="ce848"/>
          <table:table-cell table:style-name="ce848" table:formula="of:=[.F769]-[.C770]+[.D770]" office:value-type="float" office:value="127203.83" calcext:value-type="float">
            <text:p>127.2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/>
          <table:table-cell table:style-name="ce848" table:number-columns-repeated="3"/>
          <table:table-cell table:style-name="ce848" table:formula="of:=[.F770]-[.C771]+[.D771]" office:value-type="float" office:value="127203.83" calcext:value-type="float">
            <text:p>127.2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7" office:value-type="date" office:date-value="2017-03-12" calcext:value-type="date">
            <text:p>12.03.2017</text:p>
          </table:table-cell>
          <table:table-cell table:style-name="ce821" office:value-type="string" calcext:value-type="string">
            <text:p>İŞ KREDİ 3/36. TAKSİT</text:p>
          </table:table-cell>
          <table:table-cell table:style-name="ce848"/>
          <table:table-cell table:style-name="ce857" office:value-type="float" office:value="3335" calcext:value-type="float">
            <text:p>3.335,00</text:p>
          </table:table-cell>
          <table:table-cell table:style-name="ce848"/>
          <table:table-cell table:style-name="ce848" table:formula="of:=[.F771]-[.C772]+[.D772]" office:value-type="float" office:value="130538.83" calcext:value-type="float">
            <text:p>130.53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7" office:value-type="date" office:date-value="2017-04-12" calcext:value-type="date">
            <text:p>12.04.2017</text:p>
          </table:table-cell>
          <table:table-cell table:style-name="ce821" office:value-type="string" calcext:value-type="string">
            <text:p>İŞ KREDİ 4/36. TAKSİT</text:p>
          </table:table-cell>
          <table:table-cell table:style-name="ce848"/>
          <table:table-cell table:style-name="ce857" office:value-type="float" office:value="3335" calcext:value-type="float">
            <text:p>3.335,00</text:p>
          </table:table-cell>
          <table:table-cell table:style-name="ce848"/>
          <table:table-cell table:style-name="ce848" table:formula="of:=[.F772]-[.C773]+[.D773]" office:value-type="float" office:value="133873.83" calcext:value-type="float">
            <text:p>133.87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4" office:value-type="date" office:date-value="2017-03-26" calcext:value-type="date">
            <text:p>26.03.17</text:p>
          </table:table-cell>
          <table:table-cell table:style-name="ce821" office:value-type="string" calcext:value-type="string">
            <text:p>DENİZ KREDİ 31/60. TAKSİT</text:p>
          </table:table-cell>
          <table:table-cell table:style-name="ce848"/>
          <table:table-cell table:style-name="ce848" office:value-type="float" office:value="6765" calcext:value-type="float">
            <text:p>6.765,00</text:p>
          </table:table-cell>
          <table:table-cell table:style-name="ce848"/>
          <table:table-cell table:style-name="ce848" table:formula="of:=[.F773]-[.C774]+[.D774]" office:value-type="float" office:value="140638.83" calcext:value-type="float">
            <text:p>140.63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deniz kredi kapatma</text:p>
          </table:table-cell>
          <table:table-cell table:style-name="ce848"/>
          <table:table-cell table:style-name="ce848" office:value-type="float" office:value="169310" calcext:value-type="float">
            <text:p>169.310,00</text:p>
          </table:table-cell>
          <table:table-cell table:style-name="ce848"/>
          <table:table-cell table:style-name="ce848" table:formula="of:=[.F774]-[.C775]+[.D775]" office:value-type="float" office:value="309948.83" calcext:value-type="float">
            <text:p>309.94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deniz tapu için</text:p>
          </table:table-cell>
          <table:table-cell table:style-name="ce848"/>
          <table:table-cell table:style-name="ce848" office:value-type="float" office:value="20" calcext:value-type="float">
            <text:p>20,00</text:p>
          </table:table-cell>
          <table:table-cell table:style-name="ce848"/>
          <table:table-cell table:style-name="ce848" table:formula="of:=[.F775]-[.C776]+[.D776]" office:value-type="float" office:value="309968.83" calcext:value-type="float">
            <text:p>309.96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3-10" calcext:value-type="date">
            <text:p>10.03.2017</text:p>
          </table:table-cell>
          <table:table-cell table:style-name="ce821" office:value-type="string" calcext:value-type="string">
            <text:p>aliye </text:p>
          </table:table-cell>
          <table:table-cell table:style-name="ce848"/>
          <table:table-cell table:style-name="ce848" office:value-type="float" office:value="400" calcext:value-type="float">
            <text:p>400,00</text:p>
          </table:table-cell>
          <table:table-cell table:style-name="ce848"/>
          <table:table-cell table:style-name="ce848" table:formula="of:=[.F776]-[.C777]+[.D777]" office:value-type="float" office:value="310368.83" calcext:value-type="float">
            <text:p>310.36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hızarhane yıkama kira iş 800 havale</text:p>
          </table:table-cell>
          <table:table-cell table:style-name="ce848"/>
          <table:table-cell table:style-name="ce848" office:value-type="float" office:value="15400" calcext:value-type="float">
            <text:p>15.400,00</text:p>
          </table:table-cell>
          <table:table-cell table:style-name="ce848"/>
          <table:table-cell table:style-name="ce848" table:formula="of:=[.F777]-[.C778]+[.D778]" office:value-type="float" office:value="325768.83" calcext:value-type="float">
            <text:p>325.76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7" office:value-type="date" office:date-value="2017-05-12" calcext:value-type="date">
            <text:p>12.05.2017</text:p>
          </table:table-cell>
          <table:table-cell table:style-name="ce821" office:value-type="string" calcext:value-type="string">
            <text:p>İŞ KREDİ 5/36. TAKSİT</text:p>
          </table:table-cell>
          <table:table-cell table:style-name="ce848"/>
          <table:table-cell table:style-name="ce857" office:value-type="float" office:value="3335" calcext:value-type="float">
            <text:p>3.335,00</text:p>
          </table:table-cell>
          <table:table-cell table:style-name="ce848"/>
          <table:table-cell table:style-name="ce848" table:formula="of:=[.F778]-[.C779]+[.D779]" office:value-type="float" office:value="329103.83" calcext:value-type="float">
            <text:p>329.1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5-31" calcext:value-type="date">
            <text:p>31.05.2017</text:p>
          </table:table-cell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25000" calcext:value-type="float">
            <text:p>25.000,00</text:p>
          </table:table-cell>
          <table:table-cell table:style-name="ce848"/>
          <table:table-cell table:style-name="ce848" table:formula="of:=[.F779]-[.C780]+[.D780]" office:value-type="float" office:value="354103.83" calcext:value-type="float">
            <text:p>354.1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5-29" calcext:value-type="date">
            <text:p>29.05.2017</text:p>
          </table:table-cell>
          <table:table-cell table:style-name="ce821" office:value-type="string" calcext:value-type="string">
            <text:p>aliye yapılandırma</text:p>
          </table:table-cell>
          <table:table-cell table:style-name="ce848"/>
          <table:table-cell table:style-name="ce848" office:value-type="float" office:value="10000" calcext:value-type="float">
            <text:p>10.000,00</text:p>
          </table:table-cell>
          <table:table-cell table:style-name="ce848"/>
          <table:table-cell table:style-name="ce848" table:formula="of:=[.F780]-[.C781]+[.D781]" office:value-type="float" office:value="364103.83" calcext:value-type="float">
            <text:p>364.1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5-23" calcext:value-type="date">
            <text:p>23.05.2017</text:p>
          </table:table-cell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1000" calcext:value-type="float">
            <text:p>1.000,00</text:p>
          </table:table-cell>
          <table:table-cell table:style-name="ce848"/>
          <table:table-cell table:style-name="ce848" table:formula="of:=[.F781]-[.C782]+[.D782]" office:value-type="float" office:value="365103.83" calcext:value-type="float">
            <text:p>365.1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mozaik</text:p>
          </table:table-cell>
          <table:table-cell table:style-name="ce848" office:value-type="float" office:value="10" calcext:value-type="float">
            <text:p>10,00</text:p>
          </table:table-cell>
          <table:table-cell table:style-name="ce848" table:number-columns-repeated="2"/>
          <table:table-cell table:style-name="ce848" table:formula="of:=[.F782]-[.C783]+[.D783]" office:value-type="float" office:value="365093.83" calcext:value-type="float">
            <text:p>365.09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mermer</text:p>
          </table:table-cell>
          <table:table-cell table:style-name="ce848" office:value-type="float" office:value="50" calcext:value-type="float">
            <text:p>50,00</text:p>
          </table:table-cell>
          <table:table-cell table:style-name="ce848" table:number-columns-repeated="2"/>
          <table:table-cell table:style-name="ce848" table:formula="of:=[.F783]-[.C784]+[.D784]" office:value-type="float" office:value="365043.83" calcext:value-type="float">
            <text:p>365.04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5-18" calcext:value-type="date">
            <text:p>18.05.2017</text:p>
          </table:table-cell>
          <table:table-cell table:style-name="ce821" office:value-type="string" calcext:value-type="string">
            <text:p>aliye <text:s/></text:p>
          </table:table-cell>
          <table:table-cell table:style-name="ce848"/>
          <table:table-cell table:style-name="ce848" office:value-type="float" office:value="500" calcext:value-type="float">
            <text:p>500,00</text:p>
          </table:table-cell>
          <table:table-cell table:style-name="ce848"/>
          <table:table-cell table:style-name="ce848" table:formula="of:=[.F784]-[.C785]+[.D785]" office:value-type="float" office:value="365543.83" calcext:value-type="float">
            <text:p>365.54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mozaik</text:p>
          </table:table-cell>
          <table:table-cell table:style-name="ce848" office:value-type="float" office:value="40" calcext:value-type="float">
            <text:p>40,00</text:p>
          </table:table-cell>
          <table:table-cell table:style-name="ce848" table:number-columns-repeated="2"/>
          <table:table-cell table:style-name="ce848" table:formula="of:=[.F785]-[.C786]+[.D786]" office:value-type="float" office:value="365503.83" calcext:value-type="float">
            <text:p>365.5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b çim</text:p>
          </table:table-cell>
          <table:table-cell table:style-name="ce848" office:value-type="float" office:value="30" calcext:value-type="float">
            <text:p>30,00</text:p>
          </table:table-cell>
          <table:table-cell table:style-name="ce848" table:number-columns-repeated="2"/>
          <table:table-cell table:style-name="ce848" table:formula="of:=[.F786]-[.C787]+[.D787]" office:value-type="float" office:value="365473.83" calcext:value-type="float">
            <text:p>365.47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mozaik</text:p>
          </table:table-cell>
          <table:table-cell table:style-name="ce848" office:value-type="float" office:value="50" calcext:value-type="float">
            <text:p>50,00</text:p>
          </table:table-cell>
          <table:table-cell table:style-name="ce848" table:number-columns-repeated="2"/>
          <table:table-cell table:style-name="ce848" table:formula="of:=[.F787]-[.C788]+[.D788]" office:value-type="float" office:value="365423.83" calcext:value-type="float">
            <text:p>365.42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mozaik</text:p>
          </table:table-cell>
          <table:table-cell table:style-name="ce848" office:value-type="float" office:value="30" calcext:value-type="float">
            <text:p>30,00</text:p>
          </table:table-cell>
          <table:table-cell table:style-name="ce848" table:number-columns-repeated="2"/>
          <table:table-cell table:style-name="ce848" table:formula="of:=[.F788]-[.C789]+[.D789]" office:value-type="float" office:value="365393.83" calcext:value-type="float">
            <text:p>365.39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ye kçk altın</text:p>
          </table:table-cell>
          <table:table-cell table:style-name="ce848"/>
          <table:table-cell table:style-name="ce848" office:value-type="float" office:value="240" calcext:value-type="float">
            <text:p>240,00</text:p>
          </table:table-cell>
          <table:table-cell table:style-name="ce848"/>
          <table:table-cell table:style-name="ce848" table:formula="of:=[.F789]-[.C790]+[.D790]" office:value-type="float" office:value="365633.83" calcext:value-type="float">
            <text:p>365.63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den</text:p>
          </table:table-cell>
          <table:table-cell table:style-name="ce848" office:value-type="float" office:value="400" calcext:value-type="float">
            <text:p>400,00</text:p>
          </table:table-cell>
          <table:table-cell table:style-name="ce848" table:number-columns-repeated="2"/>
          <table:table-cell table:style-name="ce848" table:formula="of:=[.F790]-[.C791]+[.D791]" office:value-type="float" office:value="365233.83" calcext:value-type="float">
            <text:p>365.23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yşe kat 1</text:p>
          </table:table-cell>
          <table:table-cell table:style-name="ce848" office:value-type="float" office:value="107500" calcext:value-type="float">
            <text:p>107.500,00</text:p>
          </table:table-cell>
          <table:table-cell table:style-name="ce848" table:number-columns-repeated="2"/>
          <table:table-cell table:style-name="ce848" table:formula="of:=[.F791]-[.C792]+[.D792]" office:value-type="float" office:value="257733.83" calcext:value-type="float">
            <text:p>257.73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yşe kat 2</text:p>
          </table:table-cell>
          <table:table-cell table:style-name="ce848" office:value-type="float" office:value="175000" calcext:value-type="float">
            <text:p>175.000,00</text:p>
          </table:table-cell>
          <table:table-cell table:style-name="ce848" table:number-columns-repeated="2"/>
          <table:table-cell table:style-name="ce848" table:formula="of:=[.F792]-[.C793]+[.D793]" office:value-type="float" office:value="82733.83" calcext:value-type="float">
            <text:p>82.73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9-10" calcext:value-type="date">
            <text:p>10.09.2017</text:p>
          </table:table-cell>
          <table:table-cell table:style-name="ce821" office:value-type="string" calcext:value-type="string">
            <text:p>aliye emlakçı kiracıdan gokhan</text:p>
          </table:table-cell>
          <table:table-cell table:style-name="ce848"/>
          <table:table-cell table:style-name="ce848" office:value-type="float" office:value="400" calcext:value-type="float">
            <text:p>400,00</text:p>
          </table:table-cell>
          <table:table-cell table:style-name="ce848"/>
          <table:table-cell table:style-name="ce848" table:formula="of:=[.F793]-[.C794]+[.D794]" office:value-type="float" office:value="83133.83" calcext:value-type="float">
            <text:p>83.13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bayraktar emlakçı samet kk geçildi</text:p>
          </table:table-cell>
          <table:table-cell table:style-name="ce848"/>
          <table:table-cell table:style-name="ce848" office:value-type="float" office:value="300" calcext:value-type="float">
            <text:p>300,00</text:p>
          </table:table-cell>
          <table:table-cell table:style-name="ce848"/>
          <table:table-cell table:style-name="ce848" table:formula="of:=[.F794]-[.C795]+[.D795]" office:value-type="float" office:value="83433.83" calcext:value-type="float">
            <text:p>83.43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murat ticaret emlakçı samet kk geçildi</text:p>
          </table:table-cell>
          <table:table-cell table:style-name="ce848"/>
          <table:table-cell table:style-name="ce857" office:value-type="float" office:value="500" calcext:value-type="float">
            <text:p>500,00</text:p>
          </table:table-cell>
          <table:table-cell table:style-name="ce848"/>
          <table:table-cell table:style-name="ce848" table:formula="of:=[.F795]-[.C796]+[.D796]" office:value-type="float" office:value="83933.83" calcext:value-type="float">
            <text:p>83.93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7" office:value-type="date" office:date-value="2017-07-12" calcext:value-type="date">
            <text:p>12.07.2017</text:p>
          </table:table-cell>
          <table:table-cell table:style-name="ce821" office:value-type="string" calcext:value-type="string">
            <text:p>İŞ KREDİ 7/36. TAKSİT</text:p>
          </table:table-cell>
          <table:table-cell table:style-name="ce848"/>
          <table:table-cell table:style-name="ce848" office:value-type="float" office:value="3335" calcext:value-type="float">
            <text:p>3.335,00</text:p>
          </table:table-cell>
          <table:table-cell table:style-name="ce848"/>
          <table:table-cell table:style-name="ce848" table:formula="of:=[.F796]-[.C797]+[.D797]" office:value-type="float" office:value="87268.83" calcext:value-type="float">
            <text:p>87.26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7" office:value-type="date" office:date-value="2017-07-12" calcext:value-type="date">
            <text:p>12.07.2017</text:p>
          </table:table-cell>
          <table:table-cell table:style-name="ce821" office:value-type="string" calcext:value-type="string">
            <text:p>aliden İŞ KREDİ 7/36 için alınan</text:p>
          </table:table-cell>
          <table:table-cell table:style-name="ce848" office:value-type="float" office:value="3335" calcext:value-type="float">
            <text:p>3.335,00</text:p>
          </table:table-cell>
          <table:table-cell table:style-name="ce857"/>
          <table:table-cell table:style-name="ce848"/>
          <table:table-cell table:style-name="ce848" table:formula="of:=[.F797]-[.C798]+[.D798]" office:value-type="float" office:value="83933.83" calcext:value-type="float">
            <text:p>83.93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7" office:value-type="date" office:date-value="2017-06-12" calcext:value-type="date">
            <text:p>12.06.2017</text:p>
          </table:table-cell>
          <table:table-cell table:style-name="ce821" office:value-type="string" calcext:value-type="string">
            <text:p>İŞ KREDİ 6/36. TAKSİT</text:p>
          </table:table-cell>
          <table:table-cell table:style-name="ce848"/>
          <table:table-cell table:style-name="ce857" office:value-type="float" office:value="3335" calcext:value-type="float">
            <text:p>3.335,00</text:p>
          </table:table-cell>
          <table:table-cell table:style-name="ce848"/>
          <table:table-cell table:style-name="ce848" table:formula="of:=[.F798]-[.C799]+[.D799]" office:value-type="float" office:value="87268.83" calcext:value-type="float">
            <text:p>87.26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6-30" calcext:value-type="date">
            <text:p>30.06.2017</text:p>
          </table:table-cell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20000" calcext:value-type="float">
            <text:p>20.000,00</text:p>
          </table:table-cell>
          <table:table-cell table:style-name="ce848"/>
          <table:table-cell table:style-name="ce848" table:formula="of:=[.F799]-[.C800]+[.D800]" office:value-type="float" office:value="107268.83" calcext:value-type="float">
            <text:p>107.26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6-30" calcext:value-type="date">
            <text:p>30.06.2017</text:p>
          </table:table-cell>
          <table:table-cell table:style-name="ce821" office:value-type="string" calcext:value-type="string">
            <text:p>ali sivas benzinci çeki (ali paşa yıkama kira)</text:p>
          </table:table-cell>
          <table:table-cell table:style-name="ce848"/>
          <table:table-cell table:style-name="ce848" office:value-type="float" office:value="15000" calcext:value-type="float">
            <text:p>15.000,00</text:p>
          </table:table-cell>
          <table:table-cell table:style-name="ce848"/>
          <table:table-cell table:style-name="ce848" table:formula="of:=[.F800]-[.C801]+[.D801]" office:value-type="float" office:value="122268.83" calcext:value-type="float">
            <text:p>122.26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karo</text:p>
          </table:table-cell>
          <table:table-cell table:style-name="ce848" office:value-type="float" office:value="230" calcext:value-type="float">
            <text:p>230,00</text:p>
          </table:table-cell>
          <table:table-cell table:style-name="ce848" table:number-columns-repeated="2"/>
          <table:table-cell table:style-name="ce848" table:formula="of:=[.F801]-[.C802]+[.D802]" office:value-type="float" office:value="122038.83" calcext:value-type="float">
            <text:p>122.03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6-06" calcext:value-type="date">
            <text:p>06.06.2017</text:p>
          </table:table-cell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25000" calcext:value-type="float">
            <text:p>25.000,00</text:p>
          </table:table-cell>
          <table:table-cell table:style-name="ce848"/>
          <table:table-cell table:style-name="ce848" table:formula="of:=[.F802]-[.C803]+[.D803]" office:value-type="float" office:value="147038.83" calcext:value-type="float">
            <text:p>147.03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8-23" calcext:value-type="date">
            <text:p>23.08.2017</text:p>
          </table:table-cell>
          <table:table-cell table:style-name="ce821" office:value-type="string" calcext:value-type="string">
            <text:p>vakıfbanka yatan</text:p>
          </table:table-cell>
          <table:table-cell table:style-name="ce848"/>
          <table:table-cell table:style-name="ce848" office:value-type="float" office:value="100" calcext:value-type="float">
            <text:p>100,00</text:p>
          </table:table-cell>
          <table:table-cell table:style-name="ce848"/>
          <table:table-cell table:style-name="ce848" table:formula="of:=[.F803]-[.C804]+[.D804]" office:value-type="float" office:value="147138.83" calcext:value-type="float">
            <text:p>147.13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8-18" calcext:value-type="date">
            <text:p>18.08.2017</text:p>
          </table:table-cell>
          <table:table-cell table:style-name="ce821" office:value-type="string" calcext:value-type="string">
            <text:p>denizlik</text:p>
          </table:table-cell>
          <table:table-cell table:style-name="ce848" office:value-type="float" office:value="150" calcext:value-type="float">
            <text:p>150,00</text:p>
          </table:table-cell>
          <table:table-cell table:style-name="ce848" table:number-columns-repeated="2"/>
          <table:table-cell table:style-name="ce848" table:formula="of:=[.F804]-[.C805]+[.D805]" office:value-type="float" office:value="146988.83" calcext:value-type="float">
            <text:p>146.98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8-17" calcext:value-type="date">
            <text:p>17.08.2017</text:p>
          </table:table-cell>
          <table:table-cell table:style-name="ce821" office:value-type="string" calcext:value-type="string">
            <text:p>karo</text:p>
          </table:table-cell>
          <table:table-cell table:style-name="ce848" office:value-type="float" office:value="75" calcext:value-type="float">
            <text:p>75,00</text:p>
          </table:table-cell>
          <table:table-cell table:style-name="ce848" table:number-columns-repeated="2"/>
          <table:table-cell table:style-name="ce848" table:formula="of:=[.F805]-[.C806]+[.D806]" office:value-type="float" office:value="146913.83" calcext:value-type="float">
            <text:p>146.91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2000" calcext:value-type="float">
            <text:p>2.000,00</text:p>
          </table:table-cell>
          <table:table-cell table:style-name="ce848"/>
          <table:table-cell table:style-name="ce848" table:formula="of:=[.F806]-[.C807]+[.D807]" office:value-type="float" office:value="148913.83" calcext:value-type="float">
            <text:p>148.91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dr turan kaya</text:p>
          </table:table-cell>
          <table:table-cell table:style-name="ce848" office:value-type="float" office:value="750" calcext:value-type="float">
            <text:p>750,00</text:p>
          </table:table-cell>
          <table:table-cell table:style-name="ce848" table:number-columns-repeated="2"/>
          <table:table-cell table:style-name="ce848" table:formula="of:=[.F807]-[.C808]+[.D808]" office:value-type="float" office:value="148163.83" calcext:value-type="float">
            <text:p>148.16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çetin <text:s/>birlik inş</text:p>
          </table:table-cell>
          <table:table-cell table:style-name="ce848" office:value-type="float" office:value="1500" calcext:value-type="float">
            <text:p>1.500,00</text:p>
          </table:table-cell>
          <table:table-cell table:style-name="ce848" table:number-columns-repeated="2"/>
          <table:table-cell table:style-name="ce848" table:formula="of:=[.F808]-[.C809]+[.D809]" office:value-type="float" office:value="146663.83" calcext:value-type="float">
            <text:p>146.66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8-16" calcext:value-type="date">
            <text:p>16.08.2017</text:p>
          </table:table-cell>
          <table:table-cell table:style-name="ce821" office:value-type="string" calcext:value-type="string">
            <text:p>ayak baş mezar</text:p>
          </table:table-cell>
          <table:table-cell table:style-name="ce848" office:value-type="float" office:value="100" calcext:value-type="float">
            <text:p>100,00</text:p>
          </table:table-cell>
          <table:table-cell table:style-name="ce848" table:number-columns-repeated="2"/>
          <table:table-cell table:style-name="ce848" table:formula="of:=[.F809]-[.C810]+[.D810]" office:value-type="float" office:value="146563.83" calcext:value-type="float">
            <text:p>146.56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umut üstü açık araba <text:s/>lastik</text:p>
          </table:table-cell>
          <table:table-cell table:style-name="ce848" office:value-type="float" office:value="2000" calcext:value-type="float">
            <text:p>2.000,00</text:p>
          </table:table-cell>
          <table:table-cell table:style-name="ce848" table:number-columns-repeated="2"/>
          <table:table-cell table:style-name="ce848" table:formula="of:=[.F810]-[.C811]+[.D811]" office:value-type="float" office:value="144563.83" calcext:value-type="float">
            <text:p>144.56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karo</text:p>
          </table:table-cell>
          <table:table-cell table:style-name="ce848" office:value-type="float" office:value="520" calcext:value-type="float">
            <text:p>520,00</text:p>
          </table:table-cell>
          <table:table-cell table:style-name="ce848" table:number-columns-repeated="2"/>
          <table:table-cell table:style-name="ce848" table:formula="of:=[.F811]-[.C812]+[.D812]" office:value-type="float" office:value="144043.83" calcext:value-type="float">
            <text:p>144.04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eas akü</text:p>
          </table:table-cell>
          <table:table-cell table:style-name="ce848" office:value-type="float" office:value="240" calcext:value-type="float">
            <text:p>240,00</text:p>
          </table:table-cell>
          <table:table-cell table:style-name="ce848" table:number-columns-repeated="2"/>
          <table:table-cell table:style-name="ce848" table:formula="of:=[.F812]-[.C813]+[.D813]" office:value-type="float" office:value="143803.83" calcext:value-type="float">
            <text:p>143.8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bch faizi</text:p>
          </table:table-cell>
          <table:table-cell table:style-name="ce848"/>
          <table:table-cell table:style-name="ce848" office:value-type="float" office:value="800" calcext:value-type="float">
            <text:p>800,00</text:p>
          </table:table-cell>
          <table:table-cell table:style-name="ce848"/>
          <table:table-cell table:style-name="ce848" table:formula="of:=[.F813]-[.C814]+[.D814]" office:value-type="float" office:value="144603.83" calcext:value-type="float">
            <text:p>144.6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500" calcext:value-type="float">
            <text:p>500,00</text:p>
          </table:table-cell>
          <table:table-cell table:style-name="ce848"/>
          <table:table-cell table:style-name="ce848" table:formula="of:=[.F814]-[.C815]+[.D815]" office:value-type="float" office:value="145103.83" calcext:value-type="float">
            <text:p>145.10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ömer çakmaktan</text:p>
          </table:table-cell>
          <table:table-cell table:style-name="ce848" office:value-type="float" office:value="450" calcext:value-type="float">
            <text:p>450,00</text:p>
          </table:table-cell>
          <table:table-cell table:style-name="ce848" table:number-columns-repeated="2"/>
          <table:table-cell table:style-name="ce848" table:formula="of:=[.F815]-[.C816]+[.D816]" office:value-type="float" office:value="144653.83" calcext:value-type="float">
            <text:p>144.65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hakkı emmi eşik</text:p>
          </table:table-cell>
          <table:table-cell table:style-name="ce848" office:value-type="float" office:value="15" calcext:value-type="float">
            <text:p>15,00</text:p>
          </table:table-cell>
          <table:table-cell table:style-name="ce848" table:number-columns-repeated="2"/>
          <table:table-cell table:style-name="ce848" table:formula="of:=[.F816]-[.C817]+[.D817]" office:value-type="float" office:value="144638.83" calcext:value-type="float">
            <text:p>144.638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hakkı emmi boya</text:p>
          </table:table-cell>
          <table:table-cell table:style-name="ce848" office:value-type="float" office:value="225" calcext:value-type="float">
            <text:p>225,00</text:p>
          </table:table-cell>
          <table:table-cell table:style-name="ce848" table:number-columns-repeated="2"/>
          <table:table-cell table:style-name="ce848" table:formula="of:=[.F817]-[.C818]+[.D818]" office:value-type="float" office:value="144413.83" calcext:value-type="float">
            <text:p>144.41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çalışkan kira <text:s/>iş 800 havale</text:p>
          </table:table-cell>
          <table:table-cell table:style-name="ce848"/>
          <table:table-cell table:style-name="ce848" office:value-type="float" office:value="27500" calcext:value-type="float">
            <text:p>27.500,00</text:p>
          </table:table-cell>
          <table:table-cell table:style-name="ce848"/>
          <table:table-cell table:style-name="ce848" table:formula="of:=[.F818]-[.C819]+[.D819]" office:value-type="float" office:value="171913.83" calcext:value-type="float">
            <text:p>171.913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9-30" calcext:value-type="date">
            <text:p>30.09.2017</text:p>
          </table:table-cell>
          <table:table-cell table:style-name="ce821" office:value-type="string" calcext:value-type="string">
            <text:p>bch faizi</text:p>
          </table:table-cell>
          <table:table-cell table:style-name="ce848"/>
          <table:table-cell table:style-name="ce848" office:value-type="float" office:value="319" calcext:value-type="float">
            <text:p>319,00</text:p>
          </table:table-cell>
          <table:table-cell table:style-name="ce848"/>
          <table:table-cell table:style-name="ce848" table:formula="of:=[.F819]-[.C820]+[.D820]" office:value-type="float" office:value="172232.83" calcext:value-type="float">
            <text:p>172.232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esnaf kefalet halka odenen senet</text:p>
          </table:table-cell>
          <table:table-cell table:style-name="ce848"/>
          <table:table-cell table:style-name="ce848" office:value-type="float" office:value="5110" calcext:value-type="float">
            <text:p>5.110,00</text:p>
          </table:table-cell>
          <table:table-cell table:style-name="ce848"/>
          <table:table-cell table:style-name="ce848" table:formula="of:=[.F820]-[.C821]+[.D821]" office:value-type="float" office:value="177342.83" calcext:value-type="float">
            <text:p>177.342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esnaf kefalet halka odenen senet</text:p>
          </table:table-cell>
          <table:table-cell table:style-name="ce848"/>
          <table:table-cell table:style-name="ce848" office:value-type="float" office:value="7170" calcext:value-type="float">
            <text:p>7.170,00</text:p>
          </table:table-cell>
          <table:table-cell table:style-name="ce848"/>
          <table:table-cell table:style-name="ce848" table:formula="of:=[.F821]-[.C822]+[.D822]" office:value-type="float" office:value="184512.83" calcext:value-type="float">
            <text:p>184.512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esnaf kefalet halka odenen senet</text:p>
          </table:table-cell>
          <table:table-cell table:style-name="ce848"/>
          <table:table-cell table:style-name="ce848" office:value-type="float" office:value="8887" calcext:value-type="float">
            <text:p>8.887,00</text:p>
          </table:table-cell>
          <table:table-cell table:style-name="ce848"/>
          <table:table-cell table:style-name="ce848" table:formula="of:=[.F822]-[.C823]+[.D823]" office:value-type="float" office:value="193399.83" calcext:value-type="float">
            <text:p>193.39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esnaf kefalet halka odenen senet</text:p>
          </table:table-cell>
          <table:table-cell table:style-name="ce848"/>
          <table:table-cell table:style-name="ce848" office:value-type="float" office:value="4085" calcext:value-type="float">
            <text:p>4.085,00</text:p>
          </table:table-cell>
          <table:table-cell table:style-name="ce848"/>
          <table:table-cell table:style-name="ce848" table:formula="of:=[.F823]-[.C824]+[.D824]" office:value-type="float" office:value="197484.83" calcext:value-type="float">
            <text:p>197.48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doğuş kk satış</text:p>
          </table:table-cell>
          <table:table-cell table:style-name="ce848"/>
          <table:table-cell table:style-name="ce848" office:value-type="float" office:value="830" calcext:value-type="float">
            <text:p>830,00</text:p>
          </table:table-cell>
          <table:table-cell table:style-name="ce848"/>
          <table:table-cell table:style-name="ce848" table:formula="of:=[.F824]-[.C825]+[.D825]" office:value-type="float" office:value="198314.83" calcext:value-type="float">
            <text:p>198.31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tila cep</text:p>
          </table:table-cell>
          <table:table-cell table:style-name="ce848"/>
          <table:table-cell table:style-name="ce848" office:value-type="float" office:value="55" calcext:value-type="float">
            <text:p>55,00</text:p>
          </table:table-cell>
          <table:table-cell table:style-name="ce848"/>
          <table:table-cell table:style-name="ce848" table:formula="of:=[.F825]-[.C826]+[.D826]" office:value-type="float" office:value="198369.83" calcext:value-type="float">
            <text:p>198.36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 kk için iş ten aktarılan</text:p>
          </table:table-cell>
          <table:table-cell table:style-name="ce848"/>
          <table:table-cell table:style-name="ce848" office:value-type="float" office:value="10615" calcext:value-type="float">
            <text:p>10.615,00</text:p>
          </table:table-cell>
          <table:table-cell table:style-name="ce848"/>
          <table:table-cell table:style-name="ce848" table:formula="of:=[.F826]-[.C827]+[.D827]" office:value-type="float" office:value="208984.83" calcext:value-type="float">
            <text:p>208.98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kepçe motor parça kargo</text:p>
          </table:table-cell>
          <table:table-cell table:style-name="ce848"/>
          <table:table-cell table:style-name="ce848" office:value-type="float" office:value="45" calcext:value-type="float">
            <text:p>45,00</text:p>
          </table:table-cell>
          <table:table-cell table:style-name="ce848"/>
          <table:table-cell table:style-name="ce848" table:formula="of:=[.F827]-[.C828]+[.D828]" office:value-type="float" office:value="209029.83" calcext:value-type="float">
            <text:p>209.02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9-27" calcext:value-type="date">
            <text:p>27.09.2017</text:p>
          </table:table-cell>
          <table:table-cell table:style-name="ce821" office:value-type="string" calcext:value-type="string">
            <text:p>kepçe motor parça kargo</text:p>
          </table:table-cell>
          <table:table-cell table:style-name="ce848"/>
          <table:table-cell table:style-name="ce848" office:value-type="float" office:value="55" calcext:value-type="float">
            <text:p>55,00</text:p>
          </table:table-cell>
          <table:table-cell table:style-name="ce848"/>
          <table:table-cell table:style-name="ce848" table:formula="of:=[.F828]-[.C829]+[.D829]" office:value-type="float" office:value="209084.83" calcext:value-type="float">
            <text:p>209.08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mustafa (ali demirelden veresiye)</text:p>
          </table:table-cell>
          <table:table-cell table:style-name="ce848"/>
          <table:table-cell table:style-name="ce848" office:value-type="float" office:value="65" calcext:value-type="float">
            <text:p>65,00</text:p>
          </table:table-cell>
          <table:table-cell table:style-name="ce848"/>
          <table:table-cell table:style-name="ce848" table:formula="of:=[.F829]-[.C830]+[.D830]" office:value-type="float" office:value="209149.83" calcext:value-type="float">
            <text:p>209.14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9-24" calcext:value-type="date">
            <text:p>24.09.2017</text:p>
          </table:table-cell>
          <table:table-cell table:style-name="ce821" office:value-type="string" calcext:value-type="string">
            <text:p>mezar yemek</text:p>
          </table:table-cell>
          <table:table-cell table:style-name="ce848"/>
          <table:table-cell table:style-name="ce848" office:value-type="float" office:value="75" calcext:value-type="float">
            <text:p>75,00</text:p>
          </table:table-cell>
          <table:table-cell table:style-name="ce848"/>
          <table:table-cell table:style-name="ce848" table:formula="of:=[.F830]-[.C831]+[.D831]" office:value-type="float" office:value="209224.83" calcext:value-type="float">
            <text:p>209.22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sebati çalışkan</text:p>
          </table:table-cell>
          <table:table-cell table:style-name="ce848" office:value-type="float" office:value="300" calcext:value-type="float">
            <text:p>300,00</text:p>
          </table:table-cell>
          <table:table-cell table:style-name="ce848" table:number-columns-repeated="2"/>
          <table:table-cell table:style-name="ce848" table:formula="of:=[.F831]-[.C832]+[.D832]" office:value-type="float" office:value="208924.83" calcext:value-type="float">
            <text:p>208.92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mermer</text:p>
          </table:table-cell>
          <table:table-cell table:style-name="ce848" office:value-type="float" office:value="40" calcext:value-type="float">
            <text:p>40,00</text:p>
          </table:table-cell>
          <table:table-cell table:style-name="ce848" table:number-columns-repeated="2"/>
          <table:table-cell table:style-name="ce848" table:formula="of:=[.F832]-[.C833]+[.D833]" office:value-type="float" office:value="208884.83" calcext:value-type="float">
            <text:p>208.88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09-08" calcext:value-type="date">
            <text:p>08.09.2017</text:p>
          </table:table-cell>
          <table:table-cell table:style-name="ce821" office:value-type="string" calcext:value-type="string">
            <text:p>mozaik</text:p>
          </table:table-cell>
          <table:table-cell table:style-name="ce848" office:value-type="float" office:value="30" calcext:value-type="float">
            <text:p>30,00</text:p>
          </table:table-cell>
          <table:table-cell table:style-name="ce848" table:number-columns-repeated="2"/>
          <table:table-cell table:style-name="ce848" table:formula="of:=[.F833]-[.C834]+[.D834]" office:value-type="float" office:value="208854.83" calcext:value-type="float">
            <text:p>208.85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mermer</text:p>
          </table:table-cell>
          <table:table-cell table:style-name="ce848" office:value-type="float" office:value="25" calcext:value-type="float">
            <text:p>25,00</text:p>
          </table:table-cell>
          <table:table-cell table:style-name="ce848" table:number-columns-repeated="2"/>
          <table:table-cell table:style-name="ce848" table:formula="of:=[.F834]-[.C835]+[.D835]" office:value-type="float" office:value="208829.83" calcext:value-type="float">
            <text:p>208.82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ye</text:p>
          </table:table-cell>
          <table:table-cell table:style-name="ce848" office:value-type="float" office:value="20" calcext:value-type="float">
            <text:p>20,00</text:p>
          </table:table-cell>
          <table:table-cell table:style-name="ce848" table:number-columns-repeated="2"/>
          <table:table-cell table:style-name="ce848" table:formula="of:=[.F835]-[.C836]+[.D836]" office:value-type="float" office:value="208809.83" calcext:value-type="float">
            <text:p>208.80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10-19" calcext:value-type="date">
            <text:p>19.10.2017</text:p>
          </table:table-cell>
          <table:table-cell table:style-name="ce821" office:value-type="string" calcext:value-type="string">
            <text:p>aliye tedaş</text:p>
          </table:table-cell>
          <table:table-cell table:style-name="ce848"/>
          <table:table-cell table:style-name="ce848" office:value-type="float" office:value="5000" calcext:value-type="float">
            <text:p>5.000,00</text:p>
          </table:table-cell>
          <table:table-cell table:style-name="ce848"/>
          <table:table-cell table:style-name="ce848" table:formula="of:=[.F836]-[.C837]+[.D837]" office:value-type="float" office:value="213809.83" calcext:value-type="float">
            <text:p>213.80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10-14" calcext:value-type="date">
            <text:p>14.10.2017</text:p>
          </table:table-cell>
          <table:table-cell table:style-name="ce821" office:value-type="string" calcext:value-type="string">
            <text:p>doğuş kk satış</text:p>
          </table:table-cell>
          <table:table-cell table:style-name="ce848"/>
          <table:table-cell table:style-name="ce848" office:value-type="float" office:value="320" calcext:value-type="float">
            <text:p>320,00</text:p>
          </table:table-cell>
          <table:table-cell table:style-name="ce848"/>
          <table:table-cell table:style-name="ce848" table:formula="of:=[.F837]-[.C838]+[.D838]" office:value-type="float" office:value="214129.83" calcext:value-type="float">
            <text:p>214.12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11-30" calcext:value-type="date">
            <text:p>30.11.2017</text:p>
          </table:table-cell>
          <table:table-cell table:style-name="ce821" office:value-type="string" calcext:value-type="string">
            <text:p>eman çek</text:p>
          </table:table-cell>
          <table:table-cell table:style-name="ce848" office:value-type="float" office:value="50000" calcext:value-type="float">
            <text:p>50.000,00</text:p>
          </table:table-cell>
          <table:table-cell table:style-name="ce848" table:number-columns-repeated="2"/>
          <table:table-cell table:style-name="ce848" table:formula="of:=[.F838]-[.C839]+[.D839]" office:value-type="float" office:value="164129.83" calcext:value-type="float">
            <text:p>164.12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800 havale</text:p>
          </table:table-cell>
          <table:table-cell table:style-name="ce848"/>
          <table:table-cell table:style-name="ce848" office:value-type="float" office:value="2000" calcext:value-type="float">
            <text:p>2.000,00</text:p>
          </table:table-cell>
          <table:table-cell table:style-name="ce848"/>
          <table:table-cell table:style-name="ce848" table:formula="of:=[.F839]-[.C840]+[.D840]" office:value-type="float" office:value="166129.83" calcext:value-type="float">
            <text:p>166.12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karo</text:p>
          </table:table-cell>
          <table:table-cell table:style-name="ce848" office:value-type="float" office:value="300" calcext:value-type="float">
            <text:p>300,00</text:p>
          </table:table-cell>
          <table:table-cell table:style-name="ce848" table:number-columns-repeated="2"/>
          <table:table-cell table:style-name="ce848" table:formula="of:=[.F840]-[.C841]+[.D841]" office:value-type="float" office:value="165829.83" calcext:value-type="float">
            <text:p>165.82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nalan</text:p>
          </table:table-cell>
          <table:table-cell table:style-name="ce848"/>
          <table:table-cell table:style-name="ce848" office:value-type="float" office:value="100" calcext:value-type="float">
            <text:p>100,00</text:p>
          </table:table-cell>
          <table:table-cell table:style-name="ce848"/>
          <table:table-cell table:style-name="ce848" table:formula="of:=[.F841]-[.C842]+[.D842]" office:value-type="float" office:value="165929.83" calcext:value-type="float">
            <text:p>165.92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nakliye için mustafa</text:p>
          </table:table-cell>
          <table:table-cell table:style-name="ce848"/>
          <table:table-cell table:style-name="ce848" office:value-type="float" office:value="550" calcext:value-type="float">
            <text:p>550,00</text:p>
          </table:table-cell>
          <table:table-cell table:style-name="ce848"/>
          <table:table-cell table:style-name="ce848" table:formula="of:=[.F842]-[.C843]+[.D843]" office:value-type="float" office:value="166479.83" calcext:value-type="float">
            <text:p>166.479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İŞ KREDİ 11/36. TAKSİT</text:p>
          </table:table-cell>
          <table:table-cell table:style-name="ce848"/>
          <table:table-cell table:style-name="ce848" office:value-type="float" office:value="3345" calcext:value-type="float">
            <text:p>3.345,00</text:p>
          </table:table-cell>
          <table:table-cell table:style-name="ce848"/>
          <table:table-cell table:style-name="ce848" table:formula="of:=[.F843]-[.C844]+[.D844]" office:value-type="float" office:value="169824.83" calcext:value-type="float">
            <text:p>169.82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5000" calcext:value-type="float">
            <text:p>5.000,00</text:p>
          </table:table-cell>
          <table:table-cell table:style-name="ce848"/>
          <table:table-cell table:style-name="ce848" table:formula="of:=[.F844]-[.C845]+[.D845]" office:value-type="float" office:value="174824.83" calcext:value-type="float">
            <text:p>174.82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 office:value-type="date" office:date-value="2017-11-30" calcext:value-type="date">
            <text:p>30.11.2017</text:p>
          </table:table-cell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6000" calcext:value-type="float">
            <text:p>6.000,00</text:p>
          </table:table-cell>
          <table:table-cell table:style-name="ce848"/>
          <table:table-cell table:style-name="ce848" table:formula="of:=[.F845]-[.C846]+[.D846]" office:value-type="float" office:value="180824.83" calcext:value-type="float">
            <text:p>180.82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karo satış</text:p>
          </table:table-cell>
          <table:table-cell table:style-name="ce848" office:value-type="float" office:value="150" calcext:value-type="float">
            <text:p>150,00</text:p>
          </table:table-cell>
          <table:table-cell table:style-name="ce848" table:number-columns-repeated="2"/>
          <table:table-cell table:style-name="ce848" table:formula="of:=[.F846]-[.C847]+[.D847]" office:value-type="float" office:value="180674.83" calcext:value-type="float">
            <text:p>180.67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balmer hesaba exper</text:p>
          </table:table-cell>
          <table:table-cell table:style-name="ce848"/>
          <table:table-cell table:style-name="ce848" office:value-type="float" office:value="1000" calcext:value-type="float">
            <text:p>1.000,00</text:p>
          </table:table-cell>
          <table:table-cell table:style-name="ce848"/>
          <table:table-cell table:style-name="ce848" table:formula="of:=[.F847]-[.C848]+[.D848]" office:value-type="float" office:value="181674.83" calcext:value-type="float">
            <text:p>181.67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2000" calcext:value-type="float">
            <text:p>2.000,00</text:p>
          </table:table-cell>
          <table:table-cell table:style-name="ce848"/>
          <table:table-cell table:style-name="ce848" table:formula="of:=[.F848]-[.C849]+[.D849]" office:value-type="float" office:value="183674.83" calcext:value-type="float">
            <text:p>183.67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sivas tapu havale</text:p>
          </table:table-cell>
          <table:table-cell table:style-name="ce848"/>
          <table:table-cell table:style-name="ce848" office:value-type="float" office:value="1550" calcext:value-type="float">
            <text:p>1.550,00</text:p>
          </table:table-cell>
          <table:table-cell table:style-name="ce848"/>
          <table:table-cell table:style-name="ce848" table:formula="of:=[.F849]-[.C850]+[.D850]" office:value-type="float" office:value="185224.83" calcext:value-type="float">
            <text:p>185.22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kepçeciye ertana</text:p>
          </table:table-cell>
          <table:table-cell table:style-name="ce848"/>
          <table:table-cell table:style-name="ce848" office:value-type="float" office:value="1000" calcext:value-type="float">
            <text:p>1.000,00</text:p>
          </table:table-cell>
          <table:table-cell table:style-name="ce848"/>
          <table:table-cell table:style-name="ce848" table:formula="of:=[.F850]-[.C851]+[.D851]" office:value-type="float" office:value="186224.83" calcext:value-type="float">
            <text:p>186.22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doğuş kk satış xps</text:p>
          </table:table-cell>
          <table:table-cell table:style-name="ce848"/>
          <table:table-cell table:style-name="ce848" office:value-type="float" office:value="3000" calcext:value-type="float">
            <text:p>3.000,00</text:p>
          </table:table-cell>
          <table:table-cell table:style-name="ce848"/>
          <table:table-cell table:style-name="ce848" table:formula="of:=[.F851]-[.C852]+[.D852]" office:value-type="float" office:value="189224.83" calcext:value-type="float">
            <text:p>189.22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799"/>
          <table:table-cell table:style-name="ce825" office:value-type="string" calcext:value-type="string">
            <text:p>passat devir</text:p>
          </table:table-cell>
          <table:table-cell table:style-name="ce834"/>
          <table:table-cell table:style-name="ce834" office:value-type="float" office:value="200" calcext:value-type="float">
            <text:p>200,00</text:p>
          </table:table-cell>
          <table:table-cell table:style-name="ce834"/>
          <table:table-cell table:style-name="ce848" table:formula="of:=[.F852]-[.C853]+[.D853]" office:value-type="float" office:value="189424.83" calcext:value-type="float">
            <text:p>189.42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817" office:value-type="date" office:date-value="2017-12-12" calcext:value-type="date">
            <text:p>12.12.2017</text:p>
          </table:table-cell>
          <table:table-cell table:style-name="ce821" office:value-type="string" calcext:value-type="string">
            <text:p>İŞ KREDİ 12/36. TAKSİT</text:p>
          </table:table-cell>
          <table:table-cell table:style-name="ce848"/>
          <table:table-cell table:style-name="ce848" office:value-type="float" office:value="3335" calcext:value-type="float">
            <text:p>3.335,00</text:p>
          </table:table-cell>
          <table:table-cell table:style-name="ce848"/>
          <table:table-cell table:style-name="ce848" table:formula="of:=[.F853]-[.C854]+[.D854]" office:value-type="float" office:value="192759.83" calcext:value-type="float">
            <text:p>192.759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doküm merdiven arif ust emmisi</text:p>
          </table:table-cell>
          <table:table-cell table:style-name="ce848" office:value-type="float" office:value="325" calcext:value-type="float">
            <text:p>325,00</text:p>
          </table:table-cell>
          <table:table-cell table:style-name="ce848" table:number-columns-repeated="2"/>
          <table:table-cell table:style-name="ce848" table:formula="of:=[.F854]-[.C855]+[.D855]" office:value-type="float" office:value="192434.83" calcext:value-type="float">
            <text:p>192.43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2000" calcext:value-type="float">
            <text:p>2.000,00</text:p>
          </table:table-cell>
          <table:table-cell table:style-name="ce848"/>
          <table:table-cell table:style-name="ce848" table:formula="of:=[.F855]-[.C856]+[.D856]" office:value-type="float" office:value="194434.83" calcext:value-type="float">
            <text:p>194.43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birlik yapı çetin</text:p>
          </table:table-cell>
          <table:table-cell table:style-name="ce848" office:value-type="float" office:value="2000" calcext:value-type="float">
            <text:p>2.000,00</text:p>
          </table:table-cell>
          <table:table-cell table:style-name="ce848" table:number-columns-repeated="2"/>
          <table:table-cell table:style-name="ce848" table:formula="of:=[.F856]-[.C857]+[.D857]" office:value-type="float" office:value="192434.83" calcext:value-type="float">
            <text:p>192.43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nalan kk</text:p>
          </table:table-cell>
          <table:table-cell table:style-name="ce848"/>
          <table:table-cell table:style-name="ce848" office:value-type="float" office:value="5000" calcext:value-type="float">
            <text:p>5.000,00</text:p>
          </table:table-cell>
          <table:table-cell table:style-name="ce848"/>
          <table:table-cell table:style-name="ce848" table:formula="of:=[.F857]-[.C858]+[.D858]" office:value-type="float" office:value="197434.83" calcext:value-type="float">
            <text:p>197.43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aliye</text:p>
          </table:table-cell>
          <table:table-cell table:style-name="ce848"/>
          <table:table-cell table:style-name="ce848" office:value-type="float" office:value="10000" calcext:value-type="float">
            <text:p>10.000,00</text:p>
          </table:table-cell>
          <table:table-cell table:style-name="ce848"/>
          <table:table-cell table:style-name="ce848" table:formula="of:=[.F858]-[.C859]+[.D859]" office:value-type="float" office:value="207434.83" calcext:value-type="float">
            <text:p>207.434,8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kk satış</text:p>
          </table:table-cell>
          <table:table-cell table:style-name="ce848"/>
          <table:table-cell table:style-name="ce848" office:value-type="float" office:value="14.5" calcext:value-type="float">
            <text:p>14,50</text:p>
          </table:table-cell>
          <table:table-cell table:style-name="ce848"/>
          <table:table-cell table:style-name="ce848" table:formula="of:=[.F859]-[.C860]+[.D860]" office:value-type="float" office:value="207449.33" calcext:value-type="float">
            <text:p>207.449,3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3"/>
          <table:table-cell table:style-name="ce821" office:value-type="string" calcext:value-type="string">
            <text:p>bch devre faizi</text:p>
          </table:table-cell>
          <table:table-cell table:style-name="ce848" table:number-columns-repeated="3"/>
          <table:table-cell table:style-name="ce848" table:formula="of:=[.F860]-[.C861]+[.D861]" office:value-type="float" office:value="207449.33" calcext:value-type="float">
            <text:p>207.449,33</text:p>
          </table:table-cell>
          <table:table-cell table:style-name="ce799"/>
          <table:table-cell table:number-columns-repeated="976"/>
        </table:table-row>
        <table:table-row table:style-name="ro2">
          <table:table-cell table:style-name="ce734" office:value-type="float" office:value="2017" calcext:value-type="float">
            <text:p>2017</text:p>
          </table:table-cell>
          <table:table-cell table:style-name="ce734" office:value-type="string" calcext:value-type="string">
            <text:p>DOĞUŞ ALACAKLI</text:p>
          </table:table-cell>
          <table:table-cell table:style-name="ce734" table:number-columns-repeated="3"/>
          <table:table-cell table:style-name="ce849" table:formula="of:=[.F861]-[.C862]+[.D862]" office:value-type="float" office:value="207449.33" calcext:value-type="float">
            <text:p>207.449,33</text:p>
          </table:table-cell>
          <table:table-cell table:style-name="ce799"/>
          <table:table-cell table:number-columns-repeated="976"/>
        </table:table-row>
        <table:table-row table:style-name="ro2">
          <table:table-cell table:style-name="ce734" table:number-columns-repeated="5"/>
          <table:table-cell table:style-name="ce848" table:formula="of:=[.F862]-[.C863]+[.D863]" office:value-type="float" office:value="207449.33" calcext:value-type="float">
            <text:p>207.449,33</text:p>
          </table:table-cell>
          <table:table-cell table:style-name="ce799"/>
          <table:table-cell table:number-columns-repeated="976"/>
        </table:table-row>
        <table:table-row table:style-name="ro2">
          <table:table-cell table:style-name="ce818"/>
          <table:table-cell table:style-name="ce818" office:value-type="string" calcext:value-type="string">
            <text:p>2017 hesaptan kalan doğuş alacaklı</text:p>
          </table:table-cell>
          <table:table-cell table:style-name="ce851"/>
          <table:table-cell table:style-name="ce847" table:formula="of:=[.F862]" office:value-type="float" office:value="207449.33" calcext:value-type="float">
            <text:p>207.449,33</text:p>
          </table:table-cell>
          <table:table-cell table:style-name="ce822"/>
          <table:table-cell table:style-name="ce849" table:formula="of:=[.C864]+[.D864]" office:value-type="float" office:value="207449.33" calcext:value-type="float">
            <text:p>207.449,3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07-05" calcext:value-type="date">
            <text:p>05.07.2018</text:p>
          </table:table-cell>
          <table:table-cell table:style-name="ce821" office:value-type="string" calcext:value-type="string">
            <text:p>aliye kiracı ademden</text:p>
          </table:table-cell>
          <table:table-cell table:style-name="ce848"/>
          <table:table-cell table:style-name="ce848" office:value-type="float" office:value="15000" calcext:value-type="float">
            <text:p>15.000,00</text:p>
          </table:table-cell>
          <table:table-cell table:style-name="ce848"/>
          <table:table-cell table:style-name="ce848" table:formula="of:=[.F864]-[.C865]+[.D865]" office:value-type="float" office:value="222449.33" calcext:value-type="float">
            <text:p>222.449,3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0"/>
          <table:table-cell table:style-name="ce821" office:value-type="string" calcext:value-type="string">
            <text:p>kiracı kepçeci emlakçı</text:p>
          </table:table-cell>
          <table:table-cell table:style-name="ce848"/>
          <table:table-cell table:style-name="ce848" office:value-type="float" office:value="1000" calcext:value-type="float">
            <text:p>1.000,00</text:p>
          </table:table-cell>
          <table:table-cell table:style-name="ce848"/>
          <table:table-cell table:style-name="ce848" table:formula="of:=[.F865]-[.C866]+[.D866]" office:value-type="float" office:value="223449.33" calcext:value-type="float">
            <text:p>223.449,3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boya</text:p>
          </table:table-cell>
          <table:table-cell table:style-name="ce848"/>
          <table:table-cell table:style-name="ce848" office:value-type="float" office:value="160" calcext:value-type="float">
            <text:p>160,00</text:p>
          </table:table-cell>
          <table:table-cell table:style-name="ce848"/>
          <table:table-cell table:style-name="ce848" table:formula="of:=[.F866]-[.C867]+[.D867]" office:value-type="float" office:value="223609.33" calcext:value-type="float">
            <text:p>223.609,3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09-25" calcext:value-type="date">
            <text:p>25.09.2018</text:p>
          </table:table-cell>
          <table:table-cell table:style-name="ce821" office:value-type="string" calcext:value-type="string">
            <text:p>mermer Kaparo</text:p>
          </table:table-cell>
          <table:table-cell table:style-name="ce848" office:value-type="float" office:value="500" calcext:value-type="float">
            <text:p>500,00</text:p>
          </table:table-cell>
          <table:table-cell table:style-name="ce848" table:number-columns-repeated="2"/>
          <table:table-cell table:style-name="ce848" table:formula="of:=[.F867]-[.C868]+[.D868]" office:value-type="float" office:value="223109.33" calcext:value-type="float">
            <text:p>223.109,3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09-12" calcext:value-type="date">
            <text:p>12.09.2018</text:p>
          </table:table-cell>
          <table:table-cell table:style-name="ce821" office:value-type="string" calcext:value-type="string">
            <text:p>ünye taşyünü RSMnin ödediği nakliye</text:p>
          </table:table-cell>
          <table:table-cell table:style-name="ce848" office:value-type="float" office:value="1850" calcext:value-type="float">
            <text:p>1.850,00</text:p>
          </table:table-cell>
          <table:table-cell table:style-name="ce848" table:number-columns-repeated="2"/>
          <table:table-cell table:style-name="ce848" table:formula="of:=[.F868]-[.C869]+[.D869]" office:value-type="float" office:value="221259.33" calcext:value-type="float">
            <text:p>221.259,3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/>
          <table:table-cell table:style-name="ce821" office:value-type="string" calcext:value-type="string">
            <text:p>aliye kiracı ademden</text:p>
          </table:table-cell>
          <table:table-cell table:style-name="ce848"/>
          <table:table-cell table:style-name="ce848" office:value-type="float" office:value="1900" calcext:value-type="float">
            <text:p>1.900,00</text:p>
          </table:table-cell>
          <table:table-cell table:style-name="ce848"/>
          <table:table-cell table:style-name="ce848" table:formula="of:=[.F869]-[.C870]+[.D870]" office:value-type="float" office:value="223159.33" calcext:value-type="float">
            <text:p>223.159,3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/>
          <table:table-cell table:style-name="ce821" office:value-type="string" calcext:value-type="string">
            <text:p>atlia vakıfbank hesabına özge kira</text:p>
          </table:table-cell>
          <table:table-cell table:style-name="ce848"/>
          <table:table-cell table:style-name="ce848" office:value-type="float" office:value="1250" calcext:value-type="float">
            <text:p>1.250,00</text:p>
          </table:table-cell>
          <table:table-cell table:style-name="ce848"/>
          <table:table-cell table:style-name="ce848" table:formula="of:=[.F870]-[.C871]+[.D871]" office:value-type="float" office:value="224409.33" calcext:value-type="float">
            <text:p>224.409,3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0" office:value-type="date" office:date-value="2018-11-02" calcext:value-type="date">
            <text:p>02.11.2018</text:p>
          </table:table-cell>
          <table:table-cell table:style-name="ce821" office:value-type="string" calcext:value-type="string">
            <text:p>toyota devir</text:p>
          </table:table-cell>
          <table:table-cell table:style-name="ce848"/>
          <table:table-cell table:style-name="ce848" office:value-type="float" office:value="160" calcext:value-type="float">
            <text:p>160,00</text:p>
          </table:table-cell>
          <table:table-cell table:style-name="ce848"/>
          <table:table-cell table:style-name="ce848" table:formula="of:=[.F871]-[.C872]+[.D872]" office:value-type="float" office:value="224569.33" calcext:value-type="float">
            <text:p>224.569,33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/>
          <table:table-cell table:style-name="ce821" office:value-type="string" calcext:value-type="string">
            <text:p>ocak alışveriş tava</text:p>
          </table:table-cell>
          <table:table-cell table:style-name="ce848"/>
          <table:table-cell table:style-name="ce848" office:value-type="float" office:value="28.95" calcext:value-type="float">
            <text:p>28,95</text:p>
          </table:table-cell>
          <table:table-cell table:style-name="ce848"/>
          <table:table-cell table:style-name="ce848" table:formula="of:=[.F872]-[.C873]+[.D873]" office:value-type="float" office:value="224598.28" calcext:value-type="float">
            <text:p>224.598,2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/>
          <table:table-cell table:style-name="ce821" office:value-type="string" calcext:value-type="string">
            <text:p>ocak alışveriş sigara</text:p>
          </table:table-cell>
          <table:table-cell table:style-name="ce848"/>
          <table:table-cell table:style-name="ce848" office:value-type="float" office:value="95" calcext:value-type="float">
            <text:p>95,00</text:p>
          </table:table-cell>
          <table:table-cell table:style-name="ce848"/>
          <table:table-cell table:style-name="ce848" table:formula="of:=[.F873]-[.C874]+[.D874]" office:value-type="float" office:value="224693.28" calcext:value-type="float">
            <text:p>224.693,28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11-01" calcext:value-type="date">
            <text:p>01.11.2018</text:p>
          </table:table-cell>
          <table:table-cell table:style-name="ce821" office:value-type="string" calcext:value-type="string">
            <text:p>ocak alışveriş</text:p>
          </table:table-cell>
          <table:table-cell table:style-name="ce848"/>
          <table:table-cell table:style-name="ce848" office:value-type="float" office:value="368.73" calcext:value-type="float">
            <text:p>368,73</text:p>
          </table:table-cell>
          <table:table-cell table:style-name="ce848"/>
          <table:table-cell table:style-name="ce848" table:formula="of:=[.F874]-[.C875]+[.D875]" office:value-type="float" office:value="225062.01" calcext:value-type="float">
            <text:p>225.062,0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/>
          <table:table-cell table:style-name="ce821" office:value-type="string" calcext:value-type="string">
            <text:p>kepçe cam</text:p>
          </table:table-cell>
          <table:table-cell table:style-name="ce848"/>
          <table:table-cell table:style-name="ce848" office:value-type="float" office:value="70" calcext:value-type="float">
            <text:p>70,00</text:p>
          </table:table-cell>
          <table:table-cell table:style-name="ce848"/>
          <table:table-cell table:style-name="ce848" table:formula="of:=[.F875]-[.C876]+[.D876]" office:value-type="float" office:value="225132.01" calcext:value-type="float">
            <text:p>225.132,0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/>
          <table:table-cell table:style-name="ce821" office:value-type="string" calcext:value-type="string">
            <text:p>kaportacı</text:p>
          </table:table-cell>
          <table:table-cell table:style-name="ce848"/>
          <table:table-cell table:style-name="ce848" office:value-type="float" office:value="100" calcext:value-type="float">
            <text:p>100,00</text:p>
          </table:table-cell>
          <table:table-cell table:style-name="ce848"/>
          <table:table-cell table:style-name="ce848" table:formula="of:=[.F876]-[.C877]+[.D877]" office:value-type="float" office:value="225232.01" calcext:value-type="float">
            <text:p>225.232,0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0"/>
          <table:table-cell table:style-name="ce821" office:value-type="string" calcext:value-type="string">
            <text:p>atila kk mustafa</text:p>
          </table:table-cell>
          <table:table-cell table:style-name="ce848"/>
          <table:table-cell table:style-name="ce848" office:value-type="float" office:value="600" calcext:value-type="float">
            <text:p>600,00</text:p>
          </table:table-cell>
          <table:table-cell table:style-name="ce848"/>
          <table:table-cell table:style-name="ce848" table:formula="of:=[.F877]-[.C878]+[.D878]" office:value-type="float" office:value="225832.01" calcext:value-type="float">
            <text:p>225.832,0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09-23" calcext:value-type="date">
            <text:p>23.09.2018</text:p>
          </table:table-cell>
          <table:table-cell table:style-name="ce821" office:value-type="string" calcext:value-type="string">
            <text:p>fikret yalçın havale</text:p>
          </table:table-cell>
          <table:table-cell table:style-name="ce834"/>
          <table:table-cell table:style-name="ce848" office:value-type="float" office:value="3002" calcext:value-type="float">
            <text:p>3.002,00</text:p>
          </table:table-cell>
          <table:table-cell table:style-name="ce848"/>
          <table:table-cell table:style-name="ce848" table:formula="of:=[.F878]-[.C879]+[.D879]" office:value-type="float" office:value="228834.01" calcext:value-type="float">
            <text:p>228.834,0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09-26" calcext:value-type="date">
            <text:p>26.09.2018</text:p>
          </table:table-cell>
          <table:table-cell table:style-name="ce821" office:value-type="string" calcext:value-type="string">
            <text:p>recep kuzu</text:p>
          </table:table-cell>
          <table:table-cell table:style-name="ce834"/>
          <table:table-cell table:style-name="ce848" office:value-type="float" office:value="1005" calcext:value-type="float">
            <text:p>1.005,00</text:p>
          </table:table-cell>
          <table:table-cell table:style-name="ce848"/>
          <table:table-cell table:style-name="ce848" table:formula="of:=[.F879]-[.C880]+[.D880]" office:value-type="float" office:value="229839.01" calcext:value-type="float">
            <text:p>229.839,0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09-25" calcext:value-type="date">
            <text:p>25.09.2018</text:p>
          </table:table-cell>
          <table:table-cell table:style-name="ce821" office:value-type="string" calcext:value-type="string">
            <text:p>aliye kasadan 50000-20000=30000</text:p>
          </table:table-cell>
          <table:table-cell table:style-name="ce834"/>
          <table:table-cell table:style-name="ce848" office:value-type="float" office:value="20000" calcext:value-type="float">
            <text:p>20.000,00</text:p>
          </table:table-cell>
          <table:table-cell table:style-name="ce848"/>
          <table:table-cell table:style-name="ce848" table:formula="of:=[.F880]-[.C881]+[.D881]" office:value-type="float" office:value="249839.01" calcext:value-type="float">
            <text:p>249.839,0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09-25" calcext:value-type="date">
            <text:p>25.09.2018</text:p>
          </table:table-cell>
          <table:table-cell table:style-name="ce821" office:value-type="string" calcext:value-type="string">
            <text:p>fikret yalçın havale</text:p>
          </table:table-cell>
          <table:table-cell table:style-name="ce848"/>
          <table:table-cell table:style-name="ce848" office:value-type="float" office:value="1005" calcext:value-type="float">
            <text:p>1.005,00</text:p>
          </table:table-cell>
          <table:table-cell table:style-name="ce848"/>
          <table:table-cell table:style-name="ce848" table:formula="of:=[.F881]-[.C882]+[.D882]" office:value-type="float" office:value="250844.01" calcext:value-type="float">
            <text:p>250.844,0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09-24" calcext:value-type="date">
            <text:p>24.09.2018</text:p>
          </table:table-cell>
          <table:table-cell table:style-name="ce821" office:value-type="string" calcext:value-type="string">
            <text:p>yusuf yokuş halk eft</text:p>
          </table:table-cell>
          <table:table-cell table:style-name="ce848"/>
          <table:table-cell table:style-name="ce848" office:value-type="float" office:value="785" calcext:value-type="float">
            <text:p>785,00</text:p>
          </table:table-cell>
          <table:table-cell table:style-name="ce848"/>
          <table:table-cell table:style-name="ce848" table:formula="of:=[.F882]-[.C883]+[.D883]" office:value-type="float" office:value="251629.01" calcext:value-type="float">
            <text:p>251.629,0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09-12" calcext:value-type="date">
            <text:p>12.09.2018</text:p>
          </table:table-cell>
          <table:table-cell table:style-name="ce821" office:value-type="string" calcext:value-type="string">
            <text:p>aliye maaş için</text:p>
          </table:table-cell>
          <table:table-cell table:style-name="ce834"/>
          <table:table-cell table:style-name="ce848" office:value-type="float" office:value="30000" calcext:value-type="float">
            <text:p>30.000,00</text:p>
          </table:table-cell>
          <table:table-cell table:style-name="ce848"/>
          <table:table-cell table:style-name="ce848" table:formula="of:=[.F883]-[.C884]+[.D884]" office:value-type="float" office:value="281629.01" calcext:value-type="float">
            <text:p>281.629,0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ankara dişli eft</text:p>
          </table:table-cell>
          <table:table-cell table:style-name="ce834"/>
          <table:table-cell table:style-name="ce848" office:value-type="float" office:value="2005" calcext:value-type="float">
            <text:p>2.005,00</text:p>
          </table:table-cell>
          <table:table-cell table:style-name="ce848"/>
          <table:table-cell table:style-name="ce848" table:formula="of:=[.F884]-[.C885]+[.D885]" office:value-type="float" office:value="283634.01" calcext:value-type="float">
            <text:p>283.634,0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yeşilyurt hızarhane arsadan</text:p>
          </table:table-cell>
          <table:table-cell table:style-name="ce848" office:value-type="float" office:value="205000" calcext:value-type="float">
            <text:p>205.000,00</text:p>
          </table:table-cell>
          <table:table-cell table:style-name="ce834"/>
          <table:table-cell table:style-name="ce848"/>
          <table:table-cell table:style-name="ce848" table:formula="of:=[.F885]-[.C886]+[.D886]" office:value-type="float" office:value="78634.01" calcext:value-type="float">
            <text:p>78.634,0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 table:number-columns-repeated="2"/>
          <table:table-cell table:style-name="ce848" table:number-columns-repeated="3"/>
          <table:table-cell table:style-name="ce848" table:formula="of:=[.F886]-[.C887]+[.D887]" office:value-type="float" office:value="78634.01" calcext:value-type="float">
            <text:p>78.634,0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09-06" calcext:value-type="date">
            <text:p>06.09.2018</text:p>
          </table:table-cell>
          <table:table-cell table:style-name="ce821" office:value-type="string" calcext:value-type="string">
            <text:p>ayhan akdoğan sulusaray</text:p>
          </table:table-cell>
          <table:table-cell table:style-name="ce848" office:value-type="float" office:value="3000" calcext:value-type="float">
            <text:p>3.000,00</text:p>
          </table:table-cell>
          <table:table-cell table:style-name="ce848" table:number-columns-repeated="2"/>
          <table:table-cell table:style-name="ce848" table:formula="of:=[.F887]-[.C888]+[.D888]" office:value-type="float" office:value="75634.01" calcext:value-type="float">
            <text:p>75.634,0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ankara ocak tabanca</text:p>
          </table:table-cell>
          <table:table-cell table:style-name="ce848"/>
          <table:table-cell table:style-name="ce848" office:value-type="float" office:value="1180" calcext:value-type="float">
            <text:p>1.180,00</text:p>
          </table:table-cell>
          <table:table-cell table:style-name="ce848"/>
          <table:table-cell table:style-name="ce848" table:formula="of:=[.F888]-[.C889]+[.D889]" office:value-type="float" office:value="76814.01" calcext:value-type="float">
            <text:p>76.814,0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/>
          <table:table-cell table:style-name="ce821" office:value-type="string" calcext:value-type="string">
            <text:p>toyota sigorta</text:p>
          </table:table-cell>
          <table:table-cell table:style-name="ce848"/>
          <table:table-cell table:style-name="ce848" office:value-type="float" office:value="926" calcext:value-type="float">
            <text:p>926,00</text:p>
          </table:table-cell>
          <table:table-cell table:style-name="ce848"/>
          <table:table-cell table:style-name="ce848" table:formula="of:=[.F889]-[.C890]+[.D890]" office:value-type="float" office:value="77740.01" calcext:value-type="float">
            <text:p>77.740,01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/>
          <table:table-cell table:style-name="ce821" office:value-type="string" calcext:value-type="string">
            <text:p>toyota gaz benzin</text:p>
          </table:table-cell>
          <table:table-cell table:style-name="ce848"/>
          <table:table-cell table:style-name="ce848" office:value-type="float" office:value="297.11" calcext:value-type="float">
            <text:p>297,11</text:p>
          </table:table-cell>
          <table:table-cell table:style-name="ce848"/>
          <table:table-cell table:style-name="ce848" table:formula="of:=[.F890]-[.C891]+[.D891]" office:value-type="float" office:value="78037.12" calcext:value-type="float">
            <text:p>78.037,1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10-31" calcext:value-type="date">
            <text:p>31.10.2018</text:p>
          </table:table-cell>
          <table:table-cell table:style-name="ce821" office:value-type="string" calcext:value-type="string">
            <text:p>ali havale okay taş</text:p>
          </table:table-cell>
          <table:table-cell table:style-name="ce834"/>
          <table:table-cell table:style-name="ce848" office:value-type="float" office:value="7505" calcext:value-type="float">
            <text:p>7.505,00</text:p>
          </table:table-cell>
          <table:table-cell table:style-name="ce848"/>
          <table:table-cell table:style-name="ce848" table:formula="of:=[.F891]-[.C892]+[.D892]" office:value-type="float" office:value="85542.12" calcext:value-type="float">
            <text:p>85.542,1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10-31" calcext:value-type="date">
            <text:p>31.10.2018</text:p>
          </table:table-cell>
          <table:table-cell table:style-name="ce821" office:value-type="string" calcext:value-type="string">
            <text:p>ali bankada nkt</text:p>
          </table:table-cell>
          <table:table-cell table:style-name="ce834"/>
          <table:table-cell table:style-name="ce848" office:value-type="float" office:value="17500" calcext:value-type="float">
            <text:p>17.500,00</text:p>
          </table:table-cell>
          <table:table-cell table:style-name="ce848"/>
          <table:table-cell table:style-name="ce848" table:formula="of:=[.F892]-[.C893]+[.D893]" office:value-type="float" office:value="103042.12" calcext:value-type="float">
            <text:p>103.042,1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10-31" calcext:value-type="date">
            <text:p>31.10.2018</text:p>
          </table:table-cell>
          <table:table-cell table:style-name="ce821" office:value-type="string" calcext:value-type="string">
            <text:p>aliye işbank hesaptan</text:p>
          </table:table-cell>
          <table:table-cell table:style-name="ce834"/>
          <table:table-cell table:style-name="ce848" office:value-type="float" office:value="18200" calcext:value-type="float">
            <text:p>18.200,00</text:p>
          </table:table-cell>
          <table:table-cell table:style-name="ce848"/>
          <table:table-cell table:style-name="ce848" table:formula="of:=[.F893]-[.C894]+[.D894]" office:value-type="float" office:value="121242.12" calcext:value-type="float">
            <text:p>121.242,1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10-15" calcext:value-type="date">
            <text:p>15.10.2018</text:p>
          </table:table-cell>
          <table:table-cell table:style-name="ce821" office:value-type="string" calcext:value-type="string">
            <text:p>aliye kasadan 17000-17000=0</text:p>
          </table:table-cell>
          <table:table-cell table:style-name="ce834"/>
          <table:table-cell table:style-name="ce848" office:value-type="float" office:value="17000" calcext:value-type="float">
            <text:p>17.000,00</text:p>
          </table:table-cell>
          <table:table-cell table:style-name="ce848"/>
          <table:table-cell table:style-name="ce848" table:formula="of:=[.F894]-[.C895]+[.D895]" office:value-type="float" office:value="138242.12" calcext:value-type="float">
            <text:p>138.242,1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10-04" calcext:value-type="date">
            <text:p>04.10.2018</text:p>
          </table:table-cell>
          <table:table-cell table:style-name="ce821" office:value-type="string" calcext:value-type="string">
            <text:p>aliye kasadan 27000-10000=17000</text:p>
          </table:table-cell>
          <table:table-cell table:style-name="ce834"/>
          <table:table-cell table:style-name="ce848" office:value-type="float" office:value="10000" calcext:value-type="float">
            <text:p>10.000,00</text:p>
          </table:table-cell>
          <table:table-cell table:style-name="ce848"/>
          <table:table-cell table:style-name="ce848" table:formula="of:=[.F895]-[.C896]+[.D896]" office:value-type="float" office:value="148242.12" calcext:value-type="float">
            <text:p>148.242,1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aliye kasadan 30000-3000=27000</text:p>
          </table:table-cell>
          <table:table-cell table:style-name="ce834"/>
          <table:table-cell table:style-name="ce848" office:value-type="float" office:value="3000" calcext:value-type="float">
            <text:p>3.000,00</text:p>
          </table:table-cell>
          <table:table-cell table:style-name="ce848"/>
          <table:table-cell table:style-name="ce848" table:formula="of:=[.F896]-[.C897]+[.D897]" office:value-type="float" office:value="151242.12" calcext:value-type="float">
            <text:p>151.242,12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11-29" calcext:value-type="date">
            <text:p>29.11.2018</text:p>
          </table:table-cell>
          <table:table-cell table:style-name="ce821" office:value-type="string" calcext:value-type="string">
            <text:p>imar barışı atila daire maliyeye yatan</text:p>
          </table:table-cell>
          <table:table-cell table:style-name="ce848"/>
          <table:table-cell table:style-name="ce848" office:value-type="float" office:value="8466.82" calcext:value-type="float">
            <text:p>8.466,82</text:p>
          </table:table-cell>
          <table:table-cell table:style-name="ce848"/>
          <table:table-cell table:style-name="ce848" table:formula="of:=[.F897]-[.C898]+[.D898]" office:value-type="float" office:value="159708.94" calcext:value-type="float">
            <text:p>159.708,9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11-29" calcext:value-type="date">
            <text:p>29.11.2018</text:p>
          </table:table-cell>
          <table:table-cell table:style-name="ce821" office:value-type="string" calcext:value-type="string">
            <text:p>ali balcıya</text:p>
          </table:table-cell>
          <table:table-cell table:style-name="ce848"/>
          <table:table-cell table:style-name="ce848" office:value-type="float" office:value="3000" calcext:value-type="float">
            <text:p>3.000,00</text:p>
          </table:table-cell>
          <table:table-cell table:style-name="ce848"/>
          <table:table-cell table:style-name="ce848" table:formula="of:=[.F898]-[.C899]+[.D899]" office:value-type="float" office:value="162708.94" calcext:value-type="float">
            <text:p>162.708,9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11-28" calcext:value-type="date">
            <text:p>28.11.2018</text:p>
          </table:table-cell>
          <table:table-cell table:style-name="ce821" office:value-type="string" calcext:value-type="string">
            <text:p>mehmet ünveroğlu </text:p>
          </table:table-cell>
          <table:table-cell table:style-name="ce848" office:value-type="float" office:value="3000" calcext:value-type="float">
            <text:p>3.000,00</text:p>
          </table:table-cell>
          <table:table-cell table:style-name="ce848" table:number-columns-repeated="2"/>
          <table:table-cell table:style-name="ce848" table:formula="of:=[.F899]-[.C900]+[.D900]" office:value-type="float" office:value="159708.94" calcext:value-type="float">
            <text:p>159.708,9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11-26" calcext:value-type="date">
            <text:p>26.11.2018</text:p>
          </table:table-cell>
          <table:table-cell table:style-name="ce821" office:value-type="string" calcext:value-type="string">
            <text:p>atila havale ANKARA pnomatik hortum</text:p>
          </table:table-cell>
          <table:table-cell table:style-name="ce848"/>
          <table:table-cell table:style-name="ce848" office:value-type="float" office:value="297" calcext:value-type="float">
            <text:p>297,00</text:p>
          </table:table-cell>
          <table:table-cell table:style-name="ce848"/>
          <table:table-cell table:style-name="ce848" table:formula="of:=[.F900]-[.C901]+[.D901]" office:value-type="float" office:value="160005.94" calcext:value-type="float">
            <text:p>160.005,9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11-01" calcext:value-type="date">
            <text:p>01.11.2018</text:p>
          </table:table-cell>
          <table:table-cell table:style-name="ce821" office:value-type="string" calcext:value-type="string">
            <text:p>aliye nakit</text:p>
          </table:table-cell>
          <table:table-cell table:style-name="ce848"/>
          <table:table-cell table:style-name="ce848" office:value-type="float" office:value="500" calcext:value-type="float">
            <text:p>500,00</text:p>
          </table:table-cell>
          <table:table-cell table:style-name="ce848"/>
          <table:table-cell table:style-name="ce848" table:formula="of:=[.F901]-[.C902]+[.D902]" office:value-type="float" office:value="160505.94" calcext:value-type="float">
            <text:p>160.505,9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11-09" calcext:value-type="date">
            <text:p>09.11.2018</text:p>
          </table:table-cell>
          <table:table-cell table:style-name="ce821" office:value-type="string" calcext:value-type="string">
            <text:p>aliye nakit</text:p>
          </table:table-cell>
          <table:table-cell table:style-name="ce848"/>
          <table:table-cell table:style-name="ce848" office:value-type="float" office:value="8000" calcext:value-type="float">
            <text:p>8.000,00</text:p>
          </table:table-cell>
          <table:table-cell table:style-name="ce848"/>
          <table:table-cell table:style-name="ce848" table:formula="of:=[.F902]-[.C903]+[.D903]" office:value-type="float" office:value="168505.94" calcext:value-type="float">
            <text:p>168.505,94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12-12" calcext:value-type="date">
            <text:p>12.12.2018</text:p>
          </table:table-cell>
          <table:table-cell table:style-name="ce821" office:value-type="string" calcext:value-type="string">
            <text:p>Doğuş işbank kredi ödemesi 12.ay</text:p>
          </table:table-cell>
          <table:table-cell table:style-name="ce848"/>
          <table:table-cell table:style-name="ce848" office:value-type="float" office:value="3344.12" calcext:value-type="float">
            <text:p>3.344,12</text:p>
          </table:table-cell>
          <table:table-cell table:style-name="ce848"/>
          <table:table-cell table:style-name="ce848" table:formula="of:=[.F903]-[.C904]+[.D904]" office:value-type="float" office:value="171850.06" calcext:value-type="float">
            <text:p>171.850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12-12" calcext:value-type="date">
            <text:p>12.12.2018</text:p>
          </table:table-cell>
          <table:table-cell table:style-name="ce821" office:value-type="string" calcext:value-type="string">
            <text:p>Ali Balcıdan nakit</text:p>
          </table:table-cell>
          <table:table-cell table:style-name="ce848" office:value-type="float" office:value="3400" calcext:value-type="float">
            <text:p>3.400,00</text:p>
          </table:table-cell>
          <table:table-cell table:style-name="ce848" table:number-columns-repeated="2"/>
          <table:table-cell table:style-name="ce848" table:formula="of:=[.F904]-[.C905]+[.D905]" office:value-type="float" office:value="168450.06" calcext:value-type="float">
            <text:p>168.450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8-12-11" calcext:value-type="date">
            <text:p>11.12.2018</text:p>
          </table:table-cell>
          <table:table-cell table:style-name="ce821" office:value-type="string" calcext:value-type="string">
            <text:p>Ali Balcıya sezai hesabına yatırılan</text:p>
          </table:table-cell>
          <table:table-cell table:style-name="ce848"/>
          <table:table-cell table:style-name="ce848" office:value-type="float" office:value="15000" calcext:value-type="float">
            <text:p>15.000,00</text:p>
          </table:table-cell>
          <table:table-cell table:style-name="ce848"/>
          <table:table-cell table:style-name="ce848" table:formula="of:=[.F905]-[.C906]+[.D906]" office:value-type="float" office:value="183450.06" calcext:value-type="float">
            <text:p>183.450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8" office:value-type="string" calcext:value-type="string">
            <text:p>2018 sonu</text:p>
          </table:table-cell>
          <table:table-cell table:style-name="ce839" office:value-type="string" calcext:value-type="string">
            <text:p>DOĞUŞ ALACAKLI</text:p>
          </table:table-cell>
          <table:table-cell table:style-name="ce848" table:number-columns-repeated="3"/>
          <table:table-cell table:style-name="ce848" table:formula="of:=[.F906]-[.C907]+[.D907]" office:value-type="float" office:value="183450.06" calcext:value-type="float">
            <text:p>183.450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 table:number-columns-repeated="2"/>
          <table:table-cell table:style-name="ce848" table:number-columns-repeated="3"/>
          <table:table-cell table:style-name="ce848" table:formula="of:=[.F907]-[.C908]+[.D908]" office:value-type="float" office:value="183450.06" calcext:value-type="float">
            <text:p>183.450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Default" table:number-columns-repeated="5"/>
          <table:table-cell table:style-name="ce848" table:formula="of:=[.F908]-[.C909]+[.D909]" office:value-type="float" office:value="183450.06" calcext:value-type="float">
            <text:p>183.450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Default" table:number-columns-repeated="5"/>
          <table:table-cell table:style-name="ce848" table:formula="of:=[.F909]-[.C910]+[.D910]" office:value-type="float" office:value="183450.06" calcext:value-type="float">
            <text:p>183.450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763" office:value-type="float" office:value="2019" calcext:value-type="float">
            <text:p>2019</text:p>
          </table:table-cell>
          <table:table-cell table:style-name="ce763" office:value-type="string" calcext:value-type="string">
            <text:p>DOĞUŞ ALACAKLI</text:p>
          </table:table-cell>
          <table:table-cell table:style-name="ce763" table:number-columns-repeated="3"/>
          <table:table-cell table:style-name="ce848" table:formula="of:=[.F910]-[.C911]+[.D911]" office:value-type="float" office:value="183450.06" calcext:value-type="float">
            <text:p>183.450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03-30" calcext:value-type="date">
            <text:p>30.03.2019</text:p>
          </table:table-cell>
          <table:table-cell table:style-name="ce821" office:value-type="string" calcext:value-type="string">
            <text:p>ocakçı atila aradı</text:p>
          </table:table-cell>
          <table:table-cell table:style-name="ce848"/>
          <table:table-cell table:style-name="ce848" office:value-type="float" office:value="100" calcext:value-type="float">
            <text:p>100,00</text:p>
          </table:table-cell>
          <table:table-cell table:style-name="ce848"/>
          <table:table-cell table:style-name="ce848" table:formula="of:=[.F911]-[.C912]+[.D912]" office:value-type="float" office:value="183550.06" calcext:value-type="float">
            <text:p>183.550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kk murat tic seramik boyacı faruk</text:p>
          </table:table-cell>
          <table:table-cell table:style-name="ce848"/>
          <table:table-cell table:style-name="ce848" office:value-type="float" office:value="100" calcext:value-type="float">
            <text:p>100,00</text:p>
          </table:table-cell>
          <table:table-cell table:style-name="ce848"/>
          <table:table-cell table:style-name="ce848" table:formula="of:=[.F912]-[.C913]+[.D913]" office:value-type="float" office:value="183650.06" calcext:value-type="float">
            <text:p>183.650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kk benzinci 80 m2 seramik</text:p>
          </table:table-cell>
          <table:table-cell table:style-name="ce848"/>
          <table:table-cell table:style-name="ce848" office:value-type="float" office:value="1600" calcext:value-type="float">
            <text:p>1.600,00</text:p>
          </table:table-cell>
          <table:table-cell table:style-name="ce848"/>
          <table:table-cell table:style-name="ce848" table:formula="of:=[.F913]-[.C914]+[.D914]" office:value-type="float" office:value="185250.06" calcext:value-type="float">
            <text:p>185.250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şubat iş kredi</text:p>
          </table:table-cell>
          <table:table-cell table:style-name="ce848"/>
          <table:table-cell table:style-name="ce848" office:value-type="float" office:value="3486" calcext:value-type="float">
            <text:p>3.486,00</text:p>
          </table:table-cell>
          <table:table-cell table:style-name="ce848"/>
          <table:table-cell table:style-name="ce848" table:formula="of:=[.F914]-[.C915]+[.D915]" office:value-type="float" office:value="188736.06" calcext:value-type="float">
            <text:p>188.736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dursun ankara ocakçı</text:p>
          </table:table-cell>
          <table:table-cell table:style-name="ce848"/>
          <table:table-cell table:style-name="ce848" office:value-type="float" office:value="1000" calcext:value-type="float">
            <text:p>1.000,00</text:p>
          </table:table-cell>
          <table:table-cell table:style-name="ce848"/>
          <table:table-cell table:style-name="ce848" table:formula="of:=[.F915]-[.C916]+[.D916]" office:value-type="float" office:value="189736.06" calcext:value-type="float">
            <text:p>189.736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04-08" calcext:value-type="date">
            <text:p>08.04.2019</text:p>
          </table:table-cell>
          <table:table-cell table:style-name="ce821" office:value-type="string" calcext:value-type="string">
            <text:p>aliye kiracı dursun durmuş</text:p>
          </table:table-cell>
          <table:table-cell table:style-name="ce848"/>
          <table:table-cell table:style-name="ce848" office:value-type="float" office:value="2000" calcext:value-type="float">
            <text:p>2.000,00</text:p>
          </table:table-cell>
          <table:table-cell table:style-name="ce848"/>
          <table:table-cell table:style-name="ce848" table:formula="of:=[.F916]-[.C917]+[.D917]" office:value-type="float" office:value="191736.06" calcext:value-type="float">
            <text:p>191.736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mustafa radyatör tamiri</text:p>
          </table:table-cell>
          <table:table-cell table:style-name="ce848"/>
          <table:table-cell table:style-name="ce848" office:value-type="float" office:value="150" calcext:value-type="float">
            <text:p>150,00</text:p>
          </table:table-cell>
          <table:table-cell table:style-name="ce848"/>
          <table:table-cell table:style-name="ce848" table:formula="of:=[.F917]-[.C918]+[.D918]" office:value-type="float" office:value="191886.06" calcext:value-type="float">
            <text:p>191.886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mustafa ocak sigara</text:p>
          </table:table-cell>
          <table:table-cell table:style-name="ce848"/>
          <table:table-cell table:style-name="ce848" office:value-type="float" office:value="55" calcext:value-type="float">
            <text:p>55,00</text:p>
          </table:table-cell>
          <table:table-cell table:style-name="ce848"/>
          <table:table-cell table:style-name="ce848" table:formula="of:=[.F918]-[.C919]+[.D919]" office:value-type="float" office:value="191941.06" calcext:value-type="float">
            <text:p>191.941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07-31" calcext:value-type="date">
            <text:p>31.07.2019</text:p>
          </table:table-cell>
          <table:table-cell table:style-name="ce821" office:value-type="string" calcext:value-type="string">
            <text:p>fırıldakçı ercan mezar parası</text:p>
          </table:table-cell>
          <table:table-cell table:style-name="ce848" office:value-type="float" office:value="500" calcext:value-type="float">
            <text:p>500,00</text:p>
          </table:table-cell>
          <table:table-cell table:style-name="ce848" table:number-columns-repeated="2"/>
          <table:table-cell table:style-name="ce848" table:formula="of:=[.F919]-[.C920]+[.D920]" office:value-type="float" office:value="191441.06" calcext:value-type="float">
            <text:p>191.441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adem kesici senet 6400</text:p>
          </table:table-cell>
          <table:table-cell table:style-name="ce848" table:number-columns-repeated="3"/>
          <table:table-cell table:style-name="ce848" table:formula="of:=[.F920]-[.C921]+[.D921]" office:value-type="float" office:value="191441.06" calcext:value-type="float">
            <text:p>191.441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07-30" calcext:value-type="date">
            <text:p>30.07.2019</text:p>
          </table:table-cell>
          <table:table-cell table:style-name="ce821" office:value-type="string" calcext:value-type="string">
            <text:p>atila vakıfbank kira özge kahraman</text:p>
          </table:table-cell>
          <table:table-cell table:style-name="ce848"/>
          <table:table-cell table:style-name="ce848" office:value-type="float" office:value="1750" calcext:value-type="float">
            <text:p>1.750,00</text:p>
          </table:table-cell>
          <table:table-cell table:style-name="ce848"/>
          <table:table-cell table:style-name="ce848" table:formula="of:=[.F921]-[.C922]+[.D922]" office:value-type="float" office:value="193191.06" calcext:value-type="float">
            <text:p>193.191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Toyota temmuz pulu maliye</text:p>
          </table:table-cell>
          <table:table-cell table:style-name="ce848"/>
          <table:table-cell table:style-name="ce848" office:value-type="float" office:value="234" calcext:value-type="float">
            <text:p>234,00</text:p>
          </table:table-cell>
          <table:table-cell table:style-name="ce848"/>
          <table:table-cell table:style-name="ce848" table:formula="of:=[.F922]-[.C923]+[.D923]" office:value-type="float" office:value="193425.06" calcext:value-type="float">
            <text:p>193.425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Toyota ocak pulu maliye</text:p>
          </table:table-cell>
          <table:table-cell table:style-name="ce848"/>
          <table:table-cell table:style-name="ce848" office:value-type="float" office:value="234" calcext:value-type="float">
            <text:p>234,00</text:p>
          </table:table-cell>
          <table:table-cell table:style-name="ce848"/>
          <table:table-cell table:style-name="ce848" table:formula="of:=[.F923]-[.C924]+[.D924]" office:value-type="float" office:value="193659.06" calcext:value-type="float">
            <text:p>193.65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aliye <text:s/></text:p>
          </table:table-cell>
          <table:table-cell table:style-name="ce848"/>
          <table:table-cell table:style-name="ce848" office:value-type="float" office:value="100" calcext:value-type="float">
            <text:p>100,00</text:p>
          </table:table-cell>
          <table:table-cell table:style-name="ce848"/>
          <table:table-cell table:style-name="ce848" table:formula="of:=[.F924]-[.C925]+[.D925]" office:value-type="float" office:value="193759.06" calcext:value-type="float">
            <text:p>193.75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07-25" calcext:value-type="date">
            <text:p>25.07.2019</text:p>
          </table:table-cell>
          <table:table-cell table:style-name="ce821" office:value-type="string" calcext:value-type="string">
            <text:p>Mustafa 2 usta bilet parası</text:p>
          </table:table-cell>
          <table:table-cell table:style-name="ce848"/>
          <table:table-cell table:style-name="ce848" office:value-type="float" office:value="280" calcext:value-type="float">
            <text:p>280,00</text:p>
          </table:table-cell>
          <table:table-cell table:style-name="ce848"/>
          <table:table-cell table:style-name="ce848" table:formula="of:=[.F925]-[.C926]+[.D926]" office:value-type="float" office:value="194039.06" calcext:value-type="float">
            <text:p>194.03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07-03" calcext:value-type="date">
            <text:p>03.07.2019</text:p>
          </table:table-cell>
          <table:table-cell table:style-name="ce821" office:value-type="string" calcext:value-type="string">
            <text:p>atla vakıfbank hesabına kiracı adem</text:p>
          </table:table-cell>
          <table:table-cell table:style-name="ce848"/>
          <table:table-cell table:style-name="ce848" office:value-type="float" office:value="20000" calcext:value-type="float">
            <text:p>20.000,00</text:p>
          </table:table-cell>
          <table:table-cell table:style-name="ce848"/>
          <table:table-cell table:style-name="ce848" table:formula="of:=[.F926]-[.C927]+[.D927]" office:value-type="float" office:value="214039.06" calcext:value-type="float">
            <text:p>214.03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08-10" calcext:value-type="date">
            <text:p>10.08.2019</text:p>
          </table:table-cell>
          <table:table-cell table:style-name="ce821" office:value-type="string" calcext:value-type="string">
            <text:p>toyota radyatör nakilye</text:p>
          </table:table-cell>
          <table:table-cell table:style-name="ce848"/>
          <table:table-cell table:style-name="ce848" office:value-type="float" office:value="50" calcext:value-type="float">
            <text:p>50,00</text:p>
          </table:table-cell>
          <table:table-cell table:style-name="ce848"/>
          <table:table-cell table:style-name="ce848" table:formula="of:=[.F927]-[.C928]+[.D928]" office:value-type="float" office:value="214089.06" calcext:value-type="float">
            <text:p>214.08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fırıldakçı ercan mezar parası</text:p>
          </table:table-cell>
          <table:table-cell table:style-name="ce848" office:value-type="float" office:value="400" calcext:value-type="float">
            <text:p>400,00</text:p>
          </table:table-cell>
          <table:table-cell table:style-name="ce848" table:number-columns-repeated="2"/>
          <table:table-cell table:style-name="ce848" table:formula="of:=[.F928]-[.C929]+[.D929]" office:value-type="float" office:value="213689.06" calcext:value-type="float">
            <text:p>213.68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sarıca ya verilen</text:p>
          </table:table-cell>
          <table:table-cell table:style-name="ce848"/>
          <table:table-cell table:style-name="ce848" office:value-type="float" office:value="500" calcext:value-type="float">
            <text:p>500,00</text:p>
          </table:table-cell>
          <table:table-cell table:style-name="ce848"/>
          <table:table-cell table:style-name="ce848" table:formula="of:=[.F929]-[.C930]+[.D930]" office:value-type="float" office:value="214189.06" calcext:value-type="float">
            <text:p>214.18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ahmet selimoğlu mezar</text:p>
          </table:table-cell>
          <table:table-cell table:style-name="ce848" office:value-type="float" office:value="1500" calcext:value-type="float">
            <text:p>1.500,00</text:p>
          </table:table-cell>
          <table:table-cell table:style-name="ce848" table:number-columns-repeated="2"/>
          <table:table-cell table:style-name="ce848" table:formula="of:=[.F930]-[.C931]+[.D931]" office:value-type="float" office:value="212689.06" calcext:value-type="float">
            <text:p>212.68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09-29" calcext:value-type="date">
            <text:p>29.09.2019</text:p>
          </table:table-cell>
          <table:table-cell table:style-name="ce821" office:value-type="string" calcext:value-type="string">
            <text:p>ali balcıya işbank hesaptan</text:p>
          </table:table-cell>
          <table:table-cell table:style-name="ce848"/>
          <table:table-cell table:style-name="ce848" office:value-type="float" office:value="14035" calcext:value-type="float">
            <text:p>14.035,00</text:p>
          </table:table-cell>
          <table:table-cell table:style-name="ce848"/>
          <table:table-cell table:style-name="ce848" table:formula="of:=[.F931]-[.C932]+[.D932]" office:value-type="float" office:value="226724.06" calcext:value-type="float">
            <text:p>226.724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09-26" calcext:value-type="date">
            <text:p>26.09.2019</text:p>
          </table:table-cell>
          <table:table-cell table:style-name="ce821" office:value-type="string" calcext:value-type="string">
            <text:p>toyota bobin</text:p>
          </table:table-cell>
          <table:table-cell table:style-name="ce848"/>
          <table:table-cell table:style-name="ce848" office:value-type="float" office:value="165" calcext:value-type="float">
            <text:p>165,00</text:p>
          </table:table-cell>
          <table:table-cell table:style-name="ce848"/>
          <table:table-cell table:style-name="ce848" table:formula="of:=[.F932]-[.C933]+[.D933]" office:value-type="float" office:value="226889.06" calcext:value-type="float">
            <text:p>226.88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09-28" calcext:value-type="date">
            <text:p>28.09.2019</text:p>
          </table:table-cell>
          <table:table-cell table:style-name="ce821" office:value-type="string" calcext:value-type="string">
            <text:p>benzin</text:p>
          </table:table-cell>
          <table:table-cell table:style-name="ce848"/>
          <table:table-cell table:style-name="ce848" office:value-type="float" office:value="250" calcext:value-type="float">
            <text:p>250,00</text:p>
          </table:table-cell>
          <table:table-cell table:style-name="ce848"/>
          <table:table-cell table:style-name="ce848" table:formula="of:=[.F933]-[.C934]+[.D934]" office:value-type="float" office:value="227139.06" calcext:value-type="float">
            <text:p>227.13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09-25" calcext:value-type="date">
            <text:p>25.09.2019</text:p>
          </table:table-cell>
          <table:table-cell table:style-name="ce821" office:value-type="string" calcext:value-type="string">
            <text:p>toyota gaz benzin kk</text:p>
          </table:table-cell>
          <table:table-cell table:style-name="ce848"/>
          <table:table-cell table:style-name="ce848" office:value-type="float" office:value="150" calcext:value-type="float">
            <text:p>150,00</text:p>
          </table:table-cell>
          <table:table-cell table:style-name="ce848"/>
          <table:table-cell table:style-name="ce848" table:formula="of:=[.F934]-[.C935]+[.D935]" office:value-type="float" office:value="227289.06" calcext:value-type="float">
            <text:p>227.28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09-24" calcext:value-type="date">
            <text:p>24.09.2019</text:p>
          </table:table-cell>
          <table:table-cell table:style-name="ce821" office:value-type="string" calcext:value-type="string">
            <text:p>ford mazot sivas kk</text:p>
          </table:table-cell>
          <table:table-cell table:style-name="ce848"/>
          <table:table-cell table:style-name="ce848" office:value-type="float" office:value="100" calcext:value-type="float">
            <text:p>100,00</text:p>
          </table:table-cell>
          <table:table-cell table:style-name="ce848"/>
          <table:table-cell table:style-name="ce848" table:formula="of:=[.F935]-[.C936]+[.D936]" office:value-type="float" office:value="227389.06" calcext:value-type="float">
            <text:p>227.38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09-20" calcext:value-type="date">
            <text:p>20.09.2019</text:p>
          </table:table-cell>
          <table:table-cell table:style-name="ce821" office:value-type="string" calcext:value-type="string">
            <text:p>aliye nakit fabrika</text:p>
          </table:table-cell>
          <table:table-cell table:style-name="ce848"/>
          <table:table-cell table:style-name="ce848" office:value-type="float" office:value="3000" calcext:value-type="float">
            <text:p>3.000,00</text:p>
          </table:table-cell>
          <table:table-cell table:style-name="ce848"/>
          <table:table-cell table:style-name="ce848" table:formula="of:=[.F936]-[.C937]+[.D937]" office:value-type="float" office:value="230389.06" calcext:value-type="float">
            <text:p>230.38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21"/>
          <table:table-cell table:style-name="ce821" office:value-type="string" calcext:value-type="string">
            <text:p>aliye nakit</text:p>
          </table:table-cell>
          <table:table-cell table:style-name="ce848"/>
          <table:table-cell table:style-name="ce848" office:value-type="float" office:value="855" calcext:value-type="float">
            <text:p>855,00</text:p>
          </table:table-cell>
          <table:table-cell table:style-name="ce848"/>
          <table:table-cell table:style-name="ce848" table:formula="of:=[.F937]-[.C938]+[.D938]" office:value-type="float" office:value="231244.06" calcext:value-type="float">
            <text:p>231.244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09-18" calcext:value-type="date">
            <text:p>18.09.2019</text:p>
          </table:table-cell>
          <table:table-cell table:style-name="ce821" office:value-type="string" calcext:value-type="string">
            <text:p>ziraat kredi</text:p>
          </table:table-cell>
          <table:table-cell table:style-name="ce848"/>
          <table:table-cell table:style-name="ce848" office:value-type="float" office:value="3645" calcext:value-type="float">
            <text:p>3.645,00</text:p>
          </table:table-cell>
          <table:table-cell table:style-name="ce848"/>
          <table:table-cell table:style-name="ce848" table:formula="of:=[.F938]-[.C939]+[.D939]" office:value-type="float" office:value="234889.06" calcext:value-type="float">
            <text:p>234.88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09-12" calcext:value-type="date">
            <text:p>12.09.2019</text:p>
          </table:table-cell>
          <table:table-cell table:style-name="ce821" office:value-type="string" calcext:value-type="string">
            <text:p>aliden nakit</text:p>
          </table:table-cell>
          <table:table-cell table:style-name="ce848" office:value-type="float" office:value="200" calcext:value-type="float">
            <text:p>200,00</text:p>
          </table:table-cell>
          <table:table-cell table:style-name="ce848" table:number-columns-repeated="2"/>
          <table:table-cell table:style-name="ce848" table:formula="of:=[.F939]-[.C940]+[.D940]" office:value-type="float" office:value="234689.06" calcext:value-type="float">
            <text:p>234.68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09-12" calcext:value-type="date">
            <text:p>12.09.2019</text:p>
          </table:table-cell>
          <table:table-cell table:style-name="ce821" office:value-type="string" calcext:value-type="string">
            <text:p>aliye nakit</text:p>
          </table:table-cell>
          <table:table-cell table:style-name="ce848"/>
          <table:table-cell table:style-name="ce848" office:value-type="float" office:value="200" calcext:value-type="float">
            <text:p>200,00</text:p>
          </table:table-cell>
          <table:table-cell table:style-name="ce848"/>
          <table:table-cell table:style-name="ce848" table:formula="of:=[.F940]-[.C941]+[.D941]" office:value-type="float" office:value="234889.06" calcext:value-type="float">
            <text:p>234.88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19" office:value-type="date" office:date-value="2019-10-10" calcext:value-type="date">
            <text:p>10.10.2019</text:p>
          </table:table-cell>
          <table:table-cell table:style-name="ce821" office:value-type="string" calcext:value-type="string">
            <text:p>fırıldakçı ercan mezar parası</text:p>
          </table:table-cell>
          <table:table-cell table:style-name="ce834" office:value-type="float" office:value="400" calcext:value-type="float">
            <text:p>400,00</text:p>
          </table:table-cell>
          <table:table-cell table:style-name="ce848" table:number-columns-repeated="2"/>
          <table:table-cell table:style-name="ce848" table:formula="of:=[.F941]-[.C942]+[.D942]" office:value-type="float" office:value="234489.06" calcext:value-type="float">
            <text:p>234.48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8"/>
          <table:table-cell table:style-name="Default" office:value-type="string" calcext:value-type="string">
            <text:p>dursun çalışkan karo</text:p>
          </table:table-cell>
          <table:table-cell table:style-name="ce834" office:value-type="float" office:value="200" calcext:value-type="float">
            <text:p>200,00</text:p>
          </table:table-cell>
          <table:table-cell table:style-name="ce848" table:number-columns-repeated="2"/>
          <table:table-cell table:style-name="ce848" table:formula="of:=[.F942]-[.C943]+[.D943]" office:value-type="float" office:value="234289.06" calcext:value-type="float">
            <text:p>234.289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8" office:value-type="date" office:date-value="2019-10-25" calcext:value-type="date">
            <text:p>25.10.2019</text:p>
          </table:table-cell>
          <table:table-cell table:style-name="ce841" office:value-type="string" calcext:value-type="string">
            <text:p>ziraat kredi 10. ay</text:p>
          </table:table-cell>
          <table:table-cell table:style-name="ce834"/>
          <table:table-cell table:style-name="ce848" office:value-type="float" office:value="3646" calcext:value-type="float">
            <text:p>3.646,00</text:p>
          </table:table-cell>
          <table:table-cell table:style-name="ce848"/>
          <table:table-cell table:style-name="ce848" table:formula="of:=[.F943]-[.C944]+[.D944]" office:value-type="float" office:value="237935.06" calcext:value-type="float">
            <text:p>237.935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8" office:value-type="date" office:date-value="2019-10-25" calcext:value-type="date">
            <text:p>25.10.2019</text:p>
          </table:table-cell>
          <table:table-cell table:style-name="ce841" office:value-type="string" calcext:value-type="string">
            <text:p>ziraat kredi yapılandırma %1 kesinti</text:p>
          </table:table-cell>
          <table:table-cell table:style-name="ce834"/>
          <table:table-cell table:style-name="ce848" office:value-type="float" office:value="2210" calcext:value-type="float">
            <text:p>2.210,00</text:p>
          </table:table-cell>
          <table:table-cell table:style-name="ce848"/>
          <table:table-cell table:style-name="ce848" table:formula="of:=[.F944]-[.C945]+[.D945]" office:value-type="float" office:value="240145.06" calcext:value-type="float">
            <text:p>240.145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8"/>
          <table:table-cell table:style-name="ce841" office:value-type="string" calcext:value-type="string">
            <text:p>çekilen kredi 240.000 TL 19 ay*3646=69.274 TL ödemeden sonra</text:p>
          </table:table-cell>
          <table:table-cell table:style-name="ce834"/>
          <table:table-cell table:style-name="ce848" table:number-columns-repeated="2"/>
          <table:table-cell table:style-name="ce848" table:formula="of:=[.F945]-[.C946]+[.D946]" office:value-type="float" office:value="240145.06" calcext:value-type="float">
            <text:p>240.145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8"/>
          <table:table-cell table:style-name="ce841" office:value-type="string" calcext:value-type="string">
            <text:p>kalan ana para =219.841 TL <text:s/>%1 erken ödeme alınıyor.</text:p>
          </table:table-cell>
          <table:table-cell table:style-name="ce834"/>
          <table:table-cell table:style-name="ce848" table:number-columns-repeated="2"/>
          <table:table-cell table:style-name="ce848" table:formula="of:=[.F946]-[.C947]+[.D947]" office:value-type="float" office:value="240145.06" calcext:value-type="float">
            <text:p>240.145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8"/>
          <table:table-cell table:style-name="ce841" office:value-type="string" calcext:value-type="string">
            <text:p>3646,01 * 101 ay = 368.247,01 eski vade borç</text:p>
          </table:table-cell>
          <table:table-cell table:style-name="ce834"/>
          <table:table-cell table:style-name="ce848" table:number-columns-repeated="2"/>
          <table:table-cell table:style-name="ce848" table:formula="of:=[.F947]-[.C948]+[.D948]" office:value-type="float" office:value="240145.06" calcext:value-type="float">
            <text:p>240.145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8"/>
          <table:table-cell table:style-name="ce841" office:value-type="string" calcext:value-type="string">
            <text:p>3453,17 * 101 ao = 348.770,17 yeni vade borç</text:p>
          </table:table-cell>
          <table:table-cell table:style-name="ce834"/>
          <table:table-cell table:style-name="ce848" table:number-columns-repeated="2"/>
          <table:table-cell table:style-name="ce848" table:formula="of:=[.F948]-[.C949]+[.D949]" office:value-type="float" office:value="240145.06" calcext:value-type="float">
            <text:p>240.145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808"/>
          <table:table-cell table:style-name="ce841" office:value-type="string" calcext:value-type="string">
            <text:p>Fark = 19.476 TL - (erken ödeme farkı) 2210 TL = 17.266 TL</text:p>
          </table:table-cell>
          <table:table-cell table:style-name="ce834"/>
          <table:table-cell table:style-name="ce848" table:number-columns-repeated="2"/>
          <table:table-cell table:style-name="ce848" table:formula="of:=[.F949]-[.C950]+[.D950]" office:value-type="float" office:value="240145.06" calcext:value-type="float">
            <text:p>240.145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799"/>
          <table:table-cell table:style-name="ce841" office:value-type="string" calcext:value-type="string">
            <text:p><text:s/>daha az ödeme yapılacak</text:p>
          </table:table-cell>
          <table:table-cell table:style-name="ce834"/>
          <table:table-cell table:style-name="ce848" table:number-columns-repeated="2"/>
          <table:table-cell table:style-name="ce848" table:formula="of:=[.F950]-[.C951]+[.D951]" office:value-type="float" office:value="240145.06" calcext:value-type="float">
            <text:p>240.145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799"/>
          <table:table-cell table:style-name="ce841" office:value-type="string" calcext:value-type="string">
            <text:p>sanayi doğuş boya dükkanı tadilat masrafı</text:p>
          </table:table-cell>
          <table:table-cell table:style-name="ce834" office:value-type="float" office:value="20000" calcext:value-type="float">
            <text:p>20.000,00</text:p>
          </table:table-cell>
          <table:table-cell table:style-name="ce848" table:number-columns-repeated="2"/>
          <table:table-cell table:style-name="ce848" table:formula="of:=[.F951]-[.C952]+[.D952]" office:value-type="float" office:value="220145.06" calcext:value-type="float">
            <text:p>220.145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799"/>
          <table:table-cell table:style-name="ce841"/>
          <table:table-cell table:style-name="ce834"/>
          <table:table-cell table:style-name="ce848" table:number-columns-repeated="2"/>
          <table:table-cell table:style-name="ce848" table:formula="of:=[.F952]-[.C953]+[.D953]" office:value-type="float" office:value="220145.06" calcext:value-type="float">
            <text:p>220.145,06</text:p>
          </table:table-cell>
          <table:table-cell table:style-name="ce799"/>
          <table:table-cell table:number-columns-repeated="976"/>
        </table:table-row>
        <table:table-row table:style-name="ro2">
          <table:table-cell table:style-name="ce822" office:value-type="string" calcext:value-type="string">
            <text:p>2019 sonu</text:p>
          </table:table-cell>
          <table:table-cell table:style-name="ce818" office:value-type="string" calcext:value-type="string">
            <text:p>DOĞUŞ ALACAKLI</text:p>
          </table:table-cell>
          <table:table-cell table:style-name="Default"/>
          <table:table-cell table:style-name="ce834" table:number-columns-repeated="2"/>
          <table:table-cell table:style-name="ce848" table:formula="of:=[.F953]-[.C954]+[.D954]" office:value-type="float" office:value="220145.06" calcext:value-type="float">
            <text:p>220.145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799"/>
          <table:table-cell table:style-name="ce825"/>
          <table:table-cell table:style-name="ce834" table:number-columns-repeated="3"/>
          <table:table-cell table:style-name="ce848" table:formula="of:=[.F954]-[.C955]+[.D955]" office:value-type="float" office:value="220145.06" calcext:value-type="float">
            <text:p>220.145,06</text:p>
          </table:table-cell>
          <table:table-cell table:style-name="ce799"/>
          <table:table-cell table:number-columns-repeated="976"/>
        </table:table-row>
        <table:table-row table:style-name="ro3">
          <table:table-cell table:style-name="ce799"/>
          <table:table-cell table:style-name="ce825" office:value-type="string" calcext:value-type="string">
            <text:p>Ali BALCI kira gelirleri 2011 – 2019</text:p>
          </table:table-cell>
          <table:table-cell table:style-name="ce834" table:formula="of:=[$TPLM.F33]" office:value-type="float" office:value="105707.2" calcext:value-type="float">
            <text:p>105.707,20</text:p>
          </table:table-cell>
          <table:table-cell table:style-name="ce834" table:number-columns-repeated="2"/>
          <table:table-cell table:style-name="ce848" table:formula="of:=[.F955]-[.C956]+[.D956]" office:value-type="float" office:value="114437.86" calcext:value-type="float">
            <text:p>114.437,86</text:p>
          </table:table-cell>
          <table:table-cell table:style-name="ce799"/>
          <table:table-cell table:number-columns-repeated="976"/>
        </table:table-row>
        <table:table-row table:style-name="ro3">
          <table:table-cell/>
          <table:table-cell table:style-name="ce825" office:value-type="string" calcext:value-type="string">
            <text:p>Atila BALCI kira gelirleri 2011 – 2019</text:p>
          </table:table-cell>
          <table:table-cell table:style-name="ce852" table:formula="of:=[$TPLM.F35]" office:value-type="float" office:value="189016" calcext:value-type="float">
            <text:p>189.016,00</text:p>
          </table:table-cell>
          <table:table-cell table:number-columns-repeated="2"/>
          <table:table-cell table:style-name="ce848" table:formula="of:=[.F956]-[.C957]+[.D957]" office:value-type="float" office:value="-74578.14" calcext:value-type="float">
            <text:p>-74.578,14</text:p>
          </table:table-cell>
          <table:table-cell table:number-columns-repeated="977"/>
        </table:table-row>
        <table:table-row table:style-name="ro3">
          <table:table-cell table:number-columns-repeated="5"/>
          <table:table-cell table:style-name="ce848" table:formula="of:=[.F957]-[.C958]+[.D958]" office:value-type="float" office:value="-74578.14" calcext:value-type="float">
            <text:p>-74.578,14</text:p>
          </table:table-cell>
          <table:table-cell table:number-columns-repeated="977"/>
        </table:table-row>
        <table:table-row table:style-name="ro2">
          <table:table-cell table:style-name="ce823" office:value-type="string" calcext:value-type="string">
            <text:p>2019 sonu</text:p>
          </table:table-cell>
          <table:table-cell table:style-name="ce823" office:value-type="string" calcext:value-type="string">
            <text:p>HACI BORÇLU</text:p>
          </table:table-cell>
          <table:table-cell table:style-name="ce823" table:number-columns-repeated="3"/>
          <table:table-cell table:style-name="ce822" table:formula="of:=[.F958]-[.C959]+[.D959]" office:value-type="float" office:value="-74578.14" calcext:value-type="float">
            <text:p>-74.578,14</text:p>
          </table:table-cell>
          <table:table-cell table:style-name="Default"/>
          <table:table-cell table:number-columns-repeated="976"/>
        </table:table-row>
        <table:table-row table:style-name="ro2">
          <table:table-cell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822" table:formula="of:=[.F959]-[.C960]+[.D960]" office:value-type="float" office:value="-94578.14" calcext:value-type="float">
            <text:p>-94.578,14</text:p>
          </table:table-cell>
          <table:table-cell table:number-columns-repeated="977"/>
        </table:table-row>
        <table:table-row table:style-name="ro3" table:number-rows-repeated="1047615">
          <table:table-cell table:number-columns-repeated="983"/>
        </table:table-row>
        <table:table-row table:style-name="ro3">
          <table:table-cell table:number-columns-repeated="983"/>
        </table:table-row>
      </table:table>
      <table:table table:name="DOĞUŞ" table:style-name="ta1">
        <table:table-column table:style-name="co41" table:default-cell-style-name="ce742"/>
        <table:table-column table:style-name="co42" table:default-cell-style-name="ce867"/>
        <table:table-column table:style-name="co43" table:default-cell-style-name="ce871"/>
        <table:table-column table:style-name="co44" table:default-cell-style-name="ce871"/>
        <table:table-column table:style-name="co45" table:default-cell-style-name="ce871"/>
        <table:table-column table:style-name="co46" table:default-cell-style-name="ce871"/>
        <table:table-column table:style-name="co47" table:default-cell-style-name="ce867"/>
        <table:table-column table:style-name="co48" table:number-columns-repeated="1000" table:default-cell-style-name="ce867"/>
        <table:table-column table:style-name="co48" table:number-columns-repeated="17" table:default-cell-style-name="ce742"/>
        <table:table-row table:style-name="ro3">
          <table:table-cell/>
          <table:table-cell table:style-name="ce865"/>
          <table:table-cell table:number-columns-repeated="1022"/>
        </table:table-row>
        <table:table-row table:style-name="ro3">
          <table:table-cell/>
          <table:table-cell table:style-name="ce866"/>
          <table:table-cell table:number-columns-repeated="1022"/>
        </table:table-row>
        <table:table-row table:style-name="ro3">
          <table:table-cell/>
          <table:table-cell table:style-name="ce866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852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852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tış kdv</text:p>
          </table:table-cell>
          <table:table-cell table:style-name="ce852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aliye vergi</text:p>
          </table:table-cell>
          <table:table-cell table:style-name="ce852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852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E7]+[.D8]" office:value-type="float" office:value="-235460" calcext:value-type="float">
            <text:p>-23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852" office:value-type="string" calcext:value-type="string">
            <text:p>TL</text:p>
          </table:table-cell>
          <table:table-cell office:value-type="float" office:value="-12016.84" calcext:value-type="float">
            <text:p>-12.016,84</text:p>
          </table:table-cell>
          <table:table-cell table:formula="of:=[.E8]+[.D9]" office:value-type="float" office:value="-247476.84" calcext:value-type="float">
            <text:p>-247.476,84</text:p>
          </table:table-cell>
          <table:table-cell table:number-columns-repeated="1019"/>
        </table:table-row>
        <table:table-row table:style-name="ro3">
          <table:table-cell/>
          <table:table-cell table:style-name="ce868" office:value-type="string" calcext:value-type="string">
            <text:p>Doğuş 2017 de borçla kapandı <text:s/>USD 3,55</text:p>
          </table:table-cell>
          <table:table-cell table:style-name="ce872"/>
          <table:table-cell/>
          <table:table-cell table:style-name="ce876" table:formula="of:=[.E9]+[.D10]" office:value-type="float" office:value="-247476.84" calcext:value-type="float">
            <text:p>-247.476,8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66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874" table:formula="of:=[.E10]/2" office:value-type="float" office:value="-123738.42" calcext:value-type="float">
            <text:p>-123.738,42</text:p>
          </table:table-cell>
          <table:table-cell table:formula="of:=[.E12]+[.D13]" office:value-type="float" office:value="-123738.42" calcext:value-type="float">
            <text:p>-123.738,4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25600.42" calcext:value-type="float">
            <text:p>-125.600,4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852" office:value-type="string" calcext:value-type="string">
            <text:p>TL</text:p>
          </table:table-cell>
          <table:table-cell table:style-name="ce852" office:value-type="float" office:value="-650" calcext:value-type="float">
            <text:p>-650,00</text:p>
          </table:table-cell>
          <table:table-cell table:formula="of:=[.E14]+[.D15]" office:value-type="float" office:value="-126250.42" calcext:value-type="float">
            <text:p>-126.250,42</text:p>
          </table:table-cell>
          <table:table-cell table:style-name="ce852" table:number-columns-repeated="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852" office:value-type="string" calcext:value-type="string">
            <text:p>TL</text:p>
          </table:table-cell>
          <table:table-cell table:style-name="ce852" office:value-type="float" office:value="-1695" calcext:value-type="float">
            <text:p>-1.695,00</text:p>
          </table:table-cell>
          <table:table-cell table:formula="of:=[.E15]+[.D16]" office:value-type="float" office:value="-127945.42" calcext:value-type="float">
            <text:p>-127.945,42</text:p>
          </table:table-cell>
          <table:table-cell table:style-name="ce852"/>
          <table:table-cell table:style-name="ce742"/>
          <table:table-cell table:style-name="ce852"/>
          <table:table-cell table:number-columns-repeated="1016"/>
        </table:table-row>
        <table:table-row table:style-name="ro3">
          <table:table-cell table:number-columns-repeated="2"/>
          <table:table-cell table:style-name="ce852" table:number-columns-repeated="2"/>
          <table:table-cell table:formula="of:=[.E16]+[.D17]" office:value-type="float" office:value="-127945.42" calcext:value-type="float">
            <text:p>-127.945,42</text:p>
          </table:table-cell>
          <table:table-cell table:style-name="ce852"/>
          <table:table-cell table:style-name="ce742"/>
          <table:table-cell table:style-name="ce852"/>
          <table:table-cell table:number-columns-repeated="1016"/>
        </table:table-row>
        <table:table-row table:style-name="ro3">
          <table:table-cell table:number-columns-repeated="2"/>
          <table:table-cell table:style-name="ce852" table:number-columns-repeated="2"/>
          <table:table-cell/>
          <table:table-cell table:style-name="ce852"/>
          <table:table-cell table:style-name="ce742"/>
          <table:table-cell table:style-name="ce852"/>
          <table:table-cell table:number-columns-repeated="1016"/>
        </table:table-row>
        <table:table-row table:style-name="ro3">
          <table:table-cell/>
          <table:table-cell table:style-name="ce869" office:value-type="string" calcext:value-type="string">
            <text:p>DOĞUŞ KAPANIŞTA NAZAN BALCININ BORCU</text:p>
          </table:table-cell>
          <table:table-cell table:style-name="ce852" office:value-type="string" calcext:value-type="string">
            <text:p>TL</text:p>
          </table:table-cell>
          <table:table-cell table:style-name="ce852"/>
          <table:table-cell table:formula="of:=[.E17]+[.D19]" office:value-type="float" office:value="-127945.42" calcext:value-type="float">
            <text:p>-127.945,42</text:p>
          </table:table-cell>
          <table:table-cell table:style-name="ce852"/>
          <table:table-cell table:style-name="ce742"/>
          <table:table-cell table:style-name="ce852"/>
          <table:table-cell table:number-columns-repeated="1016"/>
        </table:table-row>
        <table:table-row table:style-name="ro3">
          <table:table-cell table:number-columns-repeated="2"/>
          <table:table-cell table:style-name="ce852" table:number-columns-repeated="2"/>
          <table:table-cell/>
          <table:table-cell table:style-name="ce852"/>
          <table:table-cell table:style-name="ce742"/>
          <table:table-cell table:style-name="ce852"/>
          <table:table-cell table:number-columns-repeated="1016"/>
        </table:table-row>
        <table:table-row table:style-name="ro3">
          <table:table-cell table:number-columns-repeated="5"/>
          <table:table-cell table:style-name="ce867"/>
          <table:table-cell table:style-name="ce742"/>
          <table:table-cell table:number-columns-repeated="1017"/>
        </table:table-row>
        <table:table-row table:style-name="ro3">
          <table:table-cell/>
          <table:table-cell table:style-name="ce869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869" table:formula="of:=[.E10]/2" office:value-type="float" office:value="-123738.42" calcext:value-type="float">
            <text:p>-123.738,42</text:p>
          </table:table-cell>
          <table:table-cell table:formula="of:=[.E21]+[.D22]" office:value-type="float" office:value="-123738.42" calcext:value-type="float">
            <text:p>-123.738,42</text:p>
          </table:table-cell>
          <table:table-cell table:style-name="ce867"/>
          <table:table-cell table:style-name="ce742"/>
          <table:table-cell table:number-columns-repeated="1017"/>
        </table:table-row>
        <table:table-row table:style-name="ro3">
          <table:table-cell table:number-columns-repeated="3"/>
          <table:table-cell table:style-name="ce852"/>
          <table:table-cell table:formula="of:=[.E22]+[.D23]" office:value-type="float" office:value="-123738.42" calcext:value-type="float">
            <text:p>-123.738,42</text:p>
          </table:table-cell>
          <table:table-cell table:style-name="ce867"/>
          <table:table-cell table:style-name="ce742"/>
          <table:table-cell table:number-columns-repeated="1017"/>
        </table:table-row>
        <table:table-row table:style-name="ro3">
          <table:table-cell/>
          <table:table-cell table:style-name="ce869"/>
          <table:table-cell/>
          <table:table-cell table:style-name="ce869"/>
          <table:table-cell/>
          <table:table-cell table:style-name="ce867"/>
          <table:table-cell table:style-name="ce742"/>
          <table:table-cell table:number-columns-repeated="1017"/>
        </table:table-row>
        <table:table-row table:style-name="ro2">
          <table:table-cell/>
          <table:table-cell table:style-name="ce870" office:value-type="string" calcext:value-type="string">
            <text:p>Doğuş Kapanışta Toplam Borç</text:p>
          </table:table-cell>
          <table:table-cell table:style-name="ce869"/>
          <table:table-cell table:style-name="ce852"/>
          <table:table-cell table:style-name="ce877" table:formula="of:=[.E19]+[.E23]" office:value-type="float" office:value="-251683.84" calcext:value-type="float">
            <text:p>-251.683,84</text:p>
          </table:table-cell>
          <table:table-cell table:style-name="ce852"/>
          <table:table-cell table:style-name="ce742"/>
          <table:table-cell table:number-columns-repeated="1017"/>
        </table:table-row>
        <table:table-row table:style-name="ro3">
          <table:table-cell/>
          <table:table-cell table:style-name="ce852"/>
          <table:table-cell table:style-name="ce869"/>
          <table:table-cell table:style-name="ce852"/>
          <table:table-cell/>
          <table:table-cell table:style-name="ce852"/>
          <table:table-cell table:style-name="ce742"/>
          <table:table-cell table:number-columns-repeated="1017"/>
        </table:table-row>
        <table:table-row table:style-name="ro3">
          <table:table-cell/>
          <table:table-cell table:style-name="ce742"/>
          <table:table-cell table:style-name="ce852"/>
          <table:table-cell table:style-name="ce875"/>
          <table:table-cell/>
          <table:table-cell table:style-name="ce852"/>
          <table:table-cell table:style-name="ce742"/>
          <table:table-cell table:number-columns-repeated="1017"/>
        </table:table-row>
        <table:table-row table:style-name="ro3">
          <table:table-cell/>
          <table:table-cell table:style-name="ce742"/>
          <table:table-cell table:style-name="ce852" table:number-columns-repeated="2"/>
          <table:table-cell/>
          <table:table-cell table:style-name="ce852"/>
          <table:table-cell table:style-name="ce742"/>
          <table:table-cell table:number-columns-repeated="1017"/>
        </table:table-row>
        <table:table-row table:style-name="ro3" table:number-rows-repeated="7">
          <table:table-cell/>
          <table:table-cell table:style-name="ce852" table:number-columns-repeated="3"/>
          <table:table-cell/>
          <table:table-cell table:style-name="ce852"/>
          <table:table-cell table:style-name="ce742"/>
          <table:table-cell table:number-columns-repeated="1017"/>
        </table:table-row>
        <table:table-row table:style-name="ro3">
          <table:table-cell/>
          <table:table-cell table:style-name="ce742"/>
          <table:table-cell table:style-name="ce873"/>
          <table:table-cell table:style-name="ce852"/>
          <table:table-cell/>
          <table:table-cell table:style-name="ce852"/>
          <table:table-cell table:style-name="ce742"/>
          <table:table-cell table:number-columns-repeated="1017"/>
        </table:table-row>
        <table:table-row table:style-name="ro3" table:number-rows-repeated="2">
          <table:table-cell/>
          <table:table-cell table:style-name="ce742"/>
          <table:table-cell table:style-name="ce852" table:number-columns-repeated="2"/>
          <table:table-cell/>
          <table:table-cell table:style-name="ce742" table:number-columns-repeated="2"/>
          <table:table-cell table:number-columns-repeated="1017"/>
        </table:table-row>
        <table:table-row table:style-name="ro3" table:number-rows-repeated="3">
          <table:table-cell/>
          <table:table-cell table:style-name="ce742"/>
          <table:table-cell table:style-name="ce852" table:number-columns-repeated="2"/>
          <table:table-cell/>
          <table:table-cell table:style-name="ce852"/>
          <table:table-cell table:style-name="ce742"/>
          <table:table-cell table:number-columns-repeated="1017"/>
        </table:table-row>
        <table:table-row table:style-name="ro3">
          <table:table-cell/>
          <table:table-cell table:style-name="ce742"/>
          <table:table-cell table:style-name="ce852" table:number-columns-repeated="4"/>
          <table:table-cell table:style-name="ce742"/>
          <table:table-cell table:number-columns-repeated="1017"/>
        </table:table-row>
        <table:table-row table:style-name="ro3">
          <table:table-cell/>
          <table:table-cell table:style-name="ce852" table:number-columns-repeated="5"/>
          <table:table-cell table:style-name="ce742"/>
          <table:table-cell table:number-columns-repeated="1017"/>
        </table:table-row>
        <table:table-row table:style-name="ro3" table:number-rows-repeated="6">
          <table:table-cell table:number-columns-repeated="5"/>
          <table:table-cell table:style-name="ce867"/>
          <table:table-cell table:style-name="ce742"/>
          <table:table-cell table:number-columns-repeated="1017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_hacı" table:style-name="ta1">
        <table:table-column table:style-name="co49" table:default-cell-style-name="ce878"/>
        <table:table-column table:style-name="co50" table:default-cell-style-name="ce867"/>
        <table:table-column table:style-name="co51" table:default-cell-style-name="ce867"/>
        <table:table-column table:style-name="co52" table:default-cell-style-name="ce867"/>
        <table:table-column table:style-name="co53" table:default-cell-style-name="ce867"/>
        <table:table-column table:style-name="co54" table:default-cell-style-name="ce867"/>
        <table:table-column table:style-name="co55" table:default-cell-style-name="ce871"/>
        <table:table-column table:style-name="co56" table:default-cell-style-name="ce871"/>
        <table:table-column table:style-name="co48" table:number-columns-repeated="1014" table:default-cell-style-name="ce867"/>
        <table:table-column table:style-name="co48" table:number-columns-repeated="2" table:default-cell-style-name="ce886"/>
        <table:table-row table:style-name="ro3">
          <table:table-cell table:number-columns-repeated="1024"/>
        </table:table-row>
        <table:table-row table:style-name="ro3">
          <table:table-cell/>
          <table:table-cell table:style-name="ce866" office:value-type="string" calcext:value-type="string">
            <text:p>DOĞUŞ TİCARET – NAZAN BALCI <text:s/>İŞ SONLANDIRMA HESAP CETVELİ</text:p>
          </table:table-cell>
          <table:table-cell table:style-name="ce871" table:number-columns-repeated="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66"/>
          <table:table-cell table:style-name="ce871" table:number-columns-repeated="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66" office:value-type="string" calcext:value-type="string">
            <text:p>1994 yılında Doğuş Ticaret Ayten Balcı’ya ait arsaya 5 daire 1 dükkan </text:p>
          </table:table-cell>
          <table:table-cell table:style-name="ce871" table:number-columns-repeated="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66" office:value-type="string" calcext:value-type="string">
            <text:p>olacak şekilde bir bina yaptı.</text:p>
          </table:table-cell>
          <table:table-cell table:style-name="ce871" table:number-columns-repeated="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66"/>
          <table:table-cell table:style-name="ce874" office:value-type="string" calcext:value-type="string">
            <text:p>Değeri</text:p>
          </table:table-cell>
          <table:table-cell table:style-name="ce874" office:value-type="string" calcext:value-type="string">
            <text:p>Kat Karşılığı</text:p>
          </table:table-cell>
          <table:table-cell table:style-name="ce874" office:value-type="string" calcext:value-type="string">
            <text:p>Kime Ait</text:p>
          </table:table-cell>
          <table:table-cell table:style-name="ce874" office:value-type="string" calcext:value-type="string">
            <text:p>Son Durum</text:p>
          </table:table-cell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office:value-type="string" calcext:value-type="string">
            <text:p>Daire 5</text:p>
          </table:table-cell>
          <table:table-cell table:style-name="ce871" office:value-type="float" office:value="80000" calcext:value-type="float">
            <text:p>80.000,00</text:p>
          </table:table-cell>
          <table:table-cell table:style-name="ce871" office:value-type="string" calcext:value-type="string">
            <text:p>Arsa Sahibine</text:p>
          </table:table-cell>
          <table:table-cell table:number-columns-repeated="2" table:style-name="ce887" office:value-type="string" calcext:value-type="string">
            <text:p>Ayten Balcı</text:p>
          </table:table-cell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office:value-type="string" calcext:value-type="string">
            <text:p>Daire 4</text:p>
          </table:table-cell>
          <table:table-cell table:style-name="ce871" office:value-type="float" office:value="80000" calcext:value-type="float">
            <text:p>80.000,00</text:p>
          </table:table-cell>
          <table:table-cell table:style-name="ce871" office:value-type="string" calcext:value-type="string">
            <text:p>Doğuş Ticaret’e</text:p>
          </table:table-cell>
          <table:table-cell table:style-name="ce887" office:value-type="string" calcext:value-type="string">
            <text:p>Nazan Balcı</text:p>
          </table:table-cell>
          <table:table-cell table:style-name="ce887" office:value-type="string" calcext:value-type="string">
            <text:p>Ayten Balcı</text:p>
          </table:table-cell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office:value-type="string" calcext:value-type="string">
            <text:p>Daire 3</text:p>
          </table:table-cell>
          <table:table-cell table:style-name="ce871" office:value-type="float" office:value="80000" calcext:value-type="float">
            <text:p>80.000,00</text:p>
          </table:table-cell>
          <table:table-cell table:style-name="ce871" office:value-type="string" calcext:value-type="string">
            <text:p>Doğuş Ticaret’e</text:p>
          </table:table-cell>
          <table:table-cell table:style-name="ce887" office:value-type="string" calcext:value-type="string">
            <text:p>Nazan Balcı</text:p>
          </table:table-cell>
          <table:table-cell table:style-name="ce887" office:value-type="string" calcext:value-type="string">
            <text:p>Ayten Balcı</text:p>
          </table:table-cell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office:value-type="string" calcext:value-type="string">
            <text:p>Daire 2 <text:s text:c="2"/>Satıldı</text:p>
          </table:table-cell>
          <table:table-cell table:style-name="ce874" office:value-type="float" office:value="80000" calcext:value-type="float">
            <text:p>80.000,00</text:p>
          </table:table-cell>
          <table:table-cell table:style-name="ce871" office:value-type="string" calcext:value-type="string">
            <text:p>Doğuş Ticaret’e</text:p>
          </table:table-cell>
          <table:table-cell table:style-name="ce871" office:value-type="string" calcext:value-type="string">
            <text:p>Hacı</text:p>
          </table:table-cell>
          <table:table-cell table:style-name="ce874" office:value-type="string" calcext:value-type="string">
            <text:p>Satıldı </text:p>
          </table:table-cell>
          <table:table-cell table:style-name="ce874"/>
          <table:table-cell table:number-columns-repeated="999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office:value-type="string" calcext:value-type="string">
            <text:p>Daire 1 <text:s text:c="2"/>Satıldı</text:p>
          </table:table-cell>
          <table:table-cell table:style-name="ce871" office:value-type="float" office:value="80000" calcext:value-type="float">
            <text:p>80.000,00</text:p>
          </table:table-cell>
          <table:table-cell table:style-name="ce871" office:value-type="string" calcext:value-type="string">
            <text:p>Doğuş Ticaret’e</text:p>
          </table:table-cell>
          <table:table-cell table:style-name="ce871" office:value-type="string" calcext:value-type="string">
            <text:p>Hacı</text:p>
          </table:table-cell>
          <table:table-cell table:style-name="ce874" office:value-type="string" calcext:value-type="string">
            <text:p>Satıldı </text:p>
          </table:table-cell>
          <table:table-cell table:style-name="ce889"/>
          <table:table-cell table:number-columns-repeated="999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9" office:value-type="string" calcext:value-type="string">
            <text:p>Dükkan <text:s text:c="2"/>Satıldı</text:p>
          </table:table-cell>
          <table:table-cell table:style-name="ce882" office:value-type="float" office:value="30000" calcext:value-type="float">
            <text:p>30.000,00</text:p>
          </table:table-cell>
          <table:table-cell table:style-name="ce879" office:value-type="string" calcext:value-type="string">
            <text:p>Doğuş Ticaret’e</text:p>
          </table:table-cell>
          <table:table-cell table:style-name="ce879" office:value-type="string" calcext:value-type="string">
            <text:p>Hacı + Nazan</text:p>
          </table:table-cell>
          <table:table-cell table:style-name="ce882" office:value-type="string" calcext:value-type="string">
            <text:p>Satıldı </text:p>
          </table:table-cell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6">
          <table:table-cell/>
          <table:table-cell table:style-name="ce871" office:value-type="string" calcext:value-type="string">
            <text:p><text:span text:style-name="T3">2 nolu daire satılarak, parasıyla Ali Paşa Hamam yanındaki arsada, Mustafa Işıklıyurt’a ait </text:span> </text:p>
          </table:table-cell>
          <table:table-cell table:style-name="ce871" table:number-columns-repeated="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office:value-type="string" calcext:value-type="string">
            <text:p>hisse satın alındı 2 nolu daire hacı ya ait olmasına rağmen ortak alındığından dolayı</text:p>
          </table:table-cell>
          <table:table-cell table:style-name="ce871" table:number-columns-repeated="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office:value-type="string" calcext:value-type="string">
            <text:p>daire den alınan paranın yarısı İsmail Balcıya geçmiş oldu.</text:p>
          </table:table-cell>
          <table:table-cell table:style-name="ce871" table:number-columns-repeated="2"/>
          <table:table-cell table:style-name="ce885" office:value-type="string" calcext:value-type="string">
            <text:p>TL <text:s/></text:p>
          </table:table-cell>
          <table:table-cell table:style-name="ce874" office:value-type="float" office:value="40000" calcext:value-type="float">
            <text:p>40.000,00</text:p>
          </table:table-cell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office:value-type="string" calcext:value-type="string">
            <text:p>Dükkan satıldı parayı hacı aldı ortaklardan nazanın alacağı oluştu</text:p>
          </table:table-cell>
          <table:table-cell table:style-name="ce871" table:number-columns-repeated="2"/>
          <table:table-cell table:style-name="ce885" office:value-type="string" calcext:value-type="string">
            <text:p>TL <text:s/></text:p>
          </table:table-cell>
          <table:table-cell table:style-name="ce874" office:value-type="float" office:value="-15000" calcext:value-type="float">
            <text:p>-15.000,00</text:p>
          </table:table-cell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office:value-type="string" calcext:value-type="string">
            <text:p>hakanın Doğuştan aldığı nakit</text:p>
          </table:table-cell>
          <table:table-cell table:style-name="ce742"/>
          <table:table-cell table:style-name="ce871"/>
          <table:table-cell table:style-name="ce885" office:value-type="string" calcext:value-type="string">
            <text:p>TL <text:s/></text:p>
          </table:table-cell>
          <table:table-cell table:style-name="ce874" office:value-type="float" office:value="85571" calcext:value-type="float">
            <text:p>85.571,00</text:p>
          </table:table-cell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table:number-columns-repeated="5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office:value-type="string" calcext:value-type="string">
            <text:p>2015 yılı ocak ayı Doğuş ticaretin 365.000 TL Denizbanka, 36.000 TL İşbank a kredi borcu var</text:p>
          </table:table-cell>
          <table:table-cell table:style-name="ce871" table:number-columns-repeated="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office:value-type="string" calcext:value-type="string">
            <text:p>Aylık taksit ödemesi 6765 + 3409=10.174 TL. <text:s/>1 <text:s/>USD = 2.40 TL Aylık ödeme4239 USD</text:p>
          </table:table-cell>
          <table:table-cell table:style-name="ce871" table:number-columns-repeated="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office:value-type="string" calcext:value-type="string">
            <text:p>Dolar cinsinden borç yaklaşık 167000 USD</text:p>
          </table:table-cell>
          <table:table-cell table:style-name="ce871" table:number-columns-repeated="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871" table:number-columns-repeated="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table:number-columns-repeated="5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/>
          <table:table-cell table:style-name="ce880" office:value-type="string" calcext:value-type="string">
            <text:p>HACI ALACAK</text:p>
          </table:table-cell>
          <table:table-cell table:style-name="ce880" office:value-type="string" calcext:value-type="string">
            <text:p>Bakiye</text:p>
          </table:table-cell>
          <table:table-cell table:style-name="ce880" office:value-type="string" calcext:value-type="string">
            <text:p>TL – usd</text:p>
          </table:table-cell>
          <table:table-cell table:style-name="ce880" office:value-type="string" calcext:value-type="string">
            <text:p>Borcun usd karşılığı</text:p>
          </table:table-cell>
          <table:table-cell table:style-name="ce742" table:number-columns-repeated="2"/>
          <table:table-cell table:number-columns-repeated="998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/>
          <table:table-cell table:number-columns-repeated="2" table:style-name="ce880" office:value-type="string" calcext:value-type="string">
            <text:p>TL</text:p>
          </table:table-cell>
          <table:table-cell table:style-name="ce880"/>
          <table:table-cell table:style-name="ce880" office:value-type="string" calcext:value-type="string">
            <text:p>USD</text:p>
          </table:table-cell>
          <table:table-cell table:style-name="ce742" table:number-columns-repeated="2"/>
          <table:table-cell table:number-columns-repeated="998"/>
          <table:table-cell table:style-name="ce878" table:number-columns-repeated="16"/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style-name="ce871" office:value-type="string" calcext:value-type="string">
            <text:p>Hakan BALCI Doğuştan aldığı ½</text:p>
          </table:table-cell>
          <table:table-cell table:style-name="ce871" table:formula="of:=[.F17]/2" office:value-type="float" office:value="42785.5" calcext:value-type="float">
            <text:p>42.785,50</text:p>
          </table:table-cell>
          <table:table-cell table:style-name="ce871" table:formula="of:=[.C26]" office:value-type="float" office:value="42785.5" calcext:value-type="float">
            <text:p>42.785,50</text:p>
          </table:table-cell>
          <table:table-cell table:style-name="ce871" office:value-type="float" office:value="1.4" calcext:value-type="float">
            <text:p>1,40</text:p>
          </table:table-cell>
          <table:table-cell table:style-name="ce871" table:formula="of:=[.C26]/[.E26]" office:value-type="float" office:value="30561.0714285714" calcext:value-type="float">
            <text:p>30.561,07</text:p>
          </table:table-cell>
          <table:table-cell table:style-name="ce742" table:number-columns-repeated="2"/>
          <table:table-cell table:number-columns-repeated="998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office:value-type="string" calcext:value-type="string">
            <text:p>İnşaat Daire 2 den kalan ½</text:p>
          </table:table-cell>
          <table:table-cell table:style-name="ce871" office:value-type="float" office:value="40000" calcext:value-type="float">
            <text:p>40.000,00</text:p>
          </table:table-cell>
          <table:table-cell table:style-name="ce871" table:formula="of:=[.D26]+[.C27]" office:value-type="float" office:value="82785.5" calcext:value-type="float">
            <text:p>82.785,50</text:p>
          </table:table-cell>
          <table:table-cell table:style-name="ce871" office:value-type="float" office:value="1.4" calcext:value-type="float">
            <text:p>1,40</text:p>
          </table:table-cell>
          <table:table-cell table:style-name="ce871" table:formula="of:=[.C27]/[.E27]" office:value-type="float" office:value="28571.4285714286" calcext:value-type="float">
            <text:p>28.571,43</text:p>
          </table:table-cell>
          <table:table-cell table:style-name="ce742" table:number-columns-repeated="2"/>
          <table:table-cell table:number-columns-repeated="998"/>
          <table:table-cell table:style-name="ce878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871" office:value-type="string" calcext:value-type="string">
            <text:p>mustafa balcıdan doğuşa ½</text:p>
          </table:table-cell>
          <table:table-cell table:style-name="ce871" office:value-type="float" office:value="25000" calcext:value-type="float">
            <text:p>25.000,00</text:p>
          </table:table-cell>
          <table:table-cell table:style-name="ce871" table:formula="of:=[.D27]+[.C28]" office:value-type="float" office:value="107785.5" calcext:value-type="float">
            <text:p>107.785,50</text:p>
          </table:table-cell>
          <table:table-cell table:style-name="ce871" office:value-type="float" office:value="1.2" calcext:value-type="float">
            <text:p>1,20</text:p>
          </table:table-cell>
          <table:table-cell table:style-name="ce871" table:formula="of:=[.C28]/[.E28]" office:value-type="float" office:value="20833.3333333333" calcext:value-type="float">
            <text:p>20.833,33</text:p>
          </table:table-cell>
          <table:table-cell table:style-name="ce742" table:number-columns-repeated="2"/>
          <table:table-cell table:number-columns-repeated="998"/>
          <table:table-cell table:style-name="ce878" table:number-columns-repeated="16"/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Nazan Doğuş kapanış borcu</text:p>
          </table:table-cell>
          <table:table-cell table:style-name="ce852" table:formula="of:=[$DOĞUŞ.E19]*-1" office:value-type="float" office:value="127945.42" calcext:value-type="float">
            <text:p>127.945,42</text:p>
          </table:table-cell>
          <table:table-cell table:style-name="ce871" table:formula="of:=[.D28]+[.C29]" office:value-type="float" office:value="235730.92" calcext:value-type="float">
            <text:p>235.730,92</text:p>
          </table:table-cell>
          <table:table-cell table:style-name="ce742" office:value-type="float" office:value="3.55" calcext:value-type="float">
            <text:p>3,55</text:p>
          </table:table-cell>
          <table:table-cell table:style-name="ce871" table:formula="of:=[.C29]/[.E29]" office:value-type="float" office:value="36040.9633802817" calcext:value-type="float">
            <text:p>36.040,96</text:p>
          </table:table-cell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4" office:value-type="string" calcext:value-type="string">
            <text:p>İnşaat Dükkandan nazana ½</text:p>
          </table:table-cell>
          <table:table-cell table:style-name="ce261" office:value-type="float" office:value="-15000" calcext:value-type="float">
            <text:p>-15.000,00</text:p>
          </table:table-cell>
          <table:table-cell table:style-name="ce871" table:formula="of:=[.D29]+[.C30]" office:value-type="float" office:value="220730.92" calcext:value-type="float">
            <text:p>220.730,92</text:p>
          </table:table-cell>
          <table:table-cell table:style-name="ce871" office:value-type="float" office:value="1.4" calcext:value-type="float">
            <text:p>1,40</text:p>
          </table:table-cell>
          <table:table-cell table:style-name="ce874" table:formula="of:=[.C30]/[.E30]" office:value-type="float" office:value="-10714.2857142857" calcext:value-type="float">
            <text:p>-10.714,29</text:p>
          </table:table-cell>
          <table:table-cell table:style-name="ce742" table:number-columns-repeated="2"/>
          <table:table-cell table:number-columns-repeated="998"/>
          <table:table-cell table:style-name="ce878" table:number-columns-repeated="16"/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866" office:value-type="string" calcext:value-type="string">
            <text:p>İsmail BALCI kira gelirleri</text:p>
          </table:table-cell>
          <table:table-cell table:style-name="ce869" table:formula="of:=[$TPLM.F39]*-1" office:value-type="float" office:value="-62056.8" calcext:value-type="float">
            <text:p>-62.056,80</text:p>
          </table:table-cell>
          <table:table-cell table:style-name="ce871" table:formula="of:=[.D30]+[.C31]" office:value-type="float" office:value="158674.12" calcext:value-type="float">
            <text:p>158.674,12</text:p>
          </table:table-cell>
          <table:table-cell table:style-name="ce742"/>
          <table:table-cell table:style-name="ce874" table:formula="of:=[$'FAB_İSMAİL KİRA2'.J25]*-1" office:value-type="float" office:value="-4416.57793101344" calcext:value-type="float">
            <text:p>-4.416,58</text:p>
          </table:table-cell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30</text:p>
          </table:table-cell>
          <table:table-cell table:style-name="ce852" office:value-type="float" office:value="10500" calcext:value-type="float">
            <text:p>10.500,00</text:p>
          </table:table-cell>
          <table:table-cell table:style-name="ce871" table:formula="of:=[.D31]+[.C32]" office:value-type="float" office:value="169174.12" calcext:value-type="float">
            <text:p>169.174,12</text:p>
          </table:table-cell>
          <table:table-cell table:style-name="ce742" office:value-type="float" office:value="5.4" calcext:value-type="float">
            <text:p>5,4</text:p>
          </table:table-cell>
          <table:table-cell table:style-name="ce871" table:formula="of:=[.C32]/[.E32]" office:value-type="float" office:value="1944.44444444444" calcext:value-type="float">
            <text:p>1.944,44</text:p>
          </table:table-cell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66"/>
          <table:table-cell table:style-name="ce852"/>
          <table:table-cell table:style-name="ce871"/>
          <table:table-cell table:style-name="ce742"/>
          <table:table-cell table:style-name="ce871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66" office:value-type="string" calcext:value-type="string">
            <text:p>2019 yılı sonu</text:p>
          </table:table-cell>
          <table:table-cell table:style-name="Default"/>
          <table:table-cell table:style-name="ce871"/>
          <table:table-cell table:style-name="ce888" office:value-type="string" calcext:value-type="string">
            <text:p>hacının nazandan toplam alacağı</text:p>
          </table:table-cell>
          <table:table-cell table:style-name="ce874" table:formula="of:=SUM([.F26:.F32])" office:value-type="float" office:value="102820.37751276" calcext:value-type="float">
            <text:p>102.820,38</text:p>
          </table:table-cell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Default"/>
          <table:table-cell table:style-name="ce742"/>
          <table:table-cell table:style-name="ce880"/>
          <table:table-cell table:number-columns-repeated="2" table:style-name="ce880" office:value-type="string" calcext:value-type="string">
            <text:p>USD</text:p>
          </table:table-cell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742" table:number-columns-repeated="5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table:number-columns-repeated="3"/>
          <table:table-cell table:style-name="ce878"/>
          <table:table-cell table:style-name="ce871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table:number-columns-repeated="3"/>
          <table:table-cell table:style-name="ce742"/>
          <table:table-cell table:style-name="ce871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4"/>
          <table:table-cell table:style-name="ce871" table:number-columns-repeated="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871" table:number-columns-repeated="5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/>
          <table:table-cell table:style-name="ce880"/>
          <table:table-cell table:style-name="ce871" table:number-columns-repeated="2"/>
          <table:table-cell table:style-name="ce880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table:number-columns-repeated="5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80"/>
          <table:table-cell table:style-name="ce874" table:number-columns-repeated="2"/>
          <table:table-cell table:style-name="ce880"/>
          <table:table-cell table:style-name="ce87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table:number-columns-repeated="5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 table:number-rows-repeated="4">
          <table:table-cell/>
          <table:table-cell table:style-name="ce742" table:number-columns-repeated="4"/>
          <table:table-cell table:style-name="ce871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742" table:number-columns-repeated="4"/>
          <table:table-cell table:style-name="ce881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8" table:number-columns-repeated="5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81" table:number-columns-repeated="5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80"/>
          <table:table-cell table:style-name="ce874" table:number-columns-repeated="2"/>
          <table:table-cell table:style-name="ce880"/>
          <table:table-cell table:style-name="ce87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table:number-columns-repeated="5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81"/>
          <table:table-cell table:style-name="ce884"/>
          <table:table-cell table:style-name="ce881" table:number-columns-repeated="3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881" table:number-columns-repeated="5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81" table:number-columns-repeated="2"/>
          <table:table-cell table:style-name="ce871"/>
          <table:table-cell table:style-name="ce881" table:number-columns-repeated="2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table:number-columns-repeated="3"/>
          <table:table-cell table:style-name="ce886"/>
          <table:table-cell table:style-name="ce871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/>
          <table:table-cell table:style-name="ce885" table:number-columns-repeated="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80"/>
          <table:table-cell table:style-name="ce874" table:number-columns-repeated="2"/>
          <table:table-cell table:style-name="ce880"/>
          <table:table-cell table:style-name="ce87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871" table:number-columns-repeated="5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/>
          <table:table-cell table:style-name="ce886" table:number-columns-repeated="2"/>
          <table:table-cell table:number-columns-repeated="1002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1" table:number-columns-repeated="5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871" table:number-columns-repeated="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74"/>
          <table:table-cell table:style-name="ce871" table:number-columns-repeated="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871" table:number-columns-repeated="5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>
          <table:table-cell/>
          <table:table-cell table:style-name="ce880"/>
          <table:table-cell table:style-name="ce874" table:number-columns-repeated="2"/>
          <table:table-cell table:style-name="ce880"/>
          <table:table-cell table:style-name="ce87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871" table:number-columns-repeated="4"/>
          <table:table-cell table:number-columns-repeated="1000"/>
          <table:table-cell table:style-name="ce878" table:number-columns-repeated="16"/>
          <table:table-cell table:number-columns-repeated="2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_hisse" table:style-name="ta1">
        <table:table-column table:style-name="co57" table:default-cell-style-name="ce878"/>
        <table:table-column table:style-name="co58" table:default-cell-style-name="ce867"/>
        <table:table-column table:style-name="co59" table:number-columns-repeated="2" table:default-cell-style-name="ce867"/>
        <table:table-column table:style-name="co40" table:default-cell-style-name="ce867"/>
        <table:table-column table:style-name="co60" table:default-cell-style-name="ce867"/>
        <table:table-column table:style-name="co59" table:default-cell-style-name="ce867"/>
        <table:table-column table:style-name="co61" table:default-cell-style-name="ce867"/>
        <table:table-column table:style-name="co62" table:default-cell-style-name="ce871"/>
        <table:table-column table:style-name="co56" table:default-cell-style-name="ce871"/>
        <table:table-column table:style-name="co48" table:number-columns-repeated="1014" table:default-cell-style-name="ce867"/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871" table:number-columns-repeated="6"/>
          <table:table-cell table:number-columns-repeated="1000"/>
          <table:table-cell table:style-name="ce878" table:number-columns-repeated="16"/>
        </table:table-row>
        <table:table-row table:style-name="ro3">
          <table:table-cell table:number-columns-repeated="2"/>
          <table:table-cell table:style-name="ce871" table:number-columns-repeated="2"/>
          <table:table-cell table:style-name="ce880"/>
          <table:table-cell table:style-name="ce871"/>
          <table:table-cell table:style-name="Default" table:number-columns-repeated="2"/>
          <table:table-cell table:number-columns-repeated="1000"/>
          <table:table-cell table:style-name="ce878" table:number-columns-repeated="16"/>
        </table:table-row>
        <table:table-row table:style-name="ro3">
          <table:table-cell table:number-columns-repeated="2"/>
          <table:table-cell table:style-name="ce885" office:value-type="string" calcext:value-type="string">
            <text:p>TL</text:p>
          </table:table-cell>
          <table:table-cell table:style-name="ce885" office:value-type="string" calcext:value-type="string">
            <text:p>TL-usd</text:p>
          </table:table-cell>
          <table:table-cell table:style-name="ce885" office:value-type="string" calcext:value-type="string">
            <text:p>USD</text:p>
          </table:table-cell>
          <table:table-cell table:style-name="ce885"/>
          <table:table-cell table:style-name="Default" table:number-columns-repeated="2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office:value-type="string" calcext:value-type="string">
            <text:p>Sanayi arsa değeri 2005 </text:p>
          </table:table-cell>
          <table:table-cell table:style-name="ce871" office:value-type="float" office:value="450000" calcext:value-type="float">
            <text:p>450.000,00</text:p>
          </table:table-cell>
          <table:table-cell table:style-name="ce871" office:value-type="float" office:value="1" calcext:value-type="float">
            <text:p>1,00</text:p>
          </table:table-cell>
          <table:table-cell table:style-name="ce871" table:formula="of:=[.C4]/[.D4]" office:value-type="float" office:value="450000" calcext:value-type="float">
            <text:p>450.000,00</text:p>
          </table:table-cell>
          <table:table-cell table:style-name="ce871"/>
          <table:table-cell table:style-name="Default" table:number-columns-repeated="2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871" table:number-columns-repeated="6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table:style-name="ce742"/>
          <table:table-cell table:style-name="ce871"/>
          <table:table-cell table:style-name="ce880" office:value-type="string" calcext:value-type="string">
            <text:p>HACI</text:p>
          </table:table-cell>
          <table:table-cell table:style-name="ce880" table:number-columns-repeated="2"/>
          <table:table-cell table:style-name="Default" table:number-columns-repeated="3"/>
          <table:table-cell table:number-columns-repeated="999"/>
          <table:table-cell table:style-name="ce878" table:number-columns-repeated="16"/>
        </table:table-row>
        <table:table-row table:style-name="ro3">
          <table:table-cell/>
          <table:table-cell table:style-name="ce742"/>
          <table:table-cell table:style-name="ce892" office:value-type="string" calcext:value-type="string" table:number-columns-spanned="2" table:number-rows-spanned="1">
            <text:p>USD</text:p>
          </table:table-cell>
          <table:covered-table-cell table:style-name="ce899"/>
          <table:table-cell table:style-name="ce907"/>
          <table:table-cell table:style-name="ce880"/>
          <table:table-cell table:style-name="Default" table:number-columns-repeated="3"/>
          <table:table-cell table:number-columns-repeated="999"/>
          <table:table-cell table:style-name="ce878" table:number-columns-repeated="16"/>
        </table:table-row>
        <table:table-row table:style-name="ro3">
          <table:table-cell/>
          <table:table-cell table:style-name="ce742"/>
          <table:table-cell table:style-name="ce893" office:value-type="string" calcext:value-type="string">
            <text:p>Tutar</text:p>
          </table:table-cell>
          <table:table-cell table:style-name="ce900" office:value-type="string" calcext:value-type="string">
            <text:p>Bakiye</text:p>
          </table:table-cell>
          <table:table-cell table:style-name="ce908"/>
          <table:table-cell table:style-name="ce880"/>
          <table:table-cell table:style-name="Default" table:number-columns-repeated="3"/>
          <table:table-cell table:number-columns-repeated="999"/>
          <table:table-cell table:style-name="ce878" table:number-columns-repeated="16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894" table:formula="of:=[.E4]/2" office:value-type="float" office:value="225000" calcext:value-type="float">
            <text:p>225.000,00</text:p>
          </table:table-cell>
          <table:table-cell table:style-name="ce901" table:formula="of:=[.E4]/2" office:value-type="float" office:value="225000" calcext:value-type="float">
            <text:p>225.000,00</text:p>
          </table:table-cell>
          <table:table-cell table:style-name="ce909"/>
          <table:table-cell table:style-name="ce871"/>
          <table:table-cell table:style-name="Default" table:number-columns-repeated="3"/>
          <table:table-cell table:number-columns-repeated="999"/>
          <table:table-cell table:style-name="ce878" table:number-columns-repeated="16"/>
        </table:table-row>
        <table:table-row table:style-name="ro3">
          <table:table-cell table:number-columns-repeated="2"/>
          <table:table-cell table:style-name="ce895" table:formula="of:=[.C9]/[.$E$4]" office:value-type="percentage" office:value="0.5" calcext:value-type="percentage">
            <text:p>%50,00</text:p>
          </table:table-cell>
          <table:table-cell table:style-name="ce895" table:formula="of:=[.D9]/[.$E$4]" office:value-type="percentage" office:value="0.5" calcext:value-type="percentage">
            <text:p>%50,00</text:p>
          </table:table-cell>
          <table:table-cell table:style-name="ce909"/>
          <table:table-cell table:style-name="ce871"/>
          <table:table-cell table:style-name="Default" table:number-columns-repeated="3"/>
          <table:table-cell table:number-columns-repeated="999"/>
          <table:table-cell table:style-name="ce878" table:number-columns-repeated="16"/>
        </table:table-row>
        <table:table-row table:style-name="ro3">
          <table:table-cell/>
          <table:table-cell table:style-name="ce866" office:value-type="string" calcext:value-type="string">
            <text:p>hacının alacağı</text:p>
          </table:table-cell>
          <table:table-cell table:style-name="ce274" table:formula="of:=[$FAB_hacı.F34]" office:value-type="float" office:value="102820.37751276" calcext:value-type="float">
            <text:p>+102.820,38</text:p>
          </table:table-cell>
          <table:table-cell table:style-name="ce902" table:formula="of:=[.D9]+[.C11]" office:value-type="float" office:value="327820.37751276" calcext:value-type="float">
            <text:p>327.820,38</text:p>
          </table:table-cell>
          <table:table-cell table:style-name="ce910"/>
          <table:table-cell table:style-name="ce871"/>
          <table:table-cell table:style-name="Default" table:number-columns-repeated="3"/>
          <table:table-cell table:number-columns-repeated="999"/>
          <table:table-cell table:style-name="ce878" table:number-columns-repeated="16"/>
        </table:table-row>
        <table:table-row table:style-name="ro3">
          <table:table-cell/>
          <table:table-cell table:style-name="ce871"/>
          <table:table-cell table:style-name="ce895" table:formula="of:=[.C11]/[.$E$4]" office:value-type="percentage" office:value="0.228489727806134" calcext:value-type="percentage">
            <text:p>%22,85</text:p>
          </table:table-cell>
          <table:table-cell table:style-name="ce895" table:formula="of:=[.D11]/[.$E$4]" office:value-type="percentage" office:value="0.728489727806134" calcext:value-type="percentage">
            <text:p>%72,85</text:p>
          </table:table-cell>
          <table:table-cell table:style-name="ce871" table:number-columns-repeated="2"/>
          <table:table-cell table:style-name="Default" table:number-columns-repeated="3"/>
          <table:table-cell table:number-columns-repeated="999"/>
          <table:table-cell table:style-name="ce878" table:number-columns-repeated="16"/>
        </table:table-row>
        <table:table-row table:style-name="ro3">
          <table:table-cell/>
          <table:table-cell table:style-name="Default" table:number-columns-repeated="3"/>
          <table:table-cell table:style-name="ce874" table:number-columns-repeated="2"/>
          <table:table-cell table:style-name="Default" table:number-columns-repeated="3"/>
          <table:table-cell table:number-columns-repeated="999"/>
          <table:table-cell table:style-name="ce878" table:number-columns-repeated="16"/>
        </table:table-row>
        <table:table-row table:style-name="ro2">
          <table:table-cell/>
          <table:table-cell table:style-name="ce890" office:value-type="string" calcext:value-type="string">
            <text:p>Hacı Murat Balcı</text:p>
          </table:table-cell>
          <table:table-cell table:style-name="Default"/>
          <table:table-cell table:style-name="ce903" table:formula="of:=[.D12]" office:value-type="percentage" office:value="0.728489727806134" calcext:value-type="percentage">
            <text:p>%72,85</text:p>
          </table:table-cell>
          <table:table-cell table:style-name="Default"/>
          <table:table-cell table:style-name="ce742"/>
          <table:table-cell table:style-name="Default" table:number-columns-repeated="3"/>
          <table:table-cell table:number-columns-repeated="999"/>
          <table:table-cell table:style-name="ce878" table:number-columns-repeated="16"/>
        </table:table-row>
        <table:table-row table:style-name="ro3">
          <table:table-cell/>
          <table:table-cell table:style-name="ce742" table:number-columns-repeated="6"/>
          <table:table-cell table:style-name="ce871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table:style-name="ce742"/>
          <table:table-cell table:style-name="ce880"/>
          <table:table-cell table:style-name="ce880" office:value-type="string" calcext:value-type="string">
            <text:p>NAZAN</text:p>
          </table:table-cell>
          <table:table-cell table:style-name="ce871"/>
          <table:table-cell table:style-name="ce742" table:number-columns-repeated="2"/>
          <table:table-cell table:style-name="ce871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table:style-name="ce742"/>
          <table:table-cell table:style-name="ce892" office:value-type="string" calcext:value-type="string" table:number-columns-spanned="2" table:number-rows-spanned="1">
            <text:p>USD</text:p>
          </table:table-cell>
          <table:covered-table-cell table:style-name="ce899"/>
          <table:table-cell table:style-name="ce907"/>
          <table:table-cell table:style-name="ce742" table:number-columns-repeated="2"/>
          <table:table-cell table:style-name="ce871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table:style-name="ce742"/>
          <table:table-cell table:style-name="ce893" office:value-type="string" calcext:value-type="string">
            <text:p>Tutar</text:p>
          </table:table-cell>
          <table:table-cell table:style-name="ce900" office:value-type="string" calcext:value-type="string">
            <text:p>Bakiye</text:p>
          </table:table-cell>
          <table:table-cell table:style-name="ce908"/>
          <table:table-cell table:style-name="ce742" table:number-columns-repeated="2"/>
          <table:table-cell table:style-name="ce881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table:style-name="ce878"/>
          <table:table-cell table:style-name="ce897" table:formula="of:=[.E4]/2" office:value-type="float" office:value="225000" calcext:value-type="float">
            <text:p>225.000,00</text:p>
          </table:table-cell>
          <table:table-cell table:style-name="ce904" table:formula="of:=[.E4]/2" office:value-type="float" office:value="225000" calcext:value-type="float">
            <text:p>225.000,00</text:p>
          </table:table-cell>
          <table:table-cell table:style-name="ce911"/>
          <table:table-cell table:style-name="ce878" table:number-columns-repeated="3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table:style-name="ce881"/>
          <table:table-cell table:style-name="ce895" table:formula="of:=[.C19]/[.$E$4]" office:value-type="percentage" office:value="0.5" calcext:value-type="percentage">
            <text:p>%50,00</text:p>
          </table:table-cell>
          <table:table-cell table:style-name="ce895" table:formula="of:=[.D19]/[.$E$4]" office:value-type="percentage" office:value="0.5" calcext:value-type="percentage">
            <text:p>%50,00</text:p>
          </table:table-cell>
          <table:table-cell table:style-name="ce911"/>
          <table:table-cell table:style-name="ce881" table:number-columns-repeated="3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table:style-name="ce880"/>
          <table:table-cell table:style-name="ce276" table:formula="of:=[.C11]*-1" office:value-type="float" office:value="-102820.37751276" calcext:value-type="float">
            <text:p>-102.820,38</text:p>
          </table:table-cell>
          <table:table-cell table:style-name="ce905" table:formula="of:=[.D19]+[.C21]" office:value-type="float" office:value="122179.62248724" calcext:value-type="float">
            <text:p>122.179,62</text:p>
          </table:table-cell>
          <table:table-cell table:style-name="ce912"/>
          <table:table-cell table:style-name="ce874"/>
          <table:table-cell table:style-name="ce880"/>
          <table:table-cell table:style-name="ce874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table:style-name="ce871"/>
          <table:table-cell table:style-name="ce895" table:formula="of:=[.C21]/[.$E$4]" office:value-type="percentage" office:value="-0.228489727806134" calcext:value-type="percentage">
            <text:p>-%22,85</text:p>
          </table:table-cell>
          <table:table-cell table:style-name="ce895" table:formula="of:=[.D21]/[.$E$4]" office:value-type="percentage" office:value="0.271510272193866" calcext:value-type="percentage">
            <text:p>%27,15</text:p>
          </table:table-cell>
          <table:table-cell table:style-name="ce871" table:number-columns-repeated="4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table:style-name="ce881"/>
          <table:table-cell table:style-name="ce880"/>
          <table:table-cell table:style-name="Default" table:number-columns-repeated="2"/>
          <table:table-cell table:style-name="ce881" table:number-columns-repeated="3"/>
          <table:table-cell table:number-columns-repeated="1000"/>
          <table:table-cell table:style-name="ce878" table:number-columns-repeated="16"/>
        </table:table-row>
        <table:table-row table:style-name="ro2">
          <table:table-cell/>
          <table:table-cell table:style-name="ce891" office:value-type="string" calcext:value-type="string">
            <text:p>Nazan Balcı</text:p>
          </table:table-cell>
          <table:table-cell table:style-name="Default"/>
          <table:table-cell table:style-name="ce906" table:formula="of:=[.D22]" office:value-type="percentage" office:value="0.271510272193866" calcext:value-type="percentage">
            <text:p>%27,15</text:p>
          </table:table-cell>
          <table:table-cell table:style-name="ce871"/>
          <table:table-cell table:style-name="ce881" table:number-columns-repeated="3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table:style-name="ce881" table:number-columns-repeated="2"/>
          <table:table-cell table:style-name="ce871" table:number-columns-repeated="3"/>
          <table:table-cell table:style-name="ce881" table:number-columns-repeated="2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table:style-name="ce871" table:number-columns-repeated="5"/>
          <table:table-cell table:style-name="ce886"/>
          <table:table-cell table:style-name="ce871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table:style-name="ce871"/>
          <table:table-cell table:style-name="ce885" table:number-columns-repeated="6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table:style-name="ce880"/>
          <table:table-cell table:style-name="ce874" table:number-columns-repeated="4"/>
          <table:table-cell table:style-name="ce880"/>
          <table:table-cell table:style-name="ce874"/>
          <table:table-cell table:number-columns-repeated="1000"/>
          <table:table-cell table:style-name="ce878" table:number-columns-repeated="16"/>
        </table:table-row>
        <table:table-row table:style-name="ro3" table:number-rows-repeated="2">
          <table:table-cell/>
          <table:table-cell table:style-name="ce871" table:number-columns-repeated="7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table:style-name="ce871"/>
          <table:table-cell table:style-name="ce886" table:number-columns-repeated="4"/>
          <table:table-cell table:number-columns-repeated="1002"/>
          <table:table-cell table:style-name="ce878" table:number-columns-repeated="16"/>
        </table:table-row>
        <table:table-row table:style-name="ro3">
          <table:table-cell/>
          <table:table-cell table:style-name="ce871" table:number-columns-repeated="7"/>
          <table:table-cell table:number-columns-repeated="1000"/>
          <table:table-cell table:style-name="ce878" table:number-columns-repeated="16"/>
        </table:table-row>
        <table:table-row table:style-name="ro3" table:number-rows-repeated="16">
          <table:table-cell table:number-columns-repeated="2"/>
          <table:table-cell table:style-name="ce871" table:number-columns-repeated="6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table:style-name="ce874"/>
          <table:table-cell table:style-name="ce871" table:number-columns-repeated="6"/>
          <table:table-cell table:number-columns-repeated="1000"/>
          <table:table-cell table:style-name="ce878" table:number-columns-repeated="16"/>
        </table:table-row>
        <table:table-row table:style-name="ro3" table:number-rows-repeated="3">
          <table:table-cell/>
          <table:table-cell table:style-name="ce871" table:number-columns-repeated="7"/>
          <table:table-cell table:number-columns-repeated="1000"/>
          <table:table-cell table:style-name="ce878" table:number-columns-repeated="16"/>
        </table:table-row>
        <table:table-row table:style-name="ro3">
          <table:table-cell/>
          <table:table-cell table:style-name="ce880"/>
          <table:table-cell table:style-name="ce874" table:number-columns-repeated="4"/>
          <table:table-cell table:style-name="ce880"/>
          <table:table-cell table:style-name="ce874"/>
          <table:table-cell table:number-columns-repeated="1000"/>
          <table:table-cell table:style-name="ce878" table:number-columns-repeated="16"/>
        </table:table-row>
        <table:table-row table:style-name="ro3" table:number-rows-repeated="2">
          <table:table-cell table:number-columns-repeated="2"/>
          <table:table-cell table:style-name="ce871" table:number-columns-repeated="6"/>
          <table:table-cell table:number-columns-repeated="1000"/>
          <table:table-cell table:style-name="ce878" table:number-columns-repeated="16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ACI" table:style-name="ta1">
        <table:table-column table:style-name="co15" table:default-cell-style-name="Default"/>
        <table:table-column table:style-name="co63" table:default-cell-style-name="Default"/>
        <table:table-column table:style-name="co15" table:number-columns-repeated="2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ce646"/>
        </table:table-row>
      </table:table>
      <table:table table:name="FAB_İSMAİL KİRA2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ce646"/>
        <table:table-column table:style-name="co67" table:default-cell-style-name="ce646"/>
        <table:table-column table:style-name="co27" table:default-cell-style-name="ce646"/>
        <table:table-column table:style-name="co68" table:default-cell-style-name="ce646"/>
        <table:table-column table:style-name="co68" table:default-cell-style-name="ce922"/>
        <table:table-column table:style-name="co69" table:default-cell-style-name="ce646"/>
        <table:table-column table:style-name="co68" table:default-cell-style-name="ce646"/>
        <table:table-column table:style-name="co27" table:default-cell-style-name="ce922"/>
        <table:table-column table:style-name="co23" table:default-cell-style-name="ce646"/>
        <table:table-column table:style-name="co27" table:default-cell-style-name="ce646"/>
        <table:table-column table:style-name="co27" table:default-cell-style-name="ce922"/>
        <table:table-column table:style-name="co23" table:default-cell-style-name="ce646"/>
        <table:table-column table:style-name="co27" table:default-cell-style-name="ce646"/>
        <table:table-column table:style-name="co27" table:default-cell-style-name="ce922"/>
        <table:table-column table:style-name="co23" table:number-columns-repeated="2" table:default-cell-style-name="ce646"/>
        <table:table-column table:style-name="co27" table:default-cell-style-name="ce646"/>
        <table:table-column table:style-name="co15" table:default-cell-style-name="ce646"/>
        <table:table-row table:style-name="ro1">
          <table:table-cell table:number-columns-repeated="2"/>
          <table:table-cell table:style-name="Default" table:number-columns-repeated="18"/>
        </table:table-row>
        <table:table-row table:style-name="ro1">
          <table:table-cell/>
          <table:table-cell office:value-type="string" calcext:value-type="string">
            <text:p>ALİ PAŞA HAMAM ARSA YILLARA GÖRE KİRA GELİRLERİ</text:p>
          </table:table-cell>
          <table:table-cell table:style-name="Default" table:number-columns-repeated="18"/>
        </table:table-row>
        <table:table-row table:style-name="ro1" table:number-rows-repeated="2">
          <table:table-cell table:number-columns-repeated="2"/>
          <table:table-cell table:style-name="Default"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914" office:value-type="string" calcext:value-type="string" table:number-columns-spanned="3" table:number-rows-spanned="1">
            <text:p>AYGAZ</text:p>
          </table:table-cell>
          <table:covered-table-cell table:style-name="ce917"/>
          <table:covered-table-cell table:style-name="ce919"/>
          <table:table-cell table:style-name="ce925" office:value-type="string" calcext:value-type="string" table:number-columns-spanned="3" table:number-rows-spanned="1">
            <text:p>MİLANGAZ</text:p>
          </table:table-cell>
          <table:covered-table-cell table:style-name="ce665"/>
          <table:covered-table-cell table:style-name="ce924"/>
          <table:table-cell table:style-name="ce914" office:value-type="string" calcext:value-type="string" table:number-columns-spanned="3" table:number-rows-spanned="1">
            <text:p>YIKAMA ÖN</text:p>
          </table:table-cell>
          <table:covered-table-cell table:style-name="ce665"/>
          <table:covered-table-cell table:style-name="ce924"/>
          <table:table-cell table:style-name="ce914" office:value-type="string" calcext:value-type="string" table:number-columns-spanned="3" table:number-rows-spanned="1">
            <text:p>YIKAMA ARKA</text:p>
          </table:table-cell>
          <table:covered-table-cell table:style-name="ce665"/>
          <table:covered-table-cell table:style-name="ce924"/>
          <table:table-cell table:style-name="Default"/>
          <table:table-cell table:style-name="ce927" office:value-type="string" calcext:value-type="string" table:number-columns-spanned="2" table:number-rows-spanned="1">
            <text:p>ALİ PAŞA ARSA</text:p>
          </table:table-cell>
          <table:covered-table-cell table:style-name="ce713"/>
          <table:table-cell table:style-name="Default"/>
        </table:table-row>
        <table:table-row table:style-name="ro1">
          <table:table-cell table:number-columns-repeated="2"/>
          <table:table-cell table:style-name="ce913" office:value-type="string" calcext:value-type="string">
            <text:p>tl/usd</text:p>
          </table:table-cell>
          <table:table-cell table:style-name="ce913"/>
          <table:table-cell table:style-name="Default" table:number-columns-repeated="2"/>
          <table:table-cell table:style-name="ce920" office:value-type="string" calcext:value-type="string">
            <text:p>%</text:p>
          </table:table-cell>
          <table:table-cell table:style-name="Default" table:number-columns-repeated="2"/>
          <table:table-cell table:style-name="ce920" office:value-type="string" calcext:value-type="string">
            <text:p>%</text:p>
          </table:table-cell>
          <table:table-cell table:style-name="Default" table:number-columns-repeated="2"/>
          <table:table-cell table:style-name="ce920" office:value-type="string" calcext:value-type="string">
            <text:p>%</text:p>
          </table:table-cell>
          <table:table-cell table:style-name="Default" table:number-columns-repeated="2"/>
          <table:table-cell table:style-name="ce920" office:value-type="string" calcext:value-type="string">
            <text:p>%</text:p>
          </table:table-cell>
          <table:table-cell table:style-name="Default"/>
          <table:table-cell table:style-name="ce928" office:value-type="string" calcext:value-type="string">
            <text:p>TOPLAM</text:p>
          </table:table-cell>
          <table:table-cell table:style-name="ce930" office:value-type="string" calcext:value-type="string">
            <text:p>TUPLAM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913" table:number-columns-repeated="2"/>
          <table:table-cell table:style-name="ce915" office:value-type="string" calcext:value-type="string">
            <text:p>TL</text:p>
          </table:table-cell>
          <table:table-cell table:style-name="ce918" office:value-type="string" calcext:value-type="string">
            <text:p>USD</text:p>
          </table:table-cell>
          <table:table-cell table:style-name="ce921" office:value-type="float" office:value="34" calcext:value-type="float">
            <text:p>34,00</text:p>
          </table:table-cell>
          <table:table-cell table:style-name="ce918" office:value-type="string" calcext:value-type="string">
            <text:p>TL</text:p>
          </table:table-cell>
          <table:table-cell table:style-name="ce918" office:value-type="string" calcext:value-type="string">
            <text:p>USD</text:p>
          </table:table-cell>
          <table:table-cell table:style-name="ce921" office:value-type="float" office:value="34" calcext:value-type="float">
            <text:p>34,00</text:p>
          </table:table-cell>
          <table:table-cell table:style-name="ce918" office:value-type="string" calcext:value-type="string">
            <text:p>TL</text:p>
          </table:table-cell>
          <table:table-cell table:style-name="ce918" office:value-type="string" calcext:value-type="string">
            <text:p>USD</text:p>
          </table:table-cell>
          <table:table-cell table:style-name="ce921" office:value-type="float" office:value="34" calcext:value-type="float">
            <text:p>34,00</text:p>
          </table:table-cell>
          <table:table-cell table:style-name="ce918" office:value-type="string" calcext:value-type="string">
            <text:p>TL</text:p>
          </table:table-cell>
          <table:table-cell table:style-name="ce918" office:value-type="string" calcext:value-type="string">
            <text:p>USD</text:p>
          </table:table-cell>
          <table:table-cell table:style-name="ce921" office:value-type="float" office:value="34" calcext:value-type="float">
            <text:p>34,00</text:p>
          </table:table-cell>
          <table:table-cell/>
          <table:table-cell table:style-name="ce929" office:value-type="string" calcext:value-type="string">
            <text:p>TL</text:p>
          </table:table-cell>
          <table:table-cell table:style-name="ce931" office:value-type="string" calcext:value-type="string">
            <text:p>USD</text:p>
          </table:table-cell>
          <table:table-cell table:style-name="Default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.59" calcext:value-type="float">
            <text:p>1,59</text:p>
          </table:table-cell>
          <table:table-cell/>
          <table:table-cell table:formula="of:=[$Aygaz.G50]" office:value-type="float" office:value="1000" calcext:value-type="float">
            <text:p>1.000,00</text:p>
          </table:table-cell>
          <table:table-cell table:formula="of:=[.E8]/[.C8]" office:value-type="float" office:value="628.930817610063" calcext:value-type="float">
            <text:p>628,93</text:p>
          </table:table-cell>
          <table:table-cell table:formula="of:=[.F8]*34/100" office:value-type="float" office:value="213.836477987421" calcext:value-type="float">
            <text:p>213,84</text:p>
          </table:table-cell>
          <table:table-cell/>
          <table:table-cell table:formula="of:=[.H8]/[.C8]" office:value-type="float" office:value="0" calcext:value-type="float">
            <text:p>0,00</text:p>
          </table:table-cell>
          <table:table-cell table:formula="of:=[.I8]*34/100" office:value-type="float" office:value="0" calcext:value-type="float">
            <text:p>0,00</text:p>
          </table:table-cell>
          <table:table-cell table:formula="of:=[$'AP Ykm'.G44]" office:value-type="float" office:value="9500" calcext:value-type="float">
            <text:p>9.500,00</text:p>
          </table:table-cell>
          <table:table-cell table:formula="of:=[.K8]/[.C8]" office:value-type="float" office:value="5974.8427672956" calcext:value-type="float">
            <text:p>5.974,84</text:p>
          </table:table-cell>
          <table:table-cell table:formula="of:=[.L8]*34/100" office:value-type="float" office:value="2031.4465408805" calcext:value-type="float">
            <text:p>2.031,45</text:p>
          </table:table-cell>
          <table:table-cell table:formula="of:=[$'AP Ykm'.J44]" office:value-type="float" office:value="0" calcext:value-type="float">
            <text:p>0,00</text:p>
          </table:table-cell>
          <table:table-cell table:formula="of:=[.N8]/[.F8]" office:value-type="float" office:value="0" calcext:value-type="float">
            <text:p>0,00</text:p>
          </table:table-cell>
          <table:table-cell table:formula="of:=[.O8]*34/100" office:value-type="float" office:value="0" calcext:value-type="float">
            <text:p>0,00</text:p>
          </table:table-cell>
          <table:table-cell/>
          <table:table-cell table:formula="of:=[.H8]+[.K8]+[.E8]" office:value-type="float" office:value="10500" calcext:value-type="float">
            <text:p>10.500,00</text:p>
          </table:table-cell>
          <table:table-cell table:formula="of:=[.I8]+[.L8]+[.F8]" office:value-type="float" office:value="6603.77358490566" calcext:value-type="float">
            <text:p>6.603,77</text:p>
          </table:table-cell>
          <table:table-cell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.87" calcext:value-type="float">
            <text:p>1,87</text:p>
          </table:table-cell>
          <table:table-cell table:number-columns-repeated="2"/>
          <table:table-cell table:formula="of:=[.E9]/[.C9]" office:value-type="float" office:value="0" calcext:value-type="float">
            <text:p>0,00</text:p>
          </table:table-cell>
          <table:table-cell table:formula="of:=[.F9]*34/100" office:value-type="float" office:value="0" calcext:value-type="float">
            <text:p>0,00</text:p>
          </table:table-cell>
          <table:table-cell/>
          <table:table-cell table:formula="of:=[.H9]/[.C9]" office:value-type="float" office:value="0" calcext:value-type="float">
            <text:p>0,00</text:p>
          </table:table-cell>
          <table:table-cell table:formula="of:=[.I9]*34/100" office:value-type="float" office:value="0" calcext:value-type="float">
            <text:p>0,00</text:p>
          </table:table-cell>
          <table:table-cell table:formula="of:=[$'AP Ykm'.G43]" office:value-type="float" office:value="10000" calcext:value-type="float">
            <text:p>10.000,00</text:p>
          </table:table-cell>
          <table:table-cell table:formula="of:=[.K9]/[.C9]" office:value-type="float" office:value="5347.5935828877" calcext:value-type="float">
            <text:p>5.347,59</text:p>
          </table:table-cell>
          <table:table-cell table:formula="of:=[.L9]*34/100" office:value-type="float" office:value="1818.18181818182" calcext:value-type="float">
            <text:p>1.818,18</text:p>
          </table:table-cell>
          <table:table-cell table:formula="of:=[$'AP Ykm'.J43]" office:value-type="float" office:value="0" calcext:value-type="float">
            <text:p>0,00</text:p>
          </table:table-cell>
          <table:table-cell table:formula="of:=[.N9]/[.F9]" office:value-type="string" office:string-value="" calcext:value-type="error">
            <text:p>#BÖLÜ/0!</text:p>
          </table:table-cell>
          <table:table-cell table:formula="of:=[.O9]*34/100" office:value-type="string" office:string-value="" calcext:value-type="error">
            <text:p>#BÖLÜ/0!</text:p>
          </table:table-cell>
          <table:table-cell/>
          <table:table-cell table:formula="of:=[.H9]+[.K9]+[.E9]" office:value-type="float" office:value="10000" calcext:value-type="float">
            <text:p>10.000,00</text:p>
          </table:table-cell>
          <table:table-cell table:formula="of:=[.I9]+[.L9]+[.F9]" office:value-type="float" office:value="5347.5935828877" calcext:value-type="float">
            <text:p>5.347,59</text:p>
          </table:table-cell>
          <table:table-cell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.89" calcext:value-type="float">
            <text:p>1,89</text:p>
          </table:table-cell>
          <table:table-cell table:number-columns-repeated="2"/>
          <table:table-cell table:formula="of:=[.E10]/[.C10]" office:value-type="float" office:value="0" calcext:value-type="float">
            <text:p>0,00</text:p>
          </table:table-cell>
          <table:table-cell table:formula="of:=[.F10]*34/100" office:value-type="float" office:value="0" calcext:value-type="float">
            <text:p>0,00</text:p>
          </table:table-cell>
          <table:table-cell/>
          <table:table-cell table:formula="of:=[.H10]/[.C10]" office:value-type="float" office:value="0" calcext:value-type="float">
            <text:p>0,00</text:p>
          </table:table-cell>
          <table:table-cell table:formula="of:=[.I10]*34/100" office:value-type="float" office:value="0" calcext:value-type="float">
            <text:p>0,00</text:p>
          </table:table-cell>
          <table:table-cell table:formula="of:=[$'AP Ykm'.G42]" office:value-type="float" office:value="9000" calcext:value-type="float">
            <text:p>9.000,00</text:p>
          </table:table-cell>
          <table:table-cell table:formula="of:=[.K10]/[.C10]" office:value-type="float" office:value="4761.90476190476" calcext:value-type="float">
            <text:p>4.761,90</text:p>
          </table:table-cell>
          <table:table-cell table:formula="of:=[.L10]*34/100" office:value-type="float" office:value="1619.04761904762" calcext:value-type="float">
            <text:p>1.619,05</text:p>
          </table:table-cell>
          <table:table-cell table:formula="of:=[$'AP Ykm'.J42]" office:value-type="float" office:value="0" calcext:value-type="float">
            <text:p>0,00</text:p>
          </table:table-cell>
          <table:table-cell table:formula="of:=[.N10]/[.F10]" office:value-type="string" office:string-value="" calcext:value-type="error">
            <text:p>#BÖLÜ/0!</text:p>
          </table:table-cell>
          <table:table-cell table:formula="of:=[.O10]*34/100" office:value-type="string" office:string-value="" calcext:value-type="error">
            <text:p>#BÖLÜ/0!</text:p>
          </table:table-cell>
          <table:table-cell/>
          <table:table-cell table:formula="of:=[.H10]+[.K10]+[.E10]" office:value-type="float" office:value="9000" calcext:value-type="float">
            <text:p>9.000,00</text:p>
          </table:table-cell>
          <table:table-cell table:formula="of:=[.I10]+[.L10]+[.F10]" office:value-type="float" office:value="4761.90476190476" calcext:value-type="float">
            <text:p>4.761,90</text:p>
          </table:table-cell>
          <table:table-cell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.1" calcext:value-type="float">
            <text:p>2,10</text:p>
          </table:table-cell>
          <table:table-cell/>
          <table:table-cell table:formula="of:=[$Aygaz.G47]" office:value-type="float" office:value="450" calcext:value-type="float">
            <text:p>450,00</text:p>
          </table:table-cell>
          <table:table-cell table:formula="of:=[.E11]/[.C11]" office:value-type="float" office:value="214.285714285714" calcext:value-type="float">
            <text:p>214,29</text:p>
          </table:table-cell>
          <table:table-cell table:formula="of:=[.F11]*34/100" office:value-type="float" office:value="72.8571428571428" calcext:value-type="float">
            <text:p>72,86</text:p>
          </table:table-cell>
          <table:table-cell/>
          <table:table-cell table:formula="of:=[.H11]/[.C11]" office:value-type="float" office:value="0" calcext:value-type="float">
            <text:p>0,00</text:p>
          </table:table-cell>
          <table:table-cell table:formula="of:=[.I11]*34/100" office:value-type="float" office:value="0" calcext:value-type="float">
            <text:p>0,00</text:p>
          </table:table-cell>
          <table:table-cell table:formula="of:=[$'AP Ykm'.H41]" office:value-type="float" office:value="12500" calcext:value-type="float">
            <text:p>12.500,00</text:p>
          </table:table-cell>
          <table:table-cell table:formula="of:=[.K11]/[.C11]" office:value-type="float" office:value="5952.38095238095" calcext:value-type="float">
            <text:p>5.952,38</text:p>
          </table:table-cell>
          <table:table-cell table:formula="of:=[.L11]*34/100" office:value-type="float" office:value="2023.80952380952" calcext:value-type="float">
            <text:p>2.023,81</text:p>
          </table:table-cell>
          <table:table-cell table:formula="of:=[$'AP Ykm'.K41]" office:value-type="float" office:value="0" calcext:value-type="float">
            <text:p>0,00</text:p>
          </table:table-cell>
          <table:table-cell table:formula="of:=[.N11]/[.F11]" office:value-type="float" office:value="0" calcext:value-type="float">
            <text:p>0,00</text:p>
          </table:table-cell>
          <table:table-cell table:formula="of:=[.O11]*34/100" office:value-type="float" office:value="0" calcext:value-type="float">
            <text:p>0,00</text:p>
          </table:table-cell>
          <table:table-cell/>
          <table:table-cell table:formula="of:=[.H11]+[.K11]+[.E11]" office:value-type="float" office:value="12950" calcext:value-type="float">
            <text:p>12.950,00</text:p>
          </table:table-cell>
          <table:table-cell table:formula="of:=[.I11]+[.L11]+[.F11]" office:value-type="float" office:value="6166.66666666667" calcext:value-type="float">
            <text:p>6.166,67</text:p>
          </table:table-cell>
          <table:table-cell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.68" calcext:value-type="float">
            <text:p>2,68</text:p>
          </table:table-cell>
          <table:table-cell/>
          <table:table-cell table:formula="of:=[$Aygaz.F45]" office:value-type="float" office:value="4200" calcext:value-type="float">
            <text:p>4.200,00</text:p>
          </table:table-cell>
          <table:table-cell table:formula="of:=[.E12]/[.C12]" office:value-type="float" office:value="1567.16417910448" calcext:value-type="float">
            <text:p>1.567,16</text:p>
          </table:table-cell>
          <table:table-cell table:formula="of:=[.F12]*34/100" office:value-type="float" office:value="532.835820895523" calcext:value-type="float">
            <text:p>532,84</text:p>
          </table:table-cell>
          <table:table-cell table:formula="of:=[$Mlngaz.G25]" office:value-type="float" office:value="4000" calcext:value-type="float">
            <text:p>4.000,00</text:p>
          </table:table-cell>
          <table:table-cell table:formula="of:=[.H12]/[.C12]" office:value-type="float" office:value="1492.53731343284" calcext:value-type="float">
            <text:p>1.492,54</text:p>
          </table:table-cell>
          <table:table-cell table:formula="of:=[.I12]*34/100" office:value-type="float" office:value="507.462686567166" calcext:value-type="float">
            <text:p>507,46</text:p>
          </table:table-cell>
          <table:table-cell table:formula="of:=[$'AP Ykm'.F38]" office:value-type="float" office:value="13750" calcext:value-type="float">
            <text:p>13.750,00</text:p>
          </table:table-cell>
          <table:table-cell table:formula="of:=[.K12]/[.C12]" office:value-type="float" office:value="5130.59701492537" calcext:value-type="float">
            <text:p>5.130,60</text:p>
          </table:table-cell>
          <table:table-cell table:formula="of:=[.L12]*34/100" office:value-type="float" office:value="1744.40298507463" calcext:value-type="float">
            <text:p>1.744,40</text:p>
          </table:table-cell>
          <table:table-cell table:formula="of:=[$'AP Ykm'.I38]" office:value-type="float" office:value="0" calcext:value-type="float">
            <text:p>0,00</text:p>
          </table:table-cell>
          <table:table-cell table:formula="of:=[.N12]/[.F12]" office:value-type="float" office:value="0" calcext:value-type="float">
            <text:p>0,00</text:p>
          </table:table-cell>
          <table:table-cell table:formula="of:=[.O12]*34/100" office:value-type="float" office:value="0" calcext:value-type="float">
            <text:p>0,00</text:p>
          </table:table-cell>
          <table:table-cell/>
          <table:table-cell table:formula="of:=[.H12]+[.K12]+[.E12]" office:value-type="float" office:value="21950" calcext:value-type="float">
            <text:p>21.950,00</text:p>
          </table:table-cell>
          <table:table-cell table:formula="of:=[.I12]+[.L12]+[.F12]" office:value-type="float" office:value="8190.29850746269" calcext:value-type="float">
            <text:p>8.190,30</text:p>
          </table:table-cell>
          <table:table-cell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.95" calcext:value-type="float">
            <text:p>2,95</text:p>
          </table:table-cell>
          <table:table-cell/>
          <table:table-cell table:formula="of:=[$Aygaz.C33]" office:value-type="float" office:value="2950" calcext:value-type="float">
            <text:p>2.950,00</text:p>
          </table:table-cell>
          <table:table-cell table:formula="of:=[.E13]/[.C13]" office:value-type="float" office:value="1000" calcext:value-type="float">
            <text:p>1.000,00</text:p>
          </table:table-cell>
          <table:table-cell table:formula="of:=[.F13]*34/100" office:value-type="float" office:value="340" calcext:value-type="float">
            <text:p>340,00</text:p>
          </table:table-cell>
          <table:table-cell table:formula="of:=[$Mlngaz.G22]" office:value-type="float" office:value="5600" calcext:value-type="float">
            <text:p>5.600,00</text:p>
          </table:table-cell>
          <table:table-cell table:formula="of:=[.H13]/[.C13]" office:value-type="float" office:value="1898.30508474576" calcext:value-type="float">
            <text:p>1.898,31</text:p>
          </table:table-cell>
          <table:table-cell table:formula="of:=[.I13]*34/100" office:value-type="float" office:value="645.423728813559" calcext:value-type="float">
            <text:p>645,42</text:p>
          </table:table-cell>
          <table:table-cell table:formula="of:=[$'AP Ykm'.F30]" office:value-type="float" office:value="15125" calcext:value-type="float">
            <text:p>15.125,00</text:p>
          </table:table-cell>
          <table:table-cell table:formula="of:=[.K13]/[.C13]" office:value-type="float" office:value="5127.1186440678" calcext:value-type="float">
            <text:p>5.127,12</text:p>
          </table:table-cell>
          <table:table-cell table:formula="of:=[.L13]*34/100" office:value-type="float" office:value="1743.22033898305" calcext:value-type="float">
            <text:p>1.743,22</text:p>
          </table:table-cell>
          <table:table-cell table:formula="of:=[$'AP Ykm'.I30]" office:value-type="float" office:value="0" calcext:value-type="float">
            <text:p>0,00</text:p>
          </table:table-cell>
          <table:table-cell table:formula="of:=[.N13]/[.F13]" office:value-type="float" office:value="0" calcext:value-type="float">
            <text:p>0,00</text:p>
          </table:table-cell>
          <table:table-cell table:formula="of:=[.O13]*34/100" office:value-type="float" office:value="0" calcext:value-type="float">
            <text:p>0,00</text:p>
          </table:table-cell>
          <table:table-cell/>
          <table:table-cell table:formula="of:=[.H13]+[.K13]+[.E13]" office:value-type="float" office:value="23675" calcext:value-type="float">
            <text:p>23.675,00</text:p>
          </table:table-cell>
          <table:table-cell table:formula="of:=[.I13]+[.L13]+[.F13]" office:value-type="float" office:value="8025.42372881356" calcext:value-type="float">
            <text:p>8.025,42</text:p>
          </table:table-cell>
          <table:table-cell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3.55" calcext:value-type="float">
            <text:p>3,55</text:p>
          </table:table-cell>
          <table:table-cell table:number-columns-repeated="2"/>
          <table:table-cell table:formula="of:=[.E14]/[.C14]" office:value-type="float" office:value="0" calcext:value-type="float">
            <text:p>0,00</text:p>
          </table:table-cell>
          <table:table-cell table:formula="of:=[.F14]*34/100" office:value-type="float" office:value="0" calcext:value-type="float">
            <text:p>0,00</text:p>
          </table:table-cell>
          <table:table-cell table:formula="of:=[$Mlngaz.G18]" office:value-type="float" office:value="4400" calcext:value-type="float">
            <text:p>4.400,00</text:p>
          </table:table-cell>
          <table:table-cell table:formula="of:=[.H14]/[.C14]" office:value-type="float" office:value="1239.43661971831" calcext:value-type="float">
            <text:p>1.239,44</text:p>
          </table:table-cell>
          <table:table-cell table:formula="of:=[.I14]*34/100" office:value-type="float" office:value="421.408450704226" calcext:value-type="float">
            <text:p>421,41</text:p>
          </table:table-cell>
          <table:table-cell table:formula="of:=[$'AP Ykm'.F25]" office:value-type="float" office:value="3000" calcext:value-type="float">
            <text:p>3.000,00</text:p>
          </table:table-cell>
          <table:table-cell table:formula="of:=[.K14]/[.C14]" office:value-type="float" office:value="845.070422535211" calcext:value-type="float">
            <text:p>845,07</text:p>
          </table:table-cell>
          <table:table-cell table:formula="of:=[.L14]*34/100" office:value-type="float" office:value="287.323943661972" calcext:value-type="float">
            <text:p>287,32</text:p>
          </table:table-cell>
          <table:table-cell table:formula="of:=[$'AP Ykm'.I25]" office:value-type="float" office:value="0" calcext:value-type="float">
            <text:p>0,00</text:p>
          </table:table-cell>
          <table:table-cell table:formula="of:=[.N14]/[.F14]" office:value-type="string" office:string-value="" calcext:value-type="error">
            <text:p>#BÖLÜ/0!</text:p>
          </table:table-cell>
          <table:table-cell table:formula="of:=[.O14]*34/100" office:value-type="string" office:string-value="" calcext:value-type="error">
            <text:p>#BÖLÜ/0!</text:p>
          </table:table-cell>
          <table:table-cell/>
          <table:table-cell table:formula="of:=[.H14]+[.K14]+[.E14]" office:value-type="float" office:value="7400" calcext:value-type="float">
            <text:p>7.400,00</text:p>
          </table:table-cell>
          <table:table-cell table:formula="of:=[.I14]+[.L14]+[.F14]" office:value-type="float" office:value="2084.50704225352" calcext:value-type="float">
            <text:p>2.084,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5" calcext:value-type="float">
            <text:p>3,55</text:p>
          </table:table-cell>
          <table:table-cell table:number-columns-repeated="2"/>
          <table:table-cell table:formula="of:=[.E15]/[.C15]" office:value-type="float" office:value="0" calcext:value-type="float">
            <text:p>0,00</text:p>
          </table:table-cell>
          <table:table-cell table:formula="of:=[.F15]*34/100" office:value-type="float" office:value="0" calcext:value-type="float">
            <text:p>0,00</text:p>
          </table:table-cell>
          <table:table-cell/>
          <table:table-cell table:formula="of:=[.H15]/[.C15]" office:value-type="float" office:value="0" calcext:value-type="float">
            <text:p>0,00</text:p>
          </table:table-cell>
          <table:table-cell table:formula="of:=[.I15]*34/100" office:value-type="float" office:value="0" calcext:value-type="float">
            <text:p>0,00</text:p>
          </table:table-cell>
          <table:table-cell table:formula="of:=[$'AP Ykm'.F22]" office:value-type="float" office:value="17050" calcext:value-type="float">
            <text:p>17.050,00</text:p>
          </table:table-cell>
          <table:table-cell table:formula="of:=[.K15]/[.C15]" office:value-type="float" office:value="4802.81690140845" calcext:value-type="float">
            <text:p>4.802,82</text:p>
          </table:table-cell>
          <table:table-cell table:formula="of:=[.L15]*34/100" office:value-type="float" office:value="1632.95774647887" calcext:value-type="float">
            <text:p>1.632,96</text:p>
          </table:table-cell>
          <table:table-cell table:formula="of:=[$'AP Ykm'.I22]" office:value-type="float" office:value="0" calcext:value-type="float">
            <text:p>0,00</text:p>
          </table:table-cell>
          <table:table-cell table:formula="of:=[.N15]/[.F15]" office:value-type="string" office:string-value="" calcext:value-type="error">
            <text:p>#BÖLÜ/0!</text:p>
          </table:table-cell>
          <table:table-cell table:formula="of:=[.O15]*34/100" office:value-type="string" office:string-value="" calcext:value-type="error">
            <text:p>#BÖLÜ/0!</text:p>
          </table:table-cell>
          <table:table-cell/>
          <table:table-cell table:formula="of:=[.H15]+[.K15]+[.E15]" office:value-type="float" office:value="17050" calcext:value-type="float">
            <text:p>17.050,00</text:p>
          </table:table-cell>
          <table:table-cell table:formula="of:=[.I15]+[.L15]+[.F15]" office:value-type="float" office:value="4802.81690140845" calcext:value-type="float">
            <text:p>4.802,82</text:p>
          </table:table-cell>
          <table:table-cell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4.6" calcext:value-type="float">
            <text:p>4,60</text:p>
          </table:table-cell>
          <table:table-cell table:number-columns-repeated="2"/>
          <table:table-cell table:formula="of:=[.E16]/[.C16]" office:value-type="float" office:value="0" calcext:value-type="float">
            <text:p>0,00</text:p>
          </table:table-cell>
          <table:table-cell table:formula="of:=[.F16]*34/100" office:value-type="float" office:value="0" calcext:value-type="float">
            <text:p>0,00</text:p>
          </table:table-cell>
          <table:table-cell table:formula="of:=[$Mlngaz.F16]" office:value-type="float" office:value="7200" calcext:value-type="float">
            <text:p>7.200,00</text:p>
          </table:table-cell>
          <table:table-cell table:formula="of:=[.H16]/[.C16]" office:value-type="float" office:value="1565.21739130435" calcext:value-type="float">
            <text:p>1.565,22</text:p>
          </table:table-cell>
          <table:table-cell table:formula="of:=[.I16]*34/100" office:value-type="float" office:value="532.173913043479" calcext:value-type="float">
            <text:p>532,17</text:p>
          </table:table-cell>
          <table:table-cell table:formula="of:=[$'AP Ykm'.F19]" office:value-type="float" office:value="289" calcext:value-type="float">
            <text:p>289,00</text:p>
          </table:table-cell>
          <table:table-cell table:formula="of:=[.K16]/[.C16]" office:value-type="float" office:value="62.8260869565217" calcext:value-type="float">
            <text:p>62,83</text:p>
          </table:table-cell>
          <table:table-cell table:formula="of:=[.L16]*34/100" office:value-type="float" office:value="21.3608695652174" calcext:value-type="float">
            <text:p>21,36</text:p>
          </table:table-cell>
          <table:table-cell table:formula="of:=[$'AP Ykm'.I19]" office:value-type="float" office:value="0" calcext:value-type="float">
            <text:p>0,00</text:p>
          </table:table-cell>
          <table:table-cell table:formula="of:=[.N16]/[.F16]" office:value-type="string" office:string-value="" calcext:value-type="error">
            <text:p>#BÖLÜ/0!</text:p>
          </table:table-cell>
          <table:table-cell table:formula="of:=[.O16]*34/100" office:value-type="string" office:string-value="" calcext:value-type="error">
            <text:p>#BÖLÜ/0!</text:p>
          </table:table-cell>
          <table:table-cell/>
          <table:table-cell table:formula="of:=[.H16]+[.K16]+[.E16]" office:value-type="float" office:value="7489" calcext:value-type="float">
            <text:p>7.489,00</text:p>
          </table:table-cell>
          <table:table-cell table:formula="of:=[.I16]+[.L16]+[.F16]" office:value-type="float" office:value="1628.04347826087" calcext:value-type="float">
            <text:p>1.628,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6" calcext:value-type="float">
            <text:p>4,60</text:p>
          </table:table-cell>
          <table:table-cell/>
          <table:table-cell table:formula="of:=[$Aygaz.C17]" office:value-type="float" office:value="3300" calcext:value-type="float">
            <text:p>3.300,00</text:p>
          </table:table-cell>
          <table:table-cell table:formula="of:=[.E17]/[.C17]" office:value-type="float" office:value="717.391304347826" calcext:value-type="float">
            <text:p>717,39</text:p>
          </table:table-cell>
          <table:table-cell table:formula="of:=[.F17]*34/100" office:value-type="float" office:value="243.913043478261" calcext:value-type="float">
            <text:p>243,91</text:p>
          </table:table-cell>
          <table:table-cell/>
          <table:table-cell table:formula="of:=[.H17]/[.C17]" office:value-type="float" office:value="0" calcext:value-type="float">
            <text:p>0,00</text:p>
          </table:table-cell>
          <table:table-cell table:formula="of:=[.I17]*34/100" office:value-type="float" office:value="0" calcext:value-type="float">
            <text:p>0,00</text:p>
          </table:table-cell>
          <table:table-cell table:formula="of:=[$'AP Ykm'.F18]-500" office:value-type="float" office:value="19186" calcext:value-type="float">
            <text:p>19.186,00</text:p>
          </table:table-cell>
          <table:table-cell table:formula="of:=[.K17]/[.C17]" office:value-type="float" office:value="4170.86956521739" calcext:value-type="float">
            <text:p>4.170,87</text:p>
          </table:table-cell>
          <table:table-cell table:formula="of:=[.L17]*34/100" office:value-type="float" office:value="1418.09565217391" calcext:value-type="float">
            <text:p>1.418,10</text:p>
          </table:table-cell>
          <table:table-cell table:formula="of:=[$'AP Ykm'.I18]-500" office:value-type="float" office:value="-500" calcext:value-type="float">
            <text:p>-500,00</text:p>
          </table:table-cell>
          <table:table-cell table:formula="of:=[.N17]/[.F17]" office:value-type="float" office:value="-0.696969696969697" calcext:value-type="float">
            <text:p>-0,70</text:p>
          </table:table-cell>
          <table:table-cell table:formula="of:=[.O17]*34/100" office:value-type="float" office:value="-0.236969696969697" calcext:value-type="float">
            <text:p>-0,24</text:p>
          </table:table-cell>
          <table:table-cell/>
          <table:table-cell table:formula="of:=[.H17]+[.K17]+[.E17]" office:value-type="float" office:value="22486" calcext:value-type="float">
            <text:p>22.486,00</text:p>
          </table:table-cell>
          <table:table-cell table:formula="of:=[.I17]+[.L17]+[.F17]" office:value-type="float" office:value="4888.26086956522" calcext:value-type="float">
            <text:p>4.888,26</text:p>
          </table:table-cell>
          <table:table-cell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5.82" calcext:value-type="float">
            <text:p>5,82</text:p>
          </table:table-cell>
          <table:table-cell/>
          <table:table-cell table:formula="of:=[$Aygaz.C8]" office:value-type="float" office:value="7000" calcext:value-type="float">
            <text:p>7.000,00</text:p>
          </table:table-cell>
          <table:table-cell table:formula="of:=[.E18]/[.C18]" office:value-type="float" office:value="1202.74914089347" calcext:value-type="float">
            <text:p>1.202,75</text:p>
          </table:table-cell>
          <table:table-cell table:formula="of:=[.F18]*34/100" office:value-type="float" office:value="408.93470790378" calcext:value-type="float">
            <text:p>408,93</text:p>
          </table:table-cell>
          <table:table-cell table:formula="of:=[$Mlngaz.F8]" office:value-type="float" office:value="8520" calcext:value-type="float">
            <text:p>8.520,00</text:p>
          </table:table-cell>
          <table:table-cell table:formula="of:=[.H18]/[.C18]" office:value-type="float" office:value="1463.9175257732" calcext:value-type="float">
            <text:p>1.463,92</text:p>
          </table:table-cell>
          <table:table-cell table:formula="of:=[.I18]*34/100" office:value-type="float" office:value="497.731958762888" calcext:value-type="float">
            <text:p>497,73</text:p>
          </table:table-cell>
          <table:table-cell table:formula="of:=[$'AP Ykm'.F10]-1880" office:value-type="float" office:value="24500" calcext:value-type="float">
            <text:p>24.500,00</text:p>
          </table:table-cell>
          <table:table-cell table:formula="of:=[.K18]/[.C18]" office:value-type="float" office:value="4209.62199312715" calcext:value-type="float">
            <text:p>4.209,62</text:p>
          </table:table-cell>
          <table:table-cell table:formula="of:=[.L18]*34/100" office:value-type="float" office:value="1431.27147766323" calcext:value-type="float">
            <text:p>1.431,27</text:p>
          </table:table-cell>
          <table:table-cell table:formula="of:=[$'AP Ykm'.I10]-1880" office:value-type="float" office:value="-1880" calcext:value-type="float">
            <text:p>-1.880,00</text:p>
          </table:table-cell>
          <table:table-cell table:formula="of:=[.N18]/[.F18]" office:value-type="float" office:value="-1.56308571428572" calcext:value-type="float">
            <text:p>-1,56</text:p>
          </table:table-cell>
          <table:table-cell table:formula="of:=[.O18]*34/100" office:value-type="float" office:value="-0.531449142857143" calcext:value-type="float">
            <text:p>-0,53</text:p>
          </table:table-cell>
          <table:table-cell/>
          <table:table-cell table:formula="of:=[.H18]+[.K18]+[.E18]" office:value-type="float" office:value="40020" calcext:value-type="float">
            <text:p>40.020,00</text:p>
          </table:table-cell>
          <table:table-cell table:formula="of:=[.I18]+[.L18]+[.F18]" office:value-type="float" office:value="6876.28865979382" calcext:value-type="float">
            <text:p>6.876,29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TOPLAMLAR</text:p>
          </table:table-cell>
          <table:table-cell table:number-columns-repeated="2"/>
          <table:table-cell table:formula="of:=SUM([.E8:.E18])" office:value-type="float" office:value="18900" calcext:value-type="float">
            <text:p>18.900,00</text:p>
          </table:table-cell>
          <table:table-cell table:formula="of:=SUM([.F8:.F18])" office:value-type="float" office:value="5330.52115624155" calcext:value-type="float">
            <text:p>5.330,52</text:p>
          </table:table-cell>
          <table:table-cell/>
          <table:table-cell table:formula="of:=SUM([.H8:.H18])" office:value-type="float" office:value="29720" calcext:value-type="float">
            <text:p>29.720,00</text:p>
          </table:table-cell>
          <table:table-cell table:formula="of:=SUM([.I8:.I18])" office:value-type="float" office:value="7659.41393497445" calcext:value-type="float">
            <text:p>7.659,41</text:p>
          </table:table-cell>
          <table:table-cell/>
          <table:table-cell table:formula="of:=SUM([.K8:.K18])" office:value-type="float" office:value="133900" calcext:value-type="float">
            <text:p>133.900,00</text:p>
          </table:table-cell>
          <table:table-cell table:formula="of:=SUM([.L8:.L18])" office:value-type="float" office:value="46385.6426927069" calcext:value-type="float">
            <text:p>46.385,64</text:p>
          </table:table-cell>
          <table:table-cell/>
          <table:table-cell table:formula="of:=SUM([.N8:.N18])" office:value-type="float" office:value="-2380" calcext:value-type="float">
            <text:p>-2.380,00</text:p>
          </table:table-cell>
          <table:table-cell table:formula="of:=SUM([.O8:.O18])" office:value-type="string" office:string-value="" calcext:value-type="error">
            <text:p>#BÖLÜ/0!</text:p>
          </table:table-cell>
          <table:table-cell table:number-columns-repeated="2"/>
          <table:table-cell table:formula="of:=SUM([.R8:.R18])" office:value-type="float" office:value="182520" calcext:value-type="float">
            <text:p>182.520,00</text:p>
          </table:table-cell>
          <table:table-cell table:formula="of:=SUM([.S8:.S18])" office:value-type="float" office:value="59375.5777839229" calcext:value-type="float">
            <text:p>59.375,58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USD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2"/>
          <table:table-cell office:value-type="string" calcext:value-type="string">
            <text:p>USD</text:p>
          </table:table-cell>
          <table:table-cell/>
          <table:table-cell table:number-columns-repeated="2" table:style-name="ce916" office:value-type="string" calcext:value-type="string">
            <text:p>%</text:p>
          </table:table-cell>
          <table:table-cell/>
        </table:table-row>
        <table:table-row table:style-name="ro1">
          <table:table-cell table:number-columns-repeated="6"/>
          <table:table-cell table:style-name="ce923" table:formula="of:=[.F20]*34/100" office:value-type="float" office:value="1812.37719312213" calcext:value-type="float">
            <text:p>1.812,38</text:p>
          </table:table-cell>
          <table:table-cell table:number-columns-repeated="2"/>
          <table:table-cell table:style-name="ce923" table:formula="of:=[.I20]*34/100" office:value-type="float" office:value="2604.20073789131" calcext:value-type="float">
            <text:p>2.604,20</text:p>
          </table:table-cell>
          <table:table-cell table:number-columns-repeated="2"/>
          <table:table-cell table:style-name="ce923" table:formula="of:=[.L20]*34/100" office:value-type="float" office:value="15771.1185155203" calcext:value-type="float">
            <text:p>15.771,12</text:p>
          </table:table-cell>
          <table:table-cell table:number-columns-repeated="2"/>
          <table:table-cell table:style-name="ce923" table:formula="of:=[.O20]*34/100" office:value-type="string" office:string-value="" calcext:value-type="error">
            <text:p>#BÖLÜ/0!</text:p>
          </table:table-cell>
          <table:table-cell/>
          <table:table-cell table:number-columns-repeated="2" office:value-type="float" office:value="34" calcext:value-type="float">
            <text:p>34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916" table:number-columns-repeated="3"/>
          <table:table-cell table:number-columns-repeated="2"/>
          <table:table-cell table:style-name="ce646"/>
          <table:table-cell table:number-columns-repeated="2"/>
          <table:table-cell table:style-name="ce646"/>
          <table:table-cell table:number-columns-repeated="2"/>
          <table:table-cell table:style-name="ce646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2011 – 2019 Toplam Kira bedellerinden İsmail Balcıya ait %34 hisse USD</text:p>
          </table:table-cell>
          <table:table-cell/>
          <table:table-cell table:style-name="ce646"/>
          <table:table-cell table:number-columns-repeated="2"/>
          <table:table-cell table:style-name="ce926" table:formula="of:=SUM([.G23:.J23])" office:value-type="float" office:value="4416.57793101344" calcext:value-type="float">
            <text:p>4.416,58</text:p>
          </table:table-cell>
          <table:table-cell table:number-columns-repeated="2"/>
          <table:table-cell table:style-name="ce646"/>
          <table:table-cell table:number-columns-repeated="2"/>
          <table:table-cell table:style-name="ce646"/>
          <table:table-cell/>
          <table:table-cell table:style-name="ce926" table:formula="of:=[.R20]*[.R23]/100" office:value-type="float" office:value="62056.8" calcext:value-type="float">
            <text:p>62.056,80</text:p>
          </table:table-cell>
          <table:table-cell table:style-name="ce926" table:formula="of:=[.S20]*[.S23]/100" office:value-type="float" office:value="20187.6964465338" calcext:value-type="float">
            <text:p>20.187,7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646"/>
          <table:table-cell table:number-columns-repeated="2"/>
          <table:table-cell table:style-name="ce646"/>
          <table:table-cell table:number-columns-repeated="2"/>
          <table:table-cell table:style-name="ce646"/>
          <table:table-cell table:number-columns-repeated="2"/>
          <table:table-cell table:style-name="ce646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646"/>
          <table:table-cell table:number-columns-repeated="2"/>
          <table:table-cell table:style-name="ce646"/>
          <table:table-cell table:number-columns-repeated="2"/>
          <table:table-cell table:style-name="ce646"/>
          <table:table-cell table:number-columns-repeated="2"/>
          <table:table-cell table:style-name="ce646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.00.0000</text:date>, <text:time style:data-style-name="N2" text:time-value="17:20:26.46089158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1-02T17:40:04.933594340</dc:date>
    <meta:editing-duration>P1DT8H47M21S</meta:editing-duration>
    <meta:editing-cycles>97</meta:editing-cycles>
    <meta:generator>LibreOffice/6.1.5.2$Linux_X86_64 LibreOffice_project/10$Build-2</meta:generator>
    <meta:print-date>2019-10-16T17:59:28.255734843</meta:print-date>
    <meta:document-statistic meta:table-count="13" meta:cell-count="4679" meta:object-count="0"/>
  </office:meta>
</office:document-meta>
</file>